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62.12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14.23mm"/>
    </style:style>
    <style:style style:name="co12" style:family="table-column">
      <style:table-column-properties fo:break-before="auto" style:column-width="147.41mm"/>
    </style:style>
    <style:style style:name="co13" style:family="table-column">
      <style:table-column-properties fo:break-before="auto" style:column-width="145.24mm"/>
    </style:style>
    <style:style style:name="co14" style:family="table-column">
      <style:table-column-properties fo:break-before="auto" style:column-width="143.05mm"/>
    </style:style>
    <style:style style:name="co15" style:family="table-column">
      <style:table-column-properties fo:break-before="auto" style:column-width="142.79mm"/>
    </style:style>
    <style:style style:name="co16" style:family="table-column">
      <style:table-column-properties fo:break-before="auto" style:column-width="147.69mm"/>
    </style:style>
    <style:style style:name="co17" style:family="table-column">
      <style:table-column-properties fo:break-before="auto" style:column-width="149.05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54.22mm"/>
    </style:style>
    <style:style style:name="co20" style:family="table-column">
      <style:table-column-properties fo:break-before="auto" style:column-width="153.95mm"/>
    </style:style>
    <style:style style:name="co21" style:family="table-column">
      <style:table-column-properties fo:break-before="auto" style:column-width="21.04mm"/>
    </style:style>
    <style:style style:name="co22" style:family="table-column">
      <style:table-column-properties fo:break-before="auto" style:column-width="16.14mm"/>
    </style:style>
    <style:style style:name="co23" style:family="table-column">
      <style:table-column-properties fo:break-before="auto" style:column-width="23.95mm"/>
    </style:style>
    <style:style style:name="co24" style:family="table-column">
      <style:table-column-properties fo:break-before="auto" style:column-width="32.67mm"/>
    </style:style>
    <style:style style:name="co25" style:family="table-column">
      <style:table-column-properties fo:break-before="auto" style:column-width="15.52mm"/>
    </style:style>
    <style:style style:name="co26" style:family="table-column">
      <style:table-column-properties fo:break-before="auto" style:column-width="16.97mm"/>
    </style:style>
    <style:style style:name="co27" style:family="table-column">
      <style:table-column-properties fo:break-before="auto" style:column-width="16.88mm"/>
    </style:style>
    <style:style style:name="co28" style:family="table-column">
      <style:table-column-properties fo:break-before="auto" style:column-width="17.15mm"/>
    </style:style>
    <style:style style:name="co29" style:family="table-column">
      <style:table-column-properties fo:break-before="auto" style:column-width="17.52mm"/>
    </style:style>
    <style:style style:name="co3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250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253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254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="0.06pt solid #000000"/>
    </style:style>
    <style:style style:name="ce256" style:family="table-cell" style:parent-style-name="Default">
      <style:table-cell-properties fo:border-bottom="none" fo:border-left="0.06pt solid #000000" fo:border-right="0.06pt solid #000000" fo:border-top="none"/>
    </style:style>
    <style:style style:name="ce2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259" style:family="table-cell" style:parent-style-name="Default">
      <style:table-cell-properties fo:border-bottom="0.06pt solid #000000" fo:background-color="#729fcf" fo:wrap-option="wrap" fo:border-left="0.06pt solid #000000" fo:border-right="0.06pt solid #000000" fo:border-top="none"/>
    </style:style>
    <style:style style:name="ce260" style:family="table-cell" style:parent-style-name="Default" style:data-style-name="N100">
      <style:table-cell-properties fo:border-bottom="none" fo:background-color="#b4c7dc" fo:border-left="0.06pt solid #000000" fo:border-right="0.06pt solid #000000" fo:border-top="none"/>
    </style:style>
    <style:style style:name="ce263" style:family="table-cell" style:parent-style-name="Default" style:data-style-name="N100">
      <style:table-cell-properties fo:border-bottom="0.06pt solid #000000" fo:background-color="#b4c7dc" fo:border-left="0.06pt solid #000000" fo:border-right="0.06pt solid #000000" fo:border-top="none"/>
    </style:style>
    <style:style style:name="ce1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65" style:family="table-cell" style:parent-style-name="Default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267" style:family="table-cell" style:parent-style-name="Default">
      <style:table-cell-properties fo:border-bottom="none" fo:background-color="#77bc65" fo:border-left="0.06pt solid #000000" fo:border-right="0.06pt solid #000000" fo:border-top="none"/>
    </style:style>
    <style:style style:name="ce268" style:family="table-cell" style:parent-style-name="Default">
      <style:table-cell-properties fo:border-bottom="0.06pt solid #000000" fo:background-color="#ffd7d7" fo:border-left="0.06pt solid #000000" fo:border-right="0.06pt solid #000000" fo:border-top="none"/>
    </style:style>
    <style:style style:name="ce269" style:family="table-cell" style:parent-style-name="Default">
      <style:table-cell-properties fo:background-color="#b4c7dc" style:text-align-source="fix" style:repeat-content="false" fo:wrap-option="wrap" fo:border="0.06pt solid #000000"/>
      <style:paragraph-properties fo:text-align="center" fo:margin-left="0mm"/>
    </style:style>
    <style:style style:name="ce270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271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72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273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7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7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9" style:family="table-cell" style:parent-style-name="Default">
      <style:table-cell-properties fo:wrap-option="wrap" fo:border="0.06pt solid #000000"/>
    </style:style>
    <style:style style:name="ce280" style:family="table-cell" style:parent-style-name="Default">
      <style:table-cell-properties fo:border-bottom="0.06pt solid #000000" fo:background-color="#77bc65" fo:border-left="0.06pt solid #000000" fo:border-right="0.06pt solid #000000" fo:border-top="none"/>
    </style:style>
    <style:style style:name="ce281" style:family="table-cell" style:parent-style-name="Default">
      <style:table-cell-properties fo:background-color="#b4c7dc" fo:wrap-option="wrap" fo:border="0.06pt solid #000000"/>
    </style:style>
    <style:style style:name="ce282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000000"/>
      <style:paragraph-properties fo:text-align="center" fo:margin-left="0mm"/>
    </style:style>
    <style:style style:name="ce283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8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86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87" style:family="table-cell" style:parent-style-name="Default">
      <style:table-cell-properties fo:background-color="#729fcf" fo:border="0.06pt solid #000000"/>
    </style:style>
    <style:style style:name="ce288" style:family="table-cell" style:parent-style-name="Default">
      <style:table-cell-properties fo:border-bottom="none" fo:background-color="#ffa6a6" fo:border-left="0.06pt solid #000000" fo:border-right="0.06pt solid #000000" fo:border-top="none"/>
    </style:style>
    <style:style style:name="ce289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29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9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9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93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94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95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296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9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0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0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304" style:family="table-cell" style:parent-style-name="Default">
      <style:table-cell-properties fo:border-bottom="0.06pt solid #000000" fo:background-color="#ffa6a6" fo:border-left="0.06pt solid #000000" fo:border-right="0.06pt solid #000000" fo:border-top="none"/>
      <style:text-properties style:use-window-font-color="true"/>
    </style:style>
    <style:style style:name="ce305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30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8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309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0" style:family="table-cell" style:parent-style-name="Default">
      <style:table-cell-properties fo:background-color="#729fcf"/>
    </style:style>
    <style:style style:name="ce311" style:family="table-cell" style:parent-style-name="Default">
      <style:table-cell-properties fo:border-bottom="0.06pt solid #000000" fo:background-color="#ffa6a6" fo:border-left="0.06pt solid #000000" fo:border-right="0.06pt solid #000000" fo:border-top="none"/>
    </style:style>
    <style:style style:name="ce312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3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69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21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3" style:family="table-cell" style:parent-style-name="Default" style:data-style-name="N100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80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21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2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25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42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</style:style>
    <style:style style:name="ce88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14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8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49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3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3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71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</style:style>
    <style:style style:name="ce10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156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5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5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58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160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61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350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351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352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65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66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68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169" style:family="table-cell" style:parent-style-name="Default" style:data-style-name="N111">
      <style:table-cell-properties fo:background-color="transparent" fo:border="none"/>
    </style:style>
    <style:style style:name="ce1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72" style:family="table-cell" style:parent-style-name="Default" style:data-style-name="N111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4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72" style:family="table-cell" style:parent-style-name="Default" style:data-style-name="N100">
      <style:table-cell-properties fo:border="none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4" style:family="table-cell" style:parent-style-name="Default" style:data-style-name="N100">
      <style:table-cell-properties fo:border="0.06pt solid #000000"/>
    </style:style>
    <style:style style:name="ce375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76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37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78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379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38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81" style:family="table-cell" style:parent-style-name="Default" style:data-style-name="N111"/>
    <style:style style:name="ce382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8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84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189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391" style:family="table-cell" style:parent-style-name="Default" style:data-style-name="N61"/>
    <style:style style:name="ce19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5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96" style:family="table-cell" style:parent-style-name="Default" style:data-style-name="N111">
      <style:table-cell-properties fo:border="0.06pt solid #000000"/>
    </style:style>
    <style:style style:name="ce3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9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40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4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407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408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-wrap-up" table:style-name="ta1">
        <table:table-column table:style-name="co1" table:number-columns-repeated="2" table:default-cell-style-name="Default"/>
        <table:table-column table:style-name="co2" table:default-cell-style-name="ce27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Benchmark</text:p>
          </table:table-cell>
          <table:table-cell table:style-name="ce3" office:value-type="string" calcext:value-type="string" table:number-columns-spanned="1" table:number-rows-spanned="2">
            <text:p>Best ML Model</text:p>
          </table:table-cell>
          <table:table-cell table:style-name="ce3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7"/>
          <table:table-cell table:style-name="ce3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7"/>
          <table:table-cell table:style-name="ce3" office:value-type="string" calcext:value-type="string" table:number-columns-spanned="3" table:number-rows-spanned="1">
            <text:p>Speedup (x times)</text:p>
          </table:table-cell>
          <table:covered-table-cell table:style-name="ce3"/>
          <table:covered-table-cell table:style-name="ce7"/>
          <table:table-cell table:number-columns-repeated="1010"/>
        </table:table-row>
        <table:table-row table:style-name="ro2">
          <table:table-cell table:style-name="ce250"/>
          <table:covered-table-cell table:number-columns-repeated="2" table:style-name="ce252"/>
          <table:table-cell table:style-name="ce279" office:value-type="string" calcext:value-type="string">
            <text:p>Runtime feedback (# loops)</text:p>
          </table:table-cell>
          <table:table-cell table:style-name="ce279" office:value-type="string" calcext:value-type="string">
            <text:p>PPar Filter Tool (# loops)</text:p>
          </table:table-cell>
          <table:table-cell table:style-name="ce279" office:value-type="string" calcext:value-type="string">
            <text:p>Critical loops num</text:p>
          </table:table-cell>
          <table:table-cell table:style-name="ce279" office:value-type="string" calcext:value-type="string">
            <text:p>Total OpenMP pragmas</text:p>
          </table:table-cell>
          <table:table-cell table:style-name="ce279" office:value-type="string" calcext:value-type="string">
            <text:p>Serial</text:p>
          </table:table-cell>
          <table:table-cell table:style-name="ce279" office:value-type="string" calcext:value-type="string">
            <text:p>OpenMP</text:p>
          </table:table-cell>
          <table:table-cell table:style-name="ce279" office:value-type="string" calcext:value-type="string">
            <text:p>Critical </text:p>
          </table:table-cell>
          <table:table-cell table:style-name="ce279" office:value-type="string" calcext:value-type="string">
            <text:p>Serial speedup</text:p>
          </table:table-cell>
          <table:table-cell table:style-name="ce279" office:value-type="string" calcext:value-type="string">
            <text:p>Maximum speedup</text:p>
          </table:table-cell>
          <table:table-cell table:style-name="ce279" office:value-type="string" calcext:value-type="string">
            <text:p>Archieved speedup</text:p>
          </table:table-cell>
          <table:table-cell table:style-name="ce250" table:number-columns-repeated="1010"/>
        </table:table-row>
        <table:table-row table:style-name="ro1">
          <table:table-cell/>
          <table:table-cell table:style-name="ce253" office:value-type="string" calcext:value-type="string">
            <text:p>BT</text:p>
          </table:table-cell>
          <table:table-cell table:style-name="ce253" office:value-type="string" calcext:value-type="string">
            <text:p>RFC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2" table:style-name="ce284" office:value-type="float" office:value="3" calcext:value-type="float">
            <text:p>3</text:p>
          </table:table-cell>
          <table:table-cell table:style-name="ce284" office:value-type="float" office:value="30" calcext:value-type="float">
            <text:p>30</text:p>
          </table:table-cell>
          <table:table-cell table:style-name="ce272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H4]/[.H4]" office:value-type="float" office:value="1" calcext:value-type="float">
            <text:p>1.000</text:p>
          </table:table-cell>
          <table:table-cell table:style-name="ce271" table:formula="of:=[.H4]/[.I4]" office:value-type="float" office:value="3.21591529816486" calcext:value-type="float">
            <text:p>3.22</text:p>
          </table:table-cell>
          <table:table-cell table:style-name="ce271" table:formula="of:=[.H4]/[.J4]" office:value-type="float" office:value="3.28178518905071" calcext:value-type="float">
            <text:p>3.28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C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56" office:value-type="float" office:value="18" calcext:value-type="float">
            <text:p>18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H5]/[.H5]" office:value-type="float" office:value="1" calcext:value-type="float">
            <text:p>1.000</text:p>
          </table:table-cell>
          <table:table-cell table:style-name="ce271" table:formula="of:=[.H5]/[.I5]" office:value-type="float" office:value="3.71368594985583" calcext:value-type="float">
            <text:p>3.71</text:p>
          </table:table-cell>
          <table:table-cell table:style-name="ce271" table:formula="of:=[.H5]/[.J5]" office:value-type="float" office:value="2.65533828422626" calcext:value-type="float">
            <text:p>2.66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DC</text:p>
          </table:table-cell>
          <table:table-cell table:style-name="ce253" office:value-type="string" calcext:value-type="string">
            <text:p>Non applicable</text:p>
          </table:table-cell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H6]/[.H6]" office:value-type="float" office:value="1" calcext:value-type="float">
            <text:p>1.000</text:p>
          </table:table-cell>
          <table:table-cell table:style-name="ce271" table:formula="of:=[.H6]/[.I6]" office:value-type="float" office:value="2.74807277131618" calcext:value-type="float">
            <text:p>2.75</text:p>
          </table:table-cell>
          <table:table-cell table:style-name="ce271" table:formula="of:=[.H6]/[.J6]" office:value-type="float" office:value="1" calcext:value-type="float">
            <text:p>1.00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EP</text:p>
          </table:table-cell>
          <table:table-cell table:style-name="ce253"/>
          <table:table-cell table:style-name="ce256" table:number-columns-repeated="4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FT</text:p>
          </table:table-cell>
          <table:table-cell table:style-name="ce253" office:value-type="string" calcext:value-type="string">
            <text:p>SVC / MLP / RFC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8" calcext:value-type="float">
            <text:p>8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H8]/[.H8]" office:value-type="float" office:value="1" calcext:value-type="float">
            <text:p>1.000</text:p>
          </table:table-cell>
          <table:table-cell table:style-name="ce271" table:formula="of:=[.H8]/[.I8]" office:value-type="float" office:value="3.03376373626375" calcext:value-type="float">
            <text:p>3.03</text:p>
          </table:table-cell>
          <table:table-cell table:style-name="ce271" table:formula="of:=[.H8]/[.J8]" office:value-type="float" office:value="2.50576355797595" calcext:value-type="float">
            <text:p>2.51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IS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6" calcext:value-type="float">
            <text:p>6</text:p>
          </table:table-cell>
          <table:table-cell table:style-name="ce295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H9]/[.H9]" office:value-type="float" office:value="1" calcext:value-type="float">
            <text:p>1.000</text:p>
          </table:table-cell>
          <table:table-cell table:style-name="ce271" table:formula="of:=[.H9]/[.I9]" office:value-type="float" office:value="3.52599009900989" calcext:value-type="float">
            <text:p>3.53</text:p>
          </table:table-cell>
          <table:table-cell table:style-name="ce271" table:formula="of:=[.H9]/[.J9]" office:value-type="float" office:value="1.76190476190476" calcext:value-type="float">
            <text:p>1.76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LU</text:p>
          </table:table-cell>
          <table:table-cell table:style-name="ce253" office:value-type="string" calcext:value-type="string">
            <text:p>SVC</text:p>
          </table:table-cell>
          <table:table-cell table:style-name="ce256" office:value-type="float" office:value="17" calcext:value-type="float">
            <text:p>17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6" calcext:value-type="float">
            <text:p>6</text:p>
          </table:table-cell>
          <table:table-cell table:style-name="ce256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M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7" calcext:value-type="float">
            <text:p>7</text:p>
          </table:table-cell>
          <table:table-cell table:number-columns-repeated="2" table:style-name="ce256" office:value-type="float" office:value="5" calcext:value-type="float">
            <text:p>5</text:p>
          </table:table-cell>
          <table:table-cell table:style-name="ce256" office:value-type="float" office:value="15" calcext:value-type="float">
            <text:p>15</text:p>
          </table:table-cell>
          <table:table-cell table:style-name="ce271" office:value-type="float" office:value="5.00833333333333" calcext:value-type="float">
            <text:p>5.01</text:p>
          </table:table-cell>
          <table:table-cell table:style-name="ce271" office:value-type="float" office:value="3.05233333333333" calcext:value-type="float">
            <text:p>3.05</text:p>
          </table:table-cell>
          <table:table-cell table:style-name="ce271" office:value-type="float" office:value="3.87566666666667" calcext:value-type="float">
            <text:p>3.88</text:p>
          </table:table-cell>
          <table:table-cell table:style-name="ce272" table:formula="of:=[.H11]/[.H11]" office:value-type="float" office:value="1" calcext:value-type="float">
            <text:p>1.000</text:p>
          </table:table-cell>
          <table:table-cell table:style-name="ce271" table:formula="of:=[.H11]/[.I11]" office:value-type="float" office:value="1.64082122966037" calcext:value-type="float">
            <text:p>1.64</text:p>
          </table:table-cell>
          <table:table-cell table:style-name="ce271" table:formula="of:=[.H11]/[.J11]" office:value-type="float" office:value="1.29225079556205" calcext:value-type="float">
            <text:p>1.29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SP</text:p>
          </table:table-cell>
          <table:table-cell table:style-name="ce253"/>
          <table:table-cell table:style-name="ce256" table:number-columns-repeated="4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4" office:value-type="string" calcext:value-type="string">
            <text:p>UA</text:p>
          </table:table-cell>
          <table:table-cell table:style-name="ce254"/>
          <table:table-cell table:style-name="ce257" table:number-columns-repeated="4"/>
          <table:table-cell table:style-name="ce273" table:number-columns-repeated="3"/>
          <table:table-cell table:style-name="ce295"/>
          <table:table-cell table:style-name="ce273" table:number-columns-repeated="2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BT</text:p>
          </table:table-cell>
          <table:table-cell table:style-name="ce7" office:value-type="string" calcext:value-type="string">
            <text:p>CG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EP</text:p>
          </table:table-cell>
          <table:table-cell table:style-name="ce7" office:value-type="string" calcext:value-type="string">
            <text:p>FT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LU</text:p>
          </table:table-cell>
          <table:table-cell table:style-name="ce7" office:value-type="string" calcext:value-type="string">
            <text:p>MG</text:p>
          </table:table-cell>
          <table:table-cell table:style-name="ce7" office:value-type="string" calcext:value-type="string">
            <text:p>SP</text:p>
          </table:table-cell>
          <table:table-cell table:style-name="ce307" office:value-type="string" calcext:value-type="string">
            <text:p>UA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AdaBoost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number-columns-repeated="7" table:style-name="ce293" office:value-type="string" calcext:value-type="string">
            <text:p>No Change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DT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number-columns-repeated="3"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305" office:value-type="string" calcext:value-type="string">
            <text:p>Worsened</text:p>
          </table:table-cell>
          <table:table-cell table:style-name="ce267" office:value-type="string" calcext:value-type="string">
            <text:p>Improved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MLP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number-columns-repeated="3"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number-columns-repeated="2" table:style-name="ce305" office:value-type="string" calcext:value-type="string">
            <text:p>Worsened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RFC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308" office:value-type="string" calcext:value-type="string">
            <text:p>No Change</text:p>
          </table:table-cell>
          <table:table-cell table:number-columns-repeated="1011"/>
        </table:table-row>
        <table:table-row table:style-name="ro1">
          <table:table-cell/>
          <table:table-cell table:style-name="ce257" office:value-type="string" calcext:value-type="string">
            <text:p>SVC</text:p>
          </table:table-cell>
          <table:table-cell table:style-name="ce268" office:value-type="string" calcext:value-type="string">
            <text:p>Worsened</text:p>
          </table:table-cell>
          <table:table-cell table:style-name="ce280" office:value-type="string" calcext:value-type="string">
            <text:p>Improved</text:p>
          </table:table-cell>
          <table:table-cell table:style-name="ce286" office:value-type="string" calcext:value-type="string">
            <text:p>Non Applicable</text:p>
          </table:table-cell>
          <table:table-cell table:style-name="ce294" office:value-type="string" calcext:value-type="string">
            <text:p>No Change</text:p>
          </table:table-cell>
          <table:table-cell table:number-columns-repeated="2" table:style-name="ce280" office:value-type="string" calcext:value-type="string">
            <text:p>Improved</text:p>
          </table:table-cell>
          <table:table-cell table:style-name="ce257" office:value-type="string" calcext:value-type="string">
            <text:p>Improved/Ruined</text:p>
          </table:table-cell>
          <table:table-cell table:style-name="ce294" office:value-type="string" calcext:value-type="string">
            <text:p>No Change</text:p>
          </table:table-cell>
          <table:table-cell table:style-name="ce280" office:value-type="string" calcext:value-type="string">
            <text:p>Improved</text:p>
          </table:table-cell>
          <table:table-cell table:style-name="ce305" office:value-type="string" calcext:value-type="string">
            <text:p>Worsened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Benchmark</text:p>
          </table:table-cell>
          <table:table-cell table:style-name="ce10" office:value-type="string" calcext:value-type="string" table:number-columns-spanned="1" table:number-rows-spanned="2">
            <text:p>Best ML Model</text:p>
          </table:table-cell>
          <table:table-cell table:style-name="ce10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287"/>
          <table:covered-table-cell table:style-name="ce10"/>
          <table:covered-table-cell table:style-name="ce287"/>
          <table:table-cell table:style-name="ce10" office:value-type="string" calcext:value-type="string" table:number-columns-spanned="2" table:number-rows-spanned="1">
            <text:p>Statistics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310"/>
          <table:table-cell table:style-name="ce10" office:value-type="string" calcext:value-type="string" table:number-columns-spanned="3" table:number-rows-spanned="1">
            <text:p>Speedup (x times)</text:p>
          </table:table-cell>
          <table:covered-table-cell table:number-columns-repeated="2" table:style-name="ce310"/>
          <table:table-cell table:number-columns-repeated="1006"/>
        </table:table-row>
        <table:table-row table:style-name="ro2">
          <table:table-cell/>
          <table:covered-table-cell table:number-columns-repeated="2" table:style-name="ce259"/>
          <table:table-cell table:style-name="ce281" office:value-type="string" calcext:value-type="string">
            <text:p>profile</text:p>
          </table:table-cell>
          <table:table-cell table:style-name="ce281" office:value-type="string" calcext:value-type="string">
            <text:p>svc</text:p>
          </table:table-cell>
          <table:table-cell table:style-name="ce281" office:value-type="string" calcext:value-type="string">
            <text:p>mlp</text:p>
          </table:table-cell>
          <table:table-cell table:style-name="ce281" office:value-type="string" calcext:value-type="string">
            <text:p>rfc</text:p>
          </table:table-cell>
          <table:table-cell table:style-name="ce281" office:value-type="string" calcext:value-type="string">
            <text:p>ada</text:p>
          </table:table-cell>
          <table:table-cell table:style-name="ce281" office:value-type="string" calcext:value-type="string">
            <text:p>dt</text:p>
          </table:table-cell>
          <table:table-cell table:style-name="ce281" office:value-type="string" calcext:value-type="string">
            <text:p>Critical loops num</text:p>
          </table:table-cell>
          <table:table-cell table:style-name="ce281" office:value-type="string" calcext:value-type="string">
            <text:p>Total OpenMP pragmas</text:p>
          </table:table-cell>
          <table:table-cell table:style-name="ce281" office:value-type="string" calcext:value-type="string">
            <text:p>Serial</text:p>
          </table:table-cell>
          <table:table-cell table:style-name="ce281" office:value-type="string" calcext:value-type="string">
            <text:p>OpenMP</text:p>
          </table:table-cell>
          <table:table-cell table:style-name="ce281" office:value-type="string" calcext:value-type="string">
            <text:p>Critical </text:p>
          </table:table-cell>
          <table:table-cell table:style-name="ce281" office:value-type="string" calcext:value-type="string">
            <text:p>Serial speedup</text:p>
          </table:table-cell>
          <table:table-cell table:style-name="ce281" office:value-type="string" calcext:value-type="string">
            <text:p>Maximum speedup</text:p>
          </table:table-cell>
          <table:table-cell table:style-name="ce281" office:value-type="string" calcext:value-type="string">
            <text:p>Archieved speedup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53" office:value-type="string" calcext:value-type="string">
            <text:p>RFC</text:p>
          </table:table-cell>
          <table:table-cell table:style-name="ce256" office:value-type="float" office:value="6" calcext:value-type="float">
            <text:p>6</text:p>
          </table:table-cell>
          <table:table-cell table:style-name="ce288" office:value-type="float" office:value="8" calcext:value-type="float">
            <text:p>8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30" calcext:value-type="float">
            <text:p>30</text:p>
          </table:table-cell>
          <table:table-cell table:style-name="ce272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L26]/[.L26]" office:value-type="float" office:value="1" calcext:value-type="float">
            <text:p>1.000</text:p>
          </table:table-cell>
          <table:table-cell table:style-name="ce271" table:formula="of:=[.L26]/[.M26]" office:value-type="float" office:value="3.21591529816486" calcext:value-type="float">
            <text:p>3.22</text:p>
          </table:table-cell>
          <table:table-cell table:style-name="ce271" table:formula="of:=[.L26]/[.N26]" office:value-type="float" office:value="3.28178518905071" calcext:value-type="float">
            <text:p>3.28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3" calcext:value-type="float">
            <text:p>3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4" table:style-name="ce289" office:value-type="float" office:value="1" calcext:value-type="float">
            <text:p>1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8" calcext:value-type="float">
            <text:p>18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L27]/[.L27]" office:value-type="float" office:value="1" calcext:value-type="float">
            <text:p>1.000</text:p>
          </table:table-cell>
          <table:table-cell table:style-name="ce271" table:formula="of:=[.L27]/[.M27]" office:value-type="float" office:value="3.71368594985583" calcext:value-type="float">
            <text:p>3.71</text:p>
          </table:table-cell>
          <table:table-cell table:style-name="ce271" table:formula="of:=[.L27]/[.N27]" office:value-type="float" office:value="2.65533828422626" calcext:value-type="float">
            <text:p>2.66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53" office:value-type="string" calcext:value-type="string">
            <text:p>Non applicable</text:p>
          </table:table-cell>
          <table:table-cell table:style-name="ce256" office:value-type="float" office:value="0" calcext:value-type="float">
            <text:p>0</text:p>
          </table:table-cell>
          <table:table-cell table:style-name="ce256" table:number-columns-repeated="5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L28]/[.L28]" office:value-type="float" office:value="1" calcext:value-type="float">
            <text:p>1.000</text:p>
          </table:table-cell>
          <table:table-cell table:style-name="ce271" table:formula="of:=[.L28]/[.M28]" office:value-type="float" office:value="2.74807277131618" calcext:value-type="float">
            <text:p>2.75</text:p>
          </table:table-cell>
          <table:table-cell table:style-name="ce271" table:formula="of:=[.L28]/[.N28]" office:value-type="float" office:value="1" calcext:value-type="float">
            <text:p>1.00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53"/>
          <table:table-cell table:style-name="ce256" table:number-columns-repeated="8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53" office:value-type="string" calcext:value-type="string">
            <text:p>SVC / MLP / RFC</text:p>
          </table:table-cell>
          <table:table-cell table:style-name="ce256" office:value-type="float" office:value="9" calcext:value-type="float">
            <text:p>9</text:p>
          </table:table-cell>
          <table:table-cell table:style-name="ce256" table:number-columns-repeated="5"/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8" calcext:value-type="float">
            <text:p>8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L30]/[.L30]" office:value-type="float" office:value="1" calcext:value-type="float">
            <text:p>1.000</text:p>
          </table:table-cell>
          <table:table-cell table:style-name="ce271" table:formula="of:=[.L30]/[.M30]" office:value-type="float" office:value="3.03376373626375" calcext:value-type="float">
            <text:p>3.03</text:p>
          </table:table-cell>
          <table:table-cell table:style-name="ce271" table:formula="of:=[.L30]/[.N30]" office:value-type="float" office:value="2.50576355797595" calcext:value-type="float">
            <text:p>2.51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4" calcext:value-type="float">
            <text:p>4</text:p>
          </table:table-cell>
          <table:table-cell table:style-name="ce256" table:number-columns-repeated="5"/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6" calcext:value-type="float">
            <text:p>6</text:p>
          </table:table-cell>
          <table:table-cell table:style-name="ce295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L31]/[.L31]" office:value-type="float" office:value="1" calcext:value-type="float">
            <text:p>1.000</text:p>
          </table:table-cell>
          <table:table-cell table:style-name="ce271" table:formula="of:=[.L31]/[.M31]" office:value-type="float" office:value="3.52599009900989" calcext:value-type="float">
            <text:p>3.53</text:p>
          </table:table-cell>
          <table:table-cell table:style-name="ce271" table:formula="of:=[.L31]/[.N31]" office:value-type="float" office:value="1.76190476190476" calcext:value-type="float">
            <text:p>1.76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table:style-name="ce253" office:value-type="string" calcext:value-type="string">
            <text:p>SVC</text:p>
          </table:table-cell>
          <table:table-cell table:style-name="ce256" office:value-type="float" office:value="17" calcext:value-type="float">
            <text:p>17</text:p>
          </table:table-cell>
          <table:table-cell table:style-name="ce256" table:number-columns-repeated="5"/>
          <table:table-cell table:style-name="ce256" office:value-type="float" office:value="6" calcext:value-type="float">
            <text:p>6</text:p>
          </table:table-cell>
          <table:table-cell table:style-name="ce256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7" calcext:value-type="float">
            <text:p>7</text:p>
          </table:table-cell>
          <table:table-cell table:style-name="ce256" table:number-columns-repeated="5"/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15" calcext:value-type="float">
            <text:p>15</text:p>
          </table:table-cell>
          <table:table-cell table:style-name="ce271" office:value-type="float" office:value="5.00833333333333" calcext:value-type="float">
            <text:p>5.01</text:p>
          </table:table-cell>
          <table:table-cell table:style-name="ce271" office:value-type="float" office:value="3.05233333333333" calcext:value-type="float">
            <text:p>3.05</text:p>
          </table:table-cell>
          <table:table-cell table:style-name="ce271" office:value-type="float" office:value="3.87566666666667" calcext:value-type="float">
            <text:p>3.88</text:p>
          </table:table-cell>
          <table:table-cell table:style-name="ce272" table:formula="of:=[.L33]/[.L33]" office:value-type="float" office:value="1" calcext:value-type="float">
            <text:p>1.000</text:p>
          </table:table-cell>
          <table:table-cell table:style-name="ce271" table:formula="of:=[.L33]/[.M33]" office:value-type="float" office:value="1.64082122966037" calcext:value-type="float">
            <text:p>1.64</text:p>
          </table:table-cell>
          <table:table-cell table:style-name="ce271" table:formula="of:=[.L33]/[.N33]" office:value-type="float" office:value="1.29225079556205" calcext:value-type="float">
            <text:p>1.29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53"/>
          <table:table-cell table:style-name="ce256" table:number-columns-repeated="8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54"/>
          <table:table-cell table:style-name="ce257" office:value-type="float" office:value="19" calcext:value-type="float">
            <text:p>19</text:p>
          </table:table-cell>
          <table:table-cell table:style-name="ce257" table:number-columns-repeated="4"/>
          <table:table-cell table:style-name="ce257" office:value-type="float" office:value="10" calcext:value-type="float">
            <text:p>10</text:p>
          </table:table-cell>
          <table:table-cell table:style-name="ce257" table:number-columns-repeated="2"/>
          <table:table-cell table:style-name="ce273" table:number-columns-repeated="3"/>
          <table:table-cell table:style-name="ce295"/>
          <table:table-cell table:style-name="ce273" table:number-columns-repeated="2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Benchmark</text:p>
          </table:table-cell>
          <table:table-cell table:style-name="ce14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82"/>
          <table:table-cell table:style-name="ce14" office:value-type="string" calcext:value-type="string" table:number-columns-spanned="3" table:number-rows-spanned="1">
            <text:p>Speedup (x times)</text:p>
          </table:table-cell>
          <table:covered-table-cell table:style-name="ce282"/>
          <table:covered-table-cell table:style-name="ce296"/>
          <table:table-cell table:style-name="ce14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303"/>
          <table:covered-table-cell table:style-name="ce14"/>
          <table:covered-table-cell table:style-name="ce303"/>
          <table:table-cell table:number-columns-repeated="1009"/>
        </table:table-row>
        <table:table-row table:style-name="ro3">
          <table:table-cell/>
          <table:covered-table-cell table:style-name="ce265"/>
          <table:table-cell table:style-name="ce269" office:value-type="string" calcext:value-type="string">
            <text:p>Serial</text:p>
          </table:table-cell>
          <table:table-cell table:style-name="ce269" office:value-type="string" calcext:value-type="string">
            <text:p>OpenMP</text:p>
          </table:table-cell>
          <table:table-cell table:style-name="ce269" office:value-type="string" calcext:value-type="string">
            <text:p>Critical </text:p>
          </table:table-cell>
          <table:table-cell table:style-name="ce269" office:value-type="string" calcext:value-type="string">
            <text:p>Serial speedup</text:p>
          </table:table-cell>
          <table:table-cell table:style-name="ce269" office:value-type="string" calcext:value-type="string">
            <text:p>Maximum speedup</text:p>
          </table:table-cell>
          <table:table-cell table:style-name="ce269" office:value-type="string" calcext:value-type="string">
            <text:p>Archieved speedup</text:p>
          </table:table-cell>
          <table:table-cell table:style-name="ce269" office:value-type="string" calcext:value-type="string">
            <text:p>profile</text:p>
          </table:table-cell>
          <table:table-cell table:style-name="ce269" office:value-type="string" calcext:value-type="string">
            <text:p>svc</text:p>
          </table:table-cell>
          <table:table-cell table:style-name="ce269" office:value-type="string" calcext:value-type="string">
            <text:p>mlp</text:p>
          </table:table-cell>
          <table:table-cell table:style-name="ce269" office:value-type="string" calcext:value-type="string">
            <text:p>rfc</text:p>
          </table:table-cell>
          <table:table-cell table:style-name="ce269" office:value-type="string" calcext:value-type="string">
            <text:p>ada</text:p>
          </table:table-cell>
          <table:table-cell table:style-name="ce269" office:value-type="string" calcext:value-type="string">
            <text:p>dt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70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C40]/[.C40]" office:value-type="float" office:value="1" calcext:value-type="float">
            <text:p>1.000</text:p>
          </table:table-cell>
          <table:table-cell table:style-name="ce271" table:formula="of:=[.C40]/[.D40]" office:value-type="float" office:value="3.21591529816486" calcext:value-type="float">
            <text:p>3.22</text:p>
          </table:table-cell>
          <table:table-cell table:style-name="ce271" table:formula="of:=[.C40]/[.E40]" office:value-type="float" office:value="3.28178518905071" calcext:value-type="float">
            <text:p>3.28</text:p>
          </table:table-cell>
          <table:table-cell table:style-name="ce256" office:value-type="float" office:value="6" calcext:value-type="float">
            <text:p>6</text:p>
          </table:table-cell>
          <table:table-cell table:style-name="ce288" office:value-type="float" office:value="8" calcext:value-type="float">
            <text:p>8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C41]/[.C41]" office:value-type="float" office:value="1" calcext:value-type="float">
            <text:p>1.000</text:p>
          </table:table-cell>
          <table:table-cell table:style-name="ce271" table:formula="of:=[.C41]/[.D41]" office:value-type="float" office:value="3.71368594985583" calcext:value-type="float">
            <text:p>3.71</text:p>
          </table:table-cell>
          <table:table-cell table:style-name="ce271" table:formula="of:=[.C41]/[.E41]" office:value-type="float" office:value="2.65533828422626" calcext:value-type="float">
            <text:p>2.66</text:p>
          </table:table-cell>
          <table:table-cell table:style-name="ce256" office:value-type="float" office:value="3" calcext:value-type="float">
            <text:p>3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4" table:style-name="ce28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C42]/[.C42]" office:value-type="float" office:value="1" calcext:value-type="float">
            <text:p>1.000</text:p>
          </table:table-cell>
          <table:table-cell table:style-name="ce271" table:formula="of:=[.C42]/[.D42]" office:value-type="float" office:value="2.74807277131618" calcext:value-type="float">
            <text:p>2.75</text:p>
          </table:table-cell>
          <table:table-cell table:style-name="ce271" table:formula="of:=[.C42]/[.E42]" office:value-type="float" office:value="1" calcext:value-type="float">
            <text:p>1.00</text:p>
          </table:table-cell>
          <table:table-cell table:style-name="ce256" office:value-type="float" office:value="0" calcext:value-type="float">
            <text:p>0</text:p>
          </table:table-cell>
          <table:table-cell table:style-name="ce293" table:number-columns-repeated="5"/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71"/>
          <table:table-cell table:style-name="ce271" office:value-type="float" office:value="35.4008333333333" calcext:value-type="float">
            <text:p>35.40</text:p>
          </table:table-cell>
          <table:table-cell table:style-name="ce271" office:value-type="float" office:value="35.0728333333333" calcext:value-type="float">
            <text:p>35.07</text:p>
          </table:table-cell>
          <table:table-cell table:style-name="ce272"/>
          <table:table-cell table:style-name="ce271" table:number-columns-repeated="2"/>
          <table:table-cell table:style-name="ce256" office:value-type="float" office:value="1" calcext:value-type="float">
            <text:p>1</text:p>
          </table:table-cell>
          <table:table-cell table:number-columns-repeated="5" table:style-name="ce29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C44]/[.C44]" office:value-type="float" office:value="1" calcext:value-type="float">
            <text:p>1.000</text:p>
          </table:table-cell>
          <table:table-cell table:style-name="ce271" table:formula="of:=[.C44]/[.D44]" office:value-type="float" office:value="3.03376373626375" calcext:value-type="float">
            <text:p>3.03</text:p>
          </table:table-cell>
          <table:table-cell table:style-name="ce271" table:formula="of:=[.C44]/[.E44]" office:value-type="float" office:value="2.50576355797595" calcext:value-type="float">
            <text:p>2.51</text:p>
          </table:table-cell>
          <table:table-cell table:style-name="ce256" office:value-type="float" office:value="9" calcext:value-type="float">
            <text:p>9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4" calcext:value-type="float">
            <text:p>4</text:p>
          </table:table-cell>
          <table:table-cell table:style-name="ce293" office:value-type="float" office:value="9" calcext:value-type="float">
            <text:p>9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72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C45]/[.C45]" office:value-type="float" office:value="1" calcext:value-type="float">
            <text:p>1.000</text:p>
          </table:table-cell>
          <table:table-cell table:style-name="ce271" table:formula="of:=[.C45]/[.D45]" office:value-type="float" office:value="3.52599009900989" calcext:value-type="float">
            <text:p>3.53</text:p>
          </table:table-cell>
          <table:table-cell table:style-name="ce271" table:formula="of:=[.C45]/[.E45]" office:value-type="float" office:value="1.76190476190476" calcext:value-type="float">
            <text:p>1.76</text:p>
          </table:table-cell>
          <table:table-cell table:style-name="ce256" office:value-type="string" calcext:value-type="string">
            <text:p>inf</text:p>
          </table:table-cell>
          <table:table-cell table:number-columns-repeated="5" table:style-name="ce293"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table:style-name="ce271" table:number-columns-repeated="3"/>
          <table:table-cell table:style-name="ce272"/>
          <table:table-cell table:style-name="ce271" table:number-columns-repeated="2"/>
          <table:table-cell table:style-name="ce256" office:value-type="float" office:value="17" calcext:value-type="float">
            <text:p>17</text:p>
          </table:table-cell>
          <table:table-cell table:style-name="ce256" table:number-columns-repeated="5"/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71" office:value-type="float" office:value="5.20066666666667" calcext:value-type="float">
            <text:p>5.20</text:p>
          </table:table-cell>
          <table:table-cell table:style-name="ce271" office:value-type="float" office:value="3.58283333333333" calcext:value-type="float">
            <text:p>3.58</text:p>
          </table:table-cell>
          <table:table-cell table:style-name="ce271" table:formula="of:=AVERAGE([$'K-plot'.J58:$'K-plot'.J63])" office:value-type="float" office:value="3.93983333333333" calcext:value-type="float">
            <text:p>3.94</text:p>
          </table:table-cell>
          <table:table-cell table:style-name="ce272" table:formula="of:=[.C47]/[.C47]" office:value-type="float" office:value="1" calcext:value-type="float">
            <text:p>1.000</text:p>
          </table:table-cell>
          <table:table-cell table:style-name="ce271" table:formula="of:=[.C47]/[.D47]" office:value-type="float" office:value="1.45155137926222" calcext:value-type="float">
            <text:p>1.45</text:p>
          </table:table-cell>
          <table:table-cell table:style-name="ce271" table:formula="of:=[.C47]/[.E47]" office:value-type="float" office:value="1.32002199754643" calcext:value-type="float">
            <text:p>1.32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5" table:style-name="ce29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71" table:number-columns-repeated="3"/>
          <table:table-cell table:style-name="ce272"/>
          <table:table-cell table:style-name="ce271" table:number-columns-repeated="2"/>
          <table:table-cell table:style-name="ce256" office:value-type="float" office:value="3" calcext:value-type="float">
            <text:p>3</text:p>
          </table:table-cell>
          <table:table-cell table:style-name="ce293" office:value-type="float" office:value="3" calcext:value-type="float">
            <text:p>3</text:p>
          </table:table-cell>
          <table:table-cell table:style-name="ce288" office:value-type="string" calcext:value-type="string">
            <text:p>inf</text:p>
          </table:table-cell>
          <table:table-cell table:number-columns-repeated="2" table:style-name="ce293" office:value-type="float" office:value="3" calcext:value-type="float">
            <text:p>3</text:p>
          </table:table-cell>
          <table:table-cell table:style-name="ce288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73" table:number-columns-repeated="3"/>
          <table:table-cell table:style-name="ce295"/>
          <table:table-cell table:style-name="ce273" table:number-columns-repeated="2"/>
          <table:table-cell table:style-name="ce257" office:value-type="float" office:value="19" calcext:value-type="float">
            <text:p>19</text:p>
          </table:table-cell>
          <table:table-cell table:number-columns-repeated="2" table:style-name="ce304" office:value-type="float" office:value="30" calcext:value-type="float">
            <text:p>30</text:p>
          </table:table-cell>
          <table:table-cell table:style-name="ce294" office:value-type="float" office:value="19" calcext:value-type="float">
            <text:p>19</text:p>
          </table:table-cell>
          <table:table-cell table:style-name="ce311" office:value-type="float" office:value="22" calcext:value-type="float">
            <text:p>22</text:p>
          </table:table-cell>
          <table:table-cell table:style-name="ce313" office:value-type="float" office:value="10" calcext:value-type="float">
            <text:p>10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Benchmark</text:p>
          </table:table-cell>
          <table:table-cell table:style-name="ce14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82"/>
          <table:table-cell table:style-name="ce14" office:value-type="string" calcext:value-type="string" table:number-columns-spanned="3" table:number-rows-spanned="1">
            <text:p>Speedup (x times)</text:p>
          </table:table-cell>
          <table:covered-table-cell table:style-name="ce282"/>
          <table:covered-table-cell table:style-name="ce296"/>
          <table:table-cell table:style-name="ce14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303"/>
          <table:covered-table-cell table:style-name="ce14"/>
          <table:covered-table-cell table:style-name="ce303"/>
          <table:table-cell table:number-columns-repeated="1009"/>
        </table:table-row>
        <table:table-row table:style-name="ro3">
          <table:table-cell/>
          <table:covered-table-cell table:style-name="ce265"/>
          <table:table-cell table:style-name="ce269" office:value-type="string" calcext:value-type="string">
            <text:p>Serial</text:p>
          </table:table-cell>
          <table:table-cell table:style-name="ce269" office:value-type="string" calcext:value-type="string">
            <text:p>OpenMP</text:p>
          </table:table-cell>
          <table:table-cell table:style-name="ce269" office:value-type="string" calcext:value-type="string">
            <text:p>Critical </text:p>
          </table:table-cell>
          <table:table-cell table:style-name="ce269" office:value-type="string" calcext:value-type="string">
            <text:p>Maximum speedup</text:p>
          </table:table-cell>
          <table:table-cell table:style-name="ce269" office:value-type="string" calcext:value-type="string">
            <text:p>Archieved speedup</text:p>
          </table:table-cell>
          <table:table-cell table:style-name="ce269" office:value-type="string" calcext:value-type="string">
            <text:p>profile</text:p>
          </table:table-cell>
          <table:table-cell table:style-name="ce269" office:value-type="string" calcext:value-type="string">
            <text:p>svc</text:p>
          </table:table-cell>
          <table:table-cell table:style-name="ce269" office:value-type="string" calcext:value-type="string">
            <text:p>mlp</text:p>
          </table:table-cell>
          <table:table-cell table:style-name="ce269" office:value-type="string" calcext:value-type="string">
            <text:p>rfc</text:p>
          </table:table-cell>
          <table:table-cell table:style-name="ce269" office:value-type="string" calcext:value-type="string">
            <text:p>ada</text:p>
          </table:table-cell>
          <table:table-cell table:style-name="ce269" office:value-type="string" calcext:value-type="string">
            <text:p>dt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74" office:value-type="float" office:value="158.760333333333" calcext:value-type="float">
            <text:p>158.76</text:p>
          </table:table-cell>
          <table:table-cell table:style-name="ce274" office:value-type="float" office:value="57.362" calcext:value-type="float">
            <text:p>57.36</text:p>
          </table:table-cell>
          <table:table-cell table:style-name="ce290" office:value-type="float" office:value="56.5652" calcext:value-type="float">
            <text:p>56.57</text:p>
          </table:table-cell>
          <table:table-cell table:style-name="ce274" table:formula="of:=[.C54]/[.D54]" office:value-type="float" office:value="2.76769173552759" calcext:value-type="float">
            <text:p>2.77</text:p>
          </table:table-cell>
          <table:table-cell table:style-name="ce274" table:formula="of:=[.C54]/[.E54]" office:value-type="float" office:value="2.80667854676256" calcext:value-type="float">
            <text:p>2.81</text:p>
          </table:table-cell>
          <table:table-cell table:style-name="ce297" office:value-type="float" office:value="6" calcext:value-type="float">
            <text:p>6</text:p>
          </table:table-cell>
          <table:table-cell table:style-name="ce299" office:value-type="float" office:value="8" calcext:value-type="float">
            <text:p>8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75" office:value-type="float" office:value="69.3803333333333" calcext:value-type="float">
            <text:p>69.38</text:p>
          </table:table-cell>
          <table:table-cell table:style-name="ce275" office:value-type="float" office:value="19.7696666666667" calcext:value-type="float">
            <text:p>19.77</text:p>
          </table:table-cell>
          <table:table-cell table:style-name="ce291" office:value-type="float" office:value="25.0615" calcext:value-type="float">
            <text:p>25.06</text:p>
          </table:table-cell>
          <table:table-cell table:style-name="ce275" table:formula="of:=[.C55]/[.D55]" office:value-type="float" office:value="3.50943364413495" calcext:value-type="float">
            <text:p>3.51</text:p>
          </table:table-cell>
          <table:table-cell table:style-name="ce275" table:formula="of:=[.C55]/[.E55]" office:value-type="float" office:value="2.7684030618013" calcext:value-type="float">
            <text:p>2.77</text:p>
          </table:table-cell>
          <table:table-cell table:style-name="ce297" office:value-type="float" office:value="3" calcext:value-type="float">
            <text:p>3</text:p>
          </table:table-cell>
          <table:table-cell table:style-name="ce300" office:value-type="float" office:value="2" calcext:value-type="float">
            <text:p>2</text:p>
          </table:table-cell>
          <table:table-cell table:number-columns-repeated="4" table:style-name="ce30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75" office:value-type="float" office:value="698.819333333333" calcext:value-type="float">
            <text:p>698.82</text:p>
          </table:table-cell>
          <table:table-cell table:style-name="ce275" office:value-type="float" office:value="254.294333333333" calcext:value-type="float">
            <text:p>254.29</text:p>
          </table:table-cell>
          <table:table-cell table:style-name="ce291" office:value-type="float" office:value="698.819333333333" calcext:value-type="float">
            <text:p>698.82</text:p>
          </table:table-cell>
          <table:table-cell table:style-name="ce275" table:formula="of:=[.C56]/[.D56]" office:value-type="float" office:value="2.74807277131618" calcext:value-type="float">
            <text:p>2.75</text:p>
          </table:table-cell>
          <table:table-cell table:style-name="ce275" table:formula="of:=[.C56]/[.E56]" office:value-type="float" office:value="1" calcext:value-type="float">
            <text:p>1.00</text:p>
          </table:table-cell>
          <table:table-cell table:style-name="ce297" office:value-type="float" office:value="0" calcext:value-type="float">
            <text:p>0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75" office:value-type="float" office:value="86.351" calcext:value-type="float">
            <text:p>86.35</text:p>
          </table:table-cell>
          <table:table-cell table:style-name="ce275" office:value-type="float" office:value="35.4008333333333" calcext:value-type="float">
            <text:p>35.40</text:p>
          </table:table-cell>
          <table:table-cell table:style-name="ce291" office:value-type="float" office:value="35.0728333333333" calcext:value-type="float">
            <text:p>35.07</text:p>
          </table:table-cell>
          <table:table-cell table:style-name="ce275" table:formula="of:=[.C57]/[.D57]" office:value-type="float" office:value="2.43923636449236" calcext:value-type="float">
            <text:p>2.44</text:p>
          </table:table-cell>
          <table:table-cell table:style-name="ce275" table:formula="of:=[.C57]/[.E57]" office:value-type="float" office:value="2.46204802387413" calcext:value-type="float">
            <text:p>2.46</text:p>
          </table:table-cell>
          <table:table-cell table:style-name="ce297" office:value-type="float" office:value="1" calcext:value-type="float">
            <text:p>1</text:p>
          </table:table-cell>
          <table:table-cell table:number-columns-repeated="5" table:style-name="ce30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75" office:value-type="float" office:value="36.8096666666667" calcext:value-type="float">
            <text:p>36.81</text:p>
          </table:table-cell>
          <table:table-cell table:style-name="ce275" office:value-type="float" office:value="12.1333333333333" calcext:value-type="float">
            <text:p>12.13</text:p>
          </table:table-cell>
          <table:table-cell table:style-name="ce291" office:value-type="float" office:value="14.69" calcext:value-type="float">
            <text:p>14.69</text:p>
          </table:table-cell>
          <table:table-cell table:style-name="ce275" table:formula="of:=[.C58]/[.D58]" office:value-type="float" office:value="3.03376373626375" calcext:value-type="float">
            <text:p>3.03</text:p>
          </table:table-cell>
          <table:table-cell table:style-name="ce275" table:formula="of:=[.C58]/[.E58]" office:value-type="float" office:value="2.50576355797595" calcext:value-type="float">
            <text:p>2.51</text:p>
          </table:table-cell>
          <table:table-cell table:style-name="ce297" office:value-type="float" office:value="9" calcext:value-type="float">
            <text:p>9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1" office:value-type="float" office:value="9" calcext:value-type="float">
            <text:p>9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75" office:value-type="float" office:value="4.74833333333333" calcext:value-type="float">
            <text:p>4.75</text:p>
          </table:table-cell>
          <table:table-cell table:style-name="ce275" office:value-type="float" office:value="1.34666666666667" calcext:value-type="float">
            <text:p>1.35</text:p>
          </table:table-cell>
          <table:table-cell table:style-name="ce291" office:value-type="float" office:value="4.6275" calcext:value-type="float">
            <text:p>4.63</text:p>
          </table:table-cell>
          <table:table-cell table:style-name="ce275" table:formula="of:=[.C59]/[.D59]" office:value-type="float" office:value="3.52599009900989" calcext:value-type="float">
            <text:p>3.53</text:p>
          </table:table-cell>
          <table:table-cell table:style-name="ce275" table:formula="of:=[.C59]/[.E59]" office:value-type="float" office:value="1.0261120115253" calcext:value-type="float">
            <text:p>1.03</text:p>
          </table:table-cell>
          <table:table-cell table:style-name="ce297" office:value-type="string" calcext:value-type="string">
            <text:p>inf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office:value-type="float" office:value="115.459" calcext:value-type="float">
            <text:p>115.459</text:p>
          </table:table-cell>
          <table:table-cell table:style-name="ce276" office:value-type="float" office:value="54.9925" calcext:value-type="float">
            <text:p>54.9925</text:p>
          </table:table-cell>
          <table:table-cell table:style-name="ce276" office:value-type="float" office:value="140.5319" calcext:value-type="float">
            <text:p>140.5319</text:p>
          </table:table-cell>
          <table:table-cell table:style-name="ce275" table:formula="of:=[.C60]/[.D60]" office:value-type="float" office:value="2.09954084647907" calcext:value-type="float">
            <text:p>2.10</text:p>
          </table:table-cell>
          <table:table-cell table:style-name="ce275" table:formula="of:=[.C60]/[.E60]" office:value-type="float" office:value="0.821585704028765" calcext:value-type="float">
            <text:p>0.82</text:p>
          </table:table-cell>
          <table:table-cell table:number-columns-repeated="3" table:style-name="ce297" office:value-type="string" calcext:value-type="string">
            <text:p>inf</text:p>
          </table:table-cell>
          <table:table-cell table:style-name="ce297" table:number-columns-repeated="3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75" office:value-type="float" office:value="5.20066666666667" calcext:value-type="float">
            <text:p>5.20</text:p>
          </table:table-cell>
          <table:table-cell table:style-name="ce275" office:value-type="float" office:value="3.58283333333333" calcext:value-type="float">
            <text:p>3.58</text:p>
          </table:table-cell>
          <table:table-cell table:style-name="ce291" office:value-type="float" office:value="3.93983333333333" calcext:value-type="float">
            <text:p>3.94</text:p>
          </table:table-cell>
          <table:table-cell table:style-name="ce275" table:formula="of:=[.C61]/[.D61]" office:value-type="float" office:value="1.45155137926223" calcext:value-type="float">
            <text:p>1.45</text:p>
          </table:table-cell>
          <table:table-cell table:style-name="ce275" table:formula="of:=[.C61]/[.E61]" office:value-type="float" office:value="1.32002199754643" calcext:value-type="float">
            <text:p>1.32</text:p>
          </table:table-cell>
          <table:table-cell table:style-name="ce297" office:value-type="float" office:value="3" calcext:value-type="float">
            <text:p>3</text:p>
          </table:table-cell>
          <table:table-cell table:number-columns-repeated="5" table:style-name="ce30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75" office:value-type="float" office:value="86.6461666666667" calcext:value-type="float">
            <text:p>86.65</text:p>
          </table:table-cell>
          <table:table-cell table:style-name="ce275" office:value-type="float" office:value="65.1893333333333" calcext:value-type="float">
            <text:p>65.19</text:p>
          </table:table-cell>
          <table:table-cell table:style-name="ce291" office:value-type="float" office:value="62.8985" calcext:value-type="float">
            <text:p>62.90</text:p>
          </table:table-cell>
          <table:table-cell table:style-name="ce275" table:formula="of:=[.C62]/[.D62]" office:value-type="float" office:value="1.32914638386648" calcext:value-type="float">
            <text:p>1.33</text:p>
          </table:table-cell>
          <table:table-cell table:style-name="ce275" table:formula="of:=[.C62]/[.E62]" office:value-type="float" office:value="1.37755537360456" calcext:value-type="float">
            <text:p>1.38</text:p>
          </table:table-cell>
          <table:table-cell table:style-name="ce297" office:value-type="float" office:value="3" calcext:value-type="float">
            <text:p>3</text:p>
          </table:table-cell>
          <table:table-cell table:style-name="ce301" office:value-type="float" office:value="3" calcext:value-type="float">
            <text:p>3</text:p>
          </table:table-cell>
          <table:table-cell table:style-name="ce299" office:value-type="string" calcext:value-type="string">
            <text:p>inf</text:p>
          </table:table-cell>
          <table:table-cell table:number-columns-repeated="2" table:style-name="ce301" office:value-type="float" office:value="3" calcext:value-type="float">
            <text:p>3</text:p>
          </table:table-cell>
          <table:table-cell table:style-name="ce299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78" office:value-type="float" office:value="71.822" calcext:value-type="float">
            <text:p>71.82</text:p>
          </table:table-cell>
          <table:table-cell table:style-name="ce278" office:value-type="float" office:value="78.563" calcext:value-type="float">
            <text:p>78.56</text:p>
          </table:table-cell>
          <table:table-cell table:style-name="ce292" office:value-type="float" office:value="189.657" calcext:value-type="float">
            <text:p>189.66</text:p>
          </table:table-cell>
          <table:table-cell table:style-name="ce278" table:formula="of:=[.C63]/[.D63]" office:value-type="float" office:value="0.914196250143197" calcext:value-type="float">
            <text:p>0.91</text:p>
          </table:table-cell>
          <table:table-cell table:style-name="ce278" table:formula="of:=[.C63]/[.E63]" office:value-type="float" office:value="0.378694168947099" calcext:value-type="float">
            <text:p>0.38</text:p>
          </table:table-cell>
          <table:table-cell table:style-name="ce298" office:value-type="float" office:value="19" calcext:value-type="float">
            <text:p>19</text:p>
          </table:table-cell>
          <table:table-cell table:number-columns-repeated="2" table:style-name="ce302" office:value-type="float" office:value="30" calcext:value-type="float">
            <text:p>30</text:p>
          </table:table-cell>
          <table:table-cell table:style-name="ce306" office:value-type="float" office:value="19" calcext:value-type="float">
            <text:p>19</text:p>
          </table:table-cell>
          <table:table-cell table:style-name="ce309" office:value-type="float" office:value="22" calcext:value-type="float">
            <text:p>22</text:p>
          </table:table-cell>
          <table:table-cell table:style-name="ce31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m loops</text:p>
          </table:table-cell>
          <table:table-cell table:style-name="Default"/>
          <table:table-cell table:number-columns-repeated="4"/>
          <table:table-cell table:formula="of:=SUM([.H54];[.H55];[.H57];[.H58];[.H60];[.H61];[.H62];[.H63])" office:value-type="float" office:value="44" calcext:value-type="float">
            <text:p>44</text:p>
          </table:table-cell>
          <table:table-cell table:formula="of:=SUM([.I54];[.I55];[.I57];[.I58];[.I60];[.I61];[.I62];[.I63])" office:value-type="float" office:value="51" calcext:value-type="float">
            <text:p>51</text:p>
          </table:table-cell>
          <table:table-cell table:formula="of:=SUM([.J54];[.J55];[.J57];[.J58];[.J60];[.J61];[.J62];[.J63])" office:value-type="float" office:value="42" calcext:value-type="float">
            <text:p>42</text:p>
          </table:table-cell>
          <table:table-cell table:formula="of:=SUM([.K54];[.K55];[.K57];[.K58];[.K60];[.K61];[.K62];[.K63])" office:value-type="float" office:value="36" calcext:value-type="float">
            <text:p>36</text:p>
          </table:table-cell>
          <table:table-cell table:formula="of:=SUM([.L54];[.L55];[.L57];[.L58];[.L60];[.L61];[.L62];[.L63])" office:value-type="float" office:value="42" calcext:value-type="float">
            <text:p>42</text:p>
          </table:table-cell>
          <table:table-cell table:formula="of:=SUM([.M54];[.M55];[.M57];[.M58];[.M60];[.M61];[.M62];[.M63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/>
          <table:table-cell table:formula="of:=AVERAGE(#REF!)" office:value-type="string" office:string-value="" calcext:value-type="error">
            <text:p>#REF!</text:p>
          </table:table-cell>
          <table:table-cell office:value-type="float" office:value="115.459" calcext:value-type="float">
            <text:p>115.459</text:p>
          </table:table-cell>
          <table:table-cell table:number-columns-repeated="5"/>
          <table:table-cell table:formula="of:=[.$H$64]-[.I64]" office:value-type="float" office:value="-7" calcext:value-type="float">
            <text:p>-7</text:p>
          </table:table-cell>
          <table:table-cell table:formula="of:=[.$H$64]-[.J64]" office:value-type="float" office:value="2" calcext:value-type="float">
            <text:p>2</text:p>
          </table:table-cell>
          <table:table-cell table:formula="of:=[.$H$64]-[.K64]" office:value-type="float" office:value="8" calcext:value-type="float">
            <text:p>8</text:p>
          </table:table-cell>
          <table:table-cell table:formula="of:=[.$H$64]-[.L64]" office:value-type="float" office:value="2" calcext:value-type="float">
            <text:p>2</text:p>
          </table:table-cell>
          <table:table-cell table:formula="of:=[.$H$64]-[.M64]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/>
          <table:table-cell table:formula="of:=AVERAGE(#REF!)" office:value-type="string" office:string-value="" calcext:value-type="error">
            <text:p>#REF!</text:p>
          </table:table-cell>
          <table:table-cell office:value-type="float" office:value="54.9925" calcext:value-type="float">
            <text:p>54.9925</text:p>
          </table:table-cell>
          <table:table-cell table:number-columns-repeated="2"/>
          <table:table-cell table:formula="of:=GEOMEAN([.F54:.F63])" office:value-type="float" office:value="2.19354662599553" calcext:value-type="float">
            <text:p>2.19354662599553</text:p>
          </table:table-cell>
          <table:table-cell table:formula="of:=GEOMEAN([.G54:.G63])" office:value-type="float" office:value="1.39459630488642" calcext:value-type="float">
            <text:p>1.39459630488642</text:p>
          </table:table-cell>
          <table:table-cell office:value-type="float" office:value="1" calcext:value-type="float">
            <text:p>1</text:p>
          </table:table-cell>
          <table:table-cell table:formula="of:=AVERAGE([.I65:.M65])"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/>
          <table:table-cell table:formula="of:=AVERAGE(#REF!;#REF!;#REF!)" office:value-type="string" office:string-value="" calcext:value-type="error">
            <text:p>#REF!</text:p>
          </table:table-cell>
          <table:table-cell office:value-type="float" office:value="140.5319" calcext:value-type="float">
            <text:p>140.5319</text:p>
          </table:table-cell>
          <table:table-cell table:number-columns-repeated="2"/>
          <table:table-cell table:formula="of:=GEOMEAN([.F54];[.F55];[.F57];[.F58];[.F60];[.F61];[.F62];[.F63])" office:value-type="float" office:value="2.00976335408115" calcext:value-type="float">
            <text:p>2.00976335408115</text:p>
          </table:table-cell>
          <table:table-cell table:formula="of:=GEOMEAN([.G54];[.G55];[.G57];[.G58];[.G60];[.G61];[.G62];[.G63])" office:value-type="float" office:value="1.51064108229844" calcext:value-type="float">
            <text:p>1.51064108229844</text:p>
          </table:table-cell>
          <table:table-cell table:formula="of:=SUM([.H54];[.H55];[.H57];[.H58];[.H61];[.H63];[.H62])" office:value-type="float" office:value="44" calcext:value-type="float">
            <text:p>44</text:p>
          </table:table-cell>
          <table:table-cell table:formula="of:=SUM([.I54];[.I55];[.I57];[.I58];[.I61];[.I63];[.I62])" office:value-type="float" office:value="51" calcext:value-type="float">
            <text:p>51</text:p>
          </table:table-cell>
          <table:table-cell table:formula="of:=SUM([.J54];[.J55];[.J57];[.J58];[.J61];[.J63];[.J62])" office:value-type="float" office:value="42" calcext:value-type="float">
            <text:p>42</text:p>
          </table:table-cell>
          <table:table-cell table:formula="of:=SUM([.K54];[.K55];[.K57];[.K58];[.K61];[.K63];[.K62])" office:value-type="float" office:value="36" calcext:value-type="float">
            <text:p>36</text:p>
          </table:table-cell>
          <table:table-cell table:formula="of:=SUM([.L54];[.L55];[.L57];[.L58];[.L61];[.L63];[.L62])" office:value-type="float" office:value="42" calcext:value-type="float">
            <text:p>42</text:p>
          </table:table-cell>
          <table:table-cell table:formula="of:=SUM([.M54];[.M55];[.M57];[.M58];[.M61];[.M63];[.M62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formula="of:=([.$H$67]-[.I67])/[.$H$67]*100" office:value-type="float" office:value="-15.9090909090909" calcext:value-type="float">
            <text:p>-15.9090909090909</text:p>
          </table:table-cell>
          <table:table-cell table:formula="of:=([.$H$67]-[.J67])/[.$H$67]*100" office:value-type="float" office:value="4.54545454545455" calcext:value-type="float">
            <text:p>4.54545454545455</text:p>
          </table:table-cell>
          <table:table-cell table:formula="of:=([.$H$67]-[.K67])/[.$H$67]*100" office:value-type="float" office:value="18.1818181818182" calcext:value-type="float">
            <text:p>18.1818181818182</text:p>
          </table:table-cell>
          <table:table-cell table:formula="of:=([.$H$67]-[.L67])/[.$H$67]*100" office:value-type="float" office:value="4.54545454545455" calcext:value-type="float">
            <text:p>4.54545454545455</text:p>
          </table:table-cell>
          <table:table-cell table:formula="of:=([.$H$67]-[.M67])/[.$H$67]*100" office:value-type="float" office:value="-2.27272727272727" calcext:value-type="float">
            <text:p>-2.27272727272727</text:p>
          </table:table-cell>
          <table:table-cell table:formula="of:=AVERAGE([.I68:.M68])" office:value-type="float" office:value="1.81818181818182" calcext:value-type="float">
            <text:p>1.81818181818182</text:p>
          </table:table-cell>
          <table:table-cell table:number-columns-repeated="1009"/>
        </table:table-row>
        <table:table-row table:style-name="ro1" table:number-rows-repeated="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-plot" table:style-name="ta1">
        <table:shapes>
          <draw:frame draw:z-index="0" draw:style-name="gr1" draw:text-style-name="P1" svg:width="235mm" svg:height="135mm" svg:x="398.97mm" svg:y="9.99mm">
            <draw:object draw:notify-on-update-of-ranges="'K-plot'.G3:'K-plot'.O3 'K-plot'.G3:'K-plot'.O3 'K-plot'.G4:'K-plot'.O4 'K-plot'.G3:'K-plot'.O3 'K-plot'.G5:'K-plot'.O5 'K-plot'.G3:'K-plot'.O3 'K-plot'.G6:'K-plot'.O6 'K-plot'.G3:'K-plot'.O3 'K-plot'.G7:'K-plot'.O7 'K-plot'.G3:'K-plot'.O3 'K-plot'.G8:'K-plot'.O8 'K-plot'.G3:'K-plot'.O3 'K-plot'.G9:'K-plot'.O9 'K-plot'.G3:'K-plot'.O3 'K-plot'.G10:'K-plot'.O10 'K-plot'.G3:'K-plot'.O3 'K-plot'.G11:'K-plot'.O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256.2mm" svg:height="135mm" svg:x="641.63mm" svg:y="9.41mm">
            <draw:object draw:notify-on-update-of-ranges="'K-plot'.G3:'K-plot'.O3 'K-plot'.G12:'K-plot'.O12 'K-plot'.G13:'K-plot'.O13 'K-plot'.G14:'K-plot'.O14 'K-plot'.G15:'K-plot'.O15 'K-plot'.G16:'K-plot'.O16 'K-plot'.G17:'K-plot'.O17 'K-plot'.G18:'K-plot'.O18 'K-plot'.G19:'K-plot'.O1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232.29mm" svg:height="130.5mm" svg:x="402.38mm" svg:y="151.75mm">
            <draw:object draw:notify-on-update-of-ranges="'K-plot'.G3:'K-plot'.O3 'K-plot'.G34:'K-plot'.O34 'K-plot'.G35:'K-plot'.O35 'K-plot'.G36:'K-plot'.O36 'K-plot'.G37:'K-plot'.O37 'K-plot'.G38:'K-plot'.O38 'K-plot'.G39:'K-plot'.O39 'K-plot'.G40:'K-plot'.O40 'K-plot'.G41:'K-plot'.O4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219.9mm" svg:height="125.2mm" svg:x="438.7mm" svg:y="304.82mm">
            <draw:object draw:notify-on-update-of-ranges="'K-plot'.G3:'K-plot'.O3 'K-plot'.G3:'K-plot'.O3 'K-plot'.G74:'K-plot'.O74 'K-plot'.G3:'K-plot'.O3 'K-plot'.G75:'K-plot'.O75 'K-plot'.G3:'K-plot'.O3 'K-plot'.G76:'K-plot'.O76 'K-plot'.G3:'K-plot'.O3 'K-plot'.G77:'K-plot'.O77 'K-plot'.G3:'K-plot'.O3 'K-plot'.G78:'K-plot'.O78 'K-plot'.G3:'K-plot'.O3 'K-plot'.G79:'K-plot'.O79 'K-plot'.G3:'K-plot'.O3 'K-plot'.G80:'K-plot'.O80 'K-plot'.G3:'K-plot'.O3 'K-plot'.G81:'K-plot'.O8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89.63mm" svg:height="120.92mm" svg:x="695.76mm" svg:y="302.96mm">
            <draw:object draw:notify-on-update-of-ranges="'K-plot'.G3:'K-plot'.O3 'K-plot'.G3:'K-plot'.O3 'K-plot'.G66:'K-plot'.O66 'K-plot'.G3:'K-plot'.O3 'K-plot'.G67:'K-plot'.O67 'K-plot'.G3:'K-plot'.O3 'K-plot'.G68:'K-plot'.O68 'K-plot'.G3:'K-plot'.O3 'K-plot'.G69:'K-plot'.O69 'K-plot'.G3:'K-plot'.O3 'K-plot'.G70:'K-plot'.O70 'K-plot'.G3:'K-plot'.O3 'K-plot'.G71:'K-plot'.O71 'K-plot'.G3:'K-plot'.O3 'K-plot'.G72:'K-plot'.O72 'K-plot'.G3:'K-plot'.O3 'K-plot'.G73:'K-plot'.O7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247.43mm" svg:height="131.02mm" svg:x="635.77mm" svg:y="158.66mm">
            <draw:object draw:notify-on-update-of-ranges="'K-plot'.G3:'K-plot'.O3 'K-plot'.G3:'K-plot'.O3 'K-plot'.G58:'K-plot'.O58 'K-plot'.G3:'K-plot'.O3 'K-plot'.G59:'K-plot'.O59 'K-plot'.G3:'K-plot'.O3 'K-plot'.G60:'K-plot'.O60 'K-plot'.G3:'K-plot'.O3 'K-plot'.G61:'K-plot'.O61 'K-plot'.G3:'K-plot'.O3 'K-plot'.G62:'K-plot'.O62 'K-plot'.G3:'K-plot'.O3 'K-plot'.G63:'K-plot'.O63 'K-plot'.G3:'K-plot'.O3 'K-plot'.G64:'K-plot'.O64 'K-plot'.G3:'K-plot'.O3 'K-plot'.G65:'K-plot'.O6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name="EP" draw:style-name="gr1" draw:text-style-name="P1" svg:width="205mm" svg:height="136.7mm" svg:x="906.03mm" svg:y="11.16mm">
            <draw:object draw:notify-on-update-of-ranges="'K-plot'.G3:'K-plot'.O3 'K-plot'.G26:'K-plot'.O26 'K-plot'.G27:'K-plot'.O27 'K-plot'.G28:'K-plot'.O28 'K-plot'.G29:'K-plot'.O29 'K-plot'.G30:'K-plot'.O30 'K-plot'.G31:'K-plot'.O31 'K-plot'.G32:'K-plot'.O32 'K-plot'.G33:'K-plot'.O3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svg:title>EP</svg:title>
          </draw:frame>
        </table:shapes>
        <table:table-column table:style-name="co1" table:default-cell-style-name="Default"/>
        <table:table-column table:style-name="co1" table:default-cell-style-name="ce73"/>
        <table:table-column table:style-name="co1" table:number-columns-repeated="3" table:default-cell-style-name="ce322"/>
        <table:table-column table:style-name="co1" table:default-cell-style-name="ce86"/>
        <table:table-column table:style-name="co1" table:default-cell-style-name="ce154"/>
        <table:table-column table:style-name="co1" table:number-columns-repeated="6" table:default-cell-style-name="ce158"/>
        <table:table-column table:style-name="co7" table:default-cell-style-name="ce158"/>
        <table:table-column table:style-name="co1" table:default-cell-style-name="ce158"/>
        <table:table-column table:style-name="co8" table:default-cell-style-name="ce17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5"/>
          <table:table-cell table:number-columns-repeated="2"/>
        </table:table-row>
        <table:table-row table:style-name="ro1">
          <table:table-cell/>
          <table:table-cell table:style-name="ce69" office:value-type="string" calcext:value-type="string" table:number-columns-spanned="1" table:number-rows-spanned="2">
            <text:p>Benchmark</text:p>
          </table:table-cell>
          <table:table-cell table:style-name="ce82" office:value-type="string" calcext:value-type="string" table:number-columns-spanned="3" table:number-rows-spanned="1">
            <text:p>Runtime</text:p>
          </table:table-cell>
          <table:covered-table-cell table:number-columns-repeated="2" table:style-name="ce89"/>
          <table:table-cell table:style-name="ce69" office:value-type="string" calcext:value-type="string" table:number-columns-spanned="1" table:number-rows-spanned="2">
            <text:p>Scheme</text:p>
          </table:table-cell>
          <table:table-cell table:style-name="ce69" office:value-type="string" calcext:value-type="string" table:number-columns-spanned="10" table:number-rows-spanned="1">
            <text:p>K</text:p>
          </table:table-cell>
          <table:covered-table-cell table:number-columns-repeated="8" table:style-name="ce91"/>
          <table:covered-table-cell table:style-name="ce93"/>
          <table:table-cell table:number-columns-repeated="2"/>
        </table:table-row>
        <table:table-row table:style-name="ro3">
          <table:table-cell/>
          <table:covered-table-cell table:style-name="ce79"/>
          <table:table-cell table:style-name="ce83" office:value-type="string" calcext:value-type="string">
            <text:p>Serial</text:p>
          </table:table-cell>
          <table:table-cell table:style-name="ce83" office:value-type="string" calcext:value-type="string">
            <text:p>OpenMP</text:p>
          </table:table-cell>
          <table:table-cell table:style-name="ce83" office:value-type="string" calcext:value-type="string">
            <text:p>Maximum speedup</text:p>
          </table:table-cell>
          <table:covered-table-cell table:style-name="ce91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5" calcext:value-type="float">
            <text:p>25</text:p>
          </table:table-cell>
          <table:table-cell table:style-name="ce94" office:value-type="string" calcext:value-type="string">
            <text:p>omp</text:p>
          </table:table-cell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BT</text:p>
          </table:table-cell>
          <table:table-cell table:style-name="ce321" office:value-type="float" office:value="184.471333333333" calcext:value-type="float" table:number-columns-spanned="1" table:number-rows-spanned="8">
            <text:p>184.471</text:p>
          </table:table-cell>
          <table:table-cell table:style-name="ce321" office:value-type="float" office:value="57.362" calcext:value-type="float" table:number-columns-spanned="1" table:number-rows-spanned="8">
            <text:p>57.362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156.437" calcext:value-type="float">
            <text:p>156.437</text:p>
          </table:table-cell>
          <table:table-cell table:style-name="ce160" office:value-type="float" office:value="156.838" calcext:value-type="float">
            <text:p>156.838</text:p>
          </table:table-cell>
          <table:table-cell table:style-name="ce160" office:value-type="float" office:value="121.939" calcext:value-type="float">
            <text:p>121.939</text:p>
          </table:table-cell>
          <table:table-cell table:style-name="ce160" office:value-type="float" office:value="123.625" calcext:value-type="float">
            <text:p>123.625</text:p>
          </table:table-cell>
          <table:table-cell table:style-name="ce160" office:value-type="float" office:value="96.206" calcext:value-type="float">
            <text:p>96.206</text:p>
          </table:table-cell>
          <table:table-cell table:style-name="ce160" office:value-type="float" office:value="61.27" calcext:value-type="float">
            <text:p>61.270</text:p>
          </table:table-cell>
          <table:table-cell table:style-name="ce160" office:value-type="float" office:value="60.822" calcext:value-type="float">
            <text:p>60.822</text:p>
          </table:table-cell>
          <table:table-cell table:style-name="ce160" office:value-type="float" office:value="54.709" calcext:value-type="float">
            <text:p>54.709</text:p>
          </table:table-cell>
          <table:table-cell table:style-name="ce160" office:value-type="float" office:value="55.612" calcext:value-type="float">
            <text:p>55.612</text:p>
          </table:table-cell>
          <table:table-cell table:style-name="ce177" office:value-type="float" office:value="59.074" calcext:value-type="float">
            <text:p>59.074</text:p>
          </table:table-cell>
          <table:table-cell office:value-type="string" calcext:value-type="string">
            <text:p>serial</text:p>
          </table:table-cell>
          <table:table-cell table:formula="of:=AVERAGE([.G4:.G9])" office:value-type="float" office:value="158.760333333333" calcext:value-type="float">
            <text:p>158.760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46" office:value-type="float" office:value="156.714" calcext:value-type="float">
            <text:p>156.714</text:p>
          </table:table-cell>
          <table:table-cell office:value-type="float" office:value="156.53" calcext:value-type="float">
            <text:p>156.530</text:p>
          </table:table-cell>
          <table:table-cell office:value-type="float" office:value="157.525" calcext:value-type="float">
            <text:p>157.525</text:p>
          </table:table-cell>
          <table:table-cell office:value-type="float" office:value="156.824" calcext:value-type="float">
            <text:p>156.824</text:p>
          </table:table-cell>
          <table:table-cell office:value-type="float" office:value="124.25" calcext:value-type="float">
            <text:p>124.250</text:p>
          </table:table-cell>
          <table:table-cell office:value-type="float" office:value="58.818" calcext:value-type="float">
            <text:p>58.818</text:p>
          </table:table-cell>
          <table:table-cell office:value-type="float" office:value="53.451" calcext:value-type="float">
            <text:p>53.451</text:p>
          </table:table-cell>
          <table:table-cell office:value-type="float" office:value="55.331" calcext:value-type="float">
            <text:p>55.331</text:p>
          </table:table-cell>
          <table:table-cell office:value-type="float" office:value="57.232" calcext:value-type="float">
            <text:p>57.232</text:p>
          </table:table-cell>
          <table:table-cell table:style-name="ce178" office:value-type="float" office:value="59.005" calcext:value-type="float">
            <text:p>59.005</text:p>
          </table:table-cell>
          <table:table-cell office:value-type="string" calcext:value-type="string">
            <text:p>omp</text:p>
          </table:table-cell>
          <table:table-cell table:formula="of:=AVERAGE([.G11:.O11])" office:value-type="float" office:value="57.362" calcext:value-type="float">
            <text:p>57.36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46" office:value-type="float" office:value="157.438" calcext:value-type="float">
            <text:p>157.438</text:p>
          </table:table-cell>
          <table:table-cell office:value-type="float" office:value="122.033" calcext:value-type="float">
            <text:p>122.033</text:p>
          </table:table-cell>
          <table:table-cell office:value-type="float" office:value="124.25" calcext:value-type="float">
            <text:p>124.250</text:p>
          </table:table-cell>
          <table:table-cell office:value-type="float" office:value="88.377" calcext:value-type="float">
            <text:p>88.377</text:p>
          </table:table-cell>
          <table:table-cell office:value-type="float" office:value="55.403" calcext:value-type="float">
            <text:p>55.403</text:p>
          </table:table-cell>
          <table:table-cell office:value-type="float" office:value="52.418" calcext:value-type="float">
            <text:p>52.418</text:p>
          </table:table-cell>
          <table:table-cell office:value-type="float" office:value="53.981" calcext:value-type="float">
            <text:p>53.981</text:p>
          </table:table-cell>
          <table:table-cell office:value-type="float" office:value="56.94" calcext:value-type="float">
            <text:p>56.940</text:p>
          </table:table-cell>
          <table:table-cell office:value-type="float" office:value="59.028" calcext:value-type="float">
            <text:p>59.028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K6:.K9];[.L5];[.L6];[.L7];[.L8];[.L4:.M9])" office:value-type="float" office:value="56.5652" calcext:value-type="float">
            <text:p>56.565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46" office:value-type="float" office:value="165.992" calcext:value-type="float">
            <text:p>165.992</text:p>
          </table:table-cell>
          <table:table-cell office:value-type="float" office:value="128.311" calcext:value-type="float">
            <text:p>128.311</text:p>
          </table:table-cell>
          <table:table-cell office:value-type="float" office:value="121.833" calcext:value-type="float">
            <text:p>121.833</text:p>
          </table:table-cell>
          <table:table-cell office:value-type="float" office:value="89.672" calcext:value-type="float">
            <text:p>89.672</text:p>
          </table:table-cell>
          <table:table-cell office:value-type="float" office:value="59.617" calcext:value-type="float">
            <text:p>59.617</text:p>
          </table:table-cell>
          <table:table-cell office:value-type="float" office:value="52.92" calcext:value-type="float">
            <text:p>52.920</text:p>
          </table:table-cell>
          <table:table-cell office:value-type="float" office:value="53.605" calcext:value-type="float">
            <text:p>53.605</text:p>
          </table:table-cell>
          <table:table-cell office:value-type="float" office:value="54.295" calcext:value-type="float">
            <text:p>54.295</text:p>
          </table:table-cell>
          <table:table-cell office:value-type="float" office:value="56.172" calcext:value-type="float">
            <text:p>56.172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6" office:value-type="float" office:value="157.156" calcext:value-type="float">
            <text:p>157.156</text:p>
          </table:table-cell>
          <table:table-cell office:value-type="float" office:value="121.833" calcext:value-type="float">
            <text:p>121.833</text:p>
          </table:table-cell>
          <table:table-cell office:value-type="float" office:value="123.841" calcext:value-type="float">
            <text:p>123.841</text:p>
          </table:table-cell>
          <table:table-cell office:value-type="float" office:value="88.07" calcext:value-type="float">
            <text:p>88.070</text:p>
          </table:table-cell>
          <table:table-cell office:value-type="float" office:value="52.622" calcext:value-type="float">
            <text:p>52.622</text:p>
          </table:table-cell>
          <table:table-cell office:value-type="float" office:value="61.313" calcext:value-type="float">
            <text:p>61.313</text:p>
          </table:table-cell>
          <table:table-cell office:value-type="float" office:value="55.444" calcext:value-type="float">
            <text:p>55.444</text:p>
          </table:table-cell>
          <table:table-cell office:value-type="float" office:value="52.92" calcext:value-type="float">
            <text:p>52.920</text:p>
          </table:table-cell>
          <table:table-cell office:value-type="float" office:value="54.579" calcext:value-type="float">
            <text:p>54.579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7" office:value-type="float" office:value="158.825" calcext:value-type="float">
            <text:p>158.825</text:p>
          </table:table-cell>
          <table:table-cell table:style-name="ce161" office:value-type="float" office:value="122.848" calcext:value-type="float">
            <text:p>122.848</text:p>
          </table:table-cell>
          <table:table-cell table:style-name="ce161" office:value-type="float" office:value="127.993" calcext:value-type="float">
            <text:p>127.993</text:p>
          </table:table-cell>
          <table:table-cell table:style-name="ce161" office:value-type="float" office:value="87.325" calcext:value-type="float">
            <text:p>87.325</text:p>
          </table:table-cell>
          <table:table-cell table:style-name="ce161" office:value-type="float" office:value="55.961" calcext:value-type="float">
            <text:p>55.961</text:p>
          </table:table-cell>
          <table:table-cell table:style-name="ce161" office:value-type="float" office:value="65.73" calcext:value-type="float">
            <text:p>65.730</text:p>
          </table:table-cell>
          <table:table-cell table:style-name="ce161" office:value-type="float" office:value="52.46" calcext:value-type="float">
            <text:p>52.460</text:p>
          </table:table-cell>
          <table:table-cell table:style-name="ce161" office:value-type="float" office:value="52.776" calcext:value-type="float">
            <text:p>52.776</text:p>
          </table:table-cell>
          <table:table-cell table:style-name="ce161" office:value-type="float" office:value="58.171" calcext:value-type="float">
            <text:p>58.171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142" office:value-type="string" calcext:value-type="string">
            <text:p>serial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80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142" office:value-type="string" calcext:value-type="string">
            <text:p>omp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80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CG</text:p>
          </table:table-cell>
          <table:table-cell table:style-name="ce321" office:value-type="float" office:value="73.4183333333333" calcext:value-type="float" table:number-columns-spanned="1" table:number-rows-spanned="8">
            <text:p>73.418</text:p>
          </table:table-cell>
          <table:table-cell table:style-name="ce321" office:value-type="float" office:value="19.7696666666667" calcext:value-type="float" table:number-columns-spanned="1" table:number-rows-spanned="8">
            <text:p>19.770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69.97" calcext:value-type="float">
            <text:p>69.97</text:p>
          </table:table-cell>
          <table:table-cell table:style-name="ce160" office:value-type="float" office:value="68.465" calcext:value-type="float">
            <text:p>68.465</text:p>
          </table:table-cell>
          <table:table-cell table:style-name="ce160" office:value-type="float" office:value="67.884" calcext:value-type="float">
            <text:p>67.884</text:p>
          </table:table-cell>
          <table:table-cell table:style-name="ce160" office:value-type="float" office:value="29.321" calcext:value-type="float">
            <text:p>29.321</text:p>
          </table:table-cell>
          <table:table-cell table:style-name="ce160" office:value-type="float" office:value="23.882" calcext:value-type="float">
            <text:p>23.882</text:p>
          </table:table-cell>
          <table:table-cell table:style-name="ce160" office:value-type="float" office:value="24.995" calcext:value-type="float">
            <text:p>24.995</text:p>
          </table:table-cell>
          <table:table-cell table:style-name="ce160" office:value-type="float" office:value="25.134" calcext:value-type="float">
            <text:p>25.134</text:p>
          </table:table-cell>
          <table:table-cell table:style-name="ce160" office:value-type="float" office:value="25.723" calcext:value-type="float">
            <text:p>25.723</text:p>
          </table:table-cell>
          <table:table-cell table:style-name="ce160" office:value-type="float" office:value="24.021" calcext:value-type="float">
            <text:p>24.021</text:p>
          </table:table-cell>
          <table:table-cell table:style-name="ce177"/>
          <table:table-cell office:value-type="string" calcext:value-type="string">
            <text:p>serial</text:p>
          </table:table-cell>
          <table:table-cell table:formula="of:=AVERAGE([.G12:.G17])" office:value-type="float" office:value="69.3803333333333" calcext:value-type="float">
            <text:p>69.3803333333333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6" office:value-type="float" office:value="69.623" calcext:value-type="float">
            <text:p>69.623</text:p>
          </table:table-cell>
          <table:table-cell office:value-type="float" office:value="67.737" calcext:value-type="float">
            <text:p>67.737</text:p>
          </table:table-cell>
          <table:table-cell office:value-type="float" office:value="22.75" calcext:value-type="float">
            <text:p>22.750</text:p>
          </table:table-cell>
          <table:table-cell office:value-type="float" office:value="28.204" calcext:value-type="float">
            <text:p>28.204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021" calcext:value-type="float">
            <text:p>24.021</text:p>
          </table:table-cell>
          <table:table-cell office:value-type="float" office:value="22.987" calcext:value-type="float">
            <text:p>22.987</text:p>
          </table:table-cell>
          <table:table-cell table:number-columns-repeated="2" office:value-type="float" office:value="23.107" calcext:value-type="float">
            <text:p>23.107</text:p>
          </table:table-cell>
          <table:table-cell table:style-name="ce178"/>
          <table:table-cell office:value-type="string" calcext:value-type="string">
            <text:p>omp</text:p>
          </table:table-cell>
          <table:table-cell table:formula="of:=AVERAGE([.G19:.O19])" office:value-type="float" office:value="19.7696666666667" calcext:value-type="float">
            <text:p>19.7696666666667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6" office:value-type="float" office:value="72.501" calcext:value-type="float">
            <text:p>72.501</text:p>
          </table:table-cell>
          <table:table-cell office:value-type="float" office:value="25.29" calcext:value-type="float">
            <text:p>25.290</text:p>
          </table:table-cell>
          <table:table-cell office:value-type="float" office:value="28.293" calcext:value-type="float">
            <text:p>28.293</text:p>
          </table:table-cell>
          <table:table-cell office:value-type="float" office:value="27.769" calcext:value-type="float">
            <text:p>27.769</text:p>
          </table:table-cell>
          <table:table-cell office:value-type="float" office:value="25.603" calcext:value-type="float">
            <text:p>25.603</text:p>
          </table:table-cell>
          <table:table-cell office:value-type="float" office:value="24.788" calcext:value-type="float">
            <text:p>24.788</text:p>
          </table:table-cell>
          <table:table-cell office:value-type="float" office:value="25.912" calcext:value-type="float">
            <text:p>25.912</text:p>
          </table:table-cell>
          <table:table-cell office:value-type="float" office:value="24.68" calcext:value-type="float">
            <text:p>24.680</text:p>
          </table:table-cell>
          <table:table-cell office:value-type="float" office:value="22.987" calcext:value-type="float">
            <text:p>22.987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K12:.K17])" office:value-type="float" office:value="25.0615" calcext:value-type="float">
            <text:p>25.0615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46" office:value-type="float" office:value="69.842" calcext:value-type="float">
            <text:p>69.842</text:p>
          </table:table-cell>
          <table:table-cell office:value-type="float" office:value="25.803" calcext:value-type="float">
            <text:p>25.803</text:p>
          </table:table-cell>
          <table:table-cell office:value-type="float" office:value="27.185" calcext:value-type="float">
            <text:p>27.185</text:p>
          </table:table-cell>
          <table:table-cell office:value-type="float" office:value="26.255" calcext:value-type="float">
            <text:p>26.255</text:p>
          </table:table-cell>
          <table:table-cell office:value-type="float" office:value="24.569" calcext:value-type="float">
            <text:p>24.569</text:p>
          </table:table-cell>
          <table:table-cell office:value-type="float" office:value="23.452" calcext:value-type="float">
            <text:p>23.452</text:p>
          </table:table-cell>
          <table:table-cell office:value-type="float" office:value="22.987" calcext:value-type="float">
            <text:p>22.987</text:p>
          </table:table-cell>
          <table:table-cell office:value-type="float" office:value="23.107" calcext:value-type="float">
            <text:p>23.107</text:p>
          </table:table-cell>
          <table:table-cell office:value-type="float" office:value="23.334" calcext:value-type="float">
            <text:p>23.334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46" office:value-type="float" office:value="66.779" calcext:value-type="float">
            <text:p>66.779</text:p>
          </table:table-cell>
          <table:table-cell office:value-type="float" office:value="24.788" calcext:value-type="float">
            <text:p>24.788</text:p>
          </table:table-cell>
          <table:table-cell office:value-type="float" office:value="26.773" calcext:value-type="float">
            <text:p>26.773</text:p>
          </table:table-cell>
          <table:table-cell office:value-type="float" office:value="28.792" calcext:value-type="float">
            <text:p>28.792</text:p>
          </table:table-cell>
          <table:table-cell office:value-type="float" office:value="26.885" calcext:value-type="float">
            <text:p>26.885</text:p>
          </table:table-cell>
          <table:table-cell office:value-type="float" office:value="28.792" calcext:value-type="float">
            <text:p>28.792</text:p>
          </table:table-cell>
          <table:table-cell office:value-type="float" office:value="25.854" calcext:value-type="float">
            <text:p>25.854</text:p>
          </table:table-cell>
          <table:table-cell office:value-type="float" office:value="22.987" calcext:value-type="float">
            <text:p>22.987</text:p>
          </table:table-cell>
          <table:table-cell office:value-type="float" office:value="23.107" calcext:value-type="float">
            <text:p>23.107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7" office:value-type="float" office:value="67.567" calcext:value-type="float">
            <text:p>67.567</text:p>
          </table:table-cell>
          <table:table-cell table:style-name="ce161" office:value-type="float" office:value="27.755" calcext:value-type="float">
            <text:p>27.755</text:p>
          </table:table-cell>
          <table:table-cell table:style-name="ce161" office:value-type="float" office:value="30.426" calcext:value-type="float">
            <text:p>30.426</text:p>
          </table:table-cell>
          <table:table-cell table:style-name="ce161" office:value-type="float" office:value="32.524" calcext:value-type="float">
            <text:p>32.524</text:p>
          </table:table-cell>
          <table:table-cell table:style-name="ce161" office:value-type="float" office:value="24.475" calcext:value-type="float">
            <text:p>24.475</text:p>
          </table:table-cell>
          <table:table-cell table:style-name="ce161" office:value-type="float" office:value="25.29" calcext:value-type="float">
            <text:p>25.290</text:p>
          </table:table-cell>
          <table:table-cell table:style-name="ce161" office:value-type="float" office:value="25.536" calcext:value-type="float">
            <text:p>25.536</text:p>
          </table:table-cell>
          <table:table-cell table:style-name="ce161" office:value-type="float" office:value="24.788" calcext:value-type="float">
            <text:p>24.788</text:p>
          </table:table-cell>
          <table:table-cell table:style-name="ce161" office:value-type="float" office:value="23.882" calcext:value-type="float">
            <text:p>23.882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DC</text:p>
          </table:table-cell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89" office:value-type="string" calcext:value-type="string" table:number-columns-spanned="10" table:number-rows-spanned="6">
            <text:p>Non applicable. DC is parallelised with just 1 OpenMP parallel section and composed of a huge number of complex non-parallelisible loops.</text:p>
          </table:table-cell>
          <table:covered-table-cell table:number-columns-repeated="8" table:style-name="ce350"/>
          <table:covered-table-cell table:style-name="ce284"/>
          <table:table-cell office:value-type="string" calcext:value-type="string">
            <text:p>serial</text:p>
          </table:table-cell>
          <table:table-cell table:style-name="ce272" office:value-type="float" office:value="698.819333333333" calcext:value-type="float">
            <text:p>698.8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office:value-type="string" calcext:value-type="string">
            <text:p>omp</text:p>
          </table:table-cell>
          <table:table-cell table:style-name="ce283" office:value-type="float" office:value="254.294333333333" calcext:value-type="float">
            <text:p>254.29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office:value-type="string" calcext:value-type="string">
            <text:p>critical</text:p>
          </table:table-cell>
          <table:table-cell table:style-name="ce272" office:value-type="float" office:value="698.819333333333" calcext:value-type="float">
            <text:p>698.8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covered-table-cell table:style-name="ce339"/>
          <table:covered-table-cell table:number-columns-repeated="8" table:style-name="ce352"/>
          <table:covered-table-cell table:style-name="ce257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EP</text:p>
          </table:table-cell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171" office:value-type="float" office:value="85.783" calcext:value-type="float">
            <text:p>85.783</text:p>
          </table:table-cell>
          <table:table-cell office:value-type="float" office:value="34.246" calcext:value-type="float">
            <text:p>34.246</text:p>
          </table:table-cell>
          <table:table-cell office:value-type="float" office:value="34.94" calcext:value-type="float">
            <text:p>34.940</text:p>
          </table:table-cell>
          <table:table-cell office:value-type="float" office:value="35.123" calcext:value-type="float">
            <text:p>35.123</text:p>
          </table:table-cell>
          <table:table-cell office:value-type="float" office:value="34.543" calcext:value-type="float">
            <text:p>34.543</text:p>
          </table:table-cell>
          <table:table-cell office:value-type="float" office:value="34.443" calcext:value-type="float">
            <text:p>34.443</text:p>
          </table:table-cell>
          <table:table-cell office:value-type="float" office:value="35.4008333333333" calcext:value-type="float">
            <text:p>35.401</text:p>
          </table:table-cell>
          <table:table-cell office:value-type="float" office:value="34.94" calcext:value-type="float">
            <text:p>34.940</text:p>
          </table:table-cell>
          <table:table-cell office:value-type="float" office:value="34.543" calcext:value-type="float">
            <text:p>34.543</text:p>
          </table:table-cell>
          <table:table-cell table:style-name="ce181" office:value-type="float" office:value="34.99" calcext:value-type="float">
            <text:p>34.99</text:p>
          </table:table-cell>
          <table:table-cell office:value-type="string" calcext:value-type="string">
            <text:p>serial</text:p>
          </table:table-cell>
          <table:table-cell table:formula="of:=AVERAGE([.G26:.G31])" office:value-type="float" office:value="86.351" calcext:value-type="float">
            <text:p>86.35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71" office:value-type="float" office:value="85.574" calcext:value-type="float">
            <text:p>85.574</text:p>
          </table:table-cell>
          <table:table-cell office:value-type="float" office:value="35.242" calcext:value-type="float">
            <text:p>35.242</text:p>
          </table:table-cell>
          <table:table-cell office:value-type="float" office:value="34.38" calcext:value-type="float">
            <text:p>34.380</text:p>
          </table:table-cell>
          <table:table-cell office:value-type="float" office:value="35.282" calcext:value-type="float">
            <text:p>35.282</text:p>
          </table:table-cell>
          <table:table-cell office:value-type="float" office:value="34.451" calcext:value-type="float">
            <text:p>34.451</text:p>
          </table:table-cell>
          <table:table-cell office:value-type="float" office:value="34.981" calcext:value-type="float">
            <text:p>34.981</text:p>
          </table:table-cell>
          <table:table-cell office:value-type="float" office:value="35.102" calcext:value-type="float">
            <text:p>35.102</text:p>
          </table:table-cell>
          <table:table-cell office:value-type="float" office:value="34.38" calcext:value-type="float">
            <text:p>34.380</text:p>
          </table:table-cell>
          <table:table-cell office:value-type="float" office:value="34.451" calcext:value-type="float">
            <text:p>34.451</text:p>
          </table:table-cell>
          <table:table-cell office:value-type="float" office:value="34.975" calcext:value-type="float">
            <text:p>34.975</text:p>
          </table:table-cell>
          <table:table-cell office:value-type="string" calcext:value-type="string">
            <text:p>omp</text:p>
          </table:table-cell>
          <table:table-cell table:formula="of:=AVERAGE([.P26:.P31])" office:value-type="float" office:value="35.4008333333333" calcext:value-type="float">
            <text:p>35.4008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71" office:value-type="float" office:value="87.141" calcext:value-type="float">
            <text:p>87.141</text:p>
          </table:table-cell>
          <table:table-cell office:value-type="float" office:value="36.568" calcext:value-type="float">
            <text:p>36.568</text:p>
          </table:table-cell>
          <table:table-cell office:value-type="float" office:value="34.93" calcext:value-type="float">
            <text:p>34.930</text:p>
          </table:table-cell>
          <table:table-cell office:value-type="float" office:value="34.528" calcext:value-type="float">
            <text:p>34.528</text:p>
          </table:table-cell>
          <table:table-cell office:value-type="float" office:value="34.921" calcext:value-type="float">
            <text:p>34.921</text:p>
          </table:table-cell>
          <table:table-cell office:value-type="float" office:value="34.951" calcext:value-type="float">
            <text:p>34.951</text:p>
          </table:table-cell>
          <table:table-cell office:value-type="float" office:value="34.901" calcext:value-type="float">
            <text:p>34.901</text:p>
          </table:table-cell>
          <table:table-cell office:value-type="float" office:value="34.93" calcext:value-type="float">
            <text:p>34.930</text:p>
          </table:table-cell>
          <table:table-cell office:value-type="float" office:value="34.921" calcext:value-type="float">
            <text:p>34.921</text:p>
          </table:table-cell>
          <table:table-cell office:value-type="float" office:value="37.841" calcext:value-type="float">
            <text:p>37.841</text:p>
          </table:table-cell>
          <table:table-cell office:value-type="string" calcext:value-type="string">
            <text:p>critical</text:p>
          </table:table-cell>
          <table:table-cell table:formula="of:=AVERAGE([.H26:.H31])" office:value-type="float" office:value="34.9061666666667" calcext:value-type="float">
            <text:p>34.9061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71" office:value-type="float" office:value="88.62" calcext:value-type="float">
            <text:p>88.62</text:p>
          </table:table-cell>
          <table:table-cell office:value-type="float" office:value="34.94" calcext:value-type="float">
            <text:p>34.940</text:p>
          </table:table-cell>
          <table:table-cell office:value-type="float" office:value="35.292" calcext:value-type="float">
            <text:p>35.292</text:p>
          </table:table-cell>
          <table:table-cell office:value-type="float" office:value="34.94" calcext:value-type="float">
            <text:p>34.940</text:p>
          </table:table-cell>
          <table:table-cell office:value-type="float" office:value="34.282" calcext:value-type="float">
            <text:p>34.282</text:p>
          </table:table-cell>
          <table:table-cell office:value-type="float" office:value="34.254" calcext:value-type="float">
            <text:p>34.254</text:p>
          </table:table-cell>
          <table:table-cell office:value-type="float" office:value="34.54" calcext:value-type="float">
            <text:p>34.540</text:p>
          </table:table-cell>
          <table:table-cell office:value-type="float" office:value="35.292" calcext:value-type="float">
            <text:p>35.292</text:p>
          </table:table-cell>
          <table:table-cell office:value-type="float" office:value="34.282" calcext:value-type="float">
            <text:p>34.282</text:p>
          </table:table-cell>
          <table:table-cell office:value-type="float" office:value="34.964" calcext:value-type="float">
            <text:p>34.964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71" office:value-type="float" office:value="86.205" calcext:value-type="float">
            <text:p>86.205</text:p>
          </table:table-cell>
          <table:table-cell office:value-type="float" office:value="34.38" calcext:value-type="float">
            <text:p>34.380</text:p>
          </table:table-cell>
          <table:table-cell office:value-type="float" office:value="34.041" calcext:value-type="float">
            <text:p>34.041</text:p>
          </table:table-cell>
          <table:table-cell office:value-type="float" office:value="34.39" calcext:value-type="float">
            <text:p>34.390</text:p>
          </table:table-cell>
          <table:table-cell office:value-type="float" office:value="34.541" calcext:value-type="float">
            <text:p>34.541</text:p>
          </table:table-cell>
          <table:table-cell office:value-type="float" office:value="34.241" calcext:value-type="float">
            <text:p>34.241</text:p>
          </table:table-cell>
          <table:table-cell office:value-type="float" office:value="34.459" calcext:value-type="float">
            <text:p>34.459</text:p>
          </table:table-cell>
          <table:table-cell office:value-type="float" office:value="34.041" calcext:value-type="float">
            <text:p>34.041</text:p>
          </table:table-cell>
          <table:table-cell office:value-type="float" office:value="34.541" calcext:value-type="float">
            <text:p>34.541</text:p>
          </table:table-cell>
          <table:table-cell office:value-type="float" office:value="35.243" calcext:value-type="float">
            <text:p>35.243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08" office:value-type="float" office:value="84.783" calcext:value-type="float">
            <text:p>84.783</text:p>
          </table:table-cell>
          <table:table-cell table:style-name="ce161" office:value-type="float" office:value="34.061" calcext:value-type="float">
            <text:p>34.061</text:p>
          </table:table-cell>
          <table:table-cell table:style-name="ce161" office:value-type="float" office:value="36.558" calcext:value-type="float">
            <text:p>36.558</text:p>
          </table:table-cell>
          <table:table-cell table:style-name="ce161" office:value-type="float" office:value="34.161" calcext:value-type="float">
            <text:p>34.161</text:p>
          </table:table-cell>
          <table:table-cell table:style-name="ce161" office:value-type="float" office:value="34.258" calcext:value-type="float">
            <text:p>34.258</text:p>
          </table:table-cell>
          <table:table-cell table:style-name="ce161" office:value-type="float" office:value="34.568" calcext:value-type="float">
            <text:p>34.568</text:p>
          </table:table-cell>
          <table:table-cell table:style-name="ce161" office:value-type="float" office:value="34.161" calcext:value-type="float">
            <text:p>34.161</text:p>
          </table:table-cell>
          <table:table-cell table:style-name="ce161" office:value-type="float" office:value="36.558" calcext:value-type="float">
            <text:p>36.558</text:p>
          </table:table-cell>
          <table:table-cell table:style-name="ce161" office:value-type="float" office:value="34.258" calcext:value-type="float">
            <text:p>34.258</text:p>
          </table:table-cell>
          <table:table-cell table:style-name="ce174" office:value-type="float" office:value="34.392" calcext:value-type="float">
            <text:p>34.39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7" office:value-type="string" calcext:value-type="string">
            <text:p>serial</text:p>
          </table:table-cell>
          <table:table-cell table:number-columns-repeated="10" table:style-name="ce156" office:value-type="float" office:value="86.351" calcext:value-type="float">
            <text:p>86.35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7" office:value-type="string" calcext:value-type="string">
            <text:p>omp</text:p>
          </table:table-cell>
          <table:table-cell table:number-columns-repeated="10" table:style-name="ce156" office:value-type="float" office:value="35.4008333333333" calcext:value-type="float">
            <text:p>35.401</text:p>
          </table:table-cell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FT</text:p>
          </table:table-cell>
          <table:table-cell table:style-name="ce321" office:value-type="float" office:value="36.8096666666667" calcext:value-type="float" table:number-columns-spanned="1" table:number-rows-spanned="8">
            <text:p>36.810</text:p>
          </table:table-cell>
          <table:table-cell table:style-name="ce321" office:value-type="float" office:value="12.1333333333333" calcext:value-type="float" table:number-columns-spanned="1" table:number-rows-spanned="8">
            <text:p>12.133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38.297" calcext:value-type="float">
            <text:p>38.297</text:p>
          </table:table-cell>
          <table:table-cell table:style-name="ce165" office:value-type="float" office:value="36.825" calcext:value-type="float">
            <text:p>36.825</text:p>
          </table:table-cell>
          <table:table-cell table:style-name="ce165" office:value-type="float" office:value="37.284" calcext:value-type="float">
            <text:p>37.284</text:p>
          </table:table-cell>
          <table:table-cell table:style-name="ce165" office:value-type="float" office:value="38.431" calcext:value-type="float">
            <text:p>38.431</text:p>
          </table:table-cell>
          <table:table-cell table:style-name="ce165" office:value-type="float" office:value="38.821" calcext:value-type="float">
            <text:p>38.821</text:p>
          </table:table-cell>
          <table:table-cell table:style-name="ce165" office:value-type="float" office:value="15.437" calcext:value-type="float">
            <text:p>15.437</text:p>
          </table:table-cell>
          <table:table-cell table:style-name="ce166" office:value-type="float" office:value="14.156" calcext:value-type="float">
            <text:p>14.156</text:p>
          </table:table-cell>
          <table:table-cell table:style-name="ce166" office:value-type="float" office:value="12.656" calcext:value-type="float">
            <text:p>12.656</text:p>
          </table:table-cell>
          <table:table-cell table:style-name="ce166" office:value-type="float" office:value="13.679" calcext:value-type="float">
            <text:p>13.679</text:p>
          </table:table-cell>
          <table:table-cell table:style-name="ce181" office:value-type="float" office:value="14.556" calcext:value-type="float">
            <text:p>14.556</text:p>
          </table:table-cell>
          <table:table-cell office:value-type="string" calcext:value-type="string">
            <text:p>serial</text:p>
          </table:table-cell>
          <table:table-cell table:formula="of:=AVERAGE([.G34:.G39])" office:value-type="float" office:value="37.73" calcext:value-type="float">
            <text:p>37.73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svc</text:p>
          </table:table-cell>
          <table:table-cell office:value-type="float" office:value="36.904" calcext:value-type="float">
            <text:p>36.904</text:p>
          </table:table-cell>
          <table:table-cell table:style-name="ce166" office:value-type="float" office:value="36.8096666666667" calcext:value-type="float">
            <text:p>36.810</text:p>
          </table:table-cell>
          <table:table-cell table:style-name="ce166" office:value-type="float" office:value="28.214" calcext:value-type="float">
            <text:p>28.214</text:p>
          </table:table-cell>
          <table:table-cell table:style-name="ce166" office:value-type="float" office:value="21.403" calcext:value-type="float">
            <text:p>21.403</text:p>
          </table:table-cell>
          <table:table-cell table:style-name="ce166" office:value-type="float" office:value="14.59" calcext:value-type="float">
            <text:p>14.590</text:p>
          </table:table-cell>
          <table:table-cell table:style-name="ce166" office:value-type="float" office:value="14.383" calcext:value-type="float">
            <text:p>14.383</text:p>
          </table:table-cell>
          <table:table-cell table:number-columns-repeated="2" table:style-name="ce166" office:value-type="float" office:value="12.865" calcext:value-type="float">
            <text:p>12.865</text:p>
          </table:table-cell>
          <table:table-cell table:style-name="ce166" office:value-type="float" office:value="12.265" calcext:value-type="float">
            <text:p>12.265</text:p>
          </table:table-cell>
          <table:table-cell office:value-type="float" office:value="14.044" calcext:value-type="float">
            <text:p>14.044</text:p>
          </table:table-cell>
          <table:table-cell office:value-type="string" calcext:value-type="string">
            <text:p>omp</text:p>
          </table:table-cell>
          <table:table-cell table:formula="of:=AVERAGE([.P34:.P39])" office:value-type="float" office:value="13.131" calcext:value-type="float">
            <text:p>13.131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mlp</text:p>
          </table:table-cell>
          <table:table-cell office:value-type="float" office:value="37.548" calcext:value-type="float">
            <text:p>37.548</text:p>
          </table:table-cell>
          <table:table-cell table:style-name="ce166" office:value-type="float" office:value="28.943" calcext:value-type="float">
            <text:p>28.943</text:p>
          </table:table-cell>
          <table:table-cell table:style-name="ce166" office:value-type="float" office:value="22.639" calcext:value-type="float">
            <text:p>22.639</text:p>
          </table:table-cell>
          <table:table-cell table:style-name="ce166" office:value-type="float" office:value="15.216" calcext:value-type="float">
            <text:p>15.216</text:p>
          </table:table-cell>
          <table:table-cell table:style-name="ce166" office:value-type="float" office:value="14.238" calcext:value-type="float">
            <text:p>14.238</text:p>
          </table:table-cell>
          <table:table-cell table:style-name="ce166" office:value-type="float" office:value="12.644" calcext:value-type="float">
            <text:p>12.644</text:p>
          </table:table-cell>
          <table:table-cell table:style-name="ce166" office:value-type="float" office:value="13.509" calcext:value-type="float">
            <text:p>13.509</text:p>
          </table:table-cell>
          <table:table-cell table:style-name="ce166" office:value-type="float" office:value="12.583" calcext:value-type="float">
            <text:p>12.583</text:p>
          </table:table-cell>
          <table:table-cell table:style-name="ce166" office:value-type="float" office:value="13.013" calcext:value-type="float">
            <text:p>13.013</text:p>
          </table:table-cell>
          <table:table-cell office:value-type="float" office:value="12.158" calcext:value-type="float">
            <text:p>12.158</text:p>
          </table:table-cell>
          <table:table-cell office:value-type="string" calcext:value-type="string">
            <text:p>critical</text:p>
          </table:table-cell>
          <table:table-cell table:formula="of:=AVERAGE([.L34:.L39])" office:value-type="float" office:value="15.3936666666667" calcext:value-type="float">
            <text:p>15.3936666666667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rfc</text:p>
          </table:table-cell>
          <table:table-cell office:value-type="float" office:value="37.24" calcext:value-type="float">
            <text:p>37.24</text:p>
          </table:table-cell>
          <table:table-cell table:style-name="ce166" office:value-type="float" office:value="37.402" calcext:value-type="float">
            <text:p>37.402</text:p>
          </table:table-cell>
          <table:table-cell table:style-name="ce166" office:value-type="float" office:value="30.452" calcext:value-type="float">
            <text:p>30.452</text:p>
          </table:table-cell>
          <table:table-cell table:style-name="ce166" office:value-type="float" office:value="21.799" calcext:value-type="float">
            <text:p>21.799</text:p>
          </table:table-cell>
          <table:table-cell table:style-name="ce166" office:value-type="float" office:value="15.745" calcext:value-type="float">
            <text:p>15.745</text:p>
          </table:table-cell>
          <table:table-cell table:style-name="ce166" office:value-type="float" office:value="14.877" calcext:value-type="float">
            <text:p>14.877</text:p>
          </table:table-cell>
          <table:table-cell table:style-name="ce166" office:value-type="float" office:value="12.859" calcext:value-type="float">
            <text:p>12.859</text:p>
          </table:table-cell>
          <table:table-cell table:style-name="ce166" office:value-type="float" office:value="14.393" calcext:value-type="float">
            <text:p>14.393</text:p>
          </table:table-cell>
          <table:table-cell table:style-name="ce166" office:value-type="float" office:value="12.582" calcext:value-type="float">
            <text:p>12.582</text:p>
          </table:table-cell>
          <table:table-cell office:value-type="float" office:value="12.193" calcext:value-type="float">
            <text:p>12.193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ada</text:p>
          </table:table-cell>
          <table:table-cell office:value-type="float" office:value="37.308" calcext:value-type="float">
            <text:p>37.308</text:p>
          </table:table-cell>
          <table:table-cell table:style-name="ce166" office:value-type="float" office:value="37.378" calcext:value-type="float">
            <text:p>37.378</text:p>
          </table:table-cell>
          <table:table-cell table:style-name="ce166" office:value-type="float" office:value="40.515" calcext:value-type="float">
            <text:p>40.515</text:p>
          </table:table-cell>
          <table:table-cell table:style-name="ce166" office:value-type="float" office:value="39.992" calcext:value-type="float">
            <text:p>39.992</text:p>
          </table:table-cell>
          <table:table-cell table:style-name="ce166" office:value-type="float" office:value="40.297" calcext:value-type="float">
            <text:p>40.297</text:p>
          </table:table-cell>
          <table:table-cell table:style-name="ce166" office:value-type="float" office:value="17.904" calcext:value-type="float">
            <text:p>17.904</text:p>
          </table:table-cell>
          <table:table-cell table:style-name="ce166" office:value-type="float" office:value="13.666" calcext:value-type="float">
            <text:p>13.666</text:p>
          </table:table-cell>
          <table:table-cell table:style-name="ce166" office:value-type="float" office:value="14.591" calcext:value-type="float">
            <text:p>14.591</text:p>
          </table:table-cell>
          <table:table-cell table:style-name="ce166" office:value-type="float" office:value="13.66" calcext:value-type="float">
            <text:p>13.660</text:p>
          </table:table-cell>
          <table:table-cell office:value-type="float" office:value="12.05" calcext:value-type="float">
            <text:p>12.05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dt</text:p>
          </table:table-cell>
          <table:table-cell table:style-name="ce155" office:value-type="float" office:value="39.083" calcext:value-type="float">
            <text:p>39.083</text:p>
          </table:table-cell>
          <table:table-cell table:style-name="ce156" office:value-type="float" office:value="40.488" calcext:value-type="float">
            <text:p>40.488</text:p>
          </table:table-cell>
          <table:table-cell table:style-name="ce156" office:value-type="float" office:value="40.06" calcext:value-type="float">
            <text:p>40.060</text:p>
          </table:table-cell>
          <table:table-cell table:style-name="ce156" office:value-type="float" office:value="31.934" calcext:value-type="float">
            <text:p>31.934</text:p>
          </table:table-cell>
          <table:table-cell table:style-name="ce156" office:value-type="float" office:value="17.654" calcext:value-type="float">
            <text:p>17.654</text:p>
          </table:table-cell>
          <table:table-cell table:style-name="ce156" office:value-type="float" office:value="17.117" calcext:value-type="float">
            <text:p>17.117</text:p>
          </table:table-cell>
          <table:table-cell table:style-name="ce156" office:value-type="float" office:value="12.271" calcext:value-type="float">
            <text:p>12.271</text:p>
          </table:table-cell>
          <table:table-cell table:style-name="ce156" office:value-type="float" office:value="13.403" calcext:value-type="float">
            <text:p>13.403</text:p>
          </table:table-cell>
          <table:table-cell table:style-name="ce156" office:value-type="float" office:value="12.437" calcext:value-type="float">
            <text:p>12.437</text:p>
          </table:table-cell>
          <table:table-cell table:style-name="ce174" office:value-type="float" office:value="13.785" calcext:value-type="float">
            <text:p>13.785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serial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omp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IS</text:p>
          </table:table-cell>
          <table:table-cell table:style-name="ce321" table:number-columns-spanned="1" table:number-rows-spanned="8"/>
          <table:table-cell table:style-name="ce321" table:number-columns-spanned="1" table:number-rows-spanned="8"/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5.109" calcext:value-type="float">
            <text:p>5.109</text:p>
          </table:table-cell>
          <table:table-cell table:style-name="ce165" office:value-type="float" office:value="4.779" calcext:value-type="float">
            <text:p>4.779</text:p>
          </table:table-cell>
          <table:table-cell table:style-name="ce165" office:value-type="float" office:value="4.729" calcext:value-type="float">
            <text:p>4.729</text:p>
          </table:table-cell>
          <table:table-cell table:style-name="ce165" office:value-type="float" office:value="4.606" calcext:value-type="float">
            <text:p>4.606</text:p>
          </table:table-cell>
          <table:table-cell table:style-name="ce165" table:number-columns-repeated="5"/>
          <table:table-cell table:style-name="ce181"/>
          <table:table-cell office:value-type="string" calcext:value-type="string">
            <text:p>serial</text:p>
          </table:table-cell>
          <table:table-cell table:formula="of:=AVERAGE([.G42:.G47])" office:value-type="float" office:value="4.84316666666667" calcext:value-type="float">
            <text:p>4.8431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4.808" calcext:value-type="float">
            <text:p>4.808</text:p>
          </table:table-cell>
          <table:table-cell table:style-name="ce166" office:value-type="float" office:value="4.582" calcext:value-type="float">
            <text:p>4.582</text:p>
          </table:table-cell>
          <table:table-cell table:style-name="ce166" office:value-type="float" office:value="4.578" calcext:value-type="float">
            <text:p>4.578</text:p>
          </table:table-cell>
          <table:table-cell table:style-name="ce166" office:value-type="float" office:value="4.635" calcext:value-type="float">
            <text:p>4.635</text:p>
          </table:table-cell>
          <table:table-cell table:style-name="ce166" office:value-type="string" calcext:value-type="string">
            <text:p>x</text:p>
          </table:table-cell>
          <table:table-cell table:style-name="ce166" table:number-columns-repeated="4"/>
          <table:table-cell/>
          <table:table-cell office:value-type="string" calcext:value-type="string">
            <text:p>omp</text:p>
          </table:table-cell>
          <table:table-cell office:value-type="float" office:value="1.34666666666667" calcext:value-type="float">
            <text:p>1.3466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4.772" calcext:value-type="float">
            <text:p>4.772</text:p>
          </table:table-cell>
          <table:table-cell table:style-name="ce166" office:value-type="float" office:value="4.688" calcext:value-type="float">
            <text:p>4.688</text:p>
          </table:table-cell>
          <table:table-cell table:style-name="ce166" office:value-type="float" office:value="4.598" calcext:value-type="float">
            <text:p>4.598</text:p>
          </table:table-cell>
          <table:table-cell table:style-name="ce166" office:value-type="float" office:value="4.619" calcext:value-type="float">
            <text:p>4.619</text:p>
          </table:table-cell>
          <table:table-cell table:style-name="ce166" office:value-type="string" calcext:value-type="string">
            <text:p>x</text:p>
          </table:table-cell>
          <table:table-cell table:style-name="ce166" table:number-columns-repeated="4"/>
          <table:table-cell/>
          <table:table-cell office:value-type="string" calcext:value-type="string">
            <text:p>critical</text:p>
          </table:table-cell>
          <table:table-cell table:formula="of:=AVERAGE([.J42:.J44];[.I42:.I44])" office:value-type="float" office:value="4.6275" calcext:value-type="float">
            <text:p>4.62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4.824" calcext:value-type="float">
            <text:p>4.824</text:p>
          </table:table-cell>
          <table:table-cell table:style-name="ce166" table:number-columns-repeated="3"/>
          <table:table-cell table:style-name="ce166" office:value-type="string" calcext:value-type="string">
            <text:p>x</text:p>
          </table:table-cell>
          <table:table-cell table:style-name="ce166"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4.784" calcext:value-type="float">
            <text:p>4.784</text:p>
          </table:table-cell>
          <table:table-cell table:style-name="ce166" office:value-type="float" office:value="4.791" calcext:value-type="float">
            <text:p>4.791</text:p>
          </table:table-cell>
          <table:table-cell table:style-name="ce166" office:value-type="float" office:value="4.72" calcext:value-type="float">
            <text:p>4.720</text:p>
          </table:table-cell>
          <table:table-cell table:style-name="ce166" table:number-columns-repeated="6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4.762" calcext:value-type="float">
            <text:p>4.762</text:p>
          </table:table-cell>
          <table:table-cell table:style-name="ce156" table:number-columns-repeated="3"/>
          <table:table-cell table:style-name="ce156" office:value-type="string" calcext:value-type="string">
            <text:p>x</text:p>
          </table:table-cell>
          <table:table-cell table:style-name="ce156" table:number-columns-repeated="4"/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36"/>
          <table:table-cell table:style-name="ce61" table:number-columns-repeated="8"/>
          <table:table-cell table:style-name="ce257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36"/>
          <table:table-cell table:style-name="ce61" table:number-columns-repeated="8"/>
          <table:table-cell table:style-name="ce257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LU</text:p>
          </table:table-cell>
          <table:table-cell table:style-name="ce321" office:value-type="float" office:value="117.488333333333" calcext:value-type="float" table:number-columns-spanned="1" table:number-rows-spanned="8">
            <text:p>117.488</text:p>
          </table:table-cell>
          <table:table-cell table:style-name="ce321" office:value-type="float" office:value="54.261" calcext:value-type="float" table:number-columns-spanned="1" table:number-rows-spanned="8">
            <text:p>54.261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116.955" calcext:value-type="float">
            <text:p>116.955</text:p>
          </table:table-cell>
          <table:table-cell table:style-name="ce165" office:value-type="float" office:value="115.391" calcext:value-type="float">
            <text:p>115.391</text:p>
          </table:table-cell>
          <table:table-cell table:style-name="ce165" office:value-type="float" office:value="111.136" calcext:value-type="float">
            <text:p>111.136</text:p>
          </table:table-cell>
          <table:table-cell table:style-name="ce165" office:value-type="float" office:value="110.715" calcext:value-type="float">
            <text:p>110.715</text:p>
          </table:table-cell>
          <table:table-cell table:style-name="ce165" office:value-type="float" office:value="129.375" calcext:value-type="float">
            <text:p>129.375</text:p>
          </table:table-cell>
          <table:table-cell table:style-name="ce165" office:value-type="float" office:value="174.259" calcext:value-type="float">
            <text:p>174.259</text:p>
          </table:table-cell>
          <table:table-cell table:style-name="ce165" office:value-type="float" office:value="165.413" calcext:value-type="float">
            <text:p>165.413</text:p>
          </table:table-cell>
          <table:table-cell table:style-name="ce165" office:value-type="float" office:value="164.19" calcext:value-type="float">
            <text:p>164.190</text:p>
          </table:table-cell>
          <table:table-cell table:style-name="ce165" office:value-type="float" office:value="154.957" calcext:value-type="float">
            <text:p>154.957</text:p>
          </table:table-cell>
          <table:table-cell table:style-name="ce181" office:value-type="float" office:value="49.06" calcext:value-type="float">
            <text:p>49.06</text:p>
          </table:table-cell>
          <table:table-cell office:value-type="string" calcext:value-type="string">
            <text:p>serial</text:p>
          </table:table-cell>
          <table:table-cell table:formula="of:=AVERAGE([.G50:.G55])" office:value-type="float" office:value="115.459" calcext:value-type="float">
            <text:p>115.45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114.323" calcext:value-type="float">
            <text:p>114.323</text:p>
          </table:table-cell>
          <table:table-cell table:style-name="ce166" office:value-type="float" office:value="110.364" calcext:value-type="float">
            <text:p>110.364</text:p>
          </table:table-cell>
          <table:table-cell table:style-name="ce166" office:value-type="float" office:value="106.074" calcext:value-type="float">
            <text:p>106.074</text:p>
          </table:table-cell>
          <table:table-cell table:style-name="ce166" office:value-type="float" office:value="106.84" calcext:value-type="float">
            <text:p>106.840</text:p>
          </table:table-cell>
          <table:table-cell table:style-name="ce166" office:value-type="float" office:value="103.441" calcext:value-type="float">
            <text:p>103.441</text:p>
          </table:table-cell>
          <table:table-cell table:style-name="ce166" office:value-type="float" office:value="115.203" calcext:value-type="float">
            <text:p>115.203</text:p>
          </table:table-cell>
          <table:table-cell table:style-name="ce166" office:value-type="float" office:value="169.152" calcext:value-type="float">
            <text:p>169.152</text:p>
          </table:table-cell>
          <table:table-cell table:style-name="ce166" office:value-type="float" office:value="167.541" calcext:value-type="float">
            <text:p>167.541</text:p>
          </table:table-cell>
          <table:table-cell table:style-name="ce166" office:value-type="float" office:value="162.043" calcext:value-type="float">
            <text:p>162.043</text:p>
          </table:table-cell>
          <table:table-cell office:value-type="float" office:value="51.729" calcext:value-type="float">
            <text:p>51.729</text:p>
          </table:table-cell>
          <table:table-cell office:value-type="string" calcext:value-type="string">
            <text:p>omp</text:p>
          </table:table-cell>
          <table:table-cell table:formula="of:=AVERAGE([.P50:.P55])" office:value-type="float" office:value="54.9925" calcext:value-type="float">
            <text:p>54.992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115.102" calcext:value-type="float">
            <text:p>115.102</text:p>
          </table:table-cell>
          <table:table-cell table:style-name="ce166" office:value-type="float" office:value="112.273" calcext:value-type="float">
            <text:p>112.273</text:p>
          </table:table-cell>
          <table:table-cell table:style-name="ce166" office:value-type="float" office:value="111.852" calcext:value-type="float">
            <text:p>111.852</text:p>
          </table:table-cell>
          <table:table-cell table:style-name="ce166" office:value-type="float" office:value="104.664" calcext:value-type="float">
            <text:p>104.664</text:p>
          </table:table-cell>
          <table:table-cell table:style-name="ce166" office:value-type="float" office:value="103.501" calcext:value-type="float">
            <text:p>103.501</text:p>
          </table:table-cell>
          <table:table-cell table:style-name="ce166" office:value-type="float" office:value="158.536" calcext:value-type="float">
            <text:p>158.536</text:p>
          </table:table-cell>
          <table:table-cell table:style-name="ce166" office:value-type="float" office:value="160.888" calcext:value-type="float">
            <text:p>160.888</text:p>
          </table:table-cell>
          <table:table-cell table:style-name="ce166"/>
          <table:table-cell table:style-name="ce166" office:value-type="float" office:value="182.218" calcext:value-type="float">
            <text:p>182.218</text:p>
          </table:table-cell>
          <table:table-cell office:value-type="float" office:value="67.623" calcext:value-type="float">
            <text:p>67.623</text:p>
          </table:table-cell>
          <table:table-cell office:value-type="string" calcext:value-type="string">
            <text:p>critical</text:p>
          </table:table-cell>
          <table:table-cell table:formula="of:=AVERAGE([.J53];[.K50:.K54];[.L50:.L53])" office:value-type="float" office:value="140.5319" calcext:value-type="float">
            <text:p>140.53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116.773" calcext:value-type="float">
            <text:p>116.773</text:p>
          </table:table-cell>
          <table:table-cell table:style-name="ce166" office:value-type="float" office:value="111.764" calcext:value-type="float">
            <text:p>111.764</text:p>
          </table:table-cell>
          <table:table-cell table:style-name="ce166" office:value-type="float" office:value="109.943" calcext:value-type="float">
            <text:p>109.943</text:p>
          </table:table-cell>
          <table:table-cell table:style-name="ce166" office:value-type="float" office:value="121.022" calcext:value-type="float">
            <text:p>121.022</text:p>
          </table:table-cell>
          <table:table-cell table:style-name="ce166" office:value-type="float" office:value="97.361" calcext:value-type="float">
            <text:p>97.361</text:p>
          </table:table-cell>
          <table:table-cell table:style-name="ce166" office:value-type="float" office:value="274.309" calcext:value-type="float">
            <text:p>274.309</text:p>
          </table:table-cell>
          <table:table-cell table:style-name="ce166" table:number-columns-repeated="2"/>
          <table:table-cell table:style-name="ce166" office:value-type="float" office:value="157.031" calcext:value-type="float">
            <text:p>157.031</text:p>
          </table:table-cell>
          <table:table-cell office:value-type="float" office:value="53.732" calcext:value-type="float">
            <text:p>53.73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112.829" calcext:value-type="float">
            <text:p>112.829</text:p>
          </table:table-cell>
          <table:table-cell table:style-name="ce166" office:value-type="float" office:value="118.406" calcext:value-type="float">
            <text:p>118.406</text:p>
          </table:table-cell>
          <table:table-cell table:style-name="ce166" office:value-type="float" office:value="113.68" calcext:value-type="float">
            <text:p>113.680</text:p>
          </table:table-cell>
          <table:table-cell table:style-name="ce166" office:value-type="float" office:value="132.45" calcext:value-type="float">
            <text:p>132.450</text:p>
          </table:table-cell>
          <table:table-cell table:style-name="ce166" office:value-type="float" office:value="128.312" calcext:value-type="float">
            <text:p>128.312</text:p>
          </table:table-cell>
          <table:table-cell table:style-name="ce166" table:number-columns-repeated="3"/>
          <table:table-cell table:style-name="ce166" office:value-type="float" office:value="167.354" calcext:value-type="float">
            <text:p>167.354</text:p>
          </table:table-cell>
          <table:table-cell office:value-type="float" office:value="54.979" calcext:value-type="float">
            <text:p>54.979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116.772" calcext:value-type="float">
            <text:p>116.772</text:p>
          </table:table-cell>
          <table:table-cell table:style-name="ce156" office:value-type="float" office:value="119.576" calcext:value-type="float">
            <text:p>119.576</text:p>
          </table:table-cell>
          <table:table-cell table:style-name="ce156" office:value-type="float" office:value="118.678" calcext:value-type="float">
            <text:p>118.678</text:p>
          </table:table-cell>
          <table:table-cell table:style-name="ce156" table:number-columns-repeated="5"/>
          <table:table-cell table:style-name="ce166" office:value-type="float" office:value="171.822" calcext:value-type="float">
            <text:p>171.822</text:p>
          </table:table-cell>
          <table:table-cell table:style-name="ce174" office:value-type="float" office:value="52.832" calcext:value-type="float">
            <text:p>52.83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MG</text:p>
          </table:table-cell>
          <table:table-cell table:style-name="ce321" office:value-type="float" office:value="5.20066666666667" calcext:value-type="float" table:number-columns-spanned="1" table:number-rows-spanned="8">
            <text:p>5.201</text:p>
          </table:table-cell>
          <table:table-cell table:style-name="ce321" table:formula="of:=AVERAGE([.P58:.P63])" office:value-type="float" office:value="3.58283333333333" calcext:value-type="float" table:number-columns-spanned="1" table:number-rows-spanned="8">
            <text:p>3.583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4.735" calcext:value-type="float">
            <text:p>4.735</text:p>
          </table:table-cell>
          <table:table-cell table:style-name="ce165" office:value-type="float" office:value="4.484" calcext:value-type="float">
            <text:p>4.484</text:p>
          </table:table-cell>
          <table:table-cell table:style-name="ce165" office:value-type="float" office:value="3.981" calcext:value-type="float">
            <text:p>3.981</text:p>
          </table:table-cell>
          <table:table-cell table:style-name="ce165" office:value-type="float" office:value="3.926" calcext:value-type="float">
            <text:p>3.926</text:p>
          </table:table-cell>
          <table:table-cell table:style-name="ce165" office:value-type="float" office:value="4.014" calcext:value-type="float">
            <text:p>4.014</text:p>
          </table:table-cell>
          <table:table-cell table:style-name="ce165" office:value-type="float" office:value="3.946" calcext:value-type="float">
            <text:p>3.946</text:p>
          </table:table-cell>
          <table:table-cell table:style-name="ce165" office:value-type="float" office:value="4.06" calcext:value-type="float">
            <text:p>4.060</text:p>
          </table:table-cell>
          <table:table-cell table:style-name="ce165" office:value-type="float" office:value="3.669" calcext:value-type="float">
            <text:p>3.669</text:p>
          </table:table-cell>
          <table:table-cell table:number-columns-repeated="2" table:style-name="ce165" office:value-type="float" office:value="3.449" calcext:value-type="float">
            <text:p>3.449</text:p>
          </table:table-cell>
          <table:table-cell office:value-type="string" calcext:value-type="string">
            <text:p>serial</text:p>
          </table:table-cell>
          <table:table-cell table:formula="of:=AVERAGE([.G58:.G63])" office:value-type="float" office:value="4.71366666666667" calcext:value-type="float">
            <text:p>4.7136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4.527" calcext:value-type="float">
            <text:p>4.527</text:p>
          </table:table-cell>
          <table:table-cell table:style-name="ce166" office:value-type="float" office:value="4.021" calcext:value-type="float">
            <text:p>4.021</text:p>
          </table:table-cell>
          <table:table-cell table:style-name="ce166" office:value-type="float" office:value="4.151" calcext:value-type="float">
            <text:p>4.151</text:p>
          </table:table-cell>
          <table:table-cell table:style-name="ce166" office:value-type="float" office:value="3.916" calcext:value-type="float">
            <text:p>3.916</text:p>
          </table:table-cell>
          <table:table-cell table:style-name="ce166" office:value-type="float" office:value="4.242" calcext:value-type="float">
            <text:p>4.242</text:p>
          </table:table-cell>
          <table:table-cell table:style-name="ce166" office:value-type="float" office:value="4.04" calcext:value-type="float">
            <text:p>4.040</text:p>
          </table:table-cell>
          <table:table-cell table:style-name="ce166" office:value-type="float" office:value="4.15" calcext:value-type="float">
            <text:p>4.150</text:p>
          </table:table-cell>
          <table:table-cell table:style-name="ce166" office:value-type="float" office:value="3.857" calcext:value-type="float">
            <text:p>3.857</text:p>
          </table:table-cell>
          <table:table-cell table:number-columns-repeated="2" table:style-name="ce166" office:value-type="float" office:value="3.715" calcext:value-type="float">
            <text:p>3.715</text:p>
          </table:table-cell>
          <table:table-cell office:value-type="string" calcext:value-type="string">
            <text:p>omp</text:p>
          </table:table-cell>
          <table:table-cell table:formula="of:=AVERAGE([.P58:.P63])" office:value-type="float" office:value="3.58283333333333" calcext:value-type="float">
            <text:p>3.58283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4.859" calcext:value-type="float">
            <text:p>4.859</text:p>
          </table:table-cell>
          <table:table-cell table:style-name="ce166" office:value-type="float" office:value="4.063" calcext:value-type="float">
            <text:p>4.063</text:p>
          </table:table-cell>
          <table:table-cell table:style-name="ce166" office:value-type="float" office:value="3.804" calcext:value-type="float">
            <text:p>3.804</text:p>
          </table:table-cell>
          <table:table-cell table:style-name="ce166" office:value-type="float" office:value="3.831" calcext:value-type="float">
            <text:p>3.831</text:p>
          </table:table-cell>
          <table:table-cell table:style-name="ce166" office:value-type="float" office:value="3.792" calcext:value-type="float">
            <text:p>3.792</text:p>
          </table:table-cell>
          <table:table-cell table:style-name="ce166" office:value-type="float" office:value="4.715" calcext:value-type="float">
            <text:p>4.715</text:p>
          </table:table-cell>
          <table:table-cell table:style-name="ce166" office:value-type="float" office:value="4.125" calcext:value-type="float">
            <text:p>4.125</text:p>
          </table:table-cell>
          <table:table-cell table:style-name="ce166" office:value-type="float" office:value="3.805" calcext:value-type="float">
            <text:p>3.805</text:p>
          </table:table-cell>
          <table:table-cell table:style-name="ce173" office:value-type="float" office:value="3.571" calcext:value-type="float">
            <text:p>3.571</text:p>
          </table:table-cell>
          <table:table-cell office:value-type="float" office:value="3.571" calcext:value-type="float">
            <text:p>3.571</text:p>
          </table:table-cell>
          <table:table-cell office:value-type="string" calcext:value-type="string">
            <text:p>critical</text:p>
          </table:table-cell>
          <table:table-cell table:formula="of:=AVERAGE([.J58:.J63])" office:value-type="float" office:value="3.93983333333333" calcext:value-type="float">
            <text:p>3.93983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4.663" calcext:value-type="float">
            <text:p>4.663</text:p>
          </table:table-cell>
          <table:table-cell table:style-name="ce166" office:value-type="float" office:value="3.889" calcext:value-type="float">
            <text:p>3.889</text:p>
          </table:table-cell>
          <table:table-cell table:style-name="ce166" office:value-type="float" office:value="3.841" calcext:value-type="float">
            <text:p>3.841</text:p>
          </table:table-cell>
          <table:table-cell table:style-name="ce166" office:value-type="float" office:value="3.796" calcext:value-type="float">
            <text:p>3.796</text:p>
          </table:table-cell>
          <table:table-cell table:number-columns-repeated="2" table:style-name="ce166" office:value-type="float" office:value="4.084" calcext:value-type="float">
            <text:p>4.084</text:p>
          </table:table-cell>
          <table:table-cell table:style-name="ce166" office:value-type="float" office:value="3.805" calcext:value-type="float">
            <text:p>3.805</text:p>
          </table:table-cell>
          <table:table-cell table:style-name="ce166" office:value-type="float" office:value="3.681" calcext:value-type="float">
            <text:p>3.681</text:p>
          </table:table-cell>
          <table:table-cell table:style-name="ce173" office:value-type="float" office:value="3.467" calcext:value-type="float">
            <text:p>3.467</text:p>
          </table:table-cell>
          <table:table-cell office:value-type="float" office:value="3.467" calcext:value-type="float">
            <text:p>3.467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4.711" calcext:value-type="float">
            <text:p>4.711</text:p>
          </table:table-cell>
          <table:table-cell table:style-name="ce166" office:value-type="float" office:value="3.812" calcext:value-type="float">
            <text:p>3.812</text:p>
          </table:table-cell>
          <table:table-cell table:style-name="ce166" office:value-type="float" office:value="3.935" calcext:value-type="float">
            <text:p>3.935</text:p>
          </table:table-cell>
          <table:table-cell table:style-name="ce166" office:value-type="float" office:value="4.124" calcext:value-type="float">
            <text:p>4.124</text:p>
          </table:table-cell>
          <table:table-cell table:style-name="ce166" office:value-type="float" office:value="4.158" calcext:value-type="float">
            <text:p>4.158</text:p>
          </table:table-cell>
          <table:table-cell table:style-name="ce166" office:value-type="float" office:value="3.926" calcext:value-type="float">
            <text:p>3.926</text:p>
          </table:table-cell>
          <table:table-cell table:style-name="ce166" office:value-type="float" office:value="3.662" calcext:value-type="float">
            <text:p>3.662</text:p>
          </table:table-cell>
          <table:table-cell table:style-name="ce166" office:value-type="float" office:value="4.14" calcext:value-type="float">
            <text:p>4.140</text:p>
          </table:table-cell>
          <table:table-cell table:style-name="ce173" office:value-type="float" office:value="3.552" calcext:value-type="float">
            <text:p>3.552</text:p>
          </table:table-cell>
          <table:table-cell office:value-type="float" office:value="3.552" calcext:value-type="float">
            <text:p>3.55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4.787" calcext:value-type="float">
            <text:p>4.787</text:p>
          </table:table-cell>
          <table:table-cell table:style-name="ce156" office:value-type="float" office:value="3.858" calcext:value-type="float">
            <text:p>3.858</text:p>
          </table:table-cell>
          <table:table-cell table:style-name="ce156" office:value-type="float" office:value="3.875" calcext:value-type="float">
            <text:p>3.875</text:p>
          </table:table-cell>
          <table:table-cell table:style-name="ce156" office:value-type="float" office:value="4.046" calcext:value-type="float">
            <text:p>4.046</text:p>
          </table:table-cell>
          <table:table-cell table:style-name="ce156" office:value-type="float" office:value="4.091" calcext:value-type="float">
            <text:p>4.091</text:p>
          </table:table-cell>
          <table:table-cell table:style-name="ce156" office:value-type="float" office:value="3.916" calcext:value-type="float">
            <text:p>3.916</text:p>
          </table:table-cell>
          <table:table-cell table:style-name="ce156" office:value-type="float" office:value="3.644" calcext:value-type="float">
            <text:p>3.644</text:p>
          </table:table-cell>
          <table:table-cell table:style-name="ce156" office:value-type="float" office:value="4.172" calcext:value-type="float">
            <text:p>4.172</text:p>
          </table:table-cell>
          <table:table-cell table:number-columns-repeated="2" table:style-name="ce174" office:value-type="float" office:value="3.743" calcext:value-type="float">
            <text:p>3.743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SP</text:p>
          </table:table-cell>
          <table:table-cell table:style-name="ce321" office:value-type="float" office:value="88.0363333333333" calcext:value-type="float" table:number-columns-spanned="1" table:number-rows-spanned="8">
            <text:p>88.036</text:p>
          </table:table-cell>
          <table:table-cell table:style-name="ce321" office:value-type="float" office:value="65.1893333333333" calcext:value-type="float" table:number-columns-spanned="1" table:number-rows-spanned="8">
            <text:p>65.189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83.626" calcext:value-type="float">
            <text:p>83.626</text:p>
          </table:table-cell>
          <table:table-cell table:style-name="ce160" office:value-type="float" office:value="77.344" calcext:value-type="float">
            <text:p>77.344</text:p>
          </table:table-cell>
          <table:table-cell table:style-name="ce160" office:value-type="float" office:value="68.542" calcext:value-type="float">
            <text:p>68.542</text:p>
          </table:table-cell>
          <table:table-cell table:style-name="ce160" office:value-type="float" office:value="63.135" calcext:value-type="float">
            <text:p>63.135</text:p>
          </table:table-cell>
          <table:table-cell table:style-name="ce160" office:value-type="float" office:value="66.686" calcext:value-type="float">
            <text:p>66.686</text:p>
          </table:table-cell>
          <table:table-cell table:style-name="ce160" office:value-type="float" office:value="111.331" calcext:value-type="float">
            <text:p>111.331</text:p>
          </table:table-cell>
          <table:table-cell table:style-name="ce160" office:value-type="float" office:value="61.552" calcext:value-type="float">
            <text:p>61.552</text:p>
          </table:table-cell>
          <table:table-cell table:style-name="ce160" office:value-type="float" office:value="62.341" calcext:value-type="float">
            <text:p>62.341</text:p>
          </table:table-cell>
          <table:table-cell table:style-name="ce160" office:value-type="float" office:value="78.34" calcext:value-type="float">
            <text:p>78.340</text:p>
          </table:table-cell>
          <table:table-cell table:style-name="ce177"/>
          <table:table-cell office:value-type="string" calcext:value-type="string">
            <text:p>serial</text:p>
          </table:table-cell>
          <table:table-cell table:formula="of:=AVERAGE([.G66:.G71])" office:value-type="float" office:value="86.6461666666667" calcext:value-type="float">
            <text:p>86.6461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46" office:value-type="float" office:value="88.82" calcext:value-type="float">
            <text:p>88.82</text:p>
          </table:table-cell>
          <table:table-cell office:value-type="float" office:value="77.418" calcext:value-type="float">
            <text:p>77.418</text:p>
          </table:table-cell>
          <table:table-cell office:value-type="float" office:value="66.372" calcext:value-type="float">
            <text:p>66.372</text:p>
          </table:table-cell>
          <table:table-cell office:value-type="float" office:value="62.103" calcext:value-type="float">
            <text:p>62.103</text:p>
          </table:table-cell>
          <table:table-cell office:value-type="float" office:value="62.503" calcext:value-type="float">
            <text:p>62.503</text:p>
          </table:table-cell>
          <table:table-cell office:value-type="float" office:value="109.078" calcext:value-type="float">
            <text:p>109.078</text:p>
          </table:table-cell>
          <table:table-cell office:value-type="float" office:value="63.737" calcext:value-type="float">
            <text:p>63.737</text:p>
          </table:table-cell>
          <table:table-cell office:value-type="float" office:value="62.602" calcext:value-type="float">
            <text:p>62.602</text:p>
          </table:table-cell>
          <table:table-cell office:value-type="float" office:value="64.286" calcext:value-type="float">
            <text:p>64.286</text:p>
          </table:table-cell>
          <table:table-cell table:style-name="ce178"/>
          <table:table-cell office:value-type="string" calcext:value-type="string">
            <text:p>omp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46" office:value-type="float" office:value="87.08" calcext:value-type="float">
            <text:p>87.08</text:p>
          </table:table-cell>
          <table:table-cell office:value-type="float" office:value="125.862" calcext:value-type="float">
            <text:p>125.862</text:p>
          </table:table-cell>
          <table:table-cell office:value-type="float" office:value="136.847" calcext:value-type="float">
            <text:p>136.847</text:p>
          </table:table-cell>
          <table:table-cell office:value-type="float" office:value="87.314" calcext:value-type="float">
            <text:p>87.314</text:p>
          </table:table-cell>
          <table:table-cell office:value-type="float" office:value="85.084" calcext:value-type="float">
            <text:p>85.084</text:p>
          </table:table-cell>
          <table:table-cell office:value-type="float" office:value="86.092" calcext:value-type="float">
            <text:p>86.092</text:p>
          </table:table-cell>
          <table:table-cell office:value-type="float" office:value="97.509" calcext:value-type="float">
            <text:p>97.509</text:p>
          </table:table-cell>
          <table:table-cell table:style-name="ce171" office:value-type="float" office:value="83.246" calcext:value-type="float">
            <text:p>83.246</text:p>
          </table:table-cell>
          <table:table-cell table:style-name="ce171" office:value-type="float" office:value="85.642" calcext:value-type="float">
            <text:p>85.642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J66:.J67];[.J69];[.J70])" office:value-type="float" office:value="62.8985" calcext:value-type="float">
            <text:p>62.898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46" office:value-type="float" office:value="85.033" calcext:value-type="float">
            <text:p>85.033</text:p>
          </table:table-cell>
          <table:table-cell office:value-type="float" office:value="89.011" calcext:value-type="float">
            <text:p>89.011</text:p>
          </table:table-cell>
          <table:table-cell office:value-type="float" office:value="71.266" calcext:value-type="float">
            <text:p>71.266</text:p>
          </table:table-cell>
          <table:table-cell office:value-type="float" office:value="62.039" calcext:value-type="float">
            <text:p>62.039</text:p>
          </table:table-cell>
          <table:table-cell office:value-type="float" office:value="62.215" calcext:value-type="float">
            <text:p>62.215</text:p>
          </table:table-cell>
          <table:table-cell office:value-type="float" office:value="121.949" calcext:value-type="float">
            <text:p>121.949</text:p>
          </table:table-cell>
          <table:table-cell office:value-type="float" office:value="62.916" calcext:value-type="float">
            <text:p>62.916</text:p>
          </table:table-cell>
          <table:table-cell office:value-type="float" office:value="96.228" calcext:value-type="float">
            <text:p>96.228</text:p>
          </table:table-cell>
          <table:table-cell office:value-type="float" office:value="64.658" calcext:value-type="float">
            <text:p>64.658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6" office:value-type="float" office:value="89.579" calcext:value-type="float">
            <text:p>89.579</text:p>
          </table:table-cell>
          <table:table-cell office:value-type="float" office:value="75.745" calcext:value-type="float">
            <text:p>75.745</text:p>
          </table:table-cell>
          <table:table-cell office:value-type="float" office:value="68.67" calcext:value-type="float">
            <text:p>68.670</text:p>
          </table:table-cell>
          <table:table-cell office:value-type="float" office:value="64.317" calcext:value-type="float">
            <text:p>64.317</text:p>
          </table:table-cell>
          <table:table-cell office:value-type="float" office:value="65.604" calcext:value-type="float">
            <text:p>65.604</text:p>
          </table:table-cell>
          <table:table-cell office:value-type="float" office:value="103.771" calcext:value-type="float">
            <text:p>103.771</text:p>
          </table:table-cell>
          <table:table-cell office:value-type="float" office:value="62.602" calcext:value-type="float">
            <text:p>62.602</text:p>
          </table:table-cell>
          <table:table-cell office:value-type="float" office:value="89.226" calcext:value-type="float">
            <text:p>89.226</text:p>
          </table:table-cell>
          <table:table-cell office:value-type="float" office:value="63.206" calcext:value-type="float">
            <text:p>63.206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7" office:value-type="float" office:value="85.739" calcext:value-type="float">
            <text:p>85.739</text:p>
          </table:table-cell>
          <table:table-cell table:style-name="ce161" office:value-type="float" office:value="84.058" calcext:value-type="float">
            <text:p>84.058</text:p>
          </table:table-cell>
          <table:table-cell table:style-name="ce161" office:value-type="float" office:value="81.037" calcext:value-type="float">
            <text:p>81.037</text:p>
          </table:table-cell>
          <table:table-cell table:style-name="ce161" office:value-type="float" office:value="74.7" calcext:value-type="float">
            <text:p>74.700</text:p>
          </table:table-cell>
          <table:table-cell table:style-name="ce161" office:value-type="float" office:value="75.598" calcext:value-type="float">
            <text:p>75.598</text:p>
          </table:table-cell>
          <table:table-cell table:style-name="ce161" office:value-type="float" office:value="102.735" calcext:value-type="float">
            <text:p>102.735</text:p>
          </table:table-cell>
          <table:table-cell table:style-name="ce161" office:value-type="float" office:value="79.493" calcext:value-type="float">
            <text:p>79.493</text:p>
          </table:table-cell>
          <table:table-cell table:style-name="ce161" office:value-type="float" office:value="62.569" calcext:value-type="float">
            <text:p>62.569</text:p>
          </table:table-cell>
          <table:table-cell table:style-name="ce161" office:value-type="float" office:value="66.704" calcext:value-type="float">
            <text:p>66.704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UA</text:p>
          </table:table-cell>
          <table:table-cell table:style-name="ce321" office:value-type="float" office:value="71.822" calcext:value-type="float" table:number-columns-spanned="1" table:number-rows-spanned="8">
            <text:p>71.822</text:p>
          </table:table-cell>
          <table:table-cell table:style-name="ce321" table:number-columns-spanned="1" table:number-rows-spanned="8"/>
          <table:table-cell table:style-name="ce321" table:number-columns-spanned="1" table:number-rows-spanned="8"/>
          <table:table-cell office:value-type="string" calcext:value-type="string">
            <text:p>profile</text:p>
          </table:table-cell>
          <table:table-cell table:style-name="ce145" office:value-type="float" office:value="183.641" calcext:value-type="float">
            <text:p>183.641</text:p>
          </table:table-cell>
          <table:table-cell table:style-name="ce167" office:value-type="float" office:value="190.196" calcext:value-type="float">
            <text:p>190.196</text:p>
          </table:table-cell>
          <table:table-cell table:style-name="ce160" office:value-type="float" office:value="176.005" calcext:value-type="float">
            <text:p>176.005</text:p>
          </table:table-cell>
          <table:table-cell table:style-name="ce160" office:value-type="float" office:value="445.8" calcext:value-type="float">
            <text:p>445.800</text:p>
          </table:table-cell>
          <table:table-cell table:style-name="ce160" office:value-type="float" office:value="178.108" calcext:value-type="float">
            <text:p>178.108</text:p>
          </table:table-cell>
          <table:table-cell table:style-name="ce160" office:value-type="float" office:value="178.065" calcext:value-type="float">
            <text:p>178.065</text:p>
          </table:table-cell>
          <table:table-cell table:style-name="ce160" office:value-type="float" office:value="176.299" calcext:value-type="float">
            <text:p>176.299</text:p>
          </table:table-cell>
          <table:table-cell table:style-name="ce160" office:value-type="float" office:value="85.327" calcext:value-type="float">
            <text:p>85.327</text:p>
          </table:table-cell>
          <table:table-cell table:style-name="ce160" office:value-type="float" office:value="83.334" calcext:value-type="float">
            <text:p>83.334</text:p>
          </table:table-cell>
          <table:table-cell table:style-name="ce177" office:value-type="float" office:value="80.337" calcext:value-type="float">
            <text:p>80.337</text:p>
          </table:table-cell>
          <table:table-cell office:value-type="string" calcext:value-type="string">
            <text:p>serial</text:p>
          </table:table-cell>
          <table:table-cell table:style-name="ce149" table:formula="of:=[.$C$74]" office:value-type="float" office:value="71.822" calcext:value-type="float">
            <text:p>71.822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6" office:value-type="float" office:value="182.183" calcext:value-type="float">
            <text:p>182.183</text:p>
          </table:table-cell>
          <table:table-cell table:style-name="ce168" office:value-type="float" office:value="983.381" calcext:value-type="float">
            <text:p>983.381</text:p>
          </table:table-cell>
          <table:table-cell office:value-type="float" office:value="188.386" calcext:value-type="float">
            <text:p>188.386</text:p>
          </table:table-cell>
          <table:table-cell office:value-type="float" office:value="185.593" calcext:value-type="float">
            <text:p>185.593</text:p>
          </table:table-cell>
          <table:table-cell office:value-type="float" office:value="188.01" calcext:value-type="float">
            <text:p>188.010</text:p>
          </table:table-cell>
          <table:table-cell office:value-type="float" office:value="185.792" calcext:value-type="float">
            <text:p>185.792</text:p>
          </table:table-cell>
          <table:table-cell office:value-type="float" office:value="206.896" calcext:value-type="float">
            <text:p>206.896</text:p>
          </table:table-cell>
          <table:table-cell office:value-type="float" office:value="188.323" calcext:value-type="float">
            <text:p>188.323</text:p>
          </table:table-cell>
          <table:table-cell office:value-type="float" office:value="190.001" calcext:value-type="float">
            <text:p>190.001</text:p>
          </table:table-cell>
          <table:table-cell table:style-name="ce178" office:value-type="float" office:value="74.433" calcext:value-type="float">
            <text:p>74.433</text:p>
          </table:table-cell>
          <table:table-cell office:value-type="string" calcext:value-type="string">
            <text:p>omp</text:p>
          </table:table-cell>
          <table:table-cell table:formula="of:=AVERAGE([.P74:.P79])" office:value-type="float" office:value="78.563" calcext:value-type="float">
            <text:p>78.563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6" office:value-type="float" office:value="182.149" calcext:value-type="float">
            <text:p>182.149</text:p>
          </table:table-cell>
          <table:table-cell office:value-type="float" office:value="954.301" calcext:value-type="float">
            <text:p>954.301</text:p>
          </table:table-cell>
          <table:table-cell table:style-name="ce171" office:value-type="float" office:value="184.083" calcext:value-type="float">
            <text:p>184.083</text:p>
          </table:table-cell>
          <table:table-cell office:value-type="float" office:value="189.105" calcext:value-type="float">
            <text:p>189.105</text:p>
          </table:table-cell>
          <table:table-cell office:value-type="float" office:value="194.378" calcext:value-type="float">
            <text:p>194.378</text:p>
          </table:table-cell>
          <table:table-cell office:value-type="float" office:value="192.406" calcext:value-type="float">
            <text:p>192.406</text:p>
          </table:table-cell>
          <table:table-cell office:value-type="float" office:value="186.834" calcext:value-type="float">
            <text:p>186.834</text:p>
          </table:table-cell>
          <table:table-cell office:value-type="float" office:value="188.913" calcext:value-type="float">
            <text:p>188.913</text:p>
          </table:table-cell>
          <table:table-cell office:value-type="float" office:value="191.083" calcext:value-type="float">
            <text:p>191.083</text:p>
          </table:table-cell>
          <table:table-cell table:style-name="ce178" office:value-type="float" office:value="78.111" calcext:value-type="float">
            <text:p>78.111</text:p>
          </table:table-cell>
          <table:table-cell office:value-type="string" calcext:value-type="string">
            <text:p>critical</text:p>
          </table:table-cell>
          <table:table-cell table:formula="of:=AVERAGE([.K74:.K79])" office:value-type="float" office:value="189.657" calcext:value-type="float">
            <text:p>189.657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57" office:value-type="float" office:value="198.312" calcext:value-type="float">
            <text:p>198.312</text:p>
          </table:table-cell>
          <table:table-cell office:value-type="float" office:value="177.22" calcext:value-type="float">
            <text:p>177.220</text:p>
          </table:table-cell>
          <table:table-cell office:value-type="float" office:value="1000.198" calcext:value-type="float">
            <text:p>1000.198</text:p>
          </table:table-cell>
          <table:table-cell office:value-type="float" office:value="184.479" calcext:value-type="float">
            <text:p>184.479</text:p>
          </table:table-cell>
          <table:table-cell office:value-type="float" office:value="191.224" calcext:value-type="float">
            <text:p>191.224</text:p>
          </table:table-cell>
          <table:table-cell office:value-type="float" office:value="181.293" calcext:value-type="float">
            <text:p>181.293</text:p>
          </table:table-cell>
          <table:table-cell office:value-type="float" office:value="182.167" calcext:value-type="float">
            <text:p>182.167</text:p>
          </table:table-cell>
          <table:table-cell office:value-type="float" office:value="87.371" calcext:value-type="float">
            <text:p>87.371</text:p>
          </table:table-cell>
          <table:table-cell office:value-type="float" office:value="92.792" calcext:value-type="float">
            <text:p>92.792</text:p>
          </table:table-cell>
          <table:table-cell table:style-name="ce178" office:value-type="float" office:value="81.015" calcext:value-type="float">
            <text:p>81.015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57" office:value-type="float" office:value="188.818" calcext:value-type="float">
            <text:p>188.818</text:p>
          </table:table-cell>
          <table:table-cell office:value-type="float" office:value="178.515" calcext:value-type="float">
            <text:p>178.515</text:p>
          </table:table-cell>
          <table:table-cell office:value-type="float" office:value="940.259" calcext:value-type="float">
            <text:p>940.259</text:p>
          </table:table-cell>
          <table:table-cell office:value-type="float" office:value="181.94" calcext:value-type="float">
            <text:p>181.940</text:p>
          </table:table-cell>
          <table:table-cell office:value-type="float" office:value="189.472" calcext:value-type="float">
            <text:p>189.472</text:p>
          </table:table-cell>
          <table:table-cell office:value-type="float" office:value="180.863" calcext:value-type="float">
            <text:p>180.863</text:p>
          </table:table-cell>
          <table:table-cell office:value-type="float" office:value="174.017" calcext:value-type="float">
            <text:p>174.017</text:p>
          </table:table-cell>
          <table:table-cell office:value-type="float" office:value="182.733" calcext:value-type="float">
            <text:p>182.733</text:p>
          </table:table-cell>
          <table:table-cell office:value-type="float" office:value="98.37" calcext:value-type="float">
            <text:p>98.370</text:p>
          </table:table-cell>
          <table:table-cell table:style-name="ce178" office:value-type="float" office:value="76.735" calcext:value-type="float">
            <text:p>76.735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9" office:value-type="float" office:value="193.49" calcext:value-type="float">
            <text:p>193.490</text:p>
          </table:table-cell>
          <table:table-cell table:style-name="ce161" office:value-type="float" office:value="189.31" calcext:value-type="float">
            <text:p>189.310</text:p>
          </table:table-cell>
          <table:table-cell table:style-name="ce161" office:value-type="float" office:value="1133.344" calcext:value-type="float">
            <text:p>1133.344</text:p>
          </table:table-cell>
          <table:table-cell table:style-name="ce161" office:value-type="float" office:value="185.944" calcext:value-type="float">
            <text:p>185.944</text:p>
          </table:table-cell>
          <table:table-cell table:style-name="ce161" office:value-type="float" office:value="196.75" calcext:value-type="float">
            <text:p>196.750</text:p>
          </table:table-cell>
          <table:table-cell table:style-name="ce161" office:value-type="float" office:value="107.761" calcext:value-type="float">
            <text:p>107.761</text:p>
          </table:table-cell>
          <table:table-cell table:style-name="ce161" office:value-type="float" office:value="91.853" calcext:value-type="float">
            <text:p>91.853</text:p>
          </table:table-cell>
          <table:table-cell table:style-name="ce161" office:value-type="float" office:value="93.464" calcext:value-type="float">
            <text:p>93.464</text:p>
          </table:table-cell>
          <table:table-cell table:style-name="ce161" office:value-type="float" office:value="94.082" calcext:value-type="float">
            <text:p>94.082</text:p>
          </table:table-cell>
          <table:table-cell table:style-name="ce179" office:value-type="float" office:value="80.747" calcext:value-type="float">
            <text:p>80.747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158"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 table:number-columns-repeated="2"/>
          <table:table-cell table:style-name="ce143"/>
          <table:table-cell table:style-name="ce169" table:number-columns-repeated="8"/>
          <table:table-cell table:style-name="ce325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/>
          <table:table-cell table:style-name="ce143"/>
          <table:table-cell table:style-name="ce159"/>
          <table:table-cell table:style-name="ce170"/>
          <table:table-cell table:style-name="ce172" table:number-columns-repeated="7"/>
          <table:table-cell table:style-name="ce170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325" table:number-columns-repeated="1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 table:number-columns-repeated="12"/>
          <table:table-cell table:number-columns-repeated="2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38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373"/>
          <table:table-cell table:number-columns-repeated="3"/>
          <table:table-cell table:style-name="ce373"/>
          <table:table-cell table:number-columns-repeated="3"/>
          <table:table-cell table:style-name="ce373"/>
          <table:table-cell table:style-name="Default" table:number-columns-repeated="3"/>
          <table:table-cell table:style-name="ce373"/>
          <table:table-cell table:number-columns-repeated="3"/>
        </table:table-row>
        <table:table-row table:style-name="ro1">
          <table:table-cell/>
          <table:table-cell table:style-name="ce141" office:value-type="string" calcext:value-type="string" table:number-columns-spanned="1" table:number-rows-spanned="2">
            <text:p>Experiment</text:p>
          </table:table-cell>
          <table:table-cell table:style-name="ce141" office:value-type="string" calcext:value-type="string" table:number-columns-spanned="4" table:number-rows-spanned="1">
            <text:p>Serial</text:p>
          </table:table-cell>
          <table:covered-table-cell table:number-columns-repeated="2" table:style-name="ce375"/>
          <table:covered-table-cell table:style-name="ce376"/>
          <table:table-cell table:style-name="ce141" office:value-type="string" calcext:value-type="string" table:number-columns-spanned="4" table:number-rows-spanned="1">
            <text:p>OpenMP</text:p>
          </table:table-cell>
          <table:covered-table-cell table:number-columns-repeated="2" table:style-name="ce375"/>
          <table:covered-table-cell table:style-name="ce376"/>
          <table:table-cell table:style-name="ce141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375"/>
          <table:covered-table-cell table:style-name="ce376"/>
          <table:table-cell table:style-name="ce385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375"/>
          <table:covered-table-cell table:style-name="ce376"/>
        </table:table-row>
        <table:table-row table:style-name="ro1">
          <table:table-cell/>
          <table:covered-table-cell table:style-name="ce254"/>
          <table:table-cell table:style-name="ce374" office:value-type="string" calcext:value-type="string">
            <text:p>#1</text:p>
          </table:table-cell>
          <table:table-cell table:style-name="ce374" office:value-type="string" calcext:value-type="string">
            <text:p>#2</text:p>
          </table:table-cell>
          <table:table-cell table:style-name="ce374" office:value-type="string" calcext:value-type="string">
            <text:p>#3</text:p>
          </table:table-cell>
          <table:table-cell table:style-name="ce374" office:value-type="string" calcext:value-type="string">
            <text:p>average</text:p>
          </table:table-cell>
          <table:table-cell table:style-name="ce377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  <table:table-cell table:style-name="ce377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  <table:table-cell table:style-name="ce380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</table:table-row>
        <table:table-row table:style-name="ro1">
          <table:table-cell/>
          <table:table-cell table:style-name="ce253" office:value-type="string" calcext:value-type="string">
            <text:p>BT</text:p>
          </table:table-cell>
          <table:table-cell table:style-name="ce272" office:value-type="float" office:value="173.113" calcext:value-type="float">
            <text:p>173.113</text:p>
          </table:table-cell>
          <table:table-cell table:style-name="ce272" office:value-type="float" office:value="192.904" calcext:value-type="float">
            <text:p>192.904</text:p>
          </table:table-cell>
          <table:table-cell table:style-name="ce272" office:value-type="float" office:value="187.397" calcext:value-type="float">
            <text:p>187.397</text:p>
          </table:table-cell>
          <table:table-cell table:style-name="ce270" table:formula="of:=AVERAGE([.C4:.E4])" office:value-type="float" office:value="184.471333333333" calcext:value-type="float">
            <text:p>184.471</text:p>
          </table:table-cell>
          <table:table-cell table:style-name="ce378" office:value-type="float" office:value="56.374" calcext:value-type="float">
            <text:p>56.374</text:p>
          </table:table-cell>
          <table:table-cell table:style-name="ce381" office:value-type="float" office:value="58.05" calcext:value-type="float">
            <text:p>58.050</text:p>
          </table:table-cell>
          <table:table-cell table:style-name="ce381" office:value-type="float" office:value="57.662" calcext:value-type="float">
            <text:p>57.662</text:p>
          </table:table-cell>
          <table:table-cell table:style-name="ce283" table:formula="of:=AVERAGE([.G4:.I4])" office:value-type="float" office:value="57.362" calcext:value-type="float">
            <text:p>57.362</text:p>
          </table:table-cell>
          <table:table-cell table:style-name="ce378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283" table:formula="of:=AVERAGE([.K4:.M4])" office:value-type="float" office:value="56.2106666666667" calcext:value-type="float">
            <text:p>56.211</text:p>
          </table:table-cell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CG</text:p>
          </table:table-cell>
          <table:table-cell table:style-name="ce272" office:value-type="float" office:value="74.752" calcext:value-type="float">
            <text:p>74.752</text:p>
          </table:table-cell>
          <table:table-cell table:style-name="ce272" office:value-type="float" office:value="72.526" calcext:value-type="float">
            <text:p>72.526</text:p>
          </table:table-cell>
          <table:table-cell table:style-name="ce272" office:value-type="float" office:value="72.977" calcext:value-type="float">
            <text:p>72.977</text:p>
          </table:table-cell>
          <table:table-cell table:style-name="ce272" table:formula="of:=AVERAGE([.C5:.E5])" office:value-type="float" office:value="73.4183333333333" calcext:value-type="float">
            <text:p>73.418</text:p>
          </table:table-cell>
          <table:table-cell table:style-name="ce378" office:value-type="float" office:value="19.795" calcext:value-type="float">
            <text:p>19.795</text:p>
          </table:table-cell>
          <table:table-cell table:style-name="ce381" office:value-type="float" office:value="19.691" calcext:value-type="float">
            <text:p>19.691</text:p>
          </table:table-cell>
          <table:table-cell table:style-name="ce381" office:value-type="float" office:value="19.823" calcext:value-type="float">
            <text:p>19.823</text:p>
          </table:table-cell>
          <table:table-cell table:style-name="ce283" table:formula="of:=AVERAGE([.G5:.I5])" office:value-type="float" office:value="19.7696666666667" calcext:value-type="float">
            <text:p>19.770</text:p>
          </table:table-cell>
          <table:table-cell table:style-name="ce378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283" table:formula="of:=AVERAGE([.K5:.M5])" office:value-type="float" office:value="27.6493333333333" calcext:value-type="float">
            <text:p>27.649</text:p>
          </table:table-cell>
          <table:table-cell table:style-name="ce378" office:value-type="float" office:value="24.613" calcext:value-type="float">
            <text:p>24.613</text:p>
          </table:table-cell>
          <table:table-cell table:style-name="ce381" office:value-type="float" office:value="27.554" calcext:value-type="float">
            <text:p>27.554</text:p>
          </table:table-cell>
          <table:table-cell table:style-name="ce381" office:value-type="float" office:value="30.781" calcext:value-type="float">
            <text:p>30.781</text:p>
          </table:table-cell>
          <table:table-cell table:style-name="ce283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253" office:value-type="string" calcext:value-type="string">
            <text:p>DC</text:p>
          </table:table-cell>
          <table:table-cell table:style-name="ce272" office:value-type="float" office:value="660.699" calcext:value-type="float">
            <text:p>660.699</text:p>
          </table:table-cell>
          <table:table-cell table:style-name="ce272" office:value-type="float" office:value="689.881" calcext:value-type="float">
            <text:p>689.881</text:p>
          </table:table-cell>
          <table:table-cell table:style-name="ce272" office:value-type="float" office:value="745.878" calcext:value-type="float">
            <text:p>745.878</text:p>
          </table:table-cell>
          <table:table-cell table:style-name="ce272" table:formula="of:=AVERAGE([.C6:.E6])" office:value-type="float" office:value="698.819333333333" calcext:value-type="float">
            <text:p>698.819</text:p>
          </table:table-cell>
          <table:table-cell table:style-name="ce378" office:value-type="float" office:value="297.322" calcext:value-type="float">
            <text:p>297.322</text:p>
          </table:table-cell>
          <table:table-cell table:style-name="ce381" office:value-type="float" office:value="232.49" calcext:value-type="float">
            <text:p>232.490</text:p>
          </table:table-cell>
          <table:table-cell table:style-name="ce381" office:value-type="float" office:value="233.071" calcext:value-type="float">
            <text:p>233.071</text:p>
          </table:table-cell>
          <table:table-cell table:style-name="ce283" table:formula="of:=AVERAGE([.G6:.I6])" office:value-type="float" office:value="254.294333333333" calcext:value-type="float">
            <text:p>254.294</text:p>
          </table:table-cell>
          <table:table-cell table:style-name="ce378"/>
          <table:table-cell table:number-columns-repeated="2"/>
          <table:table-cell table:style-name="ce283"/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EP</text:p>
          </table:table-cell>
          <table:table-cell table:style-name="ce272" office:value-type="float" office:value="62.53" calcext:value-type="float">
            <text:p>62.530</text:p>
          </table:table-cell>
          <table:table-cell table:style-name="ce272" office:value-type="float" office:value="62.795" calcext:value-type="float">
            <text:p>62.795</text:p>
          </table:table-cell>
          <table:table-cell table:style-name="ce272" office:value-type="float" office:value="62.213" calcext:value-type="float">
            <text:p>62.213</text:p>
          </table:table-cell>
          <table:table-cell table:style-name="ce272" table:formula="of:=AVERAGE([.C7:.E7])" office:value-type="float" office:value="62.5126666666667" calcext:value-type="float">
            <text:p>62.513</text:p>
          </table:table-cell>
          <table:table-cell table:style-name="ce378" office:value-type="float" office:value="22.239" calcext:value-type="float">
            <text:p>22.239</text:p>
          </table:table-cell>
          <table:table-cell table:style-name="ce381" table:number-columns-repeated="2"/>
          <table:table-cell table:style-name="ce283"/>
          <table:table-cell table:style-name="ce378"/>
          <table:table-cell table:number-columns-repeated="2"/>
          <table:table-cell table:style-name="ce283"/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FT</text:p>
          </table:table-cell>
          <table:table-cell table:style-name="ce272" office:value-type="float" office:value="36.544" calcext:value-type="float">
            <text:p>36.544</text:p>
          </table:table-cell>
          <table:table-cell table:style-name="ce272" office:value-type="float" office:value="36.511" calcext:value-type="float">
            <text:p>36.511</text:p>
          </table:table-cell>
          <table:table-cell table:style-name="ce272" office:value-type="float" office:value="37.374" calcext:value-type="float">
            <text:p>37.374</text:p>
          </table:table-cell>
          <table:table-cell table:style-name="ce272" table:formula="of:=AVERAGE([.C8:.E8])" office:value-type="float" office:value="36.8096666666667" calcext:value-type="float">
            <text:p>36.810</text:p>
          </table:table-cell>
          <table:table-cell table:style-name="ce378" office:value-type="float" office:value="12.129" calcext:value-type="float">
            <text:p>12.129</text:p>
          </table:table-cell>
          <table:table-cell table:style-name="ce381" office:value-type="float" office:value="12.23" calcext:value-type="float">
            <text:p>12.230</text:p>
          </table:table-cell>
          <table:table-cell table:style-name="ce381" office:value-type="float" office:value="12.041" calcext:value-type="float">
            <text:p>12.041</text:p>
          </table:table-cell>
          <table:table-cell table:style-name="ce283" table:formula="of:=AVERAGE([.G8:.I8])" office:value-type="float" office:value="12.1333333333333" calcext:value-type="float">
            <text:p>12.133</text:p>
          </table:table-cell>
          <table:table-cell table:style-name="ce378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283" table:formula="of:=AVERAGE([.K8:.M8])" office:value-type="float" office:value="14.69" calcext:value-type="float">
            <text:p>14.690</text:p>
          </table:table-cell>
          <table:table-cell table:style-name="ce378" office:value-type="float" office:value="14.44" calcext:value-type="float">
            <text:p>14.440</text:p>
          </table:table-cell>
          <table:table-cell table:style-name="ce381" office:value-type="float" office:value="14.619" calcext:value-type="float">
            <text:p>14.619</text:p>
          </table:table-cell>
          <table:table-cell table:style-name="ce381" office:value-type="float" office:value="15.011" calcext:value-type="float">
            <text:p>15.011</text:p>
          </table:table-cell>
          <table:table-cell table:style-name="ce283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253" office:value-type="string" calcext:value-type="string">
            <text:p>IS</text:p>
          </table:table-cell>
          <table:table-cell table:style-name="ce272" office:value-type="float" office:value="4.833" calcext:value-type="float">
            <text:p>4.833</text:p>
          </table:table-cell>
          <table:table-cell table:style-name="ce272" office:value-type="float" office:value="4.717" calcext:value-type="float">
            <text:p>4.717</text:p>
          </table:table-cell>
          <table:table-cell table:style-name="ce272" office:value-type="float" office:value="4.695" calcext:value-type="float">
            <text:p>4.695</text:p>
          </table:table-cell>
          <table:table-cell table:style-name="ce272" table:formula="of:=AVERAGE([.C9:.E9])" office:value-type="float" office:value="4.74833333333333" calcext:value-type="float">
            <text:p>4.748</text:p>
          </table:table-cell>
          <table:table-cell table:style-name="ce378" office:value-type="float" office:value="1.411" calcext:value-type="float">
            <text:p>1.411</text:p>
          </table:table-cell>
          <table:table-cell table:style-name="ce381" office:value-type="float" office:value="1.315" calcext:value-type="float">
            <text:p>1.315</text:p>
          </table:table-cell>
          <table:table-cell table:style-name="ce381" office:value-type="float" office:value="1.314" calcext:value-type="float">
            <text:p>1.314</text:p>
          </table:table-cell>
          <table:table-cell table:style-name="ce283" table:formula="of:=AVERAGE([.G9:.I9])" office:value-type="float" office:value="1.34666666666667" calcext:value-type="float">
            <text:p>1.347</text:p>
          </table:table-cell>
          <table:table-cell table:style-name="ce378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283" table:formula="of:=AVERAGE([.K9:.M9])" office:value-type="float" office:value="2.695" calcext:value-type="float">
            <text:p>2.695</text:p>
          </table:table-cell>
          <table:table-cell table:style-name="ce378" office:value-type="float" office:value="4.796" calcext:value-type="float">
            <text:p>4.796</text:p>
          </table:table-cell>
          <table:table-cell table:style-name="ce381" office:value-type="float" office:value="4.837" calcext:value-type="float">
            <text:p>4.837</text:p>
          </table:table-cell>
          <table:table-cell table:style-name="ce381" office:value-type="float" office:value="4.788" calcext:value-type="float">
            <text:p>4.788</text:p>
          </table:table-cell>
          <table:table-cell table:style-name="ce283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253" office:value-type="string" calcext:value-type="string">
            <text:p>LU</text:p>
          </table:table-cell>
          <table:table-cell table:style-name="ce272" office:value-type="string" calcext:value-type="string">
            <text:p>161.282:164.739:164.274</text:p>
          </table:table-cell>
          <table:table-cell table:style-name="ce272" office:value-type="float" office:value="116.188" calcext:value-type="float">
            <text:p>116.188</text:p>
          </table:table-cell>
          <table:table-cell table:style-name="ce272" office:value-type="float" office:value="117.168" calcext:value-type="float">
            <text:p>117.168</text:p>
          </table:table-cell>
          <table:table-cell table:style-name="ce272" table:formula="of:=AVERAGE([.C10:.E10])" office:value-type="float" office:value="116.678" calcext:value-type="float">
            <text:p>116.678</text:p>
          </table:table-cell>
          <table:table-cell table:style-name="ce378" office:value-type="float" office:value="0" calcext:value-type="float">
            <text:p>0.000</text:p>
          </table:table-cell>
          <table:table-cell table:style-name="ce381" office:value-type="float" office:value="55.74" calcext:value-type="float">
            <text:p>55.740</text:p>
          </table:table-cell>
          <table:table-cell table:style-name="ce381" office:value-type="float" office:value="53.356" calcext:value-type="float">
            <text:p>53.356</text:p>
          </table:table-cell>
          <table:table-cell table:style-name="ce283" table:formula="of:=AVERAGE([.G10:.I10])" office:value-type="float" office:value="36.3653333333333" calcext:value-type="float">
            <text:p>36.365</text:p>
          </table:table-cell>
          <table:table-cell table:style-name="ce378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283" table:formula="of:=AVERAGE([.K10:.M10])" office:value-type="float" office:value="109.469" calcext:value-type="float">
            <text:p>109.469</text:p>
          </table:table-cell>
          <table:table-cell table:style-name="ce381" office:value-type="float" office:value="117.34" calcext:value-type="float">
            <text:p>117.340</text:p>
          </table:table-cell>
          <table:table-cell table:style-name="ce381" office:value-type="float" office:value="118.493" calcext:value-type="float">
            <text:p>118.493</text:p>
          </table:table-cell>
          <table:table-cell table:style-name="ce381" office:value-type="float" office:value="125.708" calcext:value-type="float">
            <text:p>125.708</text:p>
          </table:table-cell>
          <table:table-cell table:style-name="ce381"/>
        </table:table-row>
        <table:table-row table:style-name="ro1">
          <table:table-cell/>
          <table:table-cell table:style-name="ce253" office:value-type="string" calcext:value-type="string">
            <text:p>MG</text:p>
          </table:table-cell>
          <table:table-cell table:style-name="ce272" office:value-type="float" office:value="5.107" calcext:value-type="float">
            <text:p>5.107</text:p>
          </table:table-cell>
          <table:table-cell table:style-name="ce272" office:value-type="float" office:value="5.415" calcext:value-type="float">
            <text:p>5.415</text:p>
          </table:table-cell>
          <table:table-cell table:style-name="ce272" office:value-type="float" office:value="5.08" calcext:value-type="float">
            <text:p>5.080</text:p>
          </table:table-cell>
          <table:table-cell table:style-name="ce272" table:formula="of:=AVERAGE([.C11:.E11])" office:value-type="float" office:value="5.20066666666667" calcext:value-type="float">
            <text:p>5.201</text:p>
          </table:table-cell>
          <table:table-cell table:style-name="ce378" office:value-type="float" office:value="3.007" calcext:value-type="float">
            <text:p>3.007</text:p>
          </table:table-cell>
          <table:table-cell table:style-name="ce381" office:value-type="float" office:value="3.143" calcext:value-type="float">
            <text:p>3.143</text:p>
          </table:table-cell>
          <table:table-cell table:style-name="ce381" office:value-type="float" office:value="3.007" calcext:value-type="float">
            <text:p>3.007</text:p>
          </table:table-cell>
          <table:table-cell table:style-name="ce283" table:formula="of:=AVERAGE([.G11:.I11])" office:value-type="float" office:value="3.05233333333333" calcext:value-type="float">
            <text:p>3.052</text:p>
          </table:table-cell>
          <table:table-cell table:style-name="ce378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283" table:formula="of:=AVERAGE([.K11:.M11])" office:value-type="float" office:value="3.87566666666667" calcext:value-type="float">
            <text:p>3.876</text:p>
          </table:table-cell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SP</text:p>
          </table:table-cell>
          <table:table-cell table:style-name="ce272" office:value-type="float" office:value="87.144" calcext:value-type="float">
            <text:p>87.144</text:p>
          </table:table-cell>
          <table:table-cell table:style-name="ce272" office:value-type="float" office:value="89.565" calcext:value-type="float">
            <text:p>89.565</text:p>
          </table:table-cell>
          <table:table-cell table:style-name="ce272" office:value-type="float" office:value="87.4" calcext:value-type="float">
            <text:p>87.400</text:p>
          </table:table-cell>
          <table:table-cell table:style-name="ce272" table:formula="of:=AVERAGE([.C12:.E12])" office:value-type="float" office:value="88.0363333333333" calcext:value-type="float">
            <text:p>88.036</text:p>
          </table:table-cell>
          <table:table-cell table:style-name="ce378" office:value-type="float" office:value="64.066" calcext:value-type="float">
            <text:p>64.066</text:p>
          </table:table-cell>
          <table:table-cell table:style-name="ce381" office:value-type="float" office:value="66.002" calcext:value-type="float">
            <text:p>66.002</text:p>
          </table:table-cell>
          <table:table-cell table:style-name="ce381" office:value-type="float" office:value="65.5" calcext:value-type="float">
            <text:p>65.500</text:p>
          </table:table-cell>
          <table:table-cell table:style-name="ce283" table:formula="of:=AVERAGE([.G12:.I12])" office:value-type="float" office:value="65.1893333333333" calcext:value-type="float">
            <text:p>65.189</text:p>
          </table:table-cell>
          <table:table-cell table:style-name="ce378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283" table:formula="of:=AVERAGE([.K12:.M12])" office:value-type="float" office:value="134.623" calcext:value-type="float">
            <text:p>134.623</text:p>
          </table:table-cell>
          <table:table-cell table:style-name="ce381" office:value-type="float" office:value="75.42" calcext:value-type="float">
            <text:p>75.420</text:p>
          </table:table-cell>
          <table:table-cell table:style-name="ce381" office:value-type="float" office:value="77.723" calcext:value-type="float">
            <text:p>77.723</text:p>
          </table:table-cell>
          <table:table-cell table:style-name="ce381" office:value-type="float" office:value="77.677" calcext:value-type="float">
            <text:p>77.677</text:p>
          </table:table-cell>
          <table:table-cell table:style-name="ce283"/>
        </table:table-row>
        <table:table-row table:style-name="ro1">
          <table:table-cell/>
          <table:table-cell table:style-name="ce254" office:value-type="string" calcext:value-type="string">
            <text:p>UA</text:p>
          </table:table-cell>
          <table:table-cell table:style-name="ce295" office:value-type="float" office:value="71.412" calcext:value-type="float">
            <text:p>71.412</text:p>
          </table:table-cell>
          <table:table-cell table:style-name="ce295" office:value-type="float" office:value="72.84" calcext:value-type="float">
            <text:p>72.840</text:p>
          </table:table-cell>
          <table:table-cell table:style-name="ce295" office:value-type="float" office:value="71.214" calcext:value-type="float">
            <text:p>71.214</text:p>
          </table:table-cell>
          <table:table-cell table:style-name="ce295" table:formula="of:=AVERAGE([.C13:.E13])" office:value-type="float" office:value="71.822" calcext:value-type="float">
            <text:p>71.822</text:p>
          </table:table-cell>
          <table:table-cell table:style-name="ce379"/>
          <table:table-cell table:style-name="ce382" table:number-columns-repeated="2"/>
          <table:table-cell table:style-name="ce384"/>
          <table:table-cell table:style-name="ce379" office:value-type="float" office:value="172.501" calcext:value-type="float">
            <text:p>172.501</text:p>
          </table:table-cell>
          <table:table-cell table:style-name="ce382" office:value-type="float" office:value="176.043" calcext:value-type="float">
            <text:p>176.043</text:p>
          </table:table-cell>
          <table:table-cell table:style-name="ce382" office:value-type="float" office:value="172.704" calcext:value-type="float">
            <text:p>172.704</text:p>
          </table:table-cell>
          <table:table-cell table:style-name="ce283" table:formula="of:=AVERAGE([.K13:.M13])" office:value-type="float" office:value="173.749333333333" calcext:value-type="float">
            <text:p>173.749</text:p>
          </table:table-cell>
          <table:table-cell table:style-name="ce382" office:value-type="float" office:value="90.265" calcext:value-type="float">
            <text:p>90.265</text:p>
          </table:table-cell>
          <table:table-cell table:style-name="ce382" office:value-type="float" office:value="85.007" calcext:value-type="float">
            <text:p>85.007</text:p>
          </table:table-cell>
          <table:table-cell table:style-name="ce382" office:value-type="float" office:value="86.066" calcext:value-type="float">
            <text:p>86.066</text:p>
          </table:table-cell>
          <table:table-cell table:style-name="ce384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372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9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  <table:table-cell table:number-columns-repeated="998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9"/>
          <table:table-cell table:style-name="ce325"/>
          <table:table-cell table:style-name="ce389" table:number-columns-repeated="3"/>
          <table:table-cell table:style-name="ce325" table:number-columns-repeated="998"/>
        </table:table-row>
        <table:table-row table:style-name="ro1">
          <table:table-cell/>
          <table:table-cell table:style-name="ce389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03333352602091" calcext:value-type="float">
            <text:p>0.103333352602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03813841622097" calcext:value-type="float">
            <text:p>0.303813841622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01280372086818" calcext:value-type="float">
            <text:p>0.101280372086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03651177113062" calcext:value-type="float">
            <text:p>0.30365117711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71744110562709" calcext:value-type="float">
            <text:p>0.097174411056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99673125433216" calcext:value-type="float">
            <text:p>0.299673125433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788113435283282" calcext:value-type="float">
            <text:p>0.078811343528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87310356560728" calcext:value-type="float">
            <text:p>0.287310356560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786405732617798" calcext:value-type="float">
            <text:p>0.07864057326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87153908690673" calcext:value-type="float">
            <text:p>0.287153908690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785307769709349" calcext:value-type="float">
            <text:p>0.078530776970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86106552412507" calcext:value-type="float">
            <text:p>0.286106552412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785306351050293" calcext:value-type="float">
            <text:p>0.078530635105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969112549387754" calcext:value-type="float">
            <text:p>0.096911254938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86209848879971" calcext:value-type="float">
            <text:p>0.086209848879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777420004991845" calcext:value-type="float">
            <text:p>0.077742000499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53167363267986" calcext:value-type="float">
            <text:p>0.05531673632679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742659392446659" calcext:value-type="float">
            <text:p>0.074265939244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949858657678064" calcext:value-type="float">
            <text:p>0.094985865767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844970704254021" calcext:value-type="float">
            <text:p>0.084497070425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761974574429093" calcext:value-type="float">
            <text:p>0.076197457442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9845609991177" calcext:value-type="float">
            <text:p>0.05298456099911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742654272684823" calcext:value-type="float">
            <text:p>0.074265427268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11350874258683" calcext:value-type="float">
            <text:p>0.091135087425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810715135162641" calcext:value-type="float">
            <text:p>0.081071513516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731083713303589" calcext:value-type="float">
            <text:p>0.073108371330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24555258271366" calcext:value-type="float">
            <text:p>0.0524555258271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35010743660914" calcext:value-type="float">
            <text:p>0.053501074366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4603383002174" calcext:value-type="float">
            <text:p>0.052460338300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8880771993268" calcext:value-type="float">
            <text:p>0.0528880771993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0775639211967" calcext:value-type="float">
            <text:p>0.04077563921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0384081241335" calcext:value-type="float">
            <text:p>0.05203840812413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5456980381255" calcext:value-type="float">
            <text:p>0.052545698038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5235465448564" calcext:value-type="float">
            <text:p>0.051523546544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9436472493389" calcext:value-type="float">
            <text:p>0.051943647249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393695826874164" calcext:value-type="float">
            <text:p>0.039369582687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1501788993916" calcext:value-type="float">
            <text:p>0.0515017889939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5903217101596" calcext:value-type="float">
            <text:p>0.05159032171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5867547894954" calcext:value-type="float">
            <text:p>0.050586754789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9992172993509" calcext:value-type="float">
            <text:p>0.050999217299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0922552491492" calcext:value-type="float">
            <text:p>0.05109225524914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264689837975404" calcext:value-type="float">
            <text:p>0.02646898379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46308119230435" calcext:value-type="float">
            <text:p>0.024630811923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92540276279645" calcext:value-type="float">
            <text:p>0.04925402762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5779367994592" calcext:value-type="float">
            <text:p>0.0457793679945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36565430595499" calcext:value-type="float">
            <text:p>0.02365654305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36834730029265" calcext:value-type="float">
            <text:p>0.023683473002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467064055092767" calcext:value-type="float">
            <text:p>0.046706405509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451405407918484" calcext:value-type="float">
            <text:p>0.04514054079184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234091408128" calcext:value-type="float">
            <text:p>0.0234091408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27361340828094" calcext:value-type="float">
            <text:p>0.022736134082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458571981363807" calcext:value-type="float">
            <text:p>0.045857198136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442437088555865" calcext:value-type="float">
            <text:p>0.0442437088555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2746676018798" calcext:value-type="float">
            <text:p>0.022746676018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287318343699" calcext:value-type="float">
            <text:p>0.01928731834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92146708283883" calcext:value-type="float">
            <text:p>0.039214670828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37453565892141" calcext:value-type="float">
            <text:p>0.033745356589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38718943281506" calcext:value-type="float">
            <text:p>0.0438718943281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18368089780461" calcext:value-type="float">
            <text:p>0.021836808978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2788846030759" calcext:value-type="float">
            <text:p>0.019278884603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75807262105388" calcext:value-type="float">
            <text:p>0.037580726210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23393000646635" calcext:value-type="float">
            <text:p>0.032339300064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424500449830627" calcext:value-type="float">
            <text:p>0.0424500449830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09222931942317" calcext:value-type="float">
            <text:p>0.020922293194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161379012604" calcext:value-type="float">
            <text:p>0.0106161379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10449477391407" calcext:value-type="float">
            <text:p>0.031044947739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67150739664611" calcext:value-type="float">
            <text:p>0.026715073966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62419996623853" calcext:value-type="float">
            <text:p>0.03624199966238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1360998190667" calcext:value-type="float">
            <text:p>0.019136099819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083520276405" calcext:value-type="float">
            <text:p>0.010608352027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10742724120371" calcext:value-type="float">
            <text:p>0.021074272412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141276477142942" calcext:value-type="float">
            <text:p>0.014127647714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06473703331754" calcext:value-type="float">
            <text:p>0.02064737033317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0554329340357" calcext:value-type="float">
            <text:p>0.019055432934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994955985479626" calcext:value-type="float">
            <text:p>0.009949559854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02637234731126" calcext:value-type="float">
            <text:p>0.020263723473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98532407049763" calcext:value-type="float">
            <text:p>0.01985324070497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142596833549586" calcext:value-type="float">
            <text:p>0.014259683354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817177685386" calcext:value-type="float">
            <text:p>0.009698171776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4531745341881" calcext:value-type="float">
            <text:p>0.019453174534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0591110767773" calcext:value-type="float">
            <text:p>0.0190591110767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136526042045937" calcext:value-type="float">
            <text:p>0.013652604204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7387603486724" calcext:value-type="float">
            <text:p>0.009673876034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35842766483598" calcext:value-type="float">
            <text:p>0.013584276648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132260862528425" calcext:value-type="float">
            <text:p>0.01322608625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98085299871" calcext:value-type="float">
            <text:p>0.009659808529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30409055824254" calcext:value-type="float">
            <text:p>0.013040905582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353168488033" calcext:value-type="float">
            <text:p>0.01043531684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543192959249" calcext:value-type="float">
            <text:p>0.010654319295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911051654273" calcext:value-type="float">
            <text:p>0.0104911051654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4348430019779" calcext:value-type="float">
            <text:p>0.01043484300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4076816248267" calcext:value-type="float">
            <text:p>0.010407681624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0144175622204" calcext:value-type="float">
            <text:p>0.01001441756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04505441345114" calcext:value-type="float">
            <text:p>0.009045054413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981948832962794" calcext:value-type="float">
            <text:p>0.0098194883296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723478894835" calcext:value-type="float">
            <text:p>0.009697234788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0648843138052" calcext:value-type="float">
            <text:p>0.008706488431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9699623729367" calcext:value-type="float">
            <text:p>0.009696996237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4284184279593" calcext:value-type="float">
            <text:p>0.009642841842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57688864990239" calcext:value-type="float">
            <text:p>0.009576888649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044876268627" calcext:value-type="float">
            <text:p>0.009650448762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10401596565494" calcext:value-type="float">
            <text:p>0.009104015965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36970976045471" calcext:value-type="float">
            <text:p>0.009369709760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67855765851634" calcext:value-type="float">
            <text:p>0.008678557658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0626502529332554" calcext:value-type="float">
            <text:p>0.006265025293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272966135643" calcext:value-type="float">
            <text:p>0.00872729661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910410376927" calcext:value-type="float">
            <text:p>0.005819104103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80918550758283" calcext:value-type="float">
            <text:p>0.005809185507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03412681515013" calcext:value-type="float">
            <text:p>0.0080341268151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974981570149" calcext:value-type="float">
            <text:p>0.005797498157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10646887776" calcext:value-type="float">
            <text:p>0.004848106468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102123476381" calcext:value-type="float">
            <text:p>0.004841021234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145386343753" calcext:value-type="float">
            <text:p>0.00581145386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3704698967626" calcext:value-type="float">
            <text:p>0.004837046989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5048698273855" calcext:value-type="float">
            <text:p>0.005750486982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22420999324" calcext:value-type="float">
            <text:p>0.0057224209993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841168547868" calcext:value-type="float">
            <text:p>0.005784116854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2967802697784" calcext:value-type="float">
            <text:p>0.00482967802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7691724990547" calcext:value-type="float">
            <text:p>0.0056769172499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7570262780064" calcext:value-type="float">
            <text:p>0.00577570262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2585593933168" calcext:value-type="float">
            <text:p>0.004825855939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35608454343342" calcext:value-type="float">
            <text:p>0.0053560845434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79728208576" calcext:value-type="float">
            <text:p>0.004848797282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79592488042353" calcext:value-type="float">
            <text:p>0.00479592488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78311585812182" calcext:value-type="float">
            <text:p>0.004783115858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284702963218" calcext:value-type="float">
            <text:p>0.004842847029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6496618625365" calcext:value-type="float">
            <text:p>0.003864966186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49683450723981" calcext:value-type="float">
            <text:p>0.004496834507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3183789154885" calcext:value-type="float">
            <text:p>0.00483183789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81261357770291" calcext:value-type="float">
            <text:p>0.003812613577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37775392076713" calcext:value-type="float">
            <text:p>0.00437775392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82223633595159" calcext:value-type="float">
            <text:p>0.004822236335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77823471367286" calcext:value-type="float">
            <text:p>0.00377823471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3752176308288" calcext:value-type="float">
            <text:p>0.004375217630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281211304910117" calcext:value-type="float">
            <text:p>0.002812113049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1095528601969" calcext:value-type="float">
            <text:p>0.00481095528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0298558863004313" calcext:value-type="float">
            <text:p>0.002985588630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31763290801407" calcext:value-type="float">
            <text:p>0.004317632908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0441511666285" calcext:value-type="float">
            <text:p>0.004804415116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151708532385" calcext:value-type="float">
            <text:p>0.002891517085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22350892174815" calcext:value-type="float">
            <text:p>0.003223508921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461149993698" calcext:value-type="float">
            <text:p>0.0037846114999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7307990256853" calcext:value-type="float">
            <text:p>0.003873079902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8963386950796" calcext:value-type="float">
            <text:p>0.002889633869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92178888275713" calcext:value-type="float">
            <text:p>0.0029217888827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84219033220727" calcext:value-type="float">
            <text:p>0.003842190332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186057963127" calcext:value-type="float">
            <text:p>0.00287186057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775324480765" calcext:value-type="float">
            <text:p>0.003787753244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022810389225146" calcext:value-type="float">
            <text:p>0.002281038922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61210499662" calcext:value-type="float">
            <text:p>0.00286121049966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379643126901" calcext:value-type="float">
            <text:p>0.002893796431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0193770461436371" calcext:value-type="float">
            <text:p>0.001937704614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4089739563112" calcext:value-type="float">
            <text:p>0.002840897395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747366644133" calcext:value-type="float">
            <text:p>0.001907473666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9011309106939" calcext:value-type="float">
            <text:p>0.0028901130910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905560485657" calcext:value-type="float">
            <text:p>0.001929055604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8179494173931" calcext:value-type="float">
            <text:p>0.002817949417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0996070584194038" calcext:value-type="float">
            <text:p>0.000996070584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605229924706" calcext:value-type="float">
            <text:p>0.002876052299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0191877718558668" calcext:value-type="float">
            <text:p>0.00191877718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79883048434691" calcext:value-type="float">
            <text:p>0.002798830484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7028501012" calcext:value-type="float">
            <text:p>0.001927028501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0151649312462599" calcext:value-type="float">
            <text:p>0.001516493124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698934231586" calcext:value-type="float">
            <text:p>0.001906989342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40605652455059" calcext:value-type="float">
            <text:p>0.001406056524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39945225294" calcext:value-type="float">
            <text:p>0.000962399452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68372062861698" calcext:value-type="float">
            <text:p>0.000968372062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90064017351" calcext:value-type="float">
            <text:p>0.00096290064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48640293773822" calcext:value-type="float">
            <text:p>0.000948640293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728746580239" calcext:value-type="float">
            <text:p>0.000967287465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09044599522525" calcext:value-type="float">
            <text:p>0.000909044599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1556499389232" calcext:value-type="float">
            <text:p>0.000921556499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892680757238903" calcext:value-type="float">
            <text:p>0.0008926807572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584958989549559" calcext:value-type="float">
            <text:p>0.00058495898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919842121628" calcext:value-type="float">
            <text:p>0.000929198421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59263728233974" calcext:value-type="float">
            <text:p>0.000159263728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00615493645038" calcext:value-type="float">
            <text:p>0.000100615493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391" office:value-type="float" office:value="0.0000402877605538497" calcext:value-type="float">
            <text:p>4.0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391" office:value-type="float" office:value="0.0000519537098760789" calcext:value-type="float">
            <text:p>5.2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9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2224172368307" calcext:value-type="float">
            <text:p>0.352224172368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3694894067775" calcext:value-type="float">
            <text:p>0.33694894067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55950141022405" calcext:value-type="float">
            <text:p>0.455950141022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48731126908531" calcext:value-type="float">
            <text:p>0.448731126908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68765553477536" calcext:value-type="float">
            <text:p>0.868765553477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112352737358097" calcext:value-type="float">
            <text:p>0.112352737358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67505758595895" calcext:value-type="float">
            <text:p>0.1675057585958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93463953707056" calcext:value-type="float">
            <text:p>0.393463953707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44435296110122" calcext:value-type="float">
            <text:p>0.44435296110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233702796999811" calcext:value-type="float">
            <text:p>0.23370279699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0683208040591452" calcext:value-type="float">
            <text:p>0.068320804059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0459661762659727" calcext:value-type="float">
            <text:p>0.045966176265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44139812040527" calcext:value-type="float">
            <text:p>0.144139812040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434385616729055" calcext:value-type="float">
            <text:p>0.434385616729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227433945148958" calcext:value-type="float">
            <text:p>0.22743394514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486550901113744" calcext:value-type="float">
            <text:p>0.004865509011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815805306202387" calcext:value-type="float">
            <text:p>0.008158053062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339893940566" calcext:value-type="float">
            <text:p>0.018339893940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272576989707754" calcext:value-type="float">
            <text:p>0.027257698970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02957011175659" calcext:value-type="float">
            <text:p>0.05029570111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36305111117456" calcext:value-type="float">
            <text:p>0.00363051111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1235120373108" calcext:value-type="float">
            <text:p>0.003712351203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123679840311739" calcext:value-type="float">
            <text:p>0.012367984031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0495201884996" calcext:value-type="float">
            <text:p>0.0180495201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49447596929512" calcext:value-type="float">
            <text:p>0.03494475969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3574899584488" calcext:value-type="float">
            <text:p>0.001035748995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29911758214775" calcext:value-type="float">
            <text:p>0.002991175821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191742101447811" calcext:value-type="float">
            <text:p>0.001917421014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204123752741734" calcext:value-type="float">
            <text:p>0.002041237527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9590197113705" calcext:value-type="float">
            <text:p>0.00379590197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19541860037775" calcext:value-type="float">
            <text:p>0.000919541860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26675103512296" calcext:value-type="float">
            <text:p>0.00266751035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60199900526687" calcext:value-type="float">
            <text:p>0.000601999005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98838274513366" calcext:value-type="float">
            <text:p>0.001988382745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0301629613653" calcext:value-type="float">
            <text:p>0.001003016296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0899120728199924" calcext:value-type="float">
            <text:p>0.0008991207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70266916380216" calcext:value-type="float">
            <text:p>0.00097026691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0341384669796431" calcext:value-type="float">
            <text:p>0.000341384669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993012340603012" calcext:value-type="float">
            <text:p>0.00099301234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48975492784262" calcext:value-type="float">
            <text:p>0.00094897549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24626246347826" calcext:value-type="float">
            <text:p>0.000324626246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11768982275075" calcext:value-type="float">
            <text:p>0.00031176898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192258361384288" calcext:value-type="float">
            <text:p>0.000192258361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521095678871303" calcext:value-type="float">
            <text:p>0.000521095678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501508148068264" calcext:value-type="float">
            <text:p>0.000501508148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698094531391088" calcext:value-type="float">
            <text:p>6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360480335137399" calcext:value-type="float">
            <text:p>3.6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9901639753615" calcext:value-type="float">
            <text:p>9.9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493201009684477" calcext:value-type="float">
            <text:p>0.0004932010096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286097361555005" calcext:value-type="float">
            <text:p>0.00028609736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2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DC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9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EP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9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0877806149014916" calcext:value-type="float">
            <text:p>0.087780614901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683659459742061" calcext:value-type="float">
            <text:p>0.683659459742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295140582126587" calcext:value-type="float">
            <text:p>0.295140582126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347618885215905" calcext:value-type="float">
            <text:p>0.3476188852159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0703080356259774" calcext:value-type="float">
            <text:p>0.070308035625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0941649301980436" calcext:value-type="float">
            <text:p>0.009416493019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64280024373543" calcext:value-type="float">
            <text:p>0.064280024373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505671888464608" calcext:value-type="float">
            <text:p>0.050567188846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8827982598657" calcext:value-type="float">
            <text:p>0.088279825986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18561321405258" calcext:value-type="float">
            <text:p>0.01856132140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FT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9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  <table:table-cell table:number-columns-repeated="998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9"/>
          <table:table-cell table:style-name="ce325"/>
          <table:table-cell table:style-name="ce389" table:number-columns-repeated="3"/>
          <table:table-cell table:style-name="ce325" table:number-columns-repeated="998"/>
        </table:table-row>
        <table:table-row table:style-name="ro1">
          <table:table-cell/>
          <table:table-cell table:style-name="ce389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73115045848016" calcext:value-type="float">
            <text:p>0.273115045848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0108326220093" calcext:value-type="float">
            <text:p>0.20108326220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405038597234428" calcext:value-type="float">
            <text:p>0.4050385972344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36683789396407" calcext:value-type="float">
            <text:p>0.36683789396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31850449436973" calcext:value-type="float">
            <text:p>0.1318504494369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63005952893136" calcext:value-type="float">
            <text:p>0.263005952893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73847200750084" calcext:value-type="float">
            <text:p>0.173847200750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67010706182214" calcext:value-type="float">
            <text:p>0.167010706182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363108919184257" calcext:value-type="float">
            <text:p>0.363108919184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07916539995556" calcext:value-type="float">
            <text:p>0.1079165399955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227382668207322" calcext:value-type="float">
            <text:p>0.227382668207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70370256735082" calcext:value-type="float">
            <text:p>0.1703702567350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44389659523528" calcext:value-type="float">
            <text:p>0.144389659523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344211906768716" calcext:value-type="float">
            <text:p>0.344211906768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0698176985718119" calcext:value-type="float">
            <text:p>0.0698176985718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22835014843175" calcext:value-type="float">
            <text:p>0.222835014843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00901262081073" calcext:value-type="float">
            <text:p>0.030090126208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41501866333057" calcext:value-type="float">
            <text:p>0.141501866333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307354381368066" calcext:value-type="float">
            <text:p>0.307354381368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0603611226845636" calcext:value-type="float">
            <text:p>0.06036112268456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113329210788987" calcext:value-type="float">
            <text:p>0.113329210788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260001202974304" calcext:value-type="float">
            <text:p>0.02600012029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15906556397564" calcext:value-type="float">
            <text:p>0.115906556397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97429850393744" calcext:value-type="float">
            <text:p>0.297429850393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0591539002308723" calcext:value-type="float">
            <text:p>0.05915390023087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473271114554542" calcext:value-type="float">
            <text:p>0.047327111455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34455974506961" calcext:value-type="float">
            <text:p>0.023445597450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076466124553904" calcext:value-type="float">
            <text:p>0.076466124553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08465440222966" calcext:value-type="float">
            <text:p>0.05084654402229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312270544635339" calcext:value-type="float">
            <text:p>0.031227054463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231871893989612" calcext:value-type="float">
            <text:p>0.023187189398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650371786327443" calcext:value-type="float">
            <text:p>0.065037178632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53434231360052" calcext:value-type="float">
            <text:p>0.0453434231360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96690277076019" calcext:value-type="float">
            <text:p>0.0296690277076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30687928588473" calcext:value-type="float">
            <text:p>0.023068792858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6730711665276" calcext:value-type="float">
            <text:p>0.056730711665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34662672753026" calcext:value-type="float">
            <text:p>0.134662672753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9389913671296" calcext:value-type="float">
            <text:p>0.029389913671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28342567684186" calcext:value-type="float">
            <text:p>0.022834256768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10469591558398" calcext:value-type="float">
            <text:p>0.041046959155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31969419297965" calcext:value-type="float">
            <text:p>0.13196941929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27019039548522" calcext:value-type="float">
            <text:p>0.027019039548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02957917911844" calcext:value-type="float">
            <text:p>0.020295791791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03225868430994" calcext:value-type="float">
            <text:p>0.020322586843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52170605951918" calcext:value-type="float">
            <text:p>0.025217060595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6495560850166" calcext:value-type="float">
            <text:p>0.016495560850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892519370461351" calcext:value-type="float">
            <text:p>0.008925193704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61954228379819" calcext:value-type="float">
            <text:p>0.02619542283798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36757802622306" calcext:value-type="float">
            <text:p>0.023675780262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58684632559841" calcext:value-type="float">
            <text:p>0.0158684632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785417046005989" calcext:value-type="float">
            <text:p>0.00785417046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158601080331633" calcext:value-type="float">
            <text:p>0.015860108033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932996023016332" calcext:value-type="float">
            <text:p>0.0093299602301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18697642457407" calcext:value-type="float">
            <text:p>0.021869764245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53763568437511" calcext:value-type="float">
            <text:p>0.015376356843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755526206618736" calcext:value-type="float">
            <text:p>0.007555262066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5703157706967" calcext:value-type="float">
            <text:p>0.014570315770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777496685846943" calcext:value-type="float">
            <text:p>0.0077749668584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07011824533435" calcext:value-type="float">
            <text:p>0.020701182453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1755130106998" calcext:value-type="float">
            <text:p>0.0151755130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749716271187535" calcext:value-type="float">
            <text:p>0.007497162711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42370707988633" calcext:value-type="float">
            <text:p>0.01423707079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68419708354531" calcext:value-type="float">
            <text:p>0.00684197083545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190703266604786" calcext:value-type="float">
            <text:p>0.019070326660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3531194022501" calcext:value-type="float">
            <text:p>0.01353119402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92446099400017" calcext:value-type="float">
            <text:p>0.006924460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2560617043704" calcext:value-type="float">
            <text:p>0.012560617043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82170405589423" calcext:value-type="float">
            <text:p>0.018217040558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23010854750009" calcext:value-type="float">
            <text:p>0.012301085475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678314721550627" calcext:value-type="float">
            <text:p>0.00678314721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114756384328427" calcext:value-type="float">
            <text:p>0.01147563843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65609459626748" calcext:value-type="float">
            <text:p>0.016560945962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16860312012508" calcext:value-type="float">
            <text:p>0.011686031201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651315695360979" calcext:value-type="float">
            <text:p>0.0065131569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10533429984595" calcext:value-type="float">
            <text:p>0.01105334299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621997348677554" calcext:value-type="float">
            <text:p>0.00621997348677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57328986645411" calcext:value-type="float">
            <text:p>0.015732898664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114169173321869" calcext:value-type="float">
            <text:p>0.011416917332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573157811917662" calcext:value-type="float">
            <text:p>0.005731578119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100985618209016" calcext:value-type="float">
            <text:p>0.010098561820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590897481243677" calcext:value-type="float">
            <text:p>0.0059089748124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56713547317043" calcext:value-type="float">
            <text:p>0.015671354731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846318040319154" calcext:value-type="float">
            <text:p>0.008463180403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568886289347926" calcext:value-type="float">
            <text:p>0.005688862893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00484936349632" calcext:value-type="float">
            <text:p>0.010048493634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583490852617448" calcext:value-type="float">
            <text:p>0.0058349085261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3185646189938" calcext:value-type="float">
            <text:p>0.015318564618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88252129874234" calcext:value-type="float">
            <text:p>0.003882521298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560551604276204" calcext:value-type="float">
            <text:p>0.0056055160427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528697746375921" calcext:value-type="float">
            <text:p>0.00528697746375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44101544258784" calcext:value-type="float">
            <text:p>0.014410154425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192943765754603" calcext:value-type="float">
            <text:p>0.001929437657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546654313502275" calcext:value-type="float">
            <text:p>0.005466543135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503009355704697" calcext:value-type="float">
            <text:p>0.0050300935570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1886432650957" calcext:value-type="float">
            <text:p>0.01418864326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101894745623837" calcext:value-type="float">
            <text:p>0.00101894745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521052556288783" calcext:value-type="float">
            <text:p>0.005210525562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497597878942043" calcext:value-type="float">
            <text:p>0.004975978789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782821697384591" calcext:value-type="float">
            <text:p>0.007828216973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0949915567477478" calcext:value-type="float">
            <text:p>0.000949915567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51649186925233" calcext:value-type="float">
            <text:p>0.005164918692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954606895321506" calcext:value-type="float">
            <text:p>0.009546068953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442648233020133" calcext:value-type="float">
            <text:p>0.0044264823302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6465004781874" calcext:value-type="float">
            <text:p>0.003646500478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073313591622163" calcext:value-type="float">
            <text:p>0.000733135916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494999928474344" calcext:value-type="float">
            <text:p>0.004949999284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872148520896043" calcext:value-type="float">
            <text:p>0.00872148520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422527858791945" calcext:value-type="float">
            <text:p>0.0042252785879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81038160789098" calcext:value-type="float">
            <text:p>0.002810381607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0645159606275034" calcext:value-type="float">
            <text:p>0.000645159606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442894672845466" calcext:value-type="float">
            <text:p>0.004428946728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382287110335569" calcext:value-type="float">
            <text:p>0.00382287110335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257109203820418" calcext:value-type="float">
            <text:p>0.002571092038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0615834169626169" calcext:value-type="float">
            <text:p>0.000615834169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416842045031027" calcext:value-type="float">
            <text:p>0.00416842045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342046361879194" calcext:value-type="float">
            <text:p>0.0034204636187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248325801125577" calcext:value-type="float">
            <text:p>0.002483258011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0557183296328438" calcext:value-type="float">
            <text:p>0.000557183296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30340602098556" calcext:value-type="float">
            <text:p>0.003034060209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803879490797058" calcext:value-type="float">
            <text:p>0.008038794907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321925987651006" calcext:value-type="float">
            <text:p>0.003219259876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236453839936092" calcext:value-type="float">
            <text:p>0.00236453839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0524091347573781" calcext:value-type="float">
            <text:p>0.000524091347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6195473847059" calcext:value-type="float">
            <text:p>0.002619547384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75931044260604" calcext:value-type="float">
            <text:p>0.00759310442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154028208230484" calcext:value-type="float">
            <text:p>0.001540282082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215065976186861" calcext:value-type="float">
            <text:p>0.002150659761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135544823242826" calcext:value-type="float">
            <text:p>0.00135544823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00861333825522" calcext:value-type="float">
            <text:p>0.000900861333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32018579002561" calcext:value-type="float">
            <text:p>0.001320185790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696197277793254" calcext:value-type="float">
            <text:p>0.000696197277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183610214925483" calcext:value-type="float">
            <text:p>0.001836102149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129383694913606" calcext:value-type="float">
            <text:p>0.001293836949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21923028529412" calcext:value-type="float">
            <text:p>0.000121923028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43567775332142" calcext:value-type="float">
            <text:p>0.000435677753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117061438255167" calcext:value-type="float">
            <text:p>0.001170614382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9842399851" calcext:value-type="float">
            <text:p>0.000117298423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88344140632509" calcext:value-type="float">
            <text:p>0.000988344140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9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48301299867091" calcext:value-type="float">
            <text:p>0.248301299867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178243297186956" calcext:value-type="float">
            <text:p>0.178243297186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37547457480006" calcext:value-type="float">
            <text:p>0.237547457480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200279117404467" calcext:value-type="float">
            <text:p>0.200279117404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44206483999246" calcext:value-type="float">
            <text:p>0.244206483999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197889098363616" calcext:value-type="float">
            <text:p>0.1978890983636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08233135419954" calcext:value-type="float">
            <text:p>0.10823313541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19126614369574" calcext:value-type="float">
            <text:p>0.119126614369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191320452372738" calcext:value-type="float">
            <text:p>0.191320452372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20688918733218" calcext:value-type="float">
            <text:p>0.12068891873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14001877326012" calcext:value-type="float">
            <text:p>0.14001877326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02911894797839" calcext:value-type="float">
            <text:p>0.102911894797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986984911990657" calcext:value-type="float">
            <text:p>0.098698491199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133538124066464" calcext:value-type="float">
            <text:p>0.133538124066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06545686069169" calcext:value-type="float">
            <text:p>0.106545686069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19140477916748" calcext:value-type="float">
            <text:p>0.119140477916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658080365266251" calcext:value-type="float">
            <text:p>0.065808036526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24561423705828" calcext:value-type="float">
            <text:p>0.092456142370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0672294055114046" calcext:value-type="float">
            <text:p>0.067229405511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71168642931364" calcext:value-type="float">
            <text:p>0.09711686429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5266569128259" calcext:value-type="float">
            <text:p>0.095266569128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500239942532442" calcext:value-type="float">
            <text:p>0.050023994253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452576110468407" calcext:value-type="float">
            <text:p>0.045257611046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583064114635406" calcext:value-type="float">
            <text:p>0.058306411463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377152871041306" calcext:value-type="float">
            <text:p>0.03771528710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352226093288923" calcext:value-type="float">
            <text:p>0.0352226093288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499115807830122" calcext:value-type="float">
            <text:p>0.049911580783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294901904913664" calcext:value-type="float">
            <text:p>0.029490190491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531465520419883" calcext:value-type="float">
            <text:p>0.05314655204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286473791087074" calcext:value-type="float">
            <text:p>0.028647379108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266904454492032" calcext:value-type="float">
            <text:p>0.026690445449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4499092788595" calcext:value-type="float">
            <text:p>0.01644990927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3696700920987" calcext:value-type="float">
            <text:p>0.016369670092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205137742614607" calcext:value-type="float">
            <text:p>0.020513774261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285830029758789" calcext:value-type="float">
            <text:p>0.028583002975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1701259819735" calcext:value-type="float">
            <text:p>0.01617012598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69584939502168" calcext:value-type="float">
            <text:p>0.007695849395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11295025356484" calcext:value-type="float">
            <text:p>0.011295025356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0915158872821468" calcext:value-type="float">
            <text:p>0.00915158872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0289970192555" calcext:value-type="float">
            <text:p>0.016028997019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464542426219" calcext:value-type="float">
            <text:p>0.007544645424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867047277846" calcext:value-type="float">
            <text:p>0.007548670472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834707273654569" calcext:value-type="float">
            <text:p>0.008347072736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474967170065109" calcext:value-type="float">
            <text:p>0.0047496717006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848593959842939" calcext:value-type="float">
            <text:p>0.008485939598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682158736392785" calcext:value-type="float">
            <text:p>0.006821587363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679972426758707" calcext:value-type="float">
            <text:p>0.006799724267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74952769805044" calcext:value-type="float">
            <text:p>0.00774952769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430662998974808" calcext:value-type="float">
            <text:p>0.004306629989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54305742082612" calcext:value-type="float">
            <text:p>0.007543057420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130208335261158" calcext:value-type="float">
            <text:p>0.001302083352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023043136194445" calcext:value-type="float">
            <text:p>0.002304313619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70337416098763" calcext:value-type="float">
            <text:p>0.007703374160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422490592017298" calcext:value-type="float">
            <text:p>0.004224905920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305742082612" calcext:value-type="float">
            <text:p>0.00754305742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LU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9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291494535589229" calcext:value-type="float">
            <text:p>0.291494535589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5333422079" calcext:value-type="float">
            <text:p>0.167925333422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81810408548889" calcext:value-type="float">
            <text:p>0.38181040854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75079516177026" calcext:value-type="float">
            <text:p>0.475079516177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975" calcext:value-type="float">
            <text:p>0.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828228262483388" calcext:value-type="float">
            <text:p>0.082822826248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899076323199" calcext:value-type="float">
            <text:p>0.167899076323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3195325760472" calcext:value-type="float">
            <text:p>0.16319532576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113370473836752" calcext:value-type="float">
            <text:p>0.113370473836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17889378865043" calcext:value-type="float">
            <text:p>0.081788937886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0290689502" calcext:value-type="float">
            <text:p>0.160160290689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55648721101028" calcext:value-type="float">
            <text:p>0.155648721101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10665312155419" calcext:value-type="float">
            <text:p>0.110665312155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52735102703853" calcext:value-type="float">
            <text:p>0.05527351027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37486495281" calcext:value-type="float">
            <text:p>0.160137486495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20414936218018" calcext:value-type="float">
            <text:p>0.120414936218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07463901869016" calcext:value-type="float">
            <text:p>0.107463901869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49200586437353" calcext:value-type="float">
            <text:p>0.054920058643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7324804610451" calcext:value-type="float">
            <text:p>0.08732480461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14846615468052" calcext:value-type="float">
            <text:p>0.114846615468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883716905065722" calcext:value-type="float">
            <text:p>0.08837169050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534795573987029" calcext:value-type="float">
            <text:p>0.053479557398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2974490758143" calcext:value-type="float">
            <text:p>0.062974490758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785628591173486" calcext:value-type="float">
            <text:p>0.07856285911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868227037591079" calcext:value-type="float">
            <text:p>0.086822703759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759760925680206" calcext:value-type="float">
            <text:p>0.075976092568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534781571173127" calcext:value-type="float">
            <text:p>0.053478157117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892043919672" calcext:value-type="float">
            <text:p>0.05628920439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62982650003682" calcext:value-type="float">
            <text:p>0.062982650003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835581982359466" calcext:value-type="float">
            <text:p>0.083558198235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697269442723207" calcext:value-type="float">
            <text:p>0.069726944272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59285732243868" calcext:value-type="float">
            <text:p>0.055928573224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94877686384992" calcext:value-type="float">
            <text:p>0.059487768638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828077810419237" calcext:value-type="float">
            <text:p>0.082807781041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727057838567" calcext:value-type="float">
            <text:p>0.0572705783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7077713588802" calcext:value-type="float">
            <text:p>0.04270777135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551352818968095" calcext:value-type="float">
            <text:p>0.05513528189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674183764291213" calcext:value-type="float">
            <text:p>0.067418376429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510068504414771" calcext:value-type="float">
            <text:p>0.051006850441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24361160999382" calcext:value-type="float">
            <text:p>0.042436116099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484173740009004" calcext:value-type="float">
            <text:p>0.0484173740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509972137020255" calcext:value-type="float">
            <text:p>0.050997213702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510055042315982" calcext:value-type="float">
            <text:p>0.0510055042315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0295908599342493" calcext:value-type="float">
            <text:p>0.029590859934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460576522204004" calcext:value-type="float">
            <text:p>0.0460576522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23710077712535" calcext:value-type="float">
            <text:p>0.05237100777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442037159814581" calcext:value-type="float">
            <text:p>0.044203715981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45391746768" calcext:value-type="float">
            <text:p>0.021354539174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43337454847629" calcext:value-type="float">
            <text:p>0.043337454847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5426721000477" calcext:value-type="float">
            <text:p>0.042542672100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12188321324146" calcext:value-type="float">
            <text:p>0.021218832132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65201074969684" calcext:value-type="float">
            <text:p>0.026520107496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356072602308855" calcext:value-type="float">
            <text:p>0.035607260230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350156397764316" calcext:value-type="float">
            <text:p>0.035015639776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0313654414" calcext:value-type="float">
            <text:p>0.019413031365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56277152148483" calcext:value-type="float">
            <text:p>0.025627715214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979859954217" calcext:value-type="float">
            <text:p>0.02979859954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278608500091246" calcext:value-type="float">
            <text:p>0.027860850009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982054747547" calcext:value-type="float">
            <text:p>0.021298205474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184800855809647" calcext:value-type="float">
            <text:p>0.018480085580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47047650480397" calcext:value-type="float">
            <text:p>0.02470476504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91486281480363" calcext:value-type="float">
            <text:p>0.029148628148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245602605292983" calcext:value-type="float">
            <text:p>0.02456026052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6298123303539" calcext:value-type="float">
            <text:p>0.019629812330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26999652422" calcext:value-type="float">
            <text:p>0.018442699965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021982397577" calcext:value-type="float">
            <text:p>0.021202198239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286972232293614" calcext:value-type="float">
            <text:p>0.02869722322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51309234702" calcext:value-type="float">
            <text:p>0.02135513092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3764785455126" calcext:value-type="float">
            <text:p>0.019376478545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21411542935" calcext:value-type="float">
            <text:p>0.018442141154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9742855117038" calcext:value-type="float">
            <text:p>0.019974285511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220033766657914" calcext:value-type="float">
            <text:p>0.022003376665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7553849729" calcext:value-type="float">
            <text:p>0.019413755384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095368621593" calcext:value-type="float">
            <text:p>0.018409536862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21388637934" calcext:value-type="float">
            <text:p>0.018442138863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2511652297881" calcext:value-type="float">
            <text:p>0.019251165229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19584691661604" calcext:value-type="float">
            <text:p>0.02195846916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3938058329131" calcext:value-type="float">
            <text:p>0.018393805832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385610838582" calcext:value-type="float">
            <text:p>0.018438561083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2886069682987" calcext:value-type="float">
            <text:p>0.018288606968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112555442039389" calcext:value-type="float">
            <text:p>0.011255544203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3608936050591" calcext:value-type="float">
            <text:p>0.018360893605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584454296225" calcext:value-type="float">
            <text:p>0.017458445429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181076874776035" calcext:value-type="float">
            <text:p>0.018107687477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102751000728245" calcext:value-type="float">
            <text:p>0.010275100072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2988945209832" calcext:value-type="float">
            <text:p>0.018298894520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308534635348" calcext:value-type="float">
            <text:p>0.015530853463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0686186751022" calcext:value-type="float">
            <text:p>0.018068618675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02403154376811" calcext:value-type="float">
            <text:p>0.010240315437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673212749676" calcext:value-type="float">
            <text:p>0.017367321274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599520010755" calcext:value-type="float">
            <text:p>0.014559952001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78964280713436" calcext:value-type="float">
            <text:p>0.017896428071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0984364126035565" calcext:value-type="float">
            <text:p>0.009843641260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723798464756" calcext:value-type="float">
            <text:p>0.017472379846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008035669728" calcext:value-type="float">
            <text:p>0.015500803566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599130736433" calcext:value-type="float">
            <text:p>0.0145599130736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77235464686932" calcext:value-type="float">
            <text:p>0.017723546468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0979058424248264" calcext:value-type="float">
            <text:p>0.009790584242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55310043079783" calcext:value-type="float">
            <text:p>0.015531004307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215037327873" calcext:value-type="float">
            <text:p>0.014521503732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3987505860599" calcext:value-type="float">
            <text:p>0.01439875058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260487068093" calcext:value-type="float">
            <text:p>0.017326048706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0971064993726255" calcext:value-type="float">
            <text:p>0.009710649937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363087741585" calcext:value-type="float">
            <text:p>0.01513630877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488345466322" calcext:value-type="float">
            <text:p>0.014448834546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33428367317365" calcext:value-type="float">
            <text:p>0.013342836731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040620770369" calcext:value-type="float">
            <text:p>0.015104062077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0969224107559912" calcext:value-type="float">
            <text:p>0.009692241075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51241367283555" calcext:value-type="float">
            <text:p>0.01512413672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4015092025572" calcext:value-type="float">
            <text:p>0.014401509202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6189188246025" calcext:value-type="float">
            <text:p>0.01261891882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7847842863453" calcext:value-type="float">
            <text:p>0.014784784286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0921628389391296" calcext:value-type="float">
            <text:p>0.009216283893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6013205522375" calcext:value-type="float">
            <text:p>0.012601320552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8643261807" calcext:value-type="float">
            <text:p>0.012618864326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4560442543803" calcext:value-type="float">
            <text:p>0.0144560442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0839617612029996" calcext:value-type="float">
            <text:p>0.0083961761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001160893126" calcext:value-type="float">
            <text:p>0.012600116089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5989067628024" calcext:value-type="float">
            <text:p>0.01259890676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324373208667" calcext:value-type="float">
            <text:p>0.014432437320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0832161760177232" calcext:value-type="float">
            <text:p>0.008321617601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3589628769481" calcext:value-type="float">
            <text:p>0.013589628769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255340239751" calcext:value-type="float">
            <text:p>0.012525534023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24971141155" calcext:value-type="float">
            <text:p>0.012562497114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9366862505521" calcext:value-type="float">
            <text:p>0.012936686250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0818765584129666" calcext:value-type="float">
            <text:p>0.008187655841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4975308305194" calcext:value-type="float">
            <text:p>0.012497530830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47929275065" calcext:value-type="float">
            <text:p>0.011647929275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129200580872915" calcext:value-type="float">
            <text:p>0.012920058087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797449872739451" calcext:value-type="float">
            <text:p>0.007974498727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24874711936668" calcext:value-type="float">
            <text:p>0.012487471193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6467843883155" calcext:value-type="float">
            <text:p>0.011646784388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57485939757" calcext:value-type="float">
            <text:p>0.012565748593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0767423468450382" calcext:value-type="float">
            <text:p>0.007674234684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174590817592" calcext:value-type="float">
            <text:p>0.012517459081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118831529664169" calcext:value-type="float">
            <text:p>0.011883152966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41801530668" calcext:value-type="float">
            <text:p>0.011644180153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3649790633244" calcext:value-type="float">
            <text:p>0.012364979063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0728141540155078" calcext:value-type="float">
            <text:p>0.007281415401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116606377873567" calcext:value-type="float">
            <text:p>0.011660637787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5853345046871" calcext:value-type="float">
            <text:p>0.011585334504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3342623212899" calcext:value-type="float">
            <text:p>0.01233426232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0688413256822402" calcext:value-type="float">
            <text:p>0.006884132568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131306342339" calcext:value-type="float">
            <text:p>0.011613130634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5838186756459" calcext:value-type="float">
            <text:p>0.011583818675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420684029915" calcext:value-type="float">
            <text:p>0.011420684029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0676131430144001" calcext:value-type="float">
            <text:p>0.00676131430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5597798619216" calcext:value-type="float">
            <text:p>0.0115597798619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5178932691304" calcext:value-type="float">
            <text:p>0.01151789326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3663713348846" calcext:value-type="float">
            <text:p>0.011366371334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0675556668558816" calcext:value-type="float">
            <text:p>0.006755566685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3143616858003" calcext:value-type="float">
            <text:p>0.0113143616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67247734113" calcext:value-type="float">
            <text:p>0.010676724773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0629879659332869" calcext:value-type="float">
            <text:p>0.006298796593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1984446249238" calcext:value-type="float">
            <text:p>0.011198444624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108168972555" calcext:value-type="float">
            <text:p>0.010610816897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612059262535408" calcext:value-type="float">
            <text:p>0.006120592625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107283963891241" calcext:value-type="float">
            <text:p>0.010728396389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574839" calcext:value-type="float">
            <text:p>0.010200656574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0610104805180971" calcext:value-type="float">
            <text:p>0.00610104805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20942722736" calcext:value-type="float">
            <text:p>0.010620942722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63466738368" calcext:value-type="float">
            <text:p>0.009706634667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609636683559724" calcext:value-type="float">
            <text:p>0.006096366835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301472" calcext:value-type="float">
            <text:p>0.01020065630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7590679027515" calcext:value-type="float">
            <text:p>0.009675906790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344554575464" calcext:value-type="float">
            <text:p>0.009703445545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605271832846964" calcext:value-type="float">
            <text:p>0.00605271832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3255636442145" calcext:value-type="float">
            <text:p>0.009632556364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030627960766" calcext:value-type="float">
            <text:p>0.009700306279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3111295651391" calcext:value-type="float">
            <text:p>0.010311129565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0604861315405449" calcext:value-type="float">
            <text:p>0.006048613154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62439847266109" calcext:value-type="float">
            <text:p>0.009624398472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8873626398688" calcext:value-type="float">
            <text:p>0.009688736263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595628930209436" calcext:value-type="float">
            <text:p>0.0059562893020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2109388558939" calcext:value-type="float">
            <text:p>0.009621093885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77309871269" calcext:value-type="float">
            <text:p>0.0067947730987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0569978996240807" calcext:value-type="float">
            <text:p>0.005699789962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94193156696918" calcext:value-type="float">
            <text:p>0.009419315669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241188202824" calcext:value-type="float">
            <text:p>0.006792411882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50594987641706" calcext:value-type="float">
            <text:p>0.009505949876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545843722753111" calcext:value-type="float">
            <text:p>0.005458437227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8467789424527" calcext:value-type="float">
            <text:p>0.006784677894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832033019842" calcext:value-type="float">
            <text:p>0.006728320330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47710979104643" calcext:value-type="float">
            <text:p>0.009477109791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521696446460295" calcext:value-type="float">
            <text:p>0.00521696446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7313475319261" calcext:value-type="float">
            <text:p>0.006773134753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63183061710205" calcext:value-type="float">
            <text:p>0.006631830617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515675237608772" calcext:value-type="float">
            <text:p>0.005156752376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255028057102" calcext:value-type="float">
            <text:p>0.006722550280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3513741640446" calcext:value-type="float">
            <text:p>0.006735137416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513323578002443" calcext:value-type="float">
            <text:p>0.005133235780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1689898910436" calcext:value-type="float">
            <text:p>0.00671689898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64152586530994" calcext:value-type="float">
            <text:p>0.00664152586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364070770077539" calcext:value-type="float">
            <text:p>0.003640707700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634425686966775" calcext:value-type="float">
            <text:p>0.006344256869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0419164899744396" calcext:value-type="float">
            <text:p>0.004191648997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34382892939177" calcext:value-type="float">
            <text:p>0.006343828929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362713906698695" calcext:value-type="float">
            <text:p>0.003627139066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574716435292933" calcext:value-type="float">
            <text:p>0.005747164352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0287924181341702" calcext:value-type="float">
            <text:p>0.002879241813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596285443821841" calcext:value-type="float">
            <text:p>0.005962854438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361165776392263" calcext:value-type="float">
            <text:p>0.003611657763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327470140390645" calcext:value-type="float">
            <text:p>0.003274701403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294274261679637" calcext:value-type="float">
            <text:p>0.002942742616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188153747639196" calcext:value-type="float">
            <text:p>0.001881537476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576370073072718" calcext:value-type="float">
            <text:p>0.005763700730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35932650460171" calcext:value-type="float">
            <text:p>0.003593265046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242736335348227" calcext:value-type="float">
            <text:p>0.00242736335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33029925436643" calcext:value-type="float">
            <text:p>0.000933029925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57580574493" calcext:value-type="float">
            <text:p>0.00097065758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715915497950273" calcext:value-type="float">
            <text:p>0.00071591549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504385307687899" calcext:value-type="float">
            <text:p>0.000504385307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table:style-name="ce391" office:value-type="float" office:value="0.0000480989500007729" calcext:value-type="float">
            <text:p>4.81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922218547949333" calcext:value-type="float">
            <text:p>0.000922218547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588897039021952" calcext:value-type="float">
            <text:p>0.000588897039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494990519491211" calcext:value-type="float">
            <text:p>0.000494990519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391" office:value-type="float" office:value="0.000029782977543071" calcext:value-type="float">
            <text:p>2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391" office:value-type="float" office:value="0.0000321560639389741" calcext:value-type="float">
            <text:p>3.2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20064438720485" calcext:value-type="float">
            <text:p>0.00042006443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94223877704284" calcext:value-type="float">
            <text:p>0.0004942238777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293864013563638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294536764804546" calcext:value-type="float">
            <text:p>2.95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943694019207959" calcext:value-type="float">
            <text:p>9.4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482488091571697" calcext:value-type="float">
            <text:p>0.000482488091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1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G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9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1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2945979137954" calcext:value-type="float">
            <text:p>0.402945979137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3268485309388" calcext:value-type="float">
            <text:p>0.403268485309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399725985729924" calcext:value-type="float">
            <text:p>0.399725985729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23462399237397" calcext:value-type="float">
            <text:p>0.23462399237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3806112007436" calcext:value-type="float">
            <text:p>0.40380611200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41863726046066" calcext:value-type="float">
            <text:p>0.24186372604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36687701924759" calcext:value-type="float">
            <text:p>0.366877019247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347131298347794" calcext:value-type="float">
            <text:p>0.347131298347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19953109982678" calcext:value-type="float">
            <text:p>0.219953109982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93606571580197" calcext:value-type="float">
            <text:p>0.29360657158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472989568977" calcext:value-type="float">
            <text:p>0.201472989568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634242654694" calcext:value-type="float">
            <text:p>0.201634242654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199862992864962" calcext:value-type="float">
            <text:p>0.199862992864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117311996186985" calcext:value-type="float">
            <text:p>0.117311996186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903056003718" calcext:value-type="float">
            <text:p>0.201903056003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80927825823211" calcext:value-type="float">
            <text:p>0.180927825823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0660604835841" calcext:value-type="float">
            <text:p>0.200660604835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84946774627141" calcext:value-type="float">
            <text:p>0.184946774627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09976554991339" calcext:value-type="float">
            <text:p>0.109976554991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46803285790098" calcext:value-type="float">
            <text:p>0.14680328579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629656114279946" calcext:value-type="float">
            <text:p>0.062965611427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744058776566232" calcext:value-type="float">
            <text:p>0.074405877656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711844979797182" calcext:value-type="float">
            <text:p>0.0711844979797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564654724676151" calcext:value-type="float">
            <text:p>0.0564654724676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886892307427766" calcext:value-type="float">
            <text:p>0.08868923074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0685729604989" calcext:value-type="float">
            <text:p>0.060068572960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620608145078052" calcext:value-type="float">
            <text:p>0.062060814507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590829651140595" calcext:value-type="float">
            <text:p>0.05908296511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537043369533928" calcext:value-type="float">
            <text:p>0.053704336953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1826416934159" calcext:value-type="float">
            <text:p>0.060182641693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0007626471424" calcext:value-type="float">
            <text:p>0.030007626471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1302485000678" calcext:value-type="float">
            <text:p>0.060130248500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410676323819793" calcext:value-type="float">
            <text:p>0.041067632381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349679988634283" calcext:value-type="float">
            <text:p>0.034967998863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457735240441461" calcext:value-type="float">
            <text:p>0.045773524044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8286509494821" calcext:value-type="float">
            <text:p>0.029828650949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594064508911683" calcext:value-type="float">
            <text:p>0.059406450891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324557868573532" calcext:value-type="float">
            <text:p>0.032455786857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318921628490386" calcext:value-type="float">
            <text:p>0.03189216284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437586717258947" calcext:value-type="float">
            <text:p>0.043758671725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157523785052738" calcext:value-type="float">
            <text:p>0.0157523785052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9671091201263" calcext:value-type="float">
            <text:p>0.02996710912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298664509430603" calcext:value-type="float">
            <text:p>0.02986645094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167772518520683" calcext:value-type="float">
            <text:p>0.016777251852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643329023058" calcext:value-type="float">
            <text:p>0.006764332902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297816312190039" calcext:value-type="float">
            <text:p>0.029781631219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69421143258776" calcext:value-type="float">
            <text:p>0.026942114325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162577268205704" calcext:value-type="float">
            <text:p>0.01625772682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4367603384851" calcext:value-type="float">
            <text:p>0.029436760338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0626055118451158" calcext:value-type="float">
            <text:p>0.006260551184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7953419032722" calcext:value-type="float">
            <text:p>0.00677953419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68085691887319" calcext:value-type="float">
            <text:p>0.006680856918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380887134075324" calcext:value-type="float">
            <text:p>0.003808871340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80792770414658" calcext:value-type="float">
            <text:p>0.005807927704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80008563615347" calcext:value-type="float">
            <text:p>0.005800085636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78060340833425" calcext:value-type="float">
            <text:p>0.005780603408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324721003588419" calcext:value-type="float">
            <text:p>0.003247210035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82412661549186" calcext:value-type="float">
            <text:p>0.005824126615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77328728054492" calcext:value-type="float">
            <text:p>0.005773287280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76418668754914" calcext:value-type="float">
            <text:p>0.005764186687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21460277275051" calcext:value-type="float">
            <text:p>0.005214602772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314665680398137" calcext:value-type="float">
            <text:p>0.003146656803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69743748486808" calcext:value-type="float">
            <text:p>0.005697437484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922052838079" calcext:value-type="float">
            <text:p>0.000969220528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32900993446" calcext:value-type="float">
            <text:p>0.000963290099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0611239475178" calcext:value-type="float">
            <text:p>0.000960611239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269758317281122" calcext:value-type="float">
            <text:p>0.002697583172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423471016702207" calcext:value-type="float">
            <text:p>0.00423471016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45556066193" calcext:value-type="float">
            <text:p>0.00017754555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11472126445" calcext:value-type="float">
            <text:p>0.000177511472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779358403589174" calcext:value-type="float">
            <text:p>0.000779358403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544124477250462" calcext:value-type="float">
            <text:p>0.00054412447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4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P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9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854217319756214" calcext:value-type="float">
            <text:p>0.085421731975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50212542503212" calcext:value-type="float">
            <text:p>0.065021254250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171108867187685" calcext:value-type="float">
            <text:p>0.171108867187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128473169165296" calcext:value-type="float">
            <text:p>0.128473169165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882626975620475" calcext:value-type="float">
            <text:p>0.08826269756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77424803875776" calcext:value-type="float">
            <text:p>0.0774248038757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30924178258486" calcext:value-type="float">
            <text:p>0.063092417825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155090164727561" calcext:value-type="float">
            <text:p>0.155090164727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116445893754077" calcext:value-type="float">
            <text:p>0.116445893754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732496276913919" calcext:value-type="float">
            <text:p>0.073249627691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643389215305744" calcext:value-type="float">
            <text:p>0.06433892153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01826101509453" calcext:value-type="float">
            <text:p>0.06018261015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28877742520086" calcext:value-type="float">
            <text:p>0.128877742520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967648976266272" calcext:value-type="float">
            <text:p>0.096764897626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683324110157788" calcext:value-type="float">
            <text:p>0.068332411015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39385001080223" calcext:value-type="float">
            <text:p>0.063938500108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01822887482775" calcext:value-type="float">
            <text:p>0.060182288748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833991028697147" calcext:value-type="float">
            <text:p>0.083399102869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450911902812872" calcext:value-type="float">
            <text:p>0.045091190281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663922157373042" calcext:value-type="float">
            <text:p>0.066392215737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25300364733906" calcext:value-type="float">
            <text:p>0.062530036473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00920643278596" calcext:value-type="float">
            <text:p>0.06009206432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64567047383005" calcext:value-type="float">
            <text:p>0.064567047383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423068351206018" calcext:value-type="float">
            <text:p>0.042306835120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16889821670225" calcext:value-type="float">
            <text:p>0.061688982167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594798518399605" calcext:value-type="float">
            <text:p>0.059479851839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5290510138235" calcext:value-type="float">
            <text:p>0.055290510138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8598292877205" calcext:value-type="float">
            <text:p>0.058598292877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418937241937289" calcext:value-type="float">
            <text:p>0.041893724193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88417983746984" calcext:value-type="float">
            <text:p>0.058841798374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94084904951998" calcext:value-type="float">
            <text:p>0.0594084904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33876424372644" calcext:value-type="float">
            <text:p>0.053387642437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563572552998806" calcext:value-type="float">
            <text:p>0.056357255299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387433112904035" calcext:value-type="float">
            <text:p>0.038743311290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551709961760696" calcext:value-type="float">
            <text:p>0.05517099617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586447054828535" calcext:value-type="float">
            <text:p>0.05864470548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33487786131625" calcext:value-type="float">
            <text:p>0.053348778613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553195778501378" calcext:value-type="float">
            <text:p>0.055319577850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377214286067475" calcext:value-type="float">
            <text:p>0.037721428606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40964920541582" calcext:value-type="float">
            <text:p>0.054096492054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55815355191715" calcext:value-type="float">
            <text:p>0.055815355191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3247323588336" calcext:value-type="float">
            <text:p>0.053247323588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551257729417839" calcext:value-type="float">
            <text:p>0.055125772941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371469770583167" calcext:value-type="float">
            <text:p>0.037146977058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21983695259421" calcext:value-type="float">
            <text:p>0.052198369525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47764295254375" calcext:value-type="float">
            <text:p>0.05477642952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24169580293141" calcext:value-type="float">
            <text:p>0.052416958029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551257729417839" calcext:value-type="float">
            <text:p>0.055125772941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367748741679781" calcext:value-type="float">
            <text:p>0.036774874167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21983695259421" calcext:value-type="float">
            <text:p>0.052198369525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29575687421113" calcext:value-type="float">
            <text:p>0.052957568742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480170740416174" calcext:value-type="float">
            <text:p>0.048017074041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38726240967853" calcext:value-type="float">
            <text:p>0.053872624096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364715774754382" calcext:value-type="float">
            <text:p>0.03647157747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2493082618341" calcext:value-type="float">
            <text:p>0.051249308261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22469780246558" calcext:value-type="float">
            <text:p>0.052246978024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75622691801853" calcext:value-type="float">
            <text:p>0.047562269180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19823565846174" calcext:value-type="float">
            <text:p>0.051982356584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349093086048675" calcext:value-type="float">
            <text:p>0.034909308604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480893208161686" calcext:value-type="float">
            <text:p>0.048089320816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9947038558911" calcext:value-type="float">
            <text:p>0.051994703855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75089013560971" calcext:value-type="float">
            <text:p>0.047508901356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19823565846174" calcext:value-type="float">
            <text:p>0.051982356584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346464353706066" calcext:value-type="float">
            <text:p>0.034646435370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65040019412939" calcext:value-type="float">
            <text:p>0.04650400194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12259871258712" calcext:value-type="float">
            <text:p>0.051225987125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36653087852813" calcext:value-type="float">
            <text:p>0.043665308785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0372228285334" calcext:value-type="float">
            <text:p>0.051037222828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332360394082012" calcext:value-type="float">
            <text:p>0.033236039408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65040019412939" calcext:value-type="float">
            <text:p>0.04650400194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63661626502294" calcext:value-type="float">
            <text:p>0.046366162650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07682548825547" calcext:value-type="float">
            <text:p>0.040768254882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00151576431986" calcext:value-type="float">
            <text:p>0.050015157643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326394889639664" calcext:value-type="float">
            <text:p>0.0326394889639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445005655313799" calcext:value-type="float">
            <text:p>0.0445005655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45171863740899" calcext:value-type="float">
            <text:p>0.04451718637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07676111396401" calcext:value-type="float">
            <text:p>0.04076761113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63115540481137" calcext:value-type="float">
            <text:p>0.046311554048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320450975648765" calcext:value-type="float">
            <text:p>0.032045097564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445005655313799" calcext:value-type="float">
            <text:p>0.0445005655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30874611930008" calcext:value-type="float">
            <text:p>0.043087461193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05257461858341" calcext:value-type="float">
            <text:p>0.040525746185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49305726175229" calcext:value-type="float">
            <text:p>0.044930572617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248849872647836" calcext:value-type="float">
            <text:p>0.024884987264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27077568848617" calcext:value-type="float">
            <text:p>0.04270775688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0616860411886" calcext:value-type="float">
            <text:p>0.040616860411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97977568345349" calcext:value-type="float">
            <text:p>0.039797756834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25310190237778" calcext:value-type="float">
            <text:p>0.042531019023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235440112486275" calcext:value-type="float">
            <text:p>0.023544011248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01572249066476" calcext:value-type="float">
            <text:p>0.040157224906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97839480043674" calcext:value-type="float">
            <text:p>0.039783948004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9695617755526" calcext:value-type="float">
            <text:p>0.039695617755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227071837952993" calcext:value-type="float">
            <text:p>0.022707183795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92574646425118" calcext:value-type="float">
            <text:p>0.039257464642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78568130056108" calcext:value-type="float">
            <text:p>0.037856813005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390895926798957" calcext:value-type="float">
            <text:p>0.039089592679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222085775931488" calcext:value-type="float">
            <text:p>0.022208577593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3206952496465" calcext:value-type="float">
            <text:p>0.038320695249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78568065832086" calcext:value-type="float">
            <text:p>0.037856806583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390895926798957" calcext:value-type="float">
            <text:p>0.039089592679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21974410498719" calcext:value-type="float">
            <text:p>0.021974410498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8231342364621" calcext:value-type="float">
            <text:p>0.038231342364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9447588294465" calcext:value-type="float">
            <text:p>0.034944758829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8750483999442" calcext:value-type="float">
            <text:p>0.038750483999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219191701367122" calcext:value-type="float">
            <text:p>0.021919170136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394763081326757" calcext:value-type="float">
            <text:p>0.039476308132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76773916302587" calcext:value-type="float">
            <text:p>0.037677391630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9446903352491" calcext:value-type="float">
            <text:p>0.034944690335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85119193864482" calcext:value-type="float">
            <text:p>0.038511919386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214512102487495" calcext:value-type="float">
            <text:p>0.02145121024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9115118284295" calcext:value-type="float">
            <text:p>0.0389115118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49866034580211" calcext:value-type="float">
            <text:p>0.034986603458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9445774952899" calcext:value-type="float">
            <text:p>0.03494457749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232398844703" calcext:value-type="float">
            <text:p>0.038232398844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213972851334571" calcext:value-type="float">
            <text:p>0.0213972851334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89115118284295" calcext:value-type="float">
            <text:p>0.0389115118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9124289026529" calcext:value-type="float">
            <text:p>0.034912428902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11148794419385" calcext:value-type="float">
            <text:p>0.031114879441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0248152190223" calcext:value-type="float">
            <text:p>0.034024815219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213263208436935" calcext:value-type="float">
            <text:p>0.021326320843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8190209807255" calcext:value-type="float">
            <text:p>0.034819020980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296214777959847" calcext:value-type="float">
            <text:p>0.029621477795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36597273893555" calcext:value-type="float">
            <text:p>0.033659727389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208894692717974" calcext:value-type="float">
            <text:p>0.020889469271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7883145864268" calcext:value-type="float">
            <text:p>0.034788314586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81499445255952" calcext:value-type="float">
            <text:p>0.028149944525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35699111807148" calcext:value-type="float">
            <text:p>0.033569911180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20353515126947" calcext:value-type="float">
            <text:p>0.020353515126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44285781987998" calcext:value-type="float">
            <text:p>0.034428578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81498821910528" calcext:value-type="float">
            <text:p>0.028149882191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30102166169556" calcext:value-type="float">
            <text:p>0.033010216616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20353515126947" calcext:value-type="float">
            <text:p>0.020353515126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03699604514572" calcext:value-type="float">
            <text:p>0.03036996045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3232312004937" calcext:value-type="float">
            <text:p>0.033232312004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81497803954658" calcext:value-type="float">
            <text:p>0.028149780395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25586212201971" calcext:value-type="float">
            <text:p>0.03255862122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187878601171819" calcext:value-type="float">
            <text:p>0.018787860117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81232062266894" calcext:value-type="float">
            <text:p>0.028123206226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13544629779067" calcext:value-type="float">
            <text:p>0.0213544629779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25586212201971" calcext:value-type="float">
            <text:p>0.03255862122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187878601171819" calcext:value-type="float">
            <text:p>0.018787860117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80477104594101" calcext:value-type="float">
            <text:p>0.02804771045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89423551945154" calcext:value-type="float">
            <text:p>0.018942355194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286964655035577" calcext:value-type="float">
            <text:p>0.028696465503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185275657921566" calcext:value-type="float">
            <text:p>0.018527565792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80152064895163" calcext:value-type="float">
            <text:p>0.028015206489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176653745873781" calcext:value-type="float">
            <text:p>0.017665374587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74088789264346" calcext:value-type="float">
            <text:p>0.027408878926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551524826883" calcext:value-type="float">
            <text:p>0.015515248268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08793478103768" calcext:value-type="float">
            <text:p>0.02087934781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257895080679669" calcext:value-type="float">
            <text:p>0.0257895080679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4723791079246" calcext:value-type="float">
            <text:p>0.017472379107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70424284511314" calcext:value-type="float">
            <text:p>0.027042428451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151346650943965" calcext:value-type="float">
            <text:p>0.015134665094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99302865462688" calcext:value-type="float">
            <text:p>0.019930286546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12754983109879" calcext:value-type="float">
            <text:p>0.021275498310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4723791079246" calcext:value-type="float">
            <text:p>0.017472379107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65915633858809" calcext:value-type="float">
            <text:p>0.026591563385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151346650943965" calcext:value-type="float">
            <text:p>0.015134665094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99302865462688" calcext:value-type="float">
            <text:p>0.019930286546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9769400324165" calcext:value-type="float">
            <text:p>0.019769400324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4722777706577" calcext:value-type="float">
            <text:p>0.017472277770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04755009275644" calcext:value-type="float">
            <text:p>0.020475500927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149249835547928" calcext:value-type="float">
            <text:p>0.014924983554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89812252821608" calcext:value-type="float">
            <text:p>0.018981225282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92266977351219" calcext:value-type="float">
            <text:p>0.019226697735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4722777706577" calcext:value-type="float">
            <text:p>0.017472277770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8879757349053" calcext:value-type="float">
            <text:p>0.018879757349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134389455115037" calcext:value-type="float">
            <text:p>0.013438945511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4442923471103" calcext:value-type="float">
            <text:p>0.01744429234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4722064443697" calcext:value-type="float">
            <text:p>0.01747220644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8339009231642" calcext:value-type="float">
            <text:p>0.018339009231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116330644535542" calcext:value-type="float">
            <text:p>0.011633064453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4442923471103" calcext:value-type="float">
            <text:p>0.01744429234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4722064443697" calcext:value-type="float">
            <text:p>0.01747220644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0124076095111" calcext:value-type="float">
            <text:p>0.017012407609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09595850683561" calcext:value-type="float">
            <text:p>0.01095958506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3516575183561" calcext:value-type="float">
            <text:p>0.01735165751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67531834049897" calcext:value-type="float">
            <text:p>0.016753183404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0124076095111" calcext:value-type="float">
            <text:p>0.017012407609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05562369424862" calcext:value-type="float">
            <text:p>0.0105562369424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3516575183561" calcext:value-type="float">
            <text:p>0.01735165751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164516103615469" calcext:value-type="float">
            <text:p>0.016451610361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67849555903574" calcext:value-type="float">
            <text:p>0.016784955590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03648704150546" calcext:value-type="float">
            <text:p>0.010364870415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304023127465" calcext:value-type="float">
            <text:p>0.01730402312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4507047236754" calcext:value-type="float">
            <text:p>0.016450704723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67849555903574" calcext:value-type="float">
            <text:p>0.016784955590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02423545092548" calcext:value-type="float">
            <text:p>0.010242354509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304023127465" calcext:value-type="float">
            <text:p>0.01730402312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4361298196192" calcext:value-type="float">
            <text:p>0.0164361298196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65051083084778" calcext:value-type="float">
            <text:p>0.016505108308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4173344084708" calcext:value-type="float">
            <text:p>0.0164173344084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62507318020478" calcext:value-type="float">
            <text:p>0.016250731802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65051083084778" calcext:value-type="float">
            <text:p>0.016505108308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2777751612021" calcext:value-type="float">
            <text:p>0.016277775161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160115948387725" calcext:value-type="float">
            <text:p>0.016011594838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65019861915086" calcext:value-type="float">
            <text:p>0.016501986191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60714197584376" calcext:value-type="float">
            <text:p>0.016071419758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133054097955997" calcext:value-type="float">
            <text:p>0.0133054097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0672738534272" calcext:value-type="float">
            <text:p>0.016067273853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43550211391548" calcext:value-type="float">
            <text:p>0.01435502113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41871034762829" calcext:value-type="float">
            <text:p>0.014187103476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6482063624259" calcext:value-type="float">
            <text:p>0.011648206362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55881578468957" calcext:value-type="float">
            <text:p>0.015588157846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0925908892946346" calcext:value-type="float">
            <text:p>0.009259088929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22017679682816" calcext:value-type="float">
            <text:p>0.012201767968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139239970380413" calcext:value-type="float">
            <text:p>0.013923997038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6404420815542" calcext:value-type="float">
            <text:p>0.011640442081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55881578468957" calcext:value-type="float">
            <text:p>0.015588157846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0925908892946346" calcext:value-type="float">
            <text:p>0.009259088929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37499475931673" calcext:value-type="float">
            <text:p>0.013749947593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6311663160035" calcext:value-type="float">
            <text:p>0.011631166316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36488111159907" calcext:value-type="float">
            <text:p>0.013648811115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0887204505533587" calcext:value-type="float">
            <text:p>0.008872045055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4415788665409" calcext:value-type="float">
            <text:p>0.011441578866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6775653786524" calcext:value-type="float">
            <text:p>0.010677565378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127949550269404" calcext:value-type="float">
            <text:p>0.01279495502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0881013985279644" calcext:value-type="float">
            <text:p>0.008810139852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097910503639" calcext:value-type="float">
            <text:p>0.010979105036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6775651480627" calcext:value-type="float">
            <text:p>0.010677565148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16014894485921" calcext:value-type="float">
            <text:p>0.011601489448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0870600133286659" calcext:value-type="float">
            <text:p>0.0087060013328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6775266269503" calcext:value-type="float">
            <text:p>0.010677526626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6775611953045" calcext:value-type="float">
            <text:p>0.010677561195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0870600133286659" calcext:value-type="float">
            <text:p>0.008706001332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6709607874598" calcext:value-type="float">
            <text:p>0.010670960787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6775577514635" calcext:value-type="float">
            <text:p>0.010677557751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0646270020289131" calcext:value-type="float">
            <text:p>0.006462700202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6277020942579" calcext:value-type="float">
            <text:p>0.01062770209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6775182360861" calcext:value-type="float">
            <text:p>0.010677518236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0625313974108673" calcext:value-type="float">
            <text:p>0.0062531397410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6192726681662" calcext:value-type="float">
            <text:p>0.010619272668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6774372964562" calcext:value-type="float">
            <text:p>0.010677437296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0616375246612575" calcext:value-type="float">
            <text:p>0.006163752466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5876640971375" calcext:value-type="float">
            <text:p>0.010587664097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70685417809592" calcext:value-type="float">
            <text:p>0.009706854178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0034055389852" calcext:value-type="float">
            <text:p>0.011003405538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0616375246612575" calcext:value-type="float">
            <text:p>0.006163752466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5582554543808" calcext:value-type="float">
            <text:p>0.010558255454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70683476007826" calcext:value-type="float">
            <text:p>0.009706834760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490431296887" calcext:value-type="float">
            <text:p>0.0104904312968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0614541270555289" calcext:value-type="float">
            <text:p>0.006145412705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05467680784052" calcext:value-type="float">
            <text:p>0.010546768078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70407354778802" calcext:value-type="float">
            <text:p>0.009704073547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3148966989021" calcext:value-type="float">
            <text:p>0.010314896698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0582875655242714" calcext:value-type="float">
            <text:p>0.005828756552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05467680784052" calcext:value-type="float">
            <text:p>0.010546768078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7361426557323" calcext:value-type="float">
            <text:p>0.008736142655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0984831666363252" calcext:value-type="float">
            <text:p>0.009848316663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0581028668979698" calcext:value-type="float">
            <text:p>0.005810286689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68988226327585" calcext:value-type="float">
            <text:p>0.009689882263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76550188158201" calcext:value-type="float">
            <text:p>0.007765501881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098324392488748" calcext:value-type="float">
            <text:p>0.00983243924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0580422965613771" calcext:value-type="float">
            <text:p>0.005804229656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59841404943705" calcext:value-type="float">
            <text:p>0.009598414049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76550185245596" calcext:value-type="float">
            <text:p>0.007765501852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0974754117163418" calcext:value-type="float">
            <text:p>0.00974754117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057491940396313" calcext:value-type="float">
            <text:p>0.00574919403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54396430424982" calcext:value-type="float">
            <text:p>0.00954396430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76550169204747" calcext:value-type="float">
            <text:p>0.007765501692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53675572444273" calcext:value-type="float">
            <text:p>0.009536755724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057491940396313" calcext:value-type="float">
            <text:p>0.00574919403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72015197309327" calcext:value-type="float">
            <text:p>0.008720151973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7655016186367" calcext:value-type="float">
            <text:p>0.007765501618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45133756083952" calcext:value-type="float">
            <text:p>0.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0561154482115663" calcext:value-type="float">
            <text:p>0.005611544821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0842100444108353" calcext:value-type="float">
            <text:p>0.008421004441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76550108501836" calcext:value-type="float">
            <text:p>0.007765501085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0898026986419431" calcext:value-type="float">
            <text:p>0.008980269864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528207880890635" calcext:value-type="float">
            <text:p>0.005282078808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824073294088161" calcext:value-type="float">
            <text:p>0.008240732940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76550106963423" calcext:value-type="float">
            <text:p>0.007765501069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893858113534072" calcext:value-type="float">
            <text:p>0.008938581135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526695755787783" calcext:value-type="float">
            <text:p>0.005266957557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54155137697234" calcext:value-type="float">
            <text:p>0.008541551376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76549455115169" calcext:value-type="float">
            <text:p>0.007765494551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64736612324536" calcext:value-type="float">
            <text:p>0.007647366123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58308015199845" calcext:value-type="float">
            <text:p>0.0085830801519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512117725462741" calcext:value-type="float">
            <text:p>0.005121177254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76130425489465" calcext:value-type="float">
            <text:p>0.007761304254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9165324263605" calcext:value-type="float">
            <text:p>0.0067916532426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6746719002212" calcext:value-type="float">
            <text:p>0.007674671900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475387092801571" calcext:value-type="float">
            <text:p>0.004753870928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75588661897153" calcext:value-type="float">
            <text:p>0.007755886618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69144535783969" calcext:value-type="float">
            <text:p>0.00669144535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757252440369942" calcext:value-type="float">
            <text:p>0.00757252440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463411914189781" calcext:value-type="float">
            <text:p>0.00463411914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75319253633232" calcext:value-type="float">
            <text:p>0.007753192536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73552459243402" calcext:value-type="float">
            <text:p>0.005735524592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50174305374699" calcext:value-type="float">
            <text:p>0.007501743053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424571179131878" calcext:value-type="float">
            <text:p>0.004245711791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74150941795839" calcext:value-type="float">
            <text:p>0.007741509417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45250614213729" calcext:value-type="float">
            <text:p>0.007452506142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420760766948922" calcext:value-type="float">
            <text:p>0.004207607669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73564546277203" calcext:value-type="float">
            <text:p>0.007735645462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2488296061994" calcext:value-type="float">
            <text:p>0.007248829606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416151871369824" calcext:value-type="float">
            <text:p>0.004161518713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51495716832155" calcext:value-type="float">
            <text:p>0.007514957168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10140219525928" calcext:value-type="float">
            <text:p>0.007101402195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415322395910423" calcext:value-type="float">
            <text:p>0.00415322395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4684500211462" calcext:value-type="float">
            <text:p>0.006746845002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0480215585873317" calcext:value-type="float">
            <text:p>0.0048021558587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08912085209758" calcext:value-type="float">
            <text:p>0.0070891208520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412460103486911" calcext:value-type="float">
            <text:p>0.004124601034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64342884875627" calcext:value-type="float">
            <text:p>0.006643428848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57558752228135" calcext:value-type="float">
            <text:p>0.006575587522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8081170801142" calcext:value-type="float">
            <text:p>0.003880811708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0609034507228" calcext:value-type="float">
            <text:p>0.006706090345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408112350629573" calcext:value-type="float">
            <text:p>0.004081123506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64342884875627" calcext:value-type="float">
            <text:p>0.006643428848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63621787624116" calcext:value-type="float">
            <text:p>0.005636217876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86214617407722" calcext:value-type="float">
            <text:p>0.003862146174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653110535577768" calcext:value-type="float">
            <text:p>0.006531105355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406078786993267" calcext:value-type="float">
            <text:p>0.004060787869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69436758464823" calcext:value-type="float">
            <text:p>0.005694367584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0368341853098522" calcext:value-type="float">
            <text:p>0.003683418530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52094287437013" calcext:value-type="float">
            <text:p>0.00652094287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374535366895624" calcext:value-type="float">
            <text:p>0.003745353668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91141253207143" calcext:value-type="float">
            <text:p>0.0029114125320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58937960660297" calcext:value-type="float">
            <text:p>0.005589379606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355318938619109" calcext:value-type="float">
            <text:p>0.003553189386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91072472318603" calcext:value-type="float">
            <text:p>0.002910724723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30455909024495" calcext:value-type="float">
            <text:p>0.00304559090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4585584481492" calcext:value-type="float">
            <text:p>0.003845855844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91072472318603" calcext:value-type="float">
            <text:p>0.002910724723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79624505643215" calcext:value-type="float">
            <text:p>0.003796245056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78340429870529" calcext:value-type="float">
            <text:p>0.0037834042987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79624505643215" calcext:value-type="float">
            <text:p>0.003796245056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0340740286588363" calcext:value-type="float">
            <text:p>0.003407402865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83205162575559" calcext:value-type="float">
            <text:p>0.0038320516257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031750909677327" calcext:value-type="float">
            <text:p>0.003175090967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90497946066738" calcext:value-type="float">
            <text:p>0.002904979460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2339846478598" calcext:value-type="float">
            <text:p>0.003823398464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215859574227169" calcext:value-type="float">
            <text:p>0.002158595742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9158569644309" calcext:value-type="float">
            <text:p>0.00289158569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7403871931669" calcext:value-type="float">
            <text:p>0.002874038719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210450756735312" calcext:value-type="float">
            <text:p>0.002104507567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9158569644309" calcext:value-type="float">
            <text:p>0.00289158569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7403871931669" calcext:value-type="float">
            <text:p>0.002874038719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160515157240982" calcext:value-type="float">
            <text:p>0.0016051515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217998239588921" calcext:value-type="float">
            <text:p>0.002179982395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160515157240982" calcext:value-type="float">
            <text:p>0.0016051515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4048314879069" calcext:value-type="float">
            <text:p>0.001940483148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158206320637029" calcext:value-type="float">
            <text:p>0.00158206320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93167475686781" calcext:value-type="float">
            <text:p>0.001931674756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9207706724277" calcext:value-type="float">
            <text:p>0.00192077067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0157860794185081" calcext:value-type="float">
            <text:p>0.001578607941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284163204857986" calcext:value-type="float">
            <text:p>0.00284163204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0157860794185081" calcext:value-type="float">
            <text:p>0.001578607941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78348900127128" calcext:value-type="float">
            <text:p>0.002783489001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2772379762873" calcext:value-type="float">
            <text:p>0.001927723797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0150343613509601" calcext:value-type="float">
            <text:p>0.00150343613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261121531162049" calcext:value-type="float">
            <text:p>0.00261121531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90065883866022" calcext:value-type="float">
            <text:p>0.00190065883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0137739616296634" calcext:value-type="float">
            <text:p>0.001377396162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160258128778" calcext:value-type="float">
            <text:p>0.001916025812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07010104827321" calcext:value-type="float">
            <text:p>0.001070101048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8196909349311" calcext:value-type="float">
            <text:p>0.001881969093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0137739616296634" calcext:value-type="float">
            <text:p>0.001377396162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86312653553432" calcext:value-type="float">
            <text:p>0.001863126535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04181183816584" calcext:value-type="float">
            <text:p>0.001041811838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187913547069894" calcext:value-type="float">
            <text:p>0.001879135470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013465131972019" calcext:value-type="float">
            <text:p>0.001346513197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70687744848662" calcext:value-type="float">
            <text:p>0.000970687744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339009231642" calcext:value-type="float">
            <text:p>0.00183390092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02423545092548" calcext:value-type="float">
            <text:p>0.001024235450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68070468837633" calcext:value-type="float">
            <text:p>0.0009680704688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7055008062992" calcext:value-type="float">
            <text:p>0.00097055008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58012906438898" calcext:value-type="float">
            <text:p>0.000958012906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66863407578142" calcext:value-type="float">
            <text:p>0.0006686340757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66093218323739" calcext:value-type="float">
            <text:p>0.000966093218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70476763752206" calcext:value-type="float">
            <text:p>0.000970476763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45133756083952" calcext:value-type="float">
            <text:p>0.0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668264173091999" calcext:value-type="float">
            <text:p>0.00066826417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62220672006405" calcext:value-type="float">
            <text:p>0.000962220672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69977792966591" calcext:value-type="float">
            <text:p>0.000969977792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45133756083952" calcext:value-type="float">
            <text:p>0.0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535050524136606" calcext:value-type="float">
            <text:p>0.000535050524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945871195947479" calcext:value-type="float">
            <text:p>0.000945871195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69615603438396" calcext:value-type="float">
            <text:p>0.00096961560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27829667090427" calcext:value-type="float">
            <text:p>0.000927829667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52735440212343" calcext:value-type="float">
            <text:p>0.000527354402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71775105695774" calcext:value-type="float">
            <text:p>0.000717751056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31381584106749" calcext:value-type="float">
            <text:p>0.000931381584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965983653401844" calcext:value-type="float">
            <text:p>0.000965983653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09366502603612" calcext:value-type="float">
            <text:p>0.000909366502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525716312641541" calcext:value-type="float">
            <text:p>0.000525716312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0647977748516877" calcext:value-type="float">
            <text:p>0.000647977748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28004125502623" calcext:value-type="float">
            <text:p>0.000928004125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0751718067548004" calcext:value-type="float">
            <text:p>0.000751718067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55694088581135" calcext:value-type="float">
            <text:p>0.0005569408858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51564472682482" calcext:value-type="float">
            <text:p>0.000515644726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table:style-name="ce391" office:value-type="float" office:value="0.0000481546186971316" calcext:value-type="float">
            <text:p>4.8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table:style-name="ce391" office:value-type="float" office:value="0.0000751718067548004" calcext:value-type="float">
            <text:p>7.5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55694088581135" calcext:value-type="float">
            <text:p>0.000556940885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51564472682482" calcext:value-type="float">
            <text:p>0.000515644726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table:style-name="ce391" office:value-type="float" office:value="0.0000300227854808818" calcext:value-type="float">
            <text:p>3.0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table:style-name="ce391" office:value-type="float" office:value="0.0000751718067548004" calcext:value-type="float">
            <text:p>7.5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490871715016542" calcext:value-type="float">
            <text:p>0.000490871715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50205856278805" calcext:value-type="float">
            <text:p>0.000502058562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46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UA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325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325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88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9"/>
          <table:table-cell table:style-name="ce389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9"/>
          <table:table-cell table:style-name="ce389"/>
          <table:table-cell table:style-name="ce390" office:value-type="string" calcext:value-type="string" table:number-columns-spanned="3" table:number-rows-spanned="1">
            <text:p>adaboost</text:p>
          </table:table-cell>
          <table:covered-table-cell table:number-columns-repeated="2" table:style-name="ce189"/>
          <table:table-cell table:style-name="ce386"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9"/>
          <table:table-cell table:number-columns-repeated="998"/>
        </table:table-row>
        <table:table-row table:style-name="ro1">
          <table:table-cell/>
          <table:table-cell table:style-name="ce189" office:value-type="string" calcext:value-type="string">
            <text:p>K</text:p>
          </table:table-cell>
          <table:table-cell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9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9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style-name="ce386"/>
          <table:table-cell table:style-name="ce189" office:value-type="string" calcext:value-type="string">
            <text:p>loop</text:p>
          </table:table-cell>
          <table:table-cell table:style-name="ce189" office:value-type="string" calcext:value-type="string">
            <text:p>rank</text:p>
          </table:table-cell>
          <table:table-cell table:style-name="ce189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 table:style-name="ce325"/>
          <table:table-cell table:style-name="ce389" table:number-columns-repeated="23"/>
          <table:table-cell table:style-name="ce325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363422613218" calcext:value-type="float">
            <text:p>0.116363422613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857190179747" calcext:value-type="float">
            <text:p>0.116857190179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296068746036539" calcext:value-type="float">
            <text:p>0.296068746036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6215772214913" calcext:value-type="float">
            <text:p>0.186215772214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08763735397198" calcext:value-type="float">
            <text:p>0.40876373539719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31378242087926" calcext:value-type="float">
            <text:p>0.093137824208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07155888931681" calcext:value-type="float">
            <text:p>0.107155888931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5236533140665" calcext:value-type="float">
            <text:p>0.115236533140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00435754439174" calcext:value-type="float">
            <text:p>0.100435754439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7388905472834" calcext:value-type="float">
            <text:p>0.1173889054728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699992885409445" calcext:value-type="float">
            <text:p>0.06999928854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397859094123" calcext:value-type="float">
            <text:p>0.10397859094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750771999653613" calcext:value-type="float">
            <text:p>0.07507719996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29653264230372" calcext:value-type="float">
            <text:p>0.092965326423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97811560260914" calcext:value-type="float">
            <text:p>0.0997811560260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269470035311571" calcext:value-type="float">
            <text:p>0.026947003531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3690853176723" calcext:value-type="float">
            <text:p>0.103690853176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505492202782151" calcext:value-type="float">
            <text:p>0.0505492202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690462975628327" calcext:value-type="float">
            <text:p>0.069046297562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854047008254829" calcext:value-type="float">
            <text:p>0.08540470082548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240764326658727" calcext:value-type="float">
            <text:p>0.024076432665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3586317820936" calcext:value-type="float">
            <text:p>0.103586317820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96465556303898" calcext:value-type="float">
            <text:p>0.04964655563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846421588538268" calcext:value-type="float">
            <text:p>0.084642158853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17076448133752" calcext:value-type="float">
            <text:p>0.021707644813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816273248080315" calcext:value-type="float">
            <text:p>0.081627324808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93170863960292" calcext:value-type="float">
            <text:p>0.049317086396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175408934078" calcext:value-type="float">
            <text:p>0.021417540893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43555713112616" calcext:value-type="float">
            <text:p>0.024355571311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86976674309581" calcext:value-type="float">
            <text:p>0.048697667430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3834384759119" calcext:value-type="float">
            <text:p>0.021383438475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23221775111616" calcext:value-type="float">
            <text:p>0.022322177511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7206096177798" calcext:value-type="float">
            <text:p>0.047206096177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63269652978281" calcext:value-type="float">
            <text:p>0.0463269652978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3041882230478" calcext:value-type="float">
            <text:p>0.021304188223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0036046648777" calcext:value-type="float">
            <text:p>0.021003604664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72034286373722" calcext:value-type="float">
            <text:p>0.047203428637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45451589402194" calcext:value-type="float">
            <text:p>0.0445451589402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212121343425032" calcext:value-type="float">
            <text:p>0.021212134342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03811185971476" calcext:value-type="float">
            <text:p>0.02038111859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71570839210741" calcext:value-type="float">
            <text:p>0.047157083921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64493274513602" calcext:value-type="float">
            <text:p>0.04644932745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39870971004412" calcext:value-type="float">
            <text:p>0.033987097100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19411666118" calcext:value-type="float">
            <text:p>0.02119411666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3750803559837" calcext:value-type="float">
            <text:p>0.0183750803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3605102688477" calcext:value-type="float">
            <text:p>0.04636051026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98200235252557" calcext:value-type="float">
            <text:p>0.019820023525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4079708635635" calcext:value-type="float">
            <text:p>0.01740797086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56229028424669" calcext:value-type="float">
            <text:p>0.04562290284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182548612362383" calcext:value-type="float">
            <text:p>0.01825486123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173001089431109" calcext:value-type="float">
            <text:p>0.017300108943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4146753271123" calcext:value-type="float">
            <text:p>0.044146753271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1508182433008" calcext:value-type="float">
            <text:p>0.01815081824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17039480471673" calcext:value-type="float">
            <text:p>0.017039480471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37490347731849" calcext:value-type="float">
            <text:p>0.043749034773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180408850853414" calcext:value-type="float">
            <text:p>0.018040885085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162533999131791" calcext:value-type="float">
            <text:p>0.016253399913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29645258124671" calcext:value-type="float">
            <text:p>0.04296452581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179907279071599" calcext:value-type="float">
            <text:p>0.01799072790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35958134414766" calcext:value-type="float">
            <text:p>0.0359581344147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178813278816661" calcext:value-type="float">
            <text:p>0.017881327881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49748121171074" calcext:value-type="float">
            <text:p>0.034974812117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31624729821244" calcext:value-type="float">
            <text:p>0.043162472982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1955120199691" calcext:value-type="float">
            <text:p>0.017195512019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130439476456435" calcext:value-type="float">
            <text:p>0.0130439476456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32577720307936" calcext:value-type="float">
            <text:p>0.033257772030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15023778674273" calcext:value-type="float">
            <text:p>0.041502377867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161148869384286" calcext:value-type="float">
            <text:p>0.016114886938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611972049038" calcext:value-type="float">
            <text:p>0.00873611972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214146939802868" calcext:value-type="float">
            <text:p>0.021414693980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190910938190166" calcext:value-type="float">
            <text:p>0.019091093819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158231086769817" calcext:value-type="float">
            <text:p>0.015823108676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5439751547" calcext:value-type="float">
            <text:p>0.0077654397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5935651236144" calcext:value-type="float">
            <text:p>0.020593565123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74309987043195" calcext:value-type="float">
            <text:p>0.0174309987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4907731125009" calcext:value-type="float">
            <text:p>0.0204907731125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155499176791726" calcext:value-type="float">
            <text:p>0.015549917679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500430631298289" calcext:value-type="float">
            <text:p>0.005004306312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8028203302566" calcext:value-type="float">
            <text:p>0.018802820330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7709035896224" calcext:value-type="float">
            <text:p>0.0157709035896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7089667548921" calcext:value-type="float">
            <text:p>0.0187089667548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154886905651127" calcext:value-type="float">
            <text:p>0.015488690565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533339442687" calcext:value-type="float">
            <text:p>0.004853333944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87049995635007" calcext:value-type="float">
            <text:p>0.0187049995635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154831091504534" calcext:value-type="float">
            <text:p>0.015483109150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2527363192259" calcext:value-type="float">
            <text:p>0.01825273631922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22589669844" calcext:value-type="float">
            <text:p>0.004853225896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9796702734457" calcext:value-type="float">
            <text:p>0.015979670273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150646467409817" calcext:value-type="float">
            <text:p>0.015064646740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2920659866351" calcext:value-type="float">
            <text:p>0.0172920659866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5310789397933" calcext:value-type="float">
            <text:p>0.004853107893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63313956540443" calcext:value-type="float">
            <text:p>0.01633139565404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643757692715" calcext:value-type="float">
            <text:p>0.014564375769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228593541841" calcext:value-type="float">
            <text:p>0.004852285935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25358703803888" calcext:value-type="float">
            <text:p>0.012535870380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046764330648" calcext:value-type="float">
            <text:p>0.004850467643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51386349958959" calcext:value-type="float">
            <text:p>0.015138634995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4073281760673" calcext:value-type="float">
            <text:p>0.010407328176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75751520716691" calcext:value-type="float">
            <text:p>0.004757515207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107998133265" calcext:value-type="float">
            <text:p>0.014510799813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1108084749253" calcext:value-type="float">
            <text:p>0.014110808474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638306714839" calcext:value-type="float">
            <text:p>0.00869638306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74309268191025" calcext:value-type="float">
            <text:p>0.0047430926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1869461320601" calcext:value-type="float">
            <text:p>0.011869461320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3011828190968" calcext:value-type="float">
            <text:p>0.0077301182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0441243209611672" calcext:value-type="float">
            <text:p>0.004412432096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02400914512447" calcext:value-type="float">
            <text:p>0.010240091451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582016556407853" calcext:value-type="float">
            <text:p>0.005820165564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272013841809" calcext:value-type="float">
            <text:p>0.003882720138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975166307455976" calcext:value-type="float">
            <text:p>0.00975166307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897191960520349" calcext:value-type="float">
            <text:p>0.00897191960520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566286379207641" calcext:value-type="float">
            <text:p>0.005662863792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206743315134" calcext:value-type="float">
            <text:p>0.003882067433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319210892924" calcext:value-type="float">
            <text:p>0.008693192108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29723346936231" calcext:value-type="float">
            <text:p>0.012972334693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140619219423" calcext:value-type="float">
            <text:p>0.008731406192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6304760924785" calcext:value-type="float">
            <text:p>0.003863047609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865730032568065" calcext:value-type="float">
            <text:p>0.008657300325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24507133602282" calcext:value-type="float">
            <text:p>0.012450713360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776550215398915" calcext:value-type="float">
            <text:p>0.00776550215398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0381611734915258" calcext:value-type="float">
            <text:p>0.003816117349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819369959099041" calcext:value-type="float">
            <text:p>0.008193699590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753232337049084" calcext:value-type="float">
            <text:p>0.007532323370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124994861709" calcext:value-type="float">
            <text:p>0.0077612499486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2529176798687" calcext:value-type="float">
            <text:p>0.004825291767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0380957826306565" calcext:value-type="float">
            <text:p>0.003809578263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2728187460377" calcext:value-type="float">
            <text:p>0.007727281874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747042801613692" calcext:value-type="float">
            <text:p>0.007470428016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774193672655135" calcext:value-type="float">
            <text:p>0.0077419367265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1167852344715" calcext:value-type="float">
            <text:p>0.004811678523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0359083282028681" calcext:value-type="float">
            <text:p>0.003590832820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521731667387513" calcext:value-type="float">
            <text:p>0.005217316673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669539855154742" calcext:value-type="float">
            <text:p>0.0066953985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0727953287747392" calcext:value-type="float">
            <text:p>0.0072795328774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0309910004087" calcext:value-type="float">
            <text:p>0.00480309910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0358629205439235" calcext:value-type="float">
            <text:p>0.003586292054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521562065232143" calcext:value-type="float">
            <text:p>0.005215620652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688907633260078" calcext:value-type="float">
            <text:p>0.00688907633260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784842785364" calcext:value-type="float">
            <text:p>0.004784842785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0298877367528324" calcext:value-type="float">
            <text:p>0.002988773675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3547126204722" calcext:value-type="float">
            <text:p>0.00435471262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57712570240986" calcext:value-type="float">
            <text:p>0.00457712570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206303361008" calcext:value-type="float">
            <text:p>0.00291206303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34654591634037" calcext:value-type="float">
            <text:p>0.0043465459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399387248313082" calcext:value-type="float">
            <text:p>0.003993872483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206241663954" calcext:value-type="float">
            <text:p>0.00291206241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2674436293745" calcext:value-type="float">
            <text:p>0.004267443629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078121788568" calcext:value-type="float">
            <text:p>0.00485078121788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4672471448654" calcext:value-type="float">
            <text:p>0.003846724714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0391658277938" calcext:value-type="float">
            <text:p>0.002903916582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04636883169104" calcext:value-type="float">
            <text:p>0.004046368831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8752658279757" calcext:value-type="float">
            <text:p>0.003787526582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243699498620025" calcext:value-type="float">
            <text:p>0.0024369949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02113169766724" calcext:value-type="float">
            <text:p>0.00402113169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65947080558718" calcext:value-type="float">
            <text:p>0.00365947080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137552394204" calcext:value-type="float">
            <text:p>0.001941375523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0947216993934" calcext:value-type="float">
            <text:p>0.003809472169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332059359266612" calcext:value-type="float">
            <text:p>0.003320593592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93487317509588" calcext:value-type="float">
            <text:p>0.00193487317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9691755958699" calcext:value-type="float">
            <text:p>0.003796917559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12061031519242" calcext:value-type="float">
            <text:p>0.003120610315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93328151802684" calcext:value-type="float">
            <text:p>0.001933281518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368805739593124" calcext:value-type="float">
            <text:p>0.003688057395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88275107699457" calcext:value-type="float">
            <text:p>0.00388275107699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86697606933917" calcext:value-type="float">
            <text:p>0.002866976069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0170374964715454" calcext:value-type="float">
            <text:p>0.001703749647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365409264872332" calcext:value-type="float">
            <text:p>0.003654092648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5742954748685" calcext:value-type="float">
            <text:p>0.003457429547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854517468584" calcext:value-type="float">
            <text:p>0.002854517468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16523132578592" calcext:value-type="float">
            <text:p>0.001652313257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54951345592065" calcext:value-type="float">
            <text:p>0.003549513455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4860510463719" calcext:value-type="float">
            <text:p>0.002848605104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108455253780018" calcext:value-type="float">
            <text:p>0.0010845525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348684939779549" calcext:value-type="float">
            <text:p>0.003486849397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261304276665766" calcext:value-type="float">
            <text:p>0.002613042766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105524030704883" calcext:value-type="float">
            <text:p>0.001055240307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43405287012627" calcext:value-type="float">
            <text:p>0.00343405287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84268133036335" calcext:value-type="float">
            <text:p>0.0038426813303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243414446085876" calcext:value-type="float">
            <text:p>0.002434144460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319236219185736" calcext:value-type="float">
            <text:p>0.003192362191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56361271521755" calcext:value-type="float">
            <text:p>0.00356361271521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223614937651509" calcext:value-type="float">
            <text:p>0.002236149376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9635852166835" calcext:value-type="float">
            <text:p>0.00349635852166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208013249887537" calcext:value-type="float">
            <text:p>0.00208013249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344453816630039" calcext:value-type="float">
            <text:p>0.00344453816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191658282553224" calcext:value-type="float">
            <text:p>0.001916582825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8349109753699" calcext:value-type="float">
            <text:p>0.002883491097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9111143934838" calcext:value-type="float">
            <text:p>0.001891111439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79548287752042" calcext:value-type="float">
            <text:p>0.00279548287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175943518874844" calcext:value-type="float">
            <text:p>0.001759435188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269037016285441" calcext:value-type="float">
            <text:p>0.00269037016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163170264173101" calcext:value-type="float">
            <text:p>0.001631702641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63400517793363" calcext:value-type="float">
            <text:p>0.002634005177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46971593367329" calcext:value-type="float">
            <text:p>0.00146971593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246583369036981" calcext:value-type="float">
            <text:p>0.00246583369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228950100058591" calcext:value-type="float">
            <text:p>0.002289501000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02557634280202" calcext:value-type="float">
            <text:p>0.00102557634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196120020462752" calcext:value-type="float">
            <text:p>0.001961200204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7969272277145" calcext:value-type="float">
            <text:p>0.000967969272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95834605518355" calcext:value-type="float">
            <text:p>0.001958346055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031248715427" calcext:value-type="float">
            <text:p>0.0019403124871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0061071837123" calcext:value-type="float">
            <text:p>0.001800610718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83714038380763" calcext:value-type="float">
            <text:p>0.00183714038380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78812493918383" calcext:value-type="float">
            <text:p>0.001788124939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58752436977925" calcext:value-type="float">
            <text:p>0.00095875243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487458112224" calcext:value-type="float">
            <text:p>0.001487458112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42091817752213" calcext:value-type="float">
            <text:p>0.001420918177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70673382729461" calcext:value-type="float">
            <text:p>0.000970673382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38277101982926" calcext:value-type="float">
            <text:p>0.001382771019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70367946999497" calcext:value-type="float">
            <text:p>0.000970367946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135763638739438" calcext:value-type="float">
            <text:p>0.001357636387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318541156106" calcext:value-type="float">
            <text:p>0.000970318541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972595246990596" calcext:value-type="float">
            <text:p>0.000972595246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69912443464246" calcext:value-type="float">
            <text:p>0.000969912443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69829263091664" calcext:value-type="float">
            <text:p>0.00096982926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9613010300589" calcext:value-type="float">
            <text:p>0.000969613010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66129275640753" calcext:value-type="float">
            <text:p>0.000966129275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08395029764154" calcext:value-type="float">
            <text:p>0.000908395029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921946998240769" calcext:value-type="float">
            <text:p>0.000921946998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790040556395262" calcext:value-type="float">
            <text:p>0.000790040556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2704786767565" calcext:value-type="float">
            <text:p>0.000927047867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0776636430483569" calcext:value-type="float">
            <text:p>0.0007766364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06429587017202" calcext:value-type="float">
            <text:p>0.000906429587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0575734855778604" calcext:value-type="float">
            <text:p>0.000575734855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65054862153072" calcext:value-type="float">
            <text:p>0.000865054862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052762087649163" calcext:value-type="float">
            <text:p>0.000527620876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956943497695" calcext:value-type="float">
            <text:p>0.000830956943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0051038802580471" calcext:value-type="float">
            <text:p>0.000510388025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786508603340467" calcext:value-type="float">
            <text:p>0.00078650860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0439687972210449" calcext:value-type="float">
            <text:p>0.00043968797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786508509136458" calcext:value-type="float">
            <text:p>0.000786508509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033941785354744" calcext:value-type="float">
            <text:p>0.000339417853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637682646150545" calcext:value-type="float">
            <text:p>0.000637682646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024403809837707" calcext:value-type="float">
            <text:p>0.000244038098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056034492583494" calcext:value-type="float">
            <text:p>0.000560344925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92145671548899" calcext:value-type="float">
            <text:p>0.00089214567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515978652734385" calcext:value-type="float">
            <text:p>0.000515978652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88467827012641" calcext:value-type="float">
            <text:p>0.000888467827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2003788387883" calcext:value-type="float">
            <text:p>0.000320037883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17249168434554" calcext:value-type="float">
            <text:p>0.000117249168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87378363980162" calcext:value-type="float">
            <text:p>0.00088737836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316832875159704" calcext:value-type="float">
            <text:p>0.00031683287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17248950058322" calcext:value-type="float">
            <text:p>0.000117248950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66589917140917" calcext:value-type="float">
            <text:p>0.000866589917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117248949953999" calcext:value-type="float">
            <text:p>0.00011724894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66184943260757" calcext:value-type="float">
            <text:p>0.000866184943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117248923385702" calcext:value-type="float">
            <text:p>0.000117248923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53488725874901" calcext:value-type="float">
            <text:p>0.000853488725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18570191903816" calcext:value-type="float">
            <text:p>0.0009185701919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265358811262443" calcext:value-type="float">
            <text:p>0.000265358811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table:style-name="ce391" office:value-type="float" office:value="0.0000752721415609896" calcext:value-type="float">
            <text:p>7.5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20674890196511" calcext:value-type="float">
            <text:p>0.000820674890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90903178804387" calcext:value-type="float">
            <text:p>0.0008909031788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218741359295889" calcext:value-type="float">
            <text:p>0.000218741359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391" office:value-type="float" office:value="0.0000586994637542586" calcext:value-type="float">
            <text:p>5.87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702766218353793" calcext:value-type="float">
            <text:p>0.000702766218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21509092781209" calcext:value-type="float">
            <text:p>0.000215090927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table:style-name="ce391" office:value-type="float" office:value="0.000058625261989706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689717853800867" calcext:value-type="float">
            <text:p>0.000689717853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212561525949063" calcext:value-type="float">
            <text:p>0.000212561525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391" office:value-type="float" office:value="0.0000586244678812577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655550099595135" calcext:value-type="float">
            <text:p>0.000655550099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208312290798616" calcext:value-type="float">
            <text:p>0.0002083122907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table:style-name="ce391" office:value-type="float" office:value="0.000058624461674165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93585096060728" calcext:value-type="float">
            <text:p>0.000193585096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table:style-name="ce391" office:value-type="float" office:value="0.0000395412955094827" calcext:value-type="float">
            <text:p>3.95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29881149477006" calcext:value-type="float">
            <text:p>2.9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391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163132478104646" calcext:value-type="float">
            <text:p>0.000163132478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391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0705894097209592" calcext:value-type="float">
            <text:p>0.000705894097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159973405047518" calcext:value-type="float">
            <text:p>0.000159973405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table:style-name="ce391" office:value-type="float" office:value="0.00002932214550862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159509062121648" calcext:value-type="float">
            <text:p>0.000159509062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table:style-name="ce391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618028582202011" calcext:value-type="float">
            <text:p>0.000618028582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14547576360074" calcext:value-type="float">
            <text:p>0.000145475763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table:style-name="ce391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606836822847724" calcext:value-type="float">
            <text:p>0.000606836822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35900409794297" calcext:value-type="float">
            <text:p>0.000135900409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table:style-name="ce391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95346915457666" calcext:value-type="float">
            <text:p>0.000595346915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table:style-name="ce391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6118904334555" calcext:value-type="float">
            <text:p>0.000566118904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table:style-name="ce391" office:value-type="float" office:value="0.0000293132944492663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293123159124819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30732441292555" calcext:value-type="float">
            <text:p>0.000530732441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527270468467947" calcext:value-type="float">
            <text:p>0.000527270468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table:style-name="ce391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table:style-name="ce391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477274631639826" calcext:value-type="float">
            <text:p>0.0004772746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table:style-name="ce391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398339402001847" calcext:value-type="float">
            <text:p>0.000398339402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391" office:value-type="float" office:value="0.0000893617405453004" calcext:value-type="float">
            <text:p>8.94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106108985306083" calcext:value-type="float">
            <text:p>0.000106108985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table:style-name="ce391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391" office:value-type="float" office:value="0.0000929536811001062" calcext:value-type="float">
            <text:p>9.3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table:style-name="ce391" office:value-type="float" office:value="0.00002931223134926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813913153620139" calcext:value-type="float">
            <text:p>8.14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table:style-name="ce391" office:value-type="float" office:value="0.0000293122307513745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488579621726524" calcext:value-type="float">
            <text:p>4.8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table:style-name="ce391" office:value-type="float" office:value="0.000029312230751356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200252263996258" calcext:value-type="float">
            <text:p>0.000200252263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441183810755995" calcext:value-type="float">
            <text:p>4.41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-K-plot-svc" table:style-name="ta1">
        <table:shapes>
          <draw:frame draw:z-index="0" draw:style-name="gr1" draw:text-style-name="P1" svg:width="159.99mm" svg:height="89.99mm" svg:x="290.89mm" svg:y="7.63mm">
            <draw:object draw:notify-on-update-of-ranges="'first-K-plot-svc'.H3:'first-K-plot-svc'.O3 'first-K-plot-svc'.H52:'first-K-plot-svc'.O52 'first-K-plot-svc'.H3:'first-K-plot-svc'.O3 'first-K-plot-svc'.H53:'first-K-plot-svc'.O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mm" svg:x="291.35mm" svg:y="210.22mm">
            <draw:object draw:notify-on-update-of-ranges="'first-K-plot-svc'.H3:'first-K-plot-svc'.O3 'first-K-plot-svc'.H3:'first-K-plot-svc'.O3 'first-K-plot-svc'.H40:'first-K-plot-svc'.O40 'first-K-plot-svc'.H3:'first-K-plot-svc'.O3 'first-K-plot-svc'.H41:'first-K-plot-svc'.O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9mm" svg:x="92.36mm" svg:y="313.72mm">
            <draw:object draw:notify-on-update-of-ranges="'first-K-plot-svc'.H3:'first-K-plot-svc'.O3 'first-K-plot-svc'.H46:'first-K-plot-svc'.O46 'first-K-plot-svc'.H47:'first-K-plot-svc'.O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89.9mm" svg:x="269.37mm" svg:y="318.53mm">
            <draw:object draw:notify-on-update-of-ranges="'first-K-plot-svc'.H3:'first-K-plot-svc'.I3 'first-K-plot-svc'.K3:'first-K-plot-svc'.K3 'first-K-plot-svc'.M3:'first-K-plot-svc'.M3 'first-K-plot-svc'.O3:'first-K-plot-svc'.O3 'first-K-plot-svc'.H3:'first-K-plot-svc'.I3 'first-K-plot-svc'.K3:'first-K-plot-svc'.K3 'first-K-plot-svc'.M3:'first-K-plot-svc'.M3 'first-K-plot-svc'.O3:'first-K-plot-svc'.O3 'first-K-plot-svc'.H4:'first-K-plot-svc'.I4 'first-K-plot-svc'.K4:'first-K-plot-svc'.K4 'first-K-plot-svc'.M4:'first-K-plot-svc'.M4 'first-K-plot-svc'.O4:'first-K-plot-svc'.O4 'first-K-plot-svc'.H3:'first-K-plot-svc'.I3 'first-K-plot-svc'.K3:'first-K-plot-svc'.K3 'first-K-plot-svc'.M3:'first-K-plot-svc'.M3 'first-K-plot-svc'.O3:'first-K-plot-svc'.O3 'first-K-plot-svc'.H5:'first-K-plot-svc'.I5 'first-K-plot-svc'.K5:'first-K-plot-svc'.K5 'first-K-plot-svc'.M5:'first-K-plot-svc'.M5 'first-K-plot-svc'.O5:'first-K-plot-svc'.O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7mm" svg:height="89.91mm" svg:x="269.36mm" svg:y="422.29mm">
            <draw:object draw:notify-on-update-of-ranges="'first-K-plot-svc'.H3:'first-K-plot-svc'.O3 'first-K-plot-svc'.A1:'first-K-plot-svc'.A1 'first-K-plot-svc'.H35:'first-K-plot-svc'.O35 'first-K-plot-svc'.A1:'first-K-plot-svc'.A1 'first-K-plot-svc'.H36:'first-K-plot-svc'.O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CG" draw:style-name="gr1" draw:text-style-name="P1" svg:width="160mm" svg:height="89.9mm" svg:x="96.87mm" svg:y="409.25mm">
            <draw:object draw:notify-on-update-of-ranges="'first-K-plot-svc'.G3:'first-K-plot-svc'.O3 'first-K-plot-svc'.G3:'first-K-plot-svc'.O3 'first-K-plot-mlp'.A1:'first-K-plot-mlp'.A1 'first-K-plot-svc'.G9:'first-K-plot-svc'.O9 'first-K-plot-svc'.G3:'first-K-plot-svc'.O3 'first-K-plot-mlp'.A1:'first-K-plot-mlp'.A1 'first-K-plot-svc'.G10:'first-K-plot-svc'.O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288.37mm" svg:y="107.67mm">
            <draw:object draw:notify-on-update-of-ranges="'first-K-plot-svc'.G3:'first-K-plot-svc'.O3 'first-K-plot-svc'.G3:'first-K-plot-svc'.O3 'first-K-plot-mlp'.A1:'first-K-plot-mlp'.A1 'first-K-plot-svc'.G24:'first-K-plot-svc'.O24 'first-K-plot-svc'.G3:'first-K-plot-svc'.O3 'first-K-plot-mlp'.A1:'first-K-plot-mlp'.A1 'first-K-plot-svc'.G25:'first-K-plot-svc'.O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01.54mm" svg:y="508.35mm">
            <draw:object draw:notify-on-update-of-ranges="'first-K-plot-svc'.G3:'first-K-plot-svc'.O3 'first-K-plot-svc'.G3:'first-K-plot-svc'.O3 'first-K-plot-mlp'.A1:'first-K-plot-mlp'.A1 'first-K-plot-svc'.G19:'first-K-plot-svc'.O19 'first-K-plot-svc'.G3:'first-K-plot-svc'.O3 'first-K-plot-mlp'.A1:'first-K-plot-mlp'.A1 'first-K-plot-svc'.G20:'first-K-plot-svc'.O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393"/>
        <table:table-column table:style-name="co22" table:number-columns-repeated="2" table:default-cell-style-name="ce322"/>
        <table:table-column table:style-name="co23" table:default-cell-style-name="ce393"/>
        <table:table-column table:style-name="co24" table:default-cell-style-name="ce35"/>
        <table:table-column table:style-name="co25" table:default-cell-style-name="ce35"/>
        <table:table-column table:style-name="co25" table:default-cell-style-name="ce60"/>
        <table:table-column table:style-name="co8" table:number-columns-repeated="7" table:default-cell-style-name="ce60"/>
        <table:table-column table:style-name="co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1" table:number-rows-spanned="2">
            <text:p>Benchmark</text:p>
          </table:table-cell>
          <table:table-cell table:style-name="ce91" office:value-type="string" calcext:value-type="string" table:number-columns-spanned="3" table:number-rows-spanned="1">
            <text:p>Runtime</text:p>
          </table:table-cell>
          <table:covered-table-cell table:number-columns-repeated="2" table:style-name="ce91"/>
          <table:table-cell table:style-name="ce91" office:value-type="string" calcext:value-type="string" table:number-columns-spanned="1" table:number-rows-spanned="2">
            <text:p>Scheme</text:p>
          </table:table-cell>
          <table:table-cell table:style-name="ce91" office:value-type="string" calcext:value-type="string" table:number-columns-spanned="9" table:number-rows-spanned="1">
            <text:p>K</text:p>
          </table:table-cell>
          <table:covered-table-cell table:number-columns-repeated="8" table:style-name="ce205"/>
          <table:table-cell table:number-columns-repeated="6"/>
        </table:table-row>
        <table:table-row table:style-name="ro4">
          <table:table-cell/>
          <table:covered-table-cell table:style-name="ce91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91"/>
          <table:table-cell table:style-name="ce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BT</text:p>
          </table:table-cell>
          <table:table-cell table:style-name="ce321" office:value-type="float" office:value="184.471333333333" calcext:value-type="float" table:number-columns-spanned="1" table:number-rows-spanned="5">
            <text:p>184.471</text:p>
          </table:table-cell>
          <table:table-cell table:style-name="ce321" office:value-type="float" office:value="57.362" calcext:value-type="float" table:number-columns-spanned="1" table:number-rows-spanned="5">
            <text:p>57.362</text:p>
          </table:table-cell>
          <table:table-cell table:style-name="ce32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157.949" calcext:value-type="float">
            <text:p>157.949</text:p>
          </table:table-cell>
          <table:table-cell table:style-name="ce59" office:value-type="float" office:value="121.272" calcext:value-type="float">
            <text:p>121.272</text:p>
          </table:table-cell>
          <table:table-cell table:style-name="ce59" office:value-type="float" office:value="121.128" calcext:value-type="float">
            <text:p>121.128</text:p>
          </table:table-cell>
          <table:table-cell table:style-name="ce59" office:value-type="float" office:value="86.115" calcext:value-type="float">
            <text:p>86.115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4.958" calcext:value-type="float">
            <text:p>54.958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165.992" calcext:value-type="float">
            <text:p>165.992</text:p>
          </table:table-cell>
          <table:table-cell office:value-type="float" office:value="167.689" calcext:value-type="float">
            <text:p>167.689</text:p>
          </table:table-cell>
          <table:table-cell office:value-type="float" office:value="169.108" calcext:value-type="float">
            <text:p>169.108</text:p>
          </table:table-cell>
          <table:table-cell office:value-type="float" office:value="162.433" calcext:value-type="float">
            <text:p>162.433</text:p>
          </table:table-cell>
          <table:table-cell table:style-name="ce59" office:value-type="float" office:value="121.458" calcext:value-type="float">
            <text:p>121.458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CG</text:p>
          </table:table-cell>
          <table:table-cell table:style-name="ce321" office:value-type="float" office:value="73.4183333333333" calcext:value-type="float" table:number-columns-spanned="1" table:number-rows-spanned="5">
            <text:p>73.418</text:p>
          </table:table-cell>
          <table:table-cell table:style-name="ce321" office:value-type="float" office:value="19.7696666666667" calcext:value-type="float" table:number-columns-spanned="1" table:number-rows-spanned="5">
            <text:p>19.770</text:p>
          </table:table-cell>
          <table:table-cell table:style-name="ce32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67.377" calcext:value-type="float">
            <text:p>67.377</text:p>
          </table:table-cell>
          <table:table-cell table:style-name="ce72" office:value-type="float" office:value="70.014" calcext:value-type="float">
            <text:p>70.014</text:p>
          </table:table-cell>
          <table:table-cell table:style-name="ce72" office:value-type="float" office:value="69.691" calcext:value-type="float">
            <text:p>69.691</text:p>
          </table:table-cell>
          <table:table-cell table:style-name="ce77" office:value-type="float" office:value="26.255" calcext:value-type="float">
            <text:p>26.255</text:p>
          </table:table-cell>
          <table:table-cell table:style-name="ce72" office:value-type="float" office:value="24.449" calcext:value-type="float">
            <text:p>24.449</text:p>
          </table:table-cell>
          <table:table-cell table:style-name="ce72" office:value-type="float" office:value="24.905" calcext:value-type="float">
            <text:p>24.905</text:p>
          </table:table-cell>
          <table:table-cell table:style-name="ce72" office:value-type="float" office:value="23.912" calcext:value-type="float">
            <text:p>23.912</text:p>
          </table:table-cell>
          <table:table-cell table:style-name="ce72" office:value-type="float" office:value="24.914" calcext:value-type="float">
            <text:p>24.914</text:p>
          </table:table-cell>
          <table:table-cell table:style-name="ce72" office:value-type="float" office:value="23.257" calcext:value-type="float">
            <text:p>23.257</text:p>
          </table:table-cell>
          <table:table-cell table:style-name="ce59"/>
          <table:table-cell table:number-columns-repeated="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69.842" calcext:value-type="float">
            <text:p>69.842</text:p>
          </table:table-cell>
          <table:table-cell table:style-name="ce35" office:value-type="float" office:value="69.842" calcext:value-type="float">
            <text:p>69.842</text:p>
          </table:table-cell>
          <table:table-cell table:style-name="ce77" office:value-type="float" office:value="26.255" calcext:value-type="float">
            <text:p>26.255</text:p>
          </table:table-cell>
          <table:table-cell table:number-columns-repeated="2" table:style-name="ce77" office:value-type="float" office:value="24.449" calcext:value-type="float">
            <text:p>24.449</text:p>
          </table:table-cell>
          <table:table-cell table:style-name="ce77" office:value-type="float" office:value="23.452" calcext:value-type="float">
            <text:p>23.452</text:p>
          </table:table-cell>
          <table:table-cell table:style-name="ce77" office:value-type="float" office:value="22.987" calcext:value-type="float">
            <text:p>22.987</text:p>
          </table:table-cell>
          <table:table-cell table:style-name="ce77" office:value-type="float" office:value="23.107" calcext:value-type="float">
            <text:p>23.107</text:p>
          </table:table-cell>
          <table:table-cell table:style-name="ce77" office:value-type="float" office:value="23.334" calcext:value-type="float">
            <text:p>23.334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DC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9" office:value-type="string" calcext:value-type="string">
            <text:p>Profile</text:p>
          </table:table-cell>
          <table:table-cell table:style-name="ce399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</text:p>
          </table:table-cell>
          <table:table-cell table:style-name="ce400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/Profile Speedup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Profile/Serial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1" office:value-type="string" calcext:value-type="string">
            <text:p>Filter/Serial</text:p>
          </table:table-cell>
          <table:table-cell table:style-name="ce401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EP</text:p>
          </table:table-cell>
          <table:table-cell table:style-name="ce321" office:value-type="float" office:value="62.347" calcext:value-type="float" table:number-columns-spanned="1" table:number-rows-spanned="5">
            <text:p>62.347</text:p>
          </table:table-cell>
          <table:table-cell table:style-name="ce321" office:value-type="float" office:value="22.239" calcext:value-type="float" table:number-columns-spanned="1" table:number-rows-spanned="5">
            <text:p>22.239</text:p>
          </table:table-cell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 office:value-type="float" office:value="60.821" calcext:value-type="float">
            <text:p>60.821</text:p>
          </table:table-cell>
          <table:table-cell table:style-name="ce59" office:value-type="float" office:value="16.223" calcext:value-type="float">
            <text:p>16.223</text:p>
          </table:table-cell>
          <table:table-cell table:style-name="ce59" office:value-type="float" office:value="16.118" calcext:value-type="float">
            <text:p>16.118</text:p>
          </table:table-cell>
          <table:table-cell table:style-name="ce59" office:value-type="float" office:value="16.379" calcext:value-type="float">
            <text:p>16.379</text:p>
          </table:table-cell>
          <table:table-cell table:style-name="ce59" office:value-type="float" office:value="16.808" calcext:value-type="float">
            <text:p>16.808</text:p>
          </table:table-cell>
          <table:table-cell office:value-type="float" office:value="17.035" calcext:value-type="float">
            <text:p>17.035</text:p>
          </table:table-cell>
          <table:table-cell table:style-name="ce59" office:value-type="float" office:value="16.424" calcext:value-type="float">
            <text:p>16.424</text:p>
          </table:table-cell>
          <table:table-cell table:style-name="ce59" office:value-type="float" office:value="16.393" calcext:value-type="float">
            <text:p>16.393</text:p>
          </table:table-cell>
          <table:table-cell table:style-name="ce59" office:value-type="float" office:value="16.281" calcext:value-type="float">
            <text:p>16.2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61.294" calcext:value-type="float">
            <text:p>61.294</text:p>
          </table:table-cell>
          <table:table-cell table:style-name="ce59" office:value-type="float" office:value="16.118" calcext:value-type="float">
            <text:p>16.118</text:p>
          </table:table-cell>
          <table:table-cell office:value-type="float" office:value="16.323" calcext:value-type="float">
            <text:p>16.323</text:p>
          </table:table-cell>
          <table:table-cell office:value-type="float" office:value="16.401" calcext:value-type="float">
            <text:p>16.401</text:p>
          </table:table-cell>
          <table:table-cell office:value-type="float" office:value="16.326" calcext:value-type="float">
            <text:p>16.326</text:p>
          </table:table-cell>
          <table:table-cell office:value-type="float" office:value="16.277" calcext:value-type="float">
            <text:p>16.277</text:p>
          </table:table-cell>
          <table:table-cell office:value-type="float" office:value="16.508" calcext:value-type="float">
            <text:p>16.508</text:p>
          </table:table-cell>
          <table:table-cell office:value-type="float" office:value="16.349" calcext:value-type="float">
            <text:p>16.349</text:p>
          </table:table-cell>
          <table:table-cell office:value-type="float" office:value="16.391" calcext:value-type="float">
            <text:p>16.391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6">
            <text:p>FT</text:p>
          </table:table-cell>
          <table:table-cell table:style-name="ce321" office:value-type="float" office:value="36.8096666666667" calcext:value-type="float" table:number-columns-spanned="1" table:number-rows-spanned="6">
            <text:p>36.810</text:p>
          </table:table-cell>
          <table:table-cell table:style-name="ce321" office:value-type="float" office:value="12.1333333333333" calcext:value-type="float" table:number-columns-spanned="1" table:number-rows-spanned="6">
            <text:p>12.133</text:p>
          </table:table-cell>
          <table:table-cell table:style-name="ce32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36.849" calcext:value-type="float">
            <text:p>36.849</text:p>
          </table:table-cell>
          <table:table-cell office:value-type="float" office:value="37.646" calcext:value-type="float">
            <text:p>37.646</text:p>
          </table:table-cell>
          <table:table-cell office:value-type="float" office:value="36.967" calcext:value-type="float">
            <text:p>36.967</text:p>
          </table:table-cell>
          <table:table-cell office:value-type="float" office:value="36.901266667" calcext:value-type="float">
            <text:p>36.901</text:p>
          </table:table-cell>
          <table:table-cell office:value-type="float" office:value="36.866" calcext:value-type="float">
            <text:p>36.866</text:p>
          </table:table-cell>
          <table:table-cell office:value-type="float" office:value="15.716" calcext:value-type="float">
            <text:p>15.71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679" calcext:value-type="float">
            <text:p>13.67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36.904" calcext:value-type="float">
            <text:p>36.904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4.383" calcext:value-type="float">
            <text:p>14.383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style-name="ce60" table:formula="of:=[.G24]/[.G25]" office:value-type="float" office:value="0.998509646650769" calcext:value-type="float">
            <text:p>0.999</text:p>
          </table:table-cell>
          <table:table-cell table:formula="of:=[.H24]/[.H25]" office:value-type="float" office:value="1.02272048103306" calcext:value-type="float">
            <text:p>1.023</text:p>
          </table:table-cell>
          <table:table-cell table:formula="of:=[.I24]/[.I25]" office:value-type="float" office:value="1.31023605302332" calcext:value-type="float">
            <text:p>1.310</text:p>
          </table:table-cell>
          <table:table-cell table:formula="of:=[.J24]/[.J25]" office:value-type="float" office:value="1.72411655688455" calcext:value-type="float">
            <text:p>1.724</text:p>
          </table:table-cell>
          <table:table-cell table:formula="of:=[.K24]/[.K25]" office:value-type="float" office:value="2.52679917751885" calcext:value-type="float">
            <text:p>2.527</text:p>
          </table:table-cell>
          <table:table-cell table:formula="of:=[.L24]/[.L25]" office:value-type="float" office:value="1.09267885698394" calcext:value-type="float">
            <text:p>1.093</text:p>
          </table:table-cell>
          <table:table-cell table:formula="of:=[.M24]/[.M25]" office:value-type="float" office:value="1.10034978624174" calcext:value-type="float">
            <text:p>1.100</text:p>
          </table:table-cell>
          <table:table-cell table:formula="of:=[.N24]/[.N25]" office:value-type="float" office:value="0.983754372328022" calcext:value-type="float">
            <text:p>0.984</text:p>
          </table:table-cell>
          <table:table-cell table:formula="of:=[.O24]/[.O25]" office:value-type="float" office:value="1.11528740317978" calcext:value-type="float">
            <text:p>1.11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style-name="ce60" table:formula="of:=[.$C$24]/[.G24]" office:value-type="float" office:value="0.998932580712277" calcext:value-type="float">
            <text:p>0.999</text:p>
          </table:table-cell>
          <table:table-cell table:formula="of:=[.$C$24]/[.H24]" office:value-type="float" office:value="0.977784271015956" calcext:value-type="float">
            <text:p>0.978</text:p>
          </table:table-cell>
          <table:table-cell table:formula="of:=[.$C$24]/[.I24]" office:value-type="float" office:value="0.995743951812879" calcext:value-type="float">
            <text:p>0.996</text:p>
          </table:table-cell>
          <table:table-cell table:formula="of:=[.$C$24]/[.J24]" office:value-type="float" office:value="0.997517700377065" calcext:value-type="float">
            <text:p>0.998</text:p>
          </table:table-cell>
          <table:table-cell table:formula="of:=[.$C$24]/[.K24]" office:value-type="float" office:value="0.998471943434783" calcext:value-type="float">
            <text:p>0.998</text:p>
          </table:table-cell>
          <table:table-cell table:formula="of:=[.$C$24]/[.L24]" office:value-type="float" office:value="2.34217782302537" calcext:value-type="float">
            <text:p>2.342</text:p>
          </table:table-cell>
          <table:table-cell table:formula="of:=[.$C$24]/[.M24]" office:value-type="float" office:value="2.6002872751248" calcext:value-type="float">
            <text:p>2.600</text:p>
          </table:table-cell>
          <table:table-cell table:formula="of:=[.$C$24]/[.N24]" office:value-type="float" office:value="2.90847555836494" calcext:value-type="float">
            <text:p>2.908</text:p>
          </table:table-cell>
          <table:table-cell table:formula="of:=[.$C$24]/[.O24]" office:value-type="float" office:value="2.69096181494749" calcext:value-type="float">
            <text:p>2.69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60" table:formula="of:=[.$C$24]/[.G25]" office:value-type="float" office:value="0.997443818194957" calcext:value-type="float">
            <text:p>0.997</text:p>
          </table:table-cell>
          <table:table-cell table:formula="of:=[.$C$24]/[.H25]" office:value-type="float" office:value="1" calcext:value-type="float">
            <text:p>1.000</text:p>
          </table:table-cell>
          <table:table-cell table:formula="of:=[.$C$24]/[.I25]" office:value-type="float" office:value="1.30465962524515" calcext:value-type="float">
            <text:p>1.305</text:p>
          </table:table-cell>
          <table:table-cell table:formula="of:=[.$C$24]/[.J25]" office:value-type="float" office:value="1.7198367830055" calcext:value-type="float">
            <text:p>1.720</text:p>
          </table:table-cell>
          <table:table-cell table:formula="of:=[.$C$24]/[.K25]" office:value-type="float" office:value="2.52293808544666" calcext:value-type="float">
            <text:p>2.523</text:p>
          </table:table-cell>
          <table:table-cell table:formula="of:=[.$C$24]/[.L25]" office:value-type="float" office:value="2.55924818651649" calcext:value-type="float">
            <text:p>2.559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2.8612255473507" calcext:value-type="float">
            <text:p>2.861</text:p>
          </table:table-cell>
          <table:table-cell table:formula="of:=[.$C$24]/[.O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mp/Serial</text:p>
          </table:table-cell>
          <table:table-cell table:style-name="ce60"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IS</text:p>
          </table:table-cell>
          <table:table-cell table:style-name="ce321" office:value-type="float" office:value="4.938" calcext:value-type="float" table:number-columns-spanned="1" table:number-rows-spanned="5">
            <text:p>4.93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2" table:style-name="ce59" office:value-type="float" office:value="4.938" calcext:value-type="float">
            <text:p>4.938</text:p>
          </table:table-cell>
          <table:table-cell table:number-columns-repeated="2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/>
          <table:table-cell table:number-columns-repeated="3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office:value-type="float" office:value="7.825" calcext:value-type="float">
            <text:p>7.825</text:p>
          </table:table-cell>
          <table:table-cell table:number-columns-repeated="9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LU</text:p>
          </table:table-cell>
          <table:table-cell table:style-name="ce321" office:value-type="float" office:value="117.488333333333" calcext:value-type="float" table:number-columns-spanned="1" table:number-rows-spanned="5">
            <text:p>117.48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 office:value-type="float" office:value="110.858" calcext:value-type="float">
            <text:p>110.858</text:p>
          </table:table-cell>
          <table:table-cell table:style-name="ce59" office:value-type="float" office:value="111.376" calcext:value-type="float">
            <text:p>111.376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6.043" calcext:value-type="float">
            <text:p>106.043</text:p>
          </table:table-cell>
          <table:table-cell table:style-name="ce59" office:value-type="float" office:value="186.423" calcext:value-type="float">
            <text:p>186.423</text:p>
          </table:table-cell>
          <table:table-cell table:style-name="ce59" office:value-type="float" office:value="278.009" calcext:value-type="float">
            <text:p>278.009</text:p>
          </table:table-cell>
          <table:table-cell table:style-name="ce59" office:value-type="float" office:value="269.858" calcext:value-type="float">
            <text:p>269.858</text:p>
          </table:table-cell>
          <table:table-cell table:style-name="ce59" office:value-type="float" office:value="270.339" calcext:value-type="float">
            <text:p>270.339</text:p>
          </table:table-cell>
          <table:table-cell table:style-name="ce59" office:value-type="float" office:value="270.367" calcext:value-type="float">
            <text:p>270.367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10.421" calcext:value-type="float">
            <text:p>110.421</text:p>
          </table:table-cell>
          <table:table-cell office:value-type="float" office:value="115.786" calcext:value-type="float">
            <text:p>115.786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02.326" calcext:value-type="float">
            <text:p>102.326</text:p>
          </table:table-cell>
          <table:table-cell office:value-type="float" office:value="182.193" calcext:value-type="float">
            <text:p>182.193</text:p>
          </table:table-cell>
          <table:table-cell office:value-type="float" office:value="185.968" calcext:value-type="float">
            <text:p>185.968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81.795" calcext:value-type="float">
            <text:p>181.795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6">
            <text:p>MG</text:p>
          </table:table-cell>
          <table:table-cell table:style-name="ce395" office:value-type="float" office:value="5.00833333333333" calcext:value-type="float" table:number-columns-spanned="1" table:number-rows-spanned="6">
            <text:p>5.008</text:p>
          </table:table-cell>
          <table:table-cell table:style-name="ce321" office:value-type="float" office:value="3.023" calcext:value-type="float" table:number-columns-spanned="1" table:number-rows-spanned="6">
            <text:p>3.023</text:p>
          </table:table-cell>
          <table:table-cell table:style-name="ce321" table:formula="of:=[.C40]/[.D40]" office:value-type="float" office:value="1.65674275002757" calcext:value-type="float" table:number-columns-spanned="1" table:number-rows-spanned="6">
            <text:p>1.657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4.604" calcext:value-type="float">
            <text:p>4.604</text:p>
          </table:table-cell>
          <table:table-cell table:style-name="ce59" office:value-type="float" office:value="4.649" calcext:value-type="float">
            <text:p>4.649</text:p>
          </table:table-cell>
          <table:table-cell table:style-name="ce59" office:value-type="float" office:value="4.803" calcext:value-type="float">
            <text:p>4.803</text:p>
          </table:table-cell>
          <table:table-cell table:style-name="ce59" office:value-type="float" office:value="4.483" calcext:value-type="float">
            <text:p>4.483</text:p>
          </table:table-cell>
          <table:table-cell table:style-name="ce59" office:value-type="float" office:value="4.558" calcext:value-type="float">
            <text:p>4.558</text:p>
          </table:table-cell>
          <table:table-cell table:style-name="ce59" office:value-type="float" office:value="4.505" calcext:value-type="float">
            <text:p>4.505</text:p>
          </table:table-cell>
          <table:table-cell table:style-name="ce59" office:value-type="float" office:value="4.573" calcext:value-type="float">
            <text:p>4.573</text:p>
          </table:table-cell>
          <table:table-cell table:style-name="ce59" office:value-type="float" office:value="4.512" calcext:value-type="float">
            <text:p>4.512</text:p>
          </table:table-cell>
          <table:table-cell table:style-name="ce59" office:value-type="float" office:value="4.459" calcext:value-type="float">
            <text:p>4.45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4.813" calcext:value-type="float">
            <text:p>4.813</text:p>
          </table:table-cell>
          <table:table-cell office:value-type="float" office:value="4.551" calcext:value-type="float">
            <text:p>4.551</text:p>
          </table:table-cell>
          <table:table-cell office:value-type="float" office:value="4.206" calcext:value-type="float">
            <text:p>4.206</text:p>
          </table:table-cell>
          <table:table-cell office:value-type="float" office:value="3.984" calcext:value-type="float">
            <text:p>3.984</text:p>
          </table:table-cell>
          <table:table-cell office:value-type="float" office:value="4.146" calcext:value-type="float">
            <text:p>4.146</text:p>
          </table:table-cell>
          <table:table-cell office:value-type="float" office:value="3.864" calcext:value-type="float">
            <text:p>3.864</text:p>
          </table:table-cell>
          <table:table-cell office:value-type="float" office:value="3.765" calcext:value-type="float">
            <text:p>3.765</text:p>
          </table:table-cell>
          <table:table-cell office:value-type="float" office:value="3.704" calcext:value-type="float">
            <text:p>3.704</text:p>
          </table:table-cell>
          <table:table-cell office:value-type="float" office:value="3.895" calcext:value-type="float">
            <text:p>3.89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style-name="ce60" table:formula="of:=[.G40]/[.G41]" office:value-type="float" office:value="0.956575940162061" calcext:value-type="float">
            <text:p>0.957</text:p>
          </table:table-cell>
          <table:table-cell table:formula="of:=[.H40]/[.H41]" office:value-type="float" office:value="1.0215337288508" calcext:value-type="float">
            <text:p>1.022</text:p>
          </table:table-cell>
          <table:table-cell table:formula="of:=[.I40]/[.I41]" office:value-type="float" office:value="1.14194008559201" calcext:value-type="float">
            <text:p>1.142</text:p>
          </table:table-cell>
          <table:table-cell table:formula="of:=[.J40]/[.J41]" office:value-type="float" office:value="1.12525100401606" calcext:value-type="float">
            <text:p>1.125</text:p>
          </table:table-cell>
          <table:table-cell table:formula="of:=[.K40]/[.K41]" office:value-type="float" office:value="1.09937288953208" calcext:value-type="float">
            <text:p>1.099</text:p>
          </table:table-cell>
          <table:table-cell table:formula="of:=[.L40]/[.L41]" office:value-type="float" office:value="1.16589026915114" calcext:value-type="float">
            <text:p>1.166</text:p>
          </table:table-cell>
          <table:table-cell table:formula="of:=[.M40]/[.M41]" office:value-type="float" office:value="1.21460823373174" calcext:value-type="float">
            <text:p>1.215</text:p>
          </table:table-cell>
          <table:table-cell table:formula="of:=[.N40]/[.N41]" office:value-type="float" office:value="1.21814254859611" calcext:value-type="float">
            <text:p>1.218</text:p>
          </table:table-cell>
          <table:table-cell table:formula="of:=[.O40]/[.O41]" office:value-type="float" office:value="1.14480102695764" calcext:value-type="float">
            <text:p>1.14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style-name="ce60" table:formula="of:=[.$C$40]/[.G40]" office:value-type="float" office:value="1.08782218360846" calcext:value-type="float">
            <text:p>1.088</text:p>
          </table:table-cell>
          <table:table-cell table:formula="of:=[.$C$40]/[.H40]" office:value-type="float" office:value="1.07729260772926" calcext:value-type="float">
            <text:p>1.077</text:p>
          </table:table-cell>
          <table:table-cell table:formula="of:=[.$C$40]/[.I40]" office:value-type="float" office:value="1.0427510583663" calcext:value-type="float">
            <text:p>1.043</text:p>
          </table:table-cell>
          <table:table-cell table:formula="of:=[.$C$40]/[.J40]" office:value-type="float" office:value="1.11718343371254" calcext:value-type="float">
            <text:p>1.117</text:p>
          </table:table-cell>
          <table:table-cell table:formula="of:=[.$C$40]/[.K40]" office:value-type="float" office:value="1.09880064355712" calcext:value-type="float">
            <text:p>1.099</text:p>
          </table:table-cell>
          <table:table-cell table:formula="of:=[.$C$40]/[.L40]" office:value-type="float" office:value="1.1117277099519" calcext:value-type="float">
            <text:p>1.112</text:p>
          </table:table-cell>
          <table:table-cell table:formula="of:=[.$C$40]/[.M40]" office:value-type="float" office:value="1.09519644288942" calcext:value-type="float">
            <text:p>1.095</text:p>
          </table:table-cell>
          <table:table-cell table:formula="of:=[.$C$40]/[.N40]" office:value-type="float" office:value="1.11000295508274" calcext:value-type="float">
            <text:p>1.110</text:p>
          </table:table-cell>
          <table:table-cell table:formula="of:=[.$C$40]/[.O40]" office:value-type="float" office:value="1.1231965313598" calcext:value-type="float">
            <text:p>1.12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60" table:formula="of:=[.$C$40]/[.G41]" office:value-type="float" office:value="1.0405845280144" calcext:value-type="float">
            <text:p>1.041</text:p>
          </table:table-cell>
          <table:table-cell table:formula="of:=[.$C$40]/[.H41]" office:value-type="float" office:value="1.10049073463708" calcext:value-type="float">
            <text:p>1.100</text:p>
          </table:table-cell>
          <table:table-cell table:formula="of:=[.$C$40]/[.I41]" office:value-type="float" office:value="1.19075923284197" calcext:value-type="float">
            <text:p>1.191</text:p>
          </table:table-cell>
          <table:table-cell table:formula="of:=[.$C$40]/[.J41]" office:value-type="float" office:value="1.25711178045515" calcext:value-type="float">
            <text:p>1.257</text:p>
          </table:table-cell>
          <table:table-cell table:formula="of:=[.$C$40]/[.K41]" office:value-type="float" office:value="1.20799163852709" calcext:value-type="float">
            <text:p>1.208</text:p>
          </table:table-cell>
          <table:table-cell table:formula="of:=[.$C$40]/[.L41]" office:value-type="float" office:value="1.29615251897861" calcext:value-type="float">
            <text:p>1.296</text:p>
          </table:table-cell>
          <table:table-cell table:formula="of:=[.$C$40]/[.M41]" office:value-type="float" office:value="1.33023461708721" calcext:value-type="float">
            <text:p>1.330</text:p>
          </table:table-cell>
          <table:table-cell table:formula="of:=[.$C$40]/[.N41]" office:value-type="float" office:value="1.35214182865371" calcext:value-type="float">
            <text:p>1.352</text:p>
          </table:table-cell>
          <table:table-cell table:formula="of:=[.$C$40]/[.O41]" office:value-type="float" office:value="1.28583654257595" calcext:value-type="float">
            <text:p>1.28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6">
            <text:p>SP</text:p>
          </table:table-cell>
          <table:table-cell table:style-name="ce321" office:value-type="float" office:value="88.0363333333333" calcext:value-type="float" table:number-columns-spanned="1" table:number-rows-spanned="6">
            <text:p>88.036</text:p>
          </table:table-cell>
          <table:table-cell table:style-name="ce321" office:value-type="float" office:value="65.1893333333333" calcext:value-type="float" table:number-columns-spanned="1" table:number-rows-spanned="6">
            <text:p>65.189</text:p>
          </table:table-cell>
          <table:table-cell table:style-name="ce32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/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1" calcext:value-type="float">
            <text:p>1.000</text:p>
          </table:table-cell>
          <table:table-cell table:formula="of:=[.K46]/[.K47]" office:value-type="float" office:value="0.963676546598464" calcext:value-type="float">
            <text:p>0.964</text:p>
          </table:table-cell>
          <table:table-cell table:formula="of:=[.L46]/[.L47]" office:value-type="float" office:value="0.96488705654102" calcext:value-type="float">
            <text:p>0.965</text:p>
          </table:table-cell>
          <table:table-cell table:formula="of:=[.M46]/[.M47]" office:value-type="float" office:value="0.961214661862528" calcext:value-type="float">
            <text:p>0.961</text:p>
          </table:table-cell>
          <table:table-cell table:formula="of:=[.N46]/[.N47]" office:value-type="float" office:value="0.971085378499827" calcext:value-type="float">
            <text:p>0.971</text:p>
          </table:table-cell>
          <table:table-cell table:formula="of:=[.O46]/[.O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/>
          <table:table-cell table:formula="of:=[.$C$46]/[.H46]" office:value-type="float" office:value="1.19497683425634" calcext:value-type="float">
            <text:p>1.195</text:p>
          </table:table-cell>
          <table:table-cell table:formula="of:=[.$C$46]/[.I46]" office:value-type="float" office:value="1.26430855545343" calcext:value-type="float">
            <text:p>1.264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62822196329382" calcext:value-type="float">
            <text:p>1.628</text:p>
          </table:table-cell>
          <table:table-cell table:formula="of:=[.$C$46]/[.L46]" office:value-type="float" office:value="1.58051620856597" calcext:value-type="float">
            <text:p>1.581</text:p>
          </table:table-cell>
          <table:table-cell table:formula="of:=[.$C$46]/[.M46]" office:value-type="float" office:value="1.58655469252164" calcext:value-type="float">
            <text:p>1.587</text:p>
          </table:table-cell>
          <table:table-cell table:formula="of:=[.$C$46]/[.N46]" office:value-type="float" office:value="1.56684523703585" calcext:value-type="float">
            <text:p>1.567</text:p>
          </table:table-cell>
          <table:table-cell table:formula="of:=[.$C$46]/[.O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formula="of:=[.$C$46]/[.H47]" office:value-type="float" office:value="1.19497683425634" calcext:value-type="float">
            <text:p>1.195</text:p>
          </table:table-cell>
          <table:table-cell table:formula="of:=[.$C$46]/[.I47]" office:value-type="float" office:value="1.26430855545343" calcext:value-type="float">
            <text:p>1.264</text:p>
          </table:table-cell>
          <table:table-cell table:formula="of:=[.$C$46]/[.J47]" office:value-type="float" office:value="1.62822196329382" calcext:value-type="float">
            <text:p>1.628</text:p>
          </table:table-cell>
          <table:table-cell table:formula="of:=[.$C$46]/[.K47]" office:value-type="float" office:value="1.56907931868275" calcext:value-type="float">
            <text:p>1.569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50196322986" calcext:value-type="float">
            <text:p>1.525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formula="of:=[.$C$46]/[.O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UA</text:p>
          </table:table-cell>
          <table:table-cell table:style-name="ce321" office:value-type="float" office:value="71.822" calcext:value-type="float" table:number-columns-spanned="1" table:number-rows-spanned="5">
            <text:p>71.822</text:p>
          </table:table-cell>
          <table:table-cell table:style-name="ce321" office:value-type="string" calcext:value-type="string" table:number-columns-spanned="1" table:number-rows-spanned="5">
            <text:p>74.225</text:p>
          </table:table-cell>
          <table:table-cell table:style-name="ce32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182.183" calcext:value-type="float">
            <text:p>182.183</text:p>
          </table:table-cell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272" office:value-type="float" office:value="983.381" calcext:value-type="float">
            <text:p>983.381</text:p>
          </table:table-cell>
          <table:table-cell table:style-name="ce272" office:value-type="float" office:value="197.945" calcext:value-type="float">
            <text:p>197.945</text:p>
          </table:table-cell>
          <table:table-cell table:style-name="ce272" office:value-type="float" office:value="197.787" calcext:value-type="float">
            <text:p>197.787</text:p>
          </table:table-cell>
          <table:table-cell table:style-name="ce272" office:value-type="float" office:value="193.046" calcext:value-type="float">
            <text:p>193.046</text:p>
          </table:table-cell>
          <table:table-cell table:style-name="ce272" office:value-type="float" office:value="180.188" calcext:value-type="float">
            <text:p>180.188</text:p>
          </table:table-cell>
          <table:table-cell table:style-name="ce272" office:value-type="float" office:value="179.909" calcext:value-type="float">
            <text:p>179.909</text:p>
          </table:table-cell>
          <table:table-cell table:style-name="ce272" office:value-type="float" office:value="184.121" calcext:value-type="float">
            <text:p>184.121</text:p>
          </table:table-cell>
          <table:table-cell table:style-name="ce272" office:value-type="float" office:value="82.81" calcext:value-type="float">
            <text:p>82.810</text:p>
          </table:table-cell>
          <table:table-cell table:number-columns-repeated="6"/>
        </table:table-row>
        <table:table-row table:style-name="ro3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/Profile Speedup</text:p>
          </table:table-cell>
          <table:table-cell/>
          <table:table-cell table:style-name="ce272" table:formula="of:=[.H52]/[.H53]" office:value-type="float" office:value="0.181772883551746" calcext:value-type="float">
            <text:p>0.182</text:p>
          </table:table-cell>
          <table:table-cell table:style-name="ce272" table:formula="of:=[.I52]/[.I53]" office:value-type="float" office:value="0.859041652984415" calcext:value-type="float">
            <text:p>0.859</text:p>
          </table:table-cell>
          <table:table-cell table:style-name="ce272" table:formula="of:=[.J52]/[.J53]" office:value-type="float" office:value="2.19725260001921" calcext:value-type="float">
            <text:p>2.197</text:p>
          </table:table-cell>
          <table:table-cell table:style-name="ce272" table:formula="of:=[.K52]/[.K53]" office:value-type="float" office:value="0.90360846637589" calcext:value-type="float">
            <text:p>0.904</text:p>
          </table:table-cell>
          <table:table-cell table:style-name="ce272" table:formula="of:=[.L52]/[.L53]" office:value-type="float" office:value="0.968088884942394" calcext:value-type="float">
            <text:p>0.968</text:p>
          </table:table-cell>
          <table:table-cell table:style-name="ce272" table:formula="of:=[.M52]/[.M53]" office:value-type="float" office:value="0.969590181702972" calcext:value-type="float">
            <text:p>0.970</text:p>
          </table:table-cell>
          <table:table-cell table:style-name="ce272" table:formula="of:=[.N52]/[.N53]" office:value-type="float" office:value="0.458100922762748" calcext:value-type="float">
            <text:p>0.458</text:p>
          </table:table-cell>
          <table:table-cell table:style-name="ce272"/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Profile/Serial</text:p>
          </table:table-cell>
          <table:table-cell/>
          <table:table-cell table:style-name="ce272" table:formula="of:=[.$C$52]/[.H52]" office:value-type="float" office:value="0.401796902971715" calcext:value-type="float">
            <text:p>0.402</text:p>
          </table:table-cell>
          <table:table-cell table:style-name="ce272" table:formula="of:=[.$C$52]/[.I52]" office:value-type="float" office:value="0.42237551678105" calcext:value-type="float">
            <text:p>0.422</text:p>
          </table:table-cell>
          <table:table-cell table:style-name="ce272" table:formula="of:=[.$C$52]/[.J52]" office:value-type="float" office:value="0.165264572422616" calcext:value-type="float">
            <text:p>0.165</text:p>
          </table:table-cell>
          <table:table-cell table:style-name="ce272" table:formula="of:=[.$C$52]/[.K52]" office:value-type="float" office:value="0.411733681881242" calcext:value-type="float">
            <text:p>0.412</text:p>
          </table:table-cell>
          <table:table-cell table:style-name="ce272" table:formula="of:=[.$C$52]/[.L52]" office:value-type="float" office:value="0.411733681881242" calcext:value-type="float">
            <text:p>0.412</text:p>
          </table:table-cell>
          <table:table-cell table:style-name="ce272" table:formula="of:=[.$C$52]/[.M52]" office:value-type="float" office:value="0.411733681881242" calcext:value-type="float">
            <text:p>0.412</text:p>
          </table:table-cell>
          <table:table-cell table:style-name="ce272" table:formula="of:=[.$C$52]/[.N52]" office:value-type="float" office:value="0.85151637303488" calcext:value-type="float">
            <text:p>0.852</text:p>
          </table:table-cell>
          <table:table-cell table:style-name="ce272" table:formula="of:=[.$C$52]/[.O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295" table:formula="of:=[.$C$52]/[.H53]" office:value-type="float" office:value="0.0730357816553299" calcext:value-type="float">
            <text:p>0.073</text:p>
          </table:table-cell>
          <table:table-cell table:style-name="ce295" table:formula="of:=[.$C$52]/[.I53]" office:value-type="float" office:value="0.362838162115739" calcext:value-type="float">
            <text:p>0.363</text:p>
          </table:table-cell>
          <table:table-cell table:style-name="ce295" table:formula="of:=[.$C$52]/[.J53]" office:value-type="float" office:value="0.363128011446657" calcext:value-type="float">
            <text:p>0.363</text:p>
          </table:table-cell>
          <table:table-cell table:style-name="ce295" table:formula="of:=[.$C$52]/[.K53]" office:value-type="float" office:value="0.372046040840007" calcext:value-type="float">
            <text:p>0.372</text:p>
          </table:table-cell>
          <table:table-cell table:style-name="ce295" table:formula="of:=[.$C$52]/[.L53]" office:value-type="float" office:value="0.398594800985637" calcext:value-type="float">
            <text:p>0.399</text:p>
          </table:table-cell>
          <table:table-cell table:style-name="ce295" table:formula="of:=[.$C$52]/[.M53]" office:value-type="float" office:value="0.399212935428467" calcext:value-type="float">
            <text:p>0.399</text:p>
          </table:table-cell>
          <table:table-cell table:style-name="ce295" table:formula="of:=[.$C$52]/[.N53]" office:value-type="float" office:value="0.390080436234867" calcext:value-type="float">
            <text:p>0.390</text:p>
          </table:table-cell>
          <table:table-cell table:style-name="ce295" table:formula="of:=[.$C$52]/[.O53]" office:value-type="float" office:value="0.867310711266755" calcext:value-type="float">
            <text:p>0.86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1" table:number-rows-spanned="2">
            <text:p>Benchmark</text:p>
          </table:table-cell>
          <table:table-cell table:style-name="ce91" office:value-type="string" calcext:value-type="string" table:number-columns-spanned="3" table:number-rows-spanned="1">
            <text:p>Runtime</text:p>
          </table:table-cell>
          <table:covered-table-cell table:number-columns-repeated="2" table:style-name="ce91"/>
          <table:table-cell table:style-name="ce91" office:value-type="string" calcext:value-type="string" table:number-columns-spanned="1" table:number-rows-spanned="2">
            <text:p>Scheme</text:p>
          </table:table-cell>
          <table:table-cell table:style-name="ce2"/>
          <table:table-cell table:style-name="ce205" office:value-type="string" calcext:value-type="string" table:number-columns-spanned="8" table:number-rows-spanned="1">
            <text:p>K</text:p>
          </table:table-cell>
          <table:covered-table-cell table:number-columns-repeated="7" table:style-name="ce205"/>
          <table:table-cell table:number-columns-repeated="6"/>
        </table:table-row>
        <table:table-row table:style-name="ro3">
          <table:table-cell/>
          <table:covered-table-cell table:style-name="ce91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91"/>
          <table: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BT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table:style-name="ce339" office:value-type="string" calcext:value-type="string">
            <text:p>average</text:p>
          </table:table-cell>
          <table:table-cell table:style-name="ce339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CG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DC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EP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FT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IS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LU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MG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SP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4">
            <text:p>UA</text:p>
          </table:table-cell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193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office:value-type="string" calcext:value-type="string">
            <text:p>#2</text:p>
          </table:table-cell>
          <table:table-cell/>
          <table:table-cell table:style-name="ce25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office:value-type="string" calcext:value-type="string">
            <text:p>#3</text:p>
          </table:table-cell>
          <table:table-cell/>
          <table:table-cell table:style-name="ce25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table:style-name="ce339" office:value-type="string" calcext:value-type="string">
            <text:p>average</text:p>
          </table:table-cell>
          <table:table-cell table:style-name="ce339"/>
          <table:table-cell table:style-name="ce257" table:number-columns-repeated="8"/>
          <table:table-cell table:number-columns-repeated="6"/>
        </table:table-row>
      </table:table>
      <table:table table:name="first-K-plot-mlp" table:style-name="ta1">
        <table:table-column table:style-name="co1" table:default-cell-style-name="Default"/>
        <table:table-column table:style-name="co21" table:default-cell-style-name="ce393"/>
        <table:table-column table:style-name="co22" table:number-columns-repeated="2" table:default-cell-style-name="ce322"/>
        <table:table-column table:style-name="co23" table:default-cell-style-name="ce393"/>
        <table:table-column table:style-name="co24" table:default-cell-style-name="ce338"/>
        <table:table-column table:style-name="co25" table:default-cell-style-name="ce338"/>
        <table:table-column table:style-name="co25" table:default-cell-style-name="ce351"/>
        <table:table-column table:style-name="co27" table:default-cell-style-name="ce351"/>
        <table:table-column table:style-name="co28" table:default-cell-style-name="ce351"/>
        <table:table-column table:style-name="co29" table:default-cell-style-name="ce351"/>
        <table:table-column table:style-name="co30" table:default-cell-style-name="ce351"/>
        <table:table-column table:style-name="co1" table:number-columns-repeated="3" table:default-cell-style-name="ce351"/>
        <table:table-column table:style-name="co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1" table:number-rows-spanned="2">
            <text:p>Benchmark</text:p>
          </table:table-cell>
          <table:table-cell table:style-name="ce91" office:value-type="string" calcext:value-type="string" table:number-columns-spanned="3" table:number-rows-spanned="1">
            <text:p>Runtime</text:p>
          </table:table-cell>
          <table:covered-table-cell table:number-columns-repeated="2" table:style-name="ce91"/>
          <table:table-cell table:style-name="ce91" office:value-type="string" calcext:value-type="string" table:number-columns-spanned="1" table:number-rows-spanned="2">
            <text:p>Scheme</text:p>
          </table:table-cell>
          <table:table-cell table:style-name="ce91" office:value-type="string" calcext:value-type="string" table:number-columns-spanned="9" table:number-rows-spanned="1">
            <text:p>K</text:p>
          </table:table-cell>
          <table:covered-table-cell table:number-columns-repeated="8" table:style-name="ce205"/>
          <table:table-cell table:number-columns-repeated="6"/>
        </table:table-row>
        <table:table-row table:style-name="ro4">
          <table:table-cell/>
          <table:covered-table-cell table:style-name="ce91"/>
          <table:table-cell table:style-name="ce91" office:value-type="string" calcext:value-type="string">
            <text:p>Serial</text:p>
          </table:table-cell>
          <table:table-cell table:style-name="ce91" office:value-type="string" calcext:value-type="string">
            <text:p>OpenMP</text:p>
          </table:table-cell>
          <table:table-cell table:style-name="ce91" office:value-type="string" calcext:value-type="string">
            <text:p>Maximum speedup</text:p>
          </table:table-cell>
          <table:covered-table-cell table:style-name="ce91"/>
          <table:table-cell table:style-name="ce9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BT</text:p>
          </table:table-cell>
          <table:table-cell table:style-name="ce321" office:value-type="float" office:value="184.471333333333" calcext:value-type="float" table:number-columns-spanned="1" table:number-rows-spanned="5">
            <text:p>184.471</text:p>
          </table:table-cell>
          <table:table-cell table:style-name="ce321" office:value-type="float" office:value="57.362" calcext:value-type="float" table:number-columns-spanned="1" table:number-rows-spanned="5">
            <text:p>57.362</text:p>
          </table:table-cell>
          <table:table-cell table:style-name="ce32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CG</text:p>
          </table:table-cell>
          <table:table-cell table:style-name="ce321" office:value-type="float" office:value="73.4183333333333" calcext:value-type="float" table:number-columns-spanned="1" table:number-rows-spanned="5">
            <text:p>73.418</text:p>
          </table:table-cell>
          <table:table-cell table:style-name="ce321" office:value-type="float" office:value="19.7696666666667" calcext:value-type="float" table:number-columns-spanned="1" table:number-rows-spanned="5">
            <text:p>19.770</text:p>
          </table:table-cell>
          <table:table-cell table:style-name="ce32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2"/>
          <table:table-cell/>
          <table:table-cell table:style-name="ce350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DC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9" office:value-type="string" calcext:value-type="string">
            <text:p>Profile</text:p>
          </table:table-cell>
          <table:table-cell table:style-name="ce399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</text:p>
          </table:table-cell>
          <table:table-cell table:style-name="ce400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/Profile Speedup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Profile/Serial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1" office:value-type="string" calcext:value-type="string">
            <text:p>Filter/Serial</text:p>
          </table:table-cell>
          <table:table-cell table:style-name="ce401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EP</text:p>
          </table:table-cell>
          <table:table-cell table:style-name="ce321" office:value-type="float" office:value="62.347" calcext:value-type="float" table:number-columns-spanned="1" table:number-rows-spanned="5">
            <text:p>62.347</text:p>
          </table:table-cell>
          <table:table-cell table:style-name="ce321" office:value-type="float" office:value="22.239" calcext:value-type="float" table:number-columns-spanned="1" table:number-rows-spanned="5">
            <text:p>22.239</text:p>
          </table:table-cell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6">
            <text:p>FT</text:p>
          </table:table-cell>
          <table:table-cell table:style-name="ce321" office:value-type="float" office:value="36.8096666666667" calcext:value-type="float" table:number-columns-spanned="1" table:number-rows-spanned="6">
            <text:p>36.810</text:p>
          </table:table-cell>
          <table:table-cell table:style-name="ce321" office:value-type="float" office:value="12.1333333333333" calcext:value-type="float" table:number-columns-spanned="1" table:number-rows-spanned="6">
            <text:p>12.133</text:p>
          </table:table-cell>
          <table:table-cell table:style-name="ce32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mp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IS</text:p>
          </table:table-cell>
          <table:table-cell table:style-name="ce321" office:value-type="float" office:value="4.938" calcext:value-type="float" table:number-columns-spanned="1" table:number-rows-spanned="5">
            <text:p>4.93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2"/>
          <table:table-cell table:number-columns-repeated="3"/>
          <table:table-cell table:style-name="ce350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LU</text:p>
          </table:table-cell>
          <table:table-cell table:style-name="ce321" office:value-type="float" office:value="117.488333333333" calcext:value-type="float" table:number-columns-spanned="1" table:number-rows-spanned="5">
            <text:p>117.48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6">
            <text:p>MG</text:p>
          </table:table-cell>
          <table:table-cell table:style-name="ce395" office:value-type="float" office:value="5.00833333333333" calcext:value-type="float" table:number-columns-spanned="1" table:number-rows-spanned="6">
            <text:p>5.008</text:p>
          </table:table-cell>
          <table:table-cell table:style-name="ce321" office:value-type="float" office:value="3.05233333333333" calcext:value-type="float" table:number-columns-spanned="1" table:number-rows-spanned="6">
            <text:p>3.052</text:p>
          </table:table-cell>
          <table:table-cell table:style-name="ce321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3" office:value-type="string" calcext:value-type="string" table:number-columns-spanned="1" table:number-rows-spanned="6">
            <text:p>SP</text:p>
          </table:table-cell>
          <table:table-cell table:style-name="ce321" office:value-type="float" office:value="88.0363333333333" calcext:value-type="float" table:number-columns-spanned="1" table:number-rows-spanned="6">
            <text:p>88.036</text:p>
          </table:table-cell>
          <table:table-cell table:style-name="ce321" office:value-type="float" office:value="65.1893333333333" calcext:value-type="float" table:number-columns-spanned="1" table:number-rows-spanned="6">
            <text:p>65.189</text:p>
          </table:table-cell>
          <table:table-cell table:style-name="ce32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4"/>
          <table:table-cell table:style-name="ce350" table:number-columns-repeated="4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3" office:value-type="string" calcext:value-type="string" table:number-columns-spanned="1" table:number-rows-spanned="5">
            <text:p>UA</text:p>
          </table:table-cell>
          <table:table-cell table:style-name="ce321" office:value-type="float" office:value="71.822" calcext:value-type="float" table:number-columns-spanned="1" table:number-rows-spanned="5">
            <text:p>71.822</text:p>
          </table:table-cell>
          <table:table-cell table:style-name="ce321" office:value-type="string" calcext:value-type="string" table:number-columns-spanned="1" table:number-rows-spanned="5">
            <text:p>74.225</text:p>
          </table:table-cell>
          <table:table-cell table:style-name="ce32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272" office:value-type="float" office:value="983.381" calcext:value-type="float">
            <text:p>983.381</text:p>
          </table:table-cell>
          <table:table-cell table:style-name="ce272" office:value-type="float" office:value="197.945" calcext:value-type="float">
            <text:p>197.945</text:p>
          </table:table-cell>
          <table:table-cell table:style-name="ce272" office:value-type="float" office:value="197.787" calcext:value-type="float">
            <text:p>197.787</text:p>
          </table:table-cell>
          <table:table-cell table:style-name="ce272" office:value-type="float" office:value="193.046" calcext:value-type="float">
            <text:p>193.046</text:p>
          </table:table-cell>
          <table:table-cell table:style-name="ce272" office:value-type="float" office:value="180.188" calcext:value-type="float">
            <text:p>180.188</text:p>
          </table:table-cell>
          <table:table-cell table:style-name="ce272" office:value-type="float" office:value="179.909" calcext:value-type="float">
            <text:p>179.909</text:p>
          </table:table-cell>
          <table:table-cell table:style-name="ce272" office:value-type="float" office:value="184.121" calcext:value-type="float">
            <text:p>184.121</text:p>
          </table:table-cell>
          <table:table-cell table:style-name="ce272" office:value-type="float" office:value="82.81" calcext:value-type="float">
            <text:p>82.810</text:p>
          </table:table-cell>
          <table:table-cell table:number-columns-repeated="6"/>
        </table:table-row>
        <table:table-row table:style-name="ro3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/Profile Speedup</text:p>
          </table:table-cell>
          <table:table-cell/>
          <table:table-cell table:style-name="ce272" table:number-columns-repeated="8"/>
          <table:table-cell table:number-columns-repeated="6"/>
        </table:table-row>
        <table:table-row table:style-name="ro1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Profile/Serial</text:p>
          </table:table-cell>
          <table:table-cell/>
          <table:table-cell table:style-name="ce272" table:number-columns-repeated="8"/>
          <table:table-cell table:number-columns-repeated="6"/>
        </table:table-row>
        <table:table-row table:style-name="ro1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295" table:number-columns-repeated="8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 table:number-rows-repeated="2">
          <table:table-cell/>
          <table:table-cell table:style-name="ce91" table:number-columns-repeated="6"/>
          <table:table-cell table:style-name="ce205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93" table:number-columns-repeated="2"/>
          <table:table-cell/>
          <table:table-cell table:style-name="ce339" table:number-columns-repeated="2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3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ce7" table:number-columns-repeated="4"/>
          <table:table-cell table:number-columns-repeated="2"/>
          <table:table-cell table:style-name="ce256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39" table:number-columns-repeated="2"/>
          <table:table-cell table:style-name="ce257" table:number-columns-repeated="8"/>
          <table:table-cell table:number-columns-repeated="6"/>
        </table:table-row>
      </table:table>
      <table:named-expressions/>
      <table:database-ranges>
        <table:database-range table:name="__Anonymous_Sheet_DB__3" table:target-range-address="BT.X5:BT.Z19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CG.X4:CG.Z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EP.X5:EP.Z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FT.X5:FT.Z3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IS.X5:IS.Z2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LU.X5:LU.Z5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MG.X5:MG.Z3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SP.X5:SP.Z10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UA.X5:UA.Z18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8:44:39.071712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6-07T18:51:58.569825911</dc:date>
    <meta:editing-duration>P15DT1H46M27S</meta:editing-duration>
    <meta:editing-cycles>851</meta:editing-cycles>
    <meta:generator>LibreOffice/6.1.4.2$Linux_X86_64 LibreOffice_project/10$Build-2</meta:generator>
    <meta:document-statistic meta:table-count="15" meta:cell-count="1097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518cm" svg:y="3.952cm" style:legend-expansion="high" chart:style-name="ch3"/>
        <chart:plot-area chart:style-name="ch4" table:cell-range-address="'first-K-plot-svc'.H3:'first-K-plot-svc'.O3 'first-K-plot-svc'.H52:'first-K-plot-svc'.O53" svg:x="0.32cm" svg:y="0.18cm" svg:width="12.878cm" svg:height="8.64cm">
          <chartooo:coordinate-region svg:x="1.788cm" svg:y="0.379cm" svg:width="11.03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52:'first-K-plot-svc'.O52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53:'first-K-plot-svc'.O5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78.752">
                <text:p>178.752</text:p>
                <draw:g>
                  <svg:desc>'first-K-plot-svc'.H52:'first-K-plot-svc'.O52</svg:desc>
                </draw:g>
              </table:table-cell>
              <table:table-cell office:value-type="float" office:value="170.043">
                <text:p>170.043</text:p>
              </table:table-cell>
              <table:table-cell office:value-type="float" office:value="434.588">
                <text:p>434.58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84.346">
                <text:p>84.346</text:p>
              </table:table-cell>
              <table:table-cell office:value-type="float" office:value="79.498">
                <text:p>79.49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983.381">
                <text:p>983.381</text:p>
                <draw:g>
                  <svg:desc>'first-K-plot-svc'.H53:'first-K-plot-svc'.O53</svg:desc>
                </draw:g>
              </table:table-cell>
              <table:table-cell office:value-type="float" office:value="197.945">
                <text:p>197.945</text:p>
              </table:table-cell>
              <table:table-cell office:value-type="float" office:value="197.787">
                <text:p>197.787</text:p>
              </table:table-cell>
              <table:table-cell office:value-type="float" office:value="193.046">
                <text:p>193.046</text:p>
              </table:table-cell>
              <table:table-cell office:value-type="float" office:value="180.188">
                <text:p>180.188</text:p>
              </table:table-cell>
              <table:table-cell office:value-type="float" office:value="179.909">
                <text:p>179.909</text:p>
              </table:table-cell>
              <table:table-cell office:value-type="float" office:value="184.121">
                <text:p>184.121</text:p>
              </table:table-cell>
              <table:table-cell office:value-type="float" office:value="82.81">
                <text:p>82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621cm" svg:height="13.501cm" xlink:href=".." xlink:type="simple" chart:class="chart:line" chart:style-name="ch1">
        <chart:title svg:x="12.396cm" svg:y="0.406cm" chart:style-name="ch2">
          <text:p>CG</text:p>
        </chart:title>
        <chart:legend chart:legend-position="end" svg:x="22.551cm" svg:y="4.708cm" style:legend-expansion="high" chart:style-name="ch3"/>
        <chart:plot-area chart:style-name="ch4" table:cell-range-address="'K-plot'.G3:'K-plot'.O3 'K-plot'.G12:'K-plot'.O19" chart:data-source-has-labels="both" svg:x="1.523cm" svg:y="1.455cm" svg:width="20.516cm" svg:height="10.795cm">
          <chartooo:coordinate-region svg:x="2.144cm" svg:y="1.654cm" svg:width="19.708cm" svg:height="9.949cm"/>
          <chart:axis chart:dimension="x" chart:name="primary-x" chart:style-name="ch5" chartooo:axis-type="auto">
            <chartooo:date-scale/>
            <chart:title svg:x="11.327cm" svg:y="12.5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782cm" chart:style-name="ch7">
              <text:p>runtime, sec</text:p>
            </chart:title>
            <chart:grid chart:style-name="ch8" chart:class="major"/>
          </chart:axis>
          <chart:series chart:style-name="ch9" chart:values-cell-range-address="'K-plot'.G12:'K-plot'.O12" loext:label-string="profile" chart:class="chart:line">
            <chart:data-point chart:repeated="9"/>
          </chart:series>
          <chart:series chart:style-name="ch10" chart:values-cell-range-address="'K-plot'.G13:'K-plot'.O13" loext:label-string="svc" chart:class="chart:line">
            <chart:data-point chart:repeated="9"/>
          </chart:series>
          <chart:series chart:style-name="ch11" chart:values-cell-range-address="'K-plot'.G14:'K-plot'.O14" loext:label-string="mlp" chart:class="chart:line">
            <chart:data-point chart:repeated="9"/>
          </chart:series>
          <chart:series chart:style-name="ch12" chart:values-cell-range-address="'K-plot'.G15:'K-plot'.O15" loext:label-string="rfc" chart:class="chart:line">
            <chart:data-point chart:repeated="9"/>
          </chart:series>
          <chart:series chart:style-name="ch13" chart:values-cell-range-address="'K-plot'.G16:'K-plot'.O16" loext:label-string="ada" chart:class="chart:line">
            <chart:data-point chart:repeated="9"/>
          </chart:series>
          <chart:series chart:style-name="ch14" chart:values-cell-range-address="'K-plot'.G17:'K-plot'.O17" loext:label-string="dt" chart:class="chart:line">
            <chart:data-point chart:repeated="9"/>
          </chart:series>
          <chart:series chart:style-name="ch15" chart:values-cell-range-address="'K-plot'.G18:'K-plot'.O18" loext:label-string="serial" chart:class="chart:line">
            <chart:data-point chart:repeated="9"/>
          </chart:series>
          <chart:series chart:style-name="ch16" chart:values-cell-range-address="'K-plot'.G19:'K-plot'.O19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69.97">
                <text:p>69.97</text:p>
                <draw:g>
                  <svg:desc>'K-plot'.G12:'K-plot'.O12</svg:desc>
                </draw:g>
              </table:table-cell>
              <table:table-cell office:value-type="float" office:value="69.623">
                <text:p>69.623</text:p>
                <draw:g>
                  <svg:desc>'K-plot'.G13:'K-plot'.O13</svg:desc>
                </draw:g>
              </table:table-cell>
              <table:table-cell office:value-type="float" office:value="72.501">
                <text:p>72.501</text:p>
                <draw:g>
                  <svg:desc>'K-plot'.G14:'K-plot'.O14</svg:desc>
                </draw:g>
              </table:table-cell>
              <table:table-cell office:value-type="float" office:value="69.842">
                <text:p>69.842</text:p>
                <draw:g>
                  <svg:desc>'K-plot'.G15:'K-plot'.O15</svg:desc>
                </draw:g>
              </table:table-cell>
              <table:table-cell office:value-type="float" office:value="66.779">
                <text:p>66.779</text:p>
                <draw:g>
                  <svg:desc>'K-plot'.G16:'K-plot'.O16</svg:desc>
                </draw:g>
              </table:table-cell>
              <table:table-cell office:value-type="float" office:value="67.567">
                <text:p>67.567</text:p>
                <draw:g>
                  <svg:desc>'K-plot'.G17:'K-plot'.O17</svg:desc>
                </draw:g>
              </table:table-cell>
              <table:table-cell office:value-type="float" office:value="73.4183333333333">
                <text:p>73.4183333333333</text:p>
                <draw:g>
                  <svg:desc>'K-plot'.G18:'K-plot'.O18</svg:desc>
                </draw:g>
              </table:table-cell>
              <table:table-cell office:value-type="float" office:value="19.7696666666667">
                <text:p>19.7696666666667</text:p>
                <draw:g>
                  <svg:desc>'K-plot'.G19:'K-plot'.O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.465">
                <text:p>68.465</text:p>
              </table:table-cell>
              <table:table-cell office:value-type="float" office:value="67.737">
                <text:p>67.737</text:p>
              </table:table-cell>
              <table:table-cell office:value-type="float" office:value="25.29">
                <text:p>25.29</text:p>
              </table:table-cell>
              <table:table-cell office:value-type="float" office:value="25.803">
                <text:p>25.803</text:p>
              </table:table-cell>
              <table:table-cell office:value-type="float" office:value="24.788">
                <text:p>24.788</text:p>
              </table:table-cell>
              <table:table-cell office:value-type="float" office:value="27.755">
                <text:p>27.75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884">
                <text:p>67.884</text:p>
              </table:table-cell>
              <table:table-cell office:value-type="float" office:value="22.75">
                <text:p>22.75</text:p>
              </table:table-cell>
              <table:table-cell office:value-type="float" office:value="28.293">
                <text:p>28.293</text:p>
              </table:table-cell>
              <table:table-cell office:value-type="float" office:value="27.185">
                <text:p>27.185</text:p>
              </table:table-cell>
              <table:table-cell office:value-type="float" office:value="26.773">
                <text:p>26.773</text:p>
              </table:table-cell>
              <table:table-cell office:value-type="float" office:value="30.426">
                <text:p>30.42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21">
                <text:p>29.321</text:p>
              </table:table-cell>
              <table:table-cell office:value-type="float" office:value="28.204">
                <text:p>28.204</text:p>
              </table:table-cell>
              <table:table-cell office:value-type="float" office:value="27.769">
                <text:p>27.769</text:p>
              </table:table-cell>
              <table:table-cell office:value-type="float" office:value="26.255">
                <text:p>26.255</text:p>
              </table:table-cell>
              <table:table-cell office:value-type="float" office:value="28.792">
                <text:p>28.792</text:p>
              </table:table-cell>
              <table:table-cell office:value-type="float" office:value="32.524">
                <text:p>32.524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82">
                <text:p>23.882</text:p>
              </table:table-cell>
              <table:table-cell office:value-type="float" office:value="24.955">
                <text:p>24.955</text:p>
              </table:table-cell>
              <table:table-cell office:value-type="float" office:value="25.603">
                <text:p>25.603</text:p>
              </table:table-cell>
              <table:table-cell office:value-type="float" office:value="24.569">
                <text:p>24.569</text:p>
              </table:table-cell>
              <table:table-cell office:value-type="float" office:value="26.885">
                <text:p>26.885</text:p>
              </table:table-cell>
              <table:table-cell office:value-type="float" office:value="24.475">
                <text:p>24.47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95">
                <text:p>24.995</text:p>
              </table:table-cell>
              <table:table-cell office:value-type="float" office:value="24.021">
                <text:p>24.021</text:p>
              </table:table-cell>
              <table:table-cell office:value-type="float" office:value="24.788">
                <text:p>24.788</text:p>
              </table:table-cell>
              <table:table-cell office:value-type="float" office:value="23.452">
                <text:p>23.452</text:p>
              </table:table-cell>
              <table:table-cell office:value-type="float" office:value="28.792">
                <text:p>28.792</text:p>
              </table:table-cell>
              <table:table-cell office:value-type="float" office:value="25.29">
                <text:p>25.29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34">
                <text:p>25.134</text:p>
              </table:table-cell>
              <table:table-cell office:value-type="float" office:value="22.987">
                <text:p>22.987</text:p>
              </table:table-cell>
              <table:table-cell office:value-type="float" office:value="25.912">
                <text:p>25.912</text:p>
              </table:table-cell>
              <table:table-cell office:value-type="float" office:value="22.987">
                <text:p>22.987</text:p>
              </table:table-cell>
              <table:table-cell office:value-type="float" office:value="25.854">
                <text:p>25.854</text:p>
              </table:table-cell>
              <table:table-cell office:value-type="float" office:value="25.536">
                <text:p>25.53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723">
                <text:p>25.723</text:p>
              </table:table-cell>
              <table:table-cell office:value-type="float" office:value="23.107">
                <text:p>23.107</text:p>
              </table:table-cell>
              <table:table-cell office:value-type="float" office:value="24.68">
                <text:p>24.68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4.788">
                <text:p>24.788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21">
                <text:p>24.021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3.334">
                <text:p>23.334</text:p>
              </table:table-cell>
              <table:table-cell office:value-type="float" office:value="23.107">
                <text:p>23.107</text:p>
              </table:table-cell>
              <table:table-cell office:value-type="float" office:value="23.882">
                <text:p>23.882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23cm" svg:height="13.051cm" xlink:href=".." xlink:type="simple" chart:class="chart:line" chart:style-name="ch1">
        <chart:title svg:x="11.267cm" svg:y="0.397cm" chart:style-name="ch2">
          <text:p>FT</text:p>
        </chart:title>
        <chart:legend chart:legend-position="end" svg:x="20.16cm" svg:y="4.483cm" style:legend-expansion="high" chart:style-name="ch3"/>
        <chart:plot-area chart:style-name="ch4" table:cell-range-address="'K-plot'.G3:'K-plot'.O3 'K-plot'.G34:'K-plot'.O41" chart:data-source-has-labels="both" svg:x="1.475cm" svg:y="1.437cm" svg:width="18.221cm" svg:height="10.372cm">
          <chartooo:coordinate-region svg:x="2.096cm" svg:y="1.636cm" svg:width="17.413cm" svg:height="9.526cm"/>
          <chart:axis chart:dimension="x" chart:name="primary-x" chart:style-name="ch5" chartooo:axis-type="auto">
            <chartooo:date-scale/>
            <chart:title svg:x="10.131cm" svg:y="12.07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553cm" chart:style-name="ch7">
              <text:p>runtime, sec</text:p>
            </chart:title>
            <chart:grid chart:style-name="ch8" chart:class="major"/>
          </chart:axis>
          <chart:series chart:style-name="ch9" chart:values-cell-range-address="'K-plot'.G34:'K-plot'.O34" loext:label-string="profile" chart:class="chart:line">
            <chart:data-point chart:repeated="9"/>
          </chart:series>
          <chart:series chart:style-name="ch10" chart:values-cell-range-address="'K-plot'.G35:'K-plot'.O35" loext:label-string="svc" chart:class="chart:line">
            <chart:data-point chart:repeated="9"/>
          </chart:series>
          <chart:series chart:style-name="ch11" chart:values-cell-range-address="'K-plot'.G36:'K-plot'.O36" loext:label-string="mlp" chart:class="chart:line">
            <chart:data-point chart:repeated="9"/>
          </chart:series>
          <chart:series chart:style-name="ch12" chart:values-cell-range-address="'K-plot'.G37:'K-plot'.O37" loext:label-string="rfc" chart:class="chart:line">
            <chart:data-point chart:repeated="9"/>
          </chart:series>
          <chart:series chart:style-name="ch13" chart:values-cell-range-address="'K-plot'.G38:'K-plot'.O38" loext:label-string="ada" chart:class="chart:line">
            <chart:data-point chart:repeated="9"/>
          </chart:series>
          <chart:series chart:style-name="ch14" chart:values-cell-range-address="'K-plot'.G39:'K-plot'.O39" loext:label-string="dt" chart:class="chart:line">
            <chart:data-point chart:repeated="9"/>
          </chart:series>
          <chart:series chart:style-name="ch15" chart:values-cell-range-address="'K-plot'.G40:'K-plot'.O40" loext:label-string="serial" chart:class="chart:line">
            <chart:data-point chart:repeated="9"/>
          </chart:series>
          <chart:series chart:style-name="ch16" chart:values-cell-range-address="'K-plot'.G41:'K-plot'.O41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38.297">
                <text:p>38.297</text:p>
                <draw:g>
                  <svg:desc>'K-plot'.G34:'K-plot'.O34</svg:desc>
                </draw:g>
              </table:table-cell>
              <table:table-cell office:value-type="float" office:value="36.904">
                <text:p>36.904</text:p>
                <draw:g>
                  <svg:desc>'K-plot'.G35:'K-plot'.O35</svg:desc>
                </draw:g>
              </table:table-cell>
              <table:table-cell office:value-type="float" office:value="37.548">
                <text:p>37.548</text:p>
                <draw:g>
                  <svg:desc>'K-plot'.G36:'K-plot'.O36</svg:desc>
                </draw:g>
              </table:table-cell>
              <table:table-cell office:value-type="float" office:value="37.24">
                <text:p>37.24</text:p>
                <draw:g>
                  <svg:desc>'K-plot'.G37:'K-plot'.O37</svg:desc>
                </draw:g>
              </table:table-cell>
              <table:table-cell office:value-type="float" office:value="37.308">
                <text:p>37.308</text:p>
                <draw:g>
                  <svg:desc>'K-plot'.G38:'K-plot'.O38</svg:desc>
                </draw:g>
              </table:table-cell>
              <table:table-cell office:value-type="float" office:value="39.083">
                <text:p>39.083</text:p>
                <draw:g>
                  <svg:desc>'K-plot'.G39:'K-plot'.O39</svg:desc>
                </draw:g>
              </table:table-cell>
              <table:table-cell office:value-type="float" office:value="36.8096666666667">
                <text:p>36.8096666666667</text:p>
                <draw:g>
                  <svg:desc>'K-plot'.G40:'K-plot'.O40</svg:desc>
                </draw:g>
              </table:table-cell>
              <table:table-cell office:value-type="float" office:value="12.1333333333333">
                <text:p>12.1333333333333</text:p>
                <draw:g>
                  <svg:desc>'K-plot'.G41:'K-plot'.O4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991cm" svg:height="12.521cm" xlink:href=".." xlink:type="simple" chart:class="chart:scatter" chart:style-name="ch1">
        <chart:title svg:x="10.607cm" svg:y="0.386cm" chart:style-name="ch2">
          <text:p>UA</text:p>
        </chart:title>
        <chart:legend chart:legend-position="end" svg:x="18.921cm" svg:y="4.218cm" style:legend-expansion="high" chart:style-name="ch3"/>
        <chart:plot-area chart:style-name="ch4" table:cell-range-address="'K-plot'.G3:'K-plot'.O3 'K-plot'.G74:'K-plot'.O81" chart:data-source-has-labels="both" svg:x="1.853cm" svg:y="1.419cm" svg:width="17.425cm" svg:height="9.925cm">
          <chartooo:coordinate-region svg:x="2.845cm" svg:y="1.619cm" svg:width="16.246cm" svg:height="9.078cm"/>
          <chart:axis chart:dimension="x" chart:name="primary-x" chart:style-name="ch5" chartooo:axis-type="auto">
            <chart:title svg:x="10.111cm" svg:y="11.594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854cm" svg:y="7.311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74:'K-plot'.O74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75:'K-plot'.O75" loext:label-string="svc" chart:class="chart:scatter">
            <chart:data-point chart:repeated="9"/>
          </chart:series>
          <chart:series chart:style-name="ch12" chart:values-cell-range-address="'K-plot'.G76:'K-plot'.O76" loext:label-string="mlp" chart:class="chart:scatter">
            <chart:data-point chart:repeated="9"/>
          </chart:series>
          <chart:series chart:style-name="ch13" chart:values-cell-range-address="'K-plot'.G77:'K-plot'.O77" loext:label-string="rfc" chart:class="chart:scatter">
            <chart:data-point chart:repeated="9"/>
          </chart:series>
          <chart:series chart:style-name="ch14" chart:values-cell-range-address="'K-plot'.G78:'K-plot'.O78" loext:label-string="ada" chart:class="chart:scatter">
            <chart:data-point chart:repeated="9"/>
          </chart:series>
          <chart:series chart:style-name="ch15" chart:values-cell-range-address="'K-plot'.G79:'K-plot'.O79" loext:label-string="dt" chart:class="chart:scatter">
            <chart:data-point chart:repeated="9"/>
          </chart:series>
          <chart:series chart:style-name="ch16" chart:values-cell-range-address="'K-plot'.G80:'K-plot'.O80" loext:label-string="serial" chart:class="chart:scatter">
            <chart:data-point chart:repeated="9"/>
          </chart:series>
          <chart:series chart:style-name="ch17" chart:values-cell-range-address="'K-plot'.G81:'K-plot'.O81" loext:label-string="omp" chart:class="chart:scatter">
            <chart:data-point chart:repeated="3"/>
            <chart:data-point chart:style-name="ch18" chart:repeated="2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83.641">
                <text:p>183.641</text:p>
                <draw:g>
                  <svg:desc>'K-plot'.G74:'K-plot'.O74</svg:desc>
                </draw:g>
              </table:table-cell>
              <table:table-cell office:value-type="float" office:value="182.183">
                <text:p>182.183</text:p>
                <draw:g>
                  <svg:desc>'K-plot'.G75:'K-plot'.O75</svg:desc>
                </draw:g>
              </table:table-cell>
              <table:table-cell office:value-type="float" office:value="182.149">
                <text:p>182.149</text:p>
                <draw:g>
                  <svg:desc>'K-plot'.G76:'K-plot'.O76</svg:desc>
                </draw:g>
              </table:table-cell>
              <table:table-cell office:value-type="float" office:value="198.312">
                <text:p>198.312</text:p>
                <draw:g>
                  <svg:desc>'K-plot'.G77:'K-plot'.O77</svg:desc>
                </draw:g>
              </table:table-cell>
              <table:table-cell office:value-type="float" office:value="188.818">
                <text:p>188.818</text:p>
                <draw:g>
                  <svg:desc>'K-plot'.G78:'K-plot'.O78</svg:desc>
                </draw:g>
              </table:table-cell>
              <table:table-cell office:value-type="float" office:value="193.49">
                <text:p>193.49</text:p>
                <draw:g>
                  <svg:desc>'K-plot'.G79:'K-plot'.O79</svg:desc>
                </draw:g>
              </table:table-cell>
              <table:table-cell office:value-type="float" office:value="71.822">
                <text:p>71.822</text:p>
                <draw:g>
                  <svg:desc>'K-plot'.G80:'K-plot'.O80</svg:desc>
                </draw:g>
              </table:table-cell>
              <table:table-cell office:value-type="float" office:value="78.563">
                <text:p>78.563</text:p>
                <draw:g>
                  <svg:desc>'K-plot'.G81:'K-plot'.O8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0.196">
                <text:p>190.196</text:p>
              </table:table-cell>
              <table:table-cell office:value-type="float" office:value="983.381">
                <text:p>983.381</text:p>
              </table:table-cell>
              <table:table-cell office:value-type="float" office:value="954.301">
                <text:p>954.301</text:p>
              </table:table-cell>
              <table:table-cell office:value-type="float" office:value="177.22">
                <text:p>177.22</text:p>
              </table:table-cell>
              <table:table-cell office:value-type="float" office:value="178.515">
                <text:p>178.515</text:p>
              </table:table-cell>
              <table:table-cell office:value-type="float" office:value="189.31">
                <text:p>189.3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.005">
                <text:p>176.005</text:p>
              </table:table-cell>
              <table:table-cell office:value-type="float" office:value="188.386">
                <text:p>188.386</text:p>
              </table:table-cell>
              <table:table-cell office:value-type="float" office:value="184.083">
                <text:p>184.083</text:p>
              </table:table-cell>
              <table:table-cell office:value-type="float" office:value="1000.198">
                <text:p>1000.198</text:p>
              </table:table-cell>
              <table:table-cell office:value-type="float" office:value="940.259">
                <text:p>940.259</text:p>
              </table:table-cell>
              <table:table-cell office:value-type="float" office:value="1133.344">
                <text:p>1133.3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5.8">
                <text:p>445.8</text:p>
              </table:table-cell>
              <table:table-cell office:value-type="float" office:value="185.593">
                <text:p>185.593</text:p>
              </table:table-cell>
              <table:table-cell office:value-type="float" office:value="189.105">
                <text:p>189.105</text:p>
              </table:table-cell>
              <table:table-cell office:value-type="float" office:value="184.479">
                <text:p>184.479</text:p>
              </table:table-cell>
              <table:table-cell office:value-type="float" office:value="181.94">
                <text:p>181.94</text:p>
              </table:table-cell>
              <table:table-cell office:value-type="float" office:value="185.944">
                <text:p>185.9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108">
                <text:p>178.108</text:p>
              </table:table-cell>
              <table:table-cell office:value-type="float" office:value="188.01">
                <text:p>188.01</text:p>
              </table:table-cell>
              <table:table-cell office:value-type="float" office:value="194.378">
                <text:p>194.378</text:p>
              </table:table-cell>
              <table:table-cell office:value-type="float" office:value="191.224">
                <text:p>191.224</text:p>
              </table:table-cell>
              <table:table-cell office:value-type="float" office:value="189.472">
                <text:p>189.472</text:p>
              </table:table-cell>
              <table:table-cell office:value-type="float" office:value="196.75">
                <text:p>196.75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.065">
                <text:p>178.065</text:p>
              </table:table-cell>
              <table:table-cell office:value-type="float" office:value="185.792">
                <text:p>185.792</text:p>
              </table:table-cell>
              <table:table-cell office:value-type="float" office:value="192.406">
                <text:p>192.406</text:p>
              </table:table-cell>
              <table:table-cell office:value-type="float" office:value="181.293">
                <text:p>181.293</text:p>
              </table:table-cell>
              <table:table-cell office:value-type="float" office:value="180.863">
                <text:p>180.863</text:p>
              </table:table-cell>
              <table:table-cell office:value-type="float" office:value="107.761">
                <text:p>107.76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6.299">
                <text:p>176.299</text:p>
              </table:table-cell>
              <table:table-cell office:value-type="float" office:value="206.896">
                <text:p>206.896</text:p>
              </table:table-cell>
              <table:table-cell office:value-type="float" office:value="186.834">
                <text:p>186.834</text:p>
              </table:table-cell>
              <table:table-cell office:value-type="float" office:value="182.167">
                <text:p>182.167</text:p>
              </table:table-cell>
              <table:table-cell office:value-type="float" office:value="174.017">
                <text:p>174.017</text:p>
              </table:table-cell>
              <table:table-cell office:value-type="float" office:value="91.853">
                <text:p>91.853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5.327">
                <text:p>85.327</text:p>
              </table:table-cell>
              <table:table-cell office:value-type="float" office:value="188.323">
                <text:p>188.323</text:p>
              </table:table-cell>
              <table:table-cell office:value-type="float" office:value="188.913">
                <text:p>188.913</text:p>
              </table:table-cell>
              <table:table-cell office:value-type="float" office:value="87.371">
                <text:p>87.371</text:p>
              </table:table-cell>
              <table:table-cell office:value-type="float" office:value="182.733">
                <text:p>182.733</text:p>
              </table:table-cell>
              <table:table-cell office:value-type="float" office:value="93.464">
                <text:p>93.46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3.334">
                <text:p>83.334</text:p>
              </table:table-cell>
              <table:table-cell office:value-type="float" office:value="190.001">
                <text:p>190.001</text:p>
              </table:table-cell>
              <table:table-cell office:value-type="float" office:value="191.083">
                <text:p>191.083</text:p>
              </table:table-cell>
              <table:table-cell office:value-type="float" office:value="92.792">
                <text:p>92.792</text:p>
              </table:table-cell>
              <table:table-cell office:value-type="float" office:value="98.37">
                <text:p>98.37</text:p>
              </table:table-cell>
              <table:table-cell office:value-type="float" office:value="94.082">
                <text:p>94.082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ChartDash_20_1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964cm" svg:height="12.093cm" xlink:href=".." xlink:type="simple" chart:class="chart:scatter" chart:style-name="ch1">
        <chart:title svg:x="9.108cm" svg:y="0.377cm" chart:style-name="ch2">
          <text:p>SP</text:p>
        </chart:title>
        <chart:legend chart:legend-position="end" svg:x="15.894cm" svg:y="4.004cm" style:legend-expansion="high" chart:style-name="ch3"/>
        <chart:plot-area chart:style-name="ch4" table:cell-range-address="'K-plot'.G3:'K-plot'.O3 'K-plot'.G66:'K-plot'.O73" chart:data-source-has-labels="both" svg:x="1.39cm" svg:y="1.397cm" svg:width="14.125cm" svg:height="9.474cm">
          <chartooo:coordinate-region svg:x="2.011cm" svg:y="1.596cm" svg:width="13.131cm" svg:height="8.628cm"/>
          <chart:axis chart:dimension="x" chart:name="primary-x" chart:style-name="ch5" chartooo:axis-type="auto">
            <chart:title svg:x="7.998cm" svg:y="11.11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064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66:'K-plot'.O66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67:'K-plot'.O67" loext:label-string="svc" chart:class="chart:scatter">
            <chart:data-point chart:repeated="9"/>
          </chart:series>
          <chart:series chart:style-name="ch12" chart:values-cell-range-address="'K-plot'.G68:'K-plot'.O68" loext:label-string="mlp" chart:class="chart:scatter">
            <chart:data-point chart:repeated="9"/>
          </chart:series>
          <chart:series chart:style-name="ch13" chart:values-cell-range-address="'K-plot'.G69:'K-plot'.O69" loext:label-string="rfc" chart:class="chart:scatter">
            <chart:data-point chart:repeated="9"/>
          </chart:series>
          <chart:series chart:style-name="ch14" chart:values-cell-range-address="'K-plot'.G70:'K-plot'.O70" loext:label-string="ada" chart:class="chart:scatter">
            <chart:data-point chart:repeated="9"/>
          </chart:series>
          <chart:series chart:style-name="ch15" chart:values-cell-range-address="'K-plot'.G71:'K-plot'.O71" loext:label-string="dt" chart:class="chart:scatter">
            <chart:data-point chart:repeated="9"/>
          </chart:series>
          <chart:series chart:style-name="ch16" chart:values-cell-range-address="'K-plot'.G72:'K-plot'.O72" loext:label-string="serial" chart:class="chart:scatter">
            <chart:data-point chart:repeated="9"/>
          </chart:series>
          <chart:series chart:style-name="ch17" chart:values-cell-range-address="'K-plot'.G73:'K-plot'.O73" loext:label-string="omp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83.626">
                <text:p>83.626</text:p>
                <draw:g>
                  <svg:desc>'K-plot'.G66:'K-plot'.O66</svg:desc>
                </draw:g>
              </table:table-cell>
              <table:table-cell office:value-type="float" office:value="88.82">
                <text:p>88.82</text:p>
                <draw:g>
                  <svg:desc>'K-plot'.G67:'K-plot'.O67</svg:desc>
                </draw:g>
              </table:table-cell>
              <table:table-cell office:value-type="float" office:value="87.08">
                <text:p>87.08</text:p>
                <draw:g>
                  <svg:desc>'K-plot'.G68:'K-plot'.O68</svg:desc>
                </draw:g>
              </table:table-cell>
              <table:table-cell office:value-type="float" office:value="85.033">
                <text:p>85.033</text:p>
                <draw:g>
                  <svg:desc>'K-plot'.G69:'K-plot'.O69</svg:desc>
                </draw:g>
              </table:table-cell>
              <table:table-cell office:value-type="float" office:value="89.579">
                <text:p>89.579</text:p>
                <draw:g>
                  <svg:desc>'K-plot'.G70:'K-plot'.O70</svg:desc>
                </draw:g>
              </table:table-cell>
              <table:table-cell office:value-type="float" office:value="85.739">
                <text:p>85.739</text:p>
                <draw:g>
                  <svg:desc>'K-plot'.G71:'K-plot'.O71</svg:desc>
                </draw:g>
              </table:table-cell>
              <table:table-cell office:value-type="float" office:value="88.0363333333333">
                <text:p>88.0363333333333</text:p>
                <draw:g>
                  <svg:desc>'K-plot'.G72:'K-plot'.O72</svg:desc>
                </draw:g>
              </table:table-cell>
              <table:table-cell office:value-type="float" office:value="65.1893333333333">
                <text:p>65.1893333333333</text:p>
                <draw:g>
                  <svg:desc>'K-plot'.G73:'K-plot'.O7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44">
                <text:p>77.344</text:p>
              </table:table-cell>
              <table:table-cell office:value-type="float" office:value="77.418">
                <text:p>77.418</text:p>
              </table:table-cell>
              <table:table-cell office:value-type="float" office:value="125.862">
                <text:p>125.862</text:p>
              </table:table-cell>
              <table:table-cell office:value-type="float" office:value="89.011">
                <text:p>89.011</text:p>
              </table:table-cell>
              <table:table-cell office:value-type="float" office:value="75.745">
                <text:p>75.745</text:p>
              </table:table-cell>
              <table:table-cell office:value-type="float" office:value="84.058">
                <text:p>84.05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542">
                <text:p>68.542</text:p>
              </table:table-cell>
              <table:table-cell office:value-type="float" office:value="66.372">
                <text:p>66.372</text:p>
              </table:table-cell>
              <table:table-cell office:value-type="float" office:value="136.847">
                <text:p>136.847</text:p>
              </table:table-cell>
              <table:table-cell office:value-type="float" office:value="71.266">
                <text:p>71.266</text:p>
              </table:table-cell>
              <table:table-cell office:value-type="float" office:value="68.67">
                <text:p>68.67</text:p>
              </table:table-cell>
              <table:table-cell office:value-type="float" office:value="81.037">
                <text:p>81.03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.135">
                <text:p>63.135</text:p>
              </table:table-cell>
              <table:table-cell office:value-type="float" office:value="62.103">
                <text:p>62.103</text:p>
              </table:table-cell>
              <table:table-cell office:value-type="float" office:value="87.314">
                <text:p>87.314</text:p>
              </table:table-cell>
              <table:table-cell office:value-type="float" office:value="62.039">
                <text:p>62.039</text:p>
              </table:table-cell>
              <table:table-cell office:value-type="float" office:value="64.317">
                <text:p>64.317</text:p>
              </table:table-cell>
              <table:table-cell office:value-type="float" office:value="74.7">
                <text:p>74.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686">
                <text:p>66.686</text:p>
              </table:table-cell>
              <table:table-cell office:value-type="float" office:value="62.503">
                <text:p>62.503</text:p>
              </table:table-cell>
              <table:table-cell office:value-type="float" office:value="85.084">
                <text:p>85.084</text:p>
              </table:table-cell>
              <table:table-cell office:value-type="float" office:value="62.215">
                <text:p>62.215</text:p>
              </table:table-cell>
              <table:table-cell office:value-type="float" office:value="65.604">
                <text:p>65.604</text:p>
              </table:table-cell>
              <table:table-cell office:value-type="float" office:value="75.598">
                <text:p>75.59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1.331">
                <text:p>111.331</text:p>
              </table:table-cell>
              <table:table-cell office:value-type="float" office:value="109.078">
                <text:p>109.078</text:p>
              </table:table-cell>
              <table:table-cell office:value-type="float" office:value="86.092">
                <text:p>86.092</text:p>
              </table:table-cell>
              <table:table-cell office:value-type="float" office:value="121.949">
                <text:p>121.949</text:p>
              </table:table-cell>
              <table:table-cell office:value-type="float" office:value="103.771">
                <text:p>103.771</text:p>
              </table:table-cell>
              <table:table-cell office:value-type="float" office:value="102.735">
                <text:p>102.735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552">
                <text:p>61.552</text:p>
              </table:table-cell>
              <table:table-cell office:value-type="float" office:value="63.737">
                <text:p>63.737</text:p>
              </table:table-cell>
              <table:table-cell office:value-type="float" office:value="97.509">
                <text:p>97.509</text:p>
              </table:table-cell>
              <table:table-cell office:value-type="float" office:value="62.916">
                <text:p>62.916</text:p>
              </table:table-cell>
              <table:table-cell office:value-type="float" office:value="62.602">
                <text:p>62.602</text:p>
              </table:table-cell>
              <table:table-cell office:value-type="float" office:value="79.493">
                <text:p>79.493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341">
                <text:p>62.341</text:p>
              </table:table-cell>
              <table:table-cell office:value-type="float" office:value="62.602">
                <text:p>62.602</text:p>
              </table:table-cell>
              <table:table-cell office:value-type="float" office:value="83.246">
                <text:p>83.246</text:p>
              </table:table-cell>
              <table:table-cell office:value-type="float" office:value="96.228">
                <text:p>96.228</text:p>
              </table:table-cell>
              <table:table-cell office:value-type="float" office:value="89.226">
                <text:p>89.226</text:p>
              </table:table-cell>
              <table:table-cell office:value-type="float" office:value="62.569">
                <text:p>62.56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.34">
                <text:p>78.34</text:p>
              </table:table-cell>
              <table:table-cell office:value-type="float" office:value="64.286">
                <text:p>64.286</text:p>
              </table:table-cell>
              <table:table-cell office:value-type="float" office:value="85.642">
                <text:p>85.642</text:p>
              </table:table-cell>
              <table:table-cell office:value-type="float" office:value="64.658">
                <text:p>64.658</text:p>
              </table:table-cell>
              <table:table-cell office:value-type="float" office:value="63.206">
                <text:p>63.206</text:p>
              </table:table-cell>
              <table:table-cell office:value-type="float" office:value="66.704">
                <text:p>66.704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6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3465a4" draw:fill-color="#3465a4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27622" draw:fill-color="#127622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744cm" svg:height="13.103cm" xlink:href=".." xlink:type="simple" chart:class="chart:scatter" chart:style-name="ch1">
        <chart:title svg:x="11.932cm" svg:y="0.398cm" chart:style-name="ch2">
          <text:p>MG</text:p>
        </chart:title>
        <chart:legend chart:legend-position="end" svg:x="21.674cm" svg:y="4.509cm" style:legend-expansion="high" chart:style-name="ch3"/>
        <chart:plot-area chart:style-name="ch4" table:cell-range-address="'K-plot'.G3:'K-plot'.O3 'K-plot'.G58:'K-plot'.O65" chart:data-source-has-labels="both" svg:x="1.505cm" svg:y="1.439cm" svg:width="19.675cm" svg:height="10.421cm">
          <chartooo:coordinate-region svg:x="1.941cm" svg:y="1.638cm" svg:width="19.052cm" svg:height="9.575cm"/>
          <chart:axis chart:dimension="x" chart:name="primary-x" chart:style-name="ch5" chartooo:axis-type="auto">
            <chart:title svg:x="10.888cm" svg:y="12.12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579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58:'K-plot'.O58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59:'K-plot'.O59" loext:label-string="svc" chart:class="chart:scatter">
            <chart:data-point chart:repeated="9"/>
          </chart:series>
          <chart:series chart:style-name="ch12" chart:values-cell-range-address="'K-plot'.G60:'K-plot'.O60" loext:label-string="mlp" chart:class="chart:scatter">
            <chart:data-point chart:repeated="9"/>
          </chart:series>
          <chart:series chart:style-name="ch13" chart:values-cell-range-address="'K-plot'.G61:'K-plot'.O61" loext:label-string="rfc" chart:class="chart:scatter">
            <chart:data-point chart:repeated="9"/>
          </chart:series>
          <chart:series chart:style-name="ch14" chart:values-cell-range-address="'K-plot'.G62:'K-plot'.O62" loext:label-string="ada" chart:class="chart:scatter">
            <chart:data-point chart:repeated="9"/>
          </chart:series>
          <chart:series chart:style-name="ch15" chart:values-cell-range-address="'K-plot'.G63:'K-plot'.O63" loext:label-string="dt" chart:class="chart:scatter">
            <chart:data-point chart:repeated="9"/>
          </chart:series>
          <chart:series chart:style-name="ch16" chart:values-cell-range-address="'K-plot'.G64:'K-plot'.O64" loext:label-string="serial" chart:class="chart:scatter">
            <chart:data-point chart:repeated="5"/>
            <chart:data-point chart:style-name="ch17"/>
            <chart:data-point chart:repeated="3"/>
          </chart:series>
          <chart:series chart:style-name="ch18" chart:values-cell-range-address="'K-plot'.G65:'K-plot'.O65" loext:label-string="omp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4.735">
                <text:p>4.735</text:p>
                <draw:g>
                  <svg:desc>'K-plot'.G58:'K-plot'.O58</svg:desc>
                </draw:g>
              </table:table-cell>
              <table:table-cell office:value-type="float" office:value="4.527">
                <text:p>4.527</text:p>
                <draw:g>
                  <svg:desc>'K-plot'.G59:'K-plot'.O59</svg:desc>
                </draw:g>
              </table:table-cell>
              <table:table-cell office:value-type="float" office:value="4.859">
                <text:p>4.859</text:p>
                <draw:g>
                  <svg:desc>'K-plot'.G60:'K-plot'.O60</svg:desc>
                </draw:g>
              </table:table-cell>
              <table:table-cell office:value-type="float" office:value="4.663">
                <text:p>4.663</text:p>
                <draw:g>
                  <svg:desc>'K-plot'.G61:'K-plot'.O61</svg:desc>
                </draw:g>
              </table:table-cell>
              <table:table-cell office:value-type="float" office:value="4.711">
                <text:p>4.711</text:p>
                <draw:g>
                  <svg:desc>'K-plot'.G62:'K-plot'.O62</svg:desc>
                </draw:g>
              </table:table-cell>
              <table:table-cell office:value-type="float" office:value="4.787">
                <text:p>4.787</text:p>
                <draw:g>
                  <svg:desc>'K-plot'.G63:'K-plot'.O63</svg:desc>
                </draw:g>
              </table:table-cell>
              <table:table-cell office:value-type="float" office:value="5.20066666666667">
                <text:p>5.20066666666667</text:p>
                <draw:g>
                  <svg:desc>'K-plot'.G64:'K-plot'.O64</svg:desc>
                </draw:g>
              </table:table-cell>
              <table:table-cell office:value-type="float" office:value="3.58283333333333">
                <text:p>3.58283333333333</text:p>
                <draw:g>
                  <svg:desc>'K-plot'.G65:'K-plot'.O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484">
                <text:p>4.484</text:p>
              </table:table-cell>
              <table:table-cell office:value-type="float" office:value="4.021">
                <text:p>4.021</text:p>
              </table:table-cell>
              <table:table-cell office:value-type="float" office:value="4.063">
                <text:p>4.063</text:p>
              </table:table-cell>
              <table:table-cell office:value-type="float" office:value="3.889">
                <text:p>3.889</text:p>
              </table:table-cell>
              <table:table-cell office:value-type="float" office:value="3.812">
                <text:p>3.812</text:p>
              </table:table-cell>
              <table:table-cell office:value-type="float" office:value="3.858">
                <text:p>3.858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1">
                <text:p>3.981</text:p>
              </table:table-cell>
              <table:table-cell office:value-type="float" office:value="4.151">
                <text:p>4.151</text:p>
              </table:table-cell>
              <table:table-cell office:value-type="float" office:value="3.804">
                <text:p>3.804</text:p>
              </table:table-cell>
              <table:table-cell office:value-type="float" office:value="3.841">
                <text:p>3.841</text:p>
              </table:table-cell>
              <table:table-cell office:value-type="float" office:value="3.935">
                <text:p>3.935</text:p>
              </table:table-cell>
              <table:table-cell office:value-type="float" office:value="3.875">
                <text:p>3.875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3.831">
                <text:p>3.831</text:p>
              </table:table-cell>
              <table:table-cell office:value-type="float" office:value="3.796">
                <text:p>3.796</text:p>
              </table:table-cell>
              <table:table-cell office:value-type="float" office:value="4.124">
                <text:p>4.124</text:p>
              </table:table-cell>
              <table:table-cell office:value-type="float" office:value="4.046">
                <text:p>4.04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14">
                <text:p>4.014</text:p>
              </table:table-cell>
              <table:table-cell office:value-type="float" office:value="4.242">
                <text:p>4.242</text:p>
              </table:table-cell>
              <table:table-cell office:value-type="float" office:value="3.792">
                <text:p>3.792</text:p>
              </table:table-cell>
              <table:table-cell office:value-type="float" office:value="4.084">
                <text:p>4.084</text:p>
              </table:table-cell>
              <table:table-cell office:value-type="float" office:value="4.158">
                <text:p>4.158</text:p>
              </table:table-cell>
              <table:table-cell office:value-type="float" office:value="4.091">
                <text:p>4.091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46">
                <text:p>3.946</text:p>
              </table:table-cell>
              <table:table-cell office:value-type="float" office:value="4.04">
                <text:p>4.04</text:p>
              </table:table-cell>
              <table:table-cell office:value-type="float" office:value="4.715">
                <text:p>4.715</text:p>
              </table:table-cell>
              <table:table-cell office:value-type="float" office:value="4.084">
                <text:p>4.084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06">
                <text:p>4.06</text:p>
              </table:table-cell>
              <table:table-cell office:value-type="float" office:value="4.15">
                <text:p>4.15</text:p>
              </table:table-cell>
              <table:table-cell office:value-type="float" office:value="4.125">
                <text:p>4.125</text:p>
              </table:table-cell>
              <table:table-cell office:value-type="float" office:value="3.805">
                <text:p>3.805</text:p>
              </table:table-cell>
              <table:table-cell office:value-type="float" office:value="3.662">
                <text:p>3.662</text:p>
              </table:table-cell>
              <table:table-cell office:value-type="float" office:value="3.644">
                <text:p>3.644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669">
                <text:p>3.669</text:p>
              </table:table-cell>
              <table:table-cell office:value-type="float" office:value="3.857">
                <text:p>3.857</text:p>
              </table:table-cell>
              <table:table-cell office:value-type="float" office:value="3.805">
                <text:p>3.805</text:p>
              </table:table-cell>
              <table:table-cell office:value-type="float" office:value="3.681">
                <text:p>3.681</text:p>
              </table:table-cell>
              <table:table-cell office:value-type="float" office:value="4.14">
                <text:p>4.14</text:p>
              </table:table-cell>
              <table:table-cell office:value-type="float" office:value="4.172">
                <text:p>4.172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449">
                <text:p>3.449</text:p>
              </table:table-cell>
              <table:table-cell office:value-type="float" office:value="3.715">
                <text:p>3.715</text:p>
              </table:table-cell>
              <table:table-cell office:value-type="float" office:value="3.571">
                <text:p>3.571</text:p>
              </table:table-cell>
              <table:table-cell office:value-type="float" office:value="3.467">
                <text:p>3.467</text:p>
              </table:table-cell>
              <table:table-cell office:value-type="float" office:value="3.552">
                <text:p>3.552</text:p>
              </table:table-cell>
              <table:table-cell office:value-type="float" office:value="3.743">
                <text:p>3.74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501cm" svg:height="13.671cm" xlink:href=".." xlink:type="simple" chart:class="chart:line" chart:style-name="ch1">
        <chart:title svg:x="9.876cm" svg:y="0.409cm" chart:style-name="ch2">
          <text:p>EP</text:p>
        </chart:title>
        <chart:legend chart:legend-position="end" svg:x="17.431cm" svg:y="4.793cm" style:legend-expansion="high" chart:style-name="ch3"/>
        <chart:plot-area chart:style-name="ch4" table:cell-range-address="'K-plot'.G3:'K-plot'.O3 'K-plot'.G26:'K-plot'.O33" chart:data-source-has-labels="both" svg:x="1.421cm" svg:y="1.461cm" svg:width="15.6cm" svg:height="10.956cm">
          <chartooo:coordinate-region svg:x="2.042cm" svg:y="1.66cm" svg:width="14.606cm" svg:height="10.11cm"/>
          <chart:axis chart:dimension="x" chart:name="primary-x" chart:style-name="ch5" chartooo:axis-type="auto">
            <chartooo:date-scale/>
            <chart:title svg:x="8.767cm" svg:y="12.69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869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26:'K-plot'.O26" loext:label-string="profile" chart:class="chart:line">
            <chart:data-point chart:repeated="9"/>
          </chart:series>
          <chart:series chart:style-name="ch11" chart:values-cell-range-address="'K-plot'.G27:'K-plot'.O27" loext:label-string="svc" chart:class="chart:line">
            <chart:data-point chart:repeated="9"/>
          </chart:series>
          <chart:series chart:style-name="ch12" chart:values-cell-range-address="'K-plot'.G28:'K-plot'.O28" loext:label-string="mlp" chart:class="chart:line">
            <chart:data-point chart:repeated="9"/>
          </chart:series>
          <chart:series chart:style-name="ch13" chart:values-cell-range-address="'K-plot'.G29:'K-plot'.O29" loext:label-string="rfc" chart:class="chart:line">
            <chart:data-point chart:repeated="9"/>
          </chart:series>
          <chart:series chart:style-name="ch14" chart:values-cell-range-address="'K-plot'.G30:'K-plot'.O30" loext:label-string="ada" chart:class="chart:line">
            <chart:data-point chart:repeated="9"/>
          </chart:series>
          <chart:series chart:style-name="ch15" chart:values-cell-range-address="'K-plot'.G31:'K-plot'.O31" loext:label-string="dt" chart:class="chart:line">
            <chart:data-point chart:repeated="9"/>
          </chart:series>
          <chart:series chart:style-name="ch16" chart:values-cell-range-address="'K-plot'.G32:'K-plot'.O32" loext:label-string="serial" chart:class="chart:line">
            <chart:data-point chart:repeated="9"/>
          </chart:series>
          <chart:series chart:style-name="ch17" chart:values-cell-range-address="'K-plot'.G33:'K-plot'.O33" loext:label-string="omp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85.783">
                <text:p>85.783</text:p>
                <draw:g>
                  <svg:desc>'K-plot'.G26:'K-plot'.O26</svg:desc>
                </draw:g>
              </table:table-cell>
              <table:table-cell office:value-type="float" office:value="85.574">
                <text:p>85.574</text:p>
                <draw:g>
                  <svg:desc>'K-plot'.G27:'K-plot'.O27</svg:desc>
                </draw:g>
              </table:table-cell>
              <table:table-cell office:value-type="float" office:value="87.141">
                <text:p>87.141</text:p>
                <draw:g>
                  <svg:desc>'K-plot'.G28:'K-plot'.O28</svg:desc>
                </draw:g>
              </table:table-cell>
              <table:table-cell office:value-type="float" office:value="88.62">
                <text:p>88.62</text:p>
                <draw:g>
                  <svg:desc>'K-plot'.G29:'K-plot'.O29</svg:desc>
                </draw:g>
              </table:table-cell>
              <table:table-cell office:value-type="float" office:value="86.205">
                <text:p>86.205</text:p>
                <draw:g>
                  <svg:desc>'K-plot'.G30:'K-plot'.O30</svg:desc>
                </draw:g>
              </table:table-cell>
              <table:table-cell office:value-type="float" office:value="84.783">
                <text:p>84.783</text:p>
                <draw:g>
                  <svg:desc>'K-plot'.G31:'K-plot'.O31</svg:desc>
                </draw:g>
              </table:table-cell>
              <table:table-cell office:value-type="float" office:value="86.351">
                <text:p>86.351</text:p>
                <draw:g>
                  <svg:desc>'K-plot'.G32:'K-plot'.O32</svg:desc>
                </draw:g>
              </table:table-cell>
              <table:table-cell office:value-type="float" office:value="35.4008333333333">
                <text:p>35.4008333333333</text:p>
                <draw:g>
                  <svg:desc>'K-plot'.G33:'K-plot'.O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4.246">
                <text:p>34.246</text:p>
              </table:table-cell>
              <table:table-cell office:value-type="float" office:value="35.242">
                <text:p>35.242</text:p>
              </table:table-cell>
              <table:table-cell office:value-type="float" office:value="36.568">
                <text:p>36.568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061">
                <text:p>34.0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.123">
                <text:p>35.123</text:p>
              </table:table-cell>
              <table:table-cell office:value-type="float" office:value="35.282">
                <text:p>35.282</text:p>
              </table:table-cell>
              <table:table-cell office:value-type="float" office:value="34.528">
                <text:p>34.528</text:p>
              </table:table-cell>
              <table:table-cell office:value-type="float" office:value="34.94">
                <text:p>34.94</text:p>
              </table:table-cell>
              <table:table-cell office:value-type="float" office:value="34.39">
                <text:p>34.3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443">
                <text:p>34.443</text:p>
              </table:table-cell>
              <table:table-cell office:value-type="float" office:value="34.981">
                <text:p>34.981</text:p>
              </table:table-cell>
              <table:table-cell office:value-type="float" office:value="34.951">
                <text:p>34.951</text:p>
              </table:table-cell>
              <table:table-cell office:value-type="float" office:value="34.254">
                <text:p>34.254</text:p>
              </table:table-cell>
              <table:table-cell office:value-type="float" office:value="34.241">
                <text:p>34.241</text:p>
              </table:table-cell>
              <table:table-cell office:value-type="float" office:value="34.568">
                <text:p>34.56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.4008333333333">
                <text:p>35.4008333333333</text:p>
              </table:table-cell>
              <table:table-cell office:value-type="float" office:value="35.102">
                <text:p>35.102</text:p>
              </table:table-cell>
              <table:table-cell office:value-type="float" office:value="34.901">
                <text:p>34.901</text:p>
              </table:table-cell>
              <table:table-cell office:value-type="float" office:value="34.54">
                <text:p>34.54</text:p>
              </table:table-cell>
              <table:table-cell office:value-type="float" office:value="34.459">
                <text:p>34.45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0:'first-K-plot-svc'.O41" chart:data-source-has-labels="row" svg:x="0.319cm" svg:y="0.179cm" svg:width="12.878cm" svg:height="8.633cm">
          <chartooo:coordinate-region svg:x="1.417cm" svg:y="0.378cm" svg:width="11.594cm" svg:height="7.787cm"/>
          <chart:axis chart:dimension="x" chart:name="primary-x" chart:style-name="ch5" chartooo:axis-type="auto"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0:'first-K-plot-svc'.O40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41:'first-K-plot-svc'.O4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4.649">
                <text:p>4.649</text:p>
                <draw:g>
                  <svg:desc>'first-K-plot-svc'.H40:'first-K-plot-svc'.O40</svg:desc>
                </draw:g>
              </table:table-cell>
              <table:table-cell office:value-type="float" office:value="4.803">
                <text:p>4.803</text:p>
              </table:table-cell>
              <table:table-cell office:value-type="float" office:value="4.483">
                <text:p>4.483</text:p>
              </table:table-cell>
              <table:table-cell office:value-type="float" office:value="4.558">
                <text:p>4.558</text:p>
              </table:table-cell>
              <table:table-cell office:value-type="float" office:value="4.505">
                <text:p>4.505</text:p>
              </table:table-cell>
              <table:table-cell office:value-type="float" office:value="4.573">
                <text:p>4.573</text:p>
              </table:table-cell>
              <table:table-cell office:value-type="float" office:value="4.512">
                <text:p>4.512</text:p>
              </table:table-cell>
              <table:table-cell office:value-type="float" office:value="4.459">
                <text:p>4.4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551">
                <text:p>4.551</text:p>
                <draw:g>
                  <svg:desc>'first-K-plot-svc'.H41:'first-K-plot-svc'.O41</svg:desc>
                </draw:g>
              </table:table-cell>
              <table:table-cell office:value-type="float" office:value="4.206">
                <text:p>4.206</text:p>
              </table:table-cell>
              <table:table-cell office:value-type="float" office:value="3.984">
                <text:p>3.984</text:p>
              </table:table-cell>
              <table:table-cell office:value-type="float" office:value="4.146">
                <text:p>4.146</text:p>
              </table:table-cell>
              <table:table-cell office:value-type="float" office:value="3.864">
                <text:p>3.864</text:p>
              </table:table-cell>
              <table:table-cell office:value-type="float" office:value="3.765">
                <text:p>3.765</text:p>
              </table:table-cell>
              <table:table-cell office:value-type="float" office:value="3.704">
                <text:p>3.704</text:p>
              </table:table-cell>
              <table:table-cell office:value-type="float" office:value="3.895">
                <text:p>3.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6:'first-K-plot-svc'.O47" chart:data-source-has-labels="row" svg:x="0.319cm" svg:y="0.179cm" svg:width="12.878cm" svg:height="8.633cm">
          <chartooo:coordinate-region svg:x="1.602cm" svg:y="0.379cm" svg:width="11.408cm" svg:height="7.786cm"/>
          <chart:axis chart:dimension="x" chart:name="primary-x" chart:style-name="ch5" chartooo:axis-type="auto">
            <chartooo:date-scale/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6:'first-K-plot-svc'.O46" chart:class="chart:line">
            <chart:data-point chart:repeated="8"/>
          </chart:series>
          <chart:series chart:style-name="ch9" chart:values-cell-range-address="'first-K-plot-svc'.H47:'first-K-plot-svc'.O4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6:'first-K-plot-svc'.O46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4.069">
                <text:p>54.069</text:p>
              </table:table-cell>
              <table:table-cell office:value-type="float" office:value="55.701">
                <text:p>55.701</text:p>
              </table:table-cell>
              <table:table-cell office:value-type="float" office:value="55.489">
                <text:p>55.489</text:p>
              </table:table-cell>
              <table:table-cell office:value-type="float" office:value="56.187">
                <text:p>56.187</text:p>
              </table:table-cell>
              <table:table-cell office:value-type="float" office:value="55.701">
                <text:p>55.7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7:'first-K-plot-svc'.O47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6.107">
                <text:p>56.107</text:p>
              </table:table-cell>
              <table:table-cell office:value-type="float" office:value="57.728">
                <text:p>57.728</text:p>
              </table:table-cell>
              <table:table-cell office:value-type="float" office:value="57.728">
                <text:p>57.728</text:p>
              </table:table-cell>
              <table:table-cell office:value-type="float" office:value="57.86">
                <text:p>57.86</text:p>
              </table:table-cell>
              <table:table-cell office:value-type="float" office:value="57.86">
                <text:p>57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legend chart:legend-position="end" svg:x="13.701cm" svg:y="3.947cm" style:legend-expansion="high" chart:style-name="ch2"/>
        <chart:plot-area chart:style-name="ch3" table:cell-range-address="'first-K-plot-svc'.H3:'first-K-plot-svc'.I5 'first-K-plot-svc'.K3:'first-K-plot-svc'.K5 'first-K-plot-svc'.M3:'first-K-plot-svc'.M5 'first-K-plot-svc'.O3:'first-K-plot-svc'.O5" chart:data-source-has-labels="row" svg:x="0.319cm" svg:y="0.179cm" svg:width="13.063cm" svg:height="8.633cm">
          <chartooo:coordinate-region svg:x="1.602cm" svg:y="0.379cm" svg:width="11.409cm" svg:height="7.786cm"/>
          <chart:axis chart:dimension="x" chart:name="primary-x" chart:style-name="ch4" chartooo:axis-type="auto">
            <chart:categories table:cell-range-address="'first-K-plot-svc'.H3:'first-K-plot-svc'.I3 'first-K-plot-svc'.K3:'first-K-plot-svc'.K3 'first-K-plot-svc'.M3:'first-K-plot-svc'.M3 'first-K-plot-svc'.O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4:'first-K-plot-svc'.I4 'first-K-plot-svc'.K4:'first-K-plot-svc'.K4 'first-K-plot-svc'.M4:'first-K-plot-svc'.M4 'first-K-plot-svc'.O4:'first-K-plot-svc'.O4" chart:class="chart:scatter">
            <chart:domain table:cell-range-address="'first-K-plot-svc'.H3:'first-K-plot-svc'.I3 'first-K-plot-svc'.K3:'first-K-plot-svc'.K3 'first-K-plot-svc'.M3:'first-K-plot-svc'.M3 'first-K-plot-svc'.O3:'first-K-plot-svc'.O3"/>
            <chart:data-point chart:repeated="5"/>
          </chart:series>
          <chart:series chart:style-name="ch8" chart:values-cell-range-address="'first-K-plot-svc'.H5:'first-K-plot-svc'.I5 'first-K-plot-svc'.K5:'first-K-plot-svc'.K5 'first-K-plot-svc'.M5:'first-K-plot-svc'.M5 'first-K-plot-svc'.O5:'first-K-plot-svc'.O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 Row 3 Row 3 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 Row 4 Row 4 Row 4</text:p>
                <draw:g>
                  <svg:desc/>
                </draw:g>
              </table:table-cell>
              <table:table-cell office:value-type="float" office:value="121.272">
                <text:p>121.272</text:p>
                <draw:g>
                  <svg:desc>'first-K-plot-svc'.H4:'first-K-plot-svc'.I4 'first-K-plot-svc'.K4:'first-K-plot-svc'.K4 'first-K-plot-svc'.M4:'first-K-plot-svc'.M4 'first-K-plot-svc'.O4:'first-K-plot-svc'.O4</svg:desc>
                </draw:g>
              </table:table-cell>
              <table:table-cell office:value-type="float" office:value="121.128">
                <text:p>121.128</text:p>
              </table:table-cell>
              <table:table-cell office:value-type="float" office:value="51.844">
                <text:p>51.844</text:p>
              </table:table-cell>
              <table:table-cell office:value-type="float" office:value="52.161">
                <text:p>52.161</text:p>
              </table:table-cell>
              <table:table-cell office:value-type="float" office:value="54.958">
                <text:p>54.958</text:p>
              </table:table-cell>
            </table:table-row>
            <table:table-row>
              <table:table-cell office:value-type="string">
                <text:p>Row 5 Row 5 Row 5 Row 5</text:p>
                <draw:g>
                  <svg:desc/>
                </draw:g>
              </table:table-cell>
              <table:table-cell office:value-type="float" office:value="167.689">
                <text:p>167.689</text:p>
                <draw:g>
                  <svg:desc>'first-K-plot-svc'.H5:'first-K-plot-svc'.I5 'first-K-plot-svc'.K5:'first-K-plot-svc'.K5 'first-K-plot-svc'.M5:'first-K-plot-svc'.M5 'first-K-plot-svc'.O5:'first-K-plot-svc'.O5</svg:desc>
                </draw:g>
              </table:table-cell>
              <table:table-cell office:value-type="float" office:value="169.108">
                <text:p>169.108</text:p>
              </table:table-cell>
              <table:table-cell office:value-type="float" office:value="121.458">
                <text:p>121.458</text:p>
              </table:table-cell>
              <table:table-cell office:value-type="float" office:value="52.102">
                <text:p>52.102</text:p>
              </table:table-cell>
              <table:table-cell office:value-type="float" office:value="52.161">
                <text:p>52.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516cm" svg:y="3.948cm" style:legend-expansion="high" chart:style-name="ch2"/>
        <chart:plot-area chart:style-name="ch3" table:cell-range-address="'first-K-plot-svc'.H3:'first-K-plot-svc'.O3 'first-K-plot-svc'.A1:'first-K-plot-svc'.A1 'first-K-plot-svc'.H35:'first-K-plot-svc'.O36" chart:data-source-has-labels="both" svg:x="0.319cm" svg:y="0.179cm" svg:width="12.878cm" svg:height="8.634cm">
          <chartooo:coordinate-region svg:x="1.787cm" svg:y="0.379cm" svg:width="11.223cm" svg:height="7.787cm"/>
          <chart:axis chart:dimension="x" chart:name="primary-x" chart:style-name="ch4" chartooo:axis-type="auto">
            <chartooo:date-scale/>
            <chart:categories table:cell-range-address="'first-K-plot-svc'.H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35:'first-K-plot-svc'.O35" chart:label-cell-address="'first-K-plot-svc'.A1:'first-K-plot-svc'.A1" chart:class="chart:line">
            <chart:data-point chart:repeated="8"/>
          </chart:series>
          <chart:series chart:style-name="ch8" chart:values-cell-range-address="'first-K-plot-svc'.H36:'first-K-plot-svc'.O36" chart:label-cell-address="'first-K-plot-svc'.A1:'first-K-plot-svc'.A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1.376">
                <text:p>111.376</text:p>
                <draw:g>
                  <svg:desc>'first-K-plot-svc'.H35:'first-K-plot-svc'.O35</svg:desc>
                </draw:g>
              </table:table-cell>
              <table:table-cell office:value-type="float" office:value="110.093">
                <text:p>110.093</text:p>
              </table:table-cell>
              <table:table-cell office:value-type="float" office:value="106.043">
                <text:p>106.043</text:p>
              </table:table-cell>
              <table:table-cell office:value-type="float" office:value="186.423">
                <text:p>186.423</text:p>
              </table:table-cell>
              <table:table-cell office:value-type="float" office:value="278.009">
                <text:p>278.009</text:p>
              </table:table-cell>
              <table:table-cell office:value-type="float" office:value="269.858">
                <text:p>269.858</text:p>
              </table:table-cell>
              <table:table-cell office:value-type="float" office:value="270.339">
                <text:p>270.339</text:p>
              </table:table-cell>
              <table:table-cell office:value-type="float" office:value="270.367">
                <text:p>270.367</text:p>
              </table:table-cell>
            </table:table-row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0.421">
                <text:p>110.421</text:p>
                <draw:g>
                  <svg:desc>'first-K-plot-svc'.H36:'first-K-plot-svc'.O36</svg:desc>
                </draw:g>
              </table:table-cell>
              <table:table-cell office:value-type="float" office:value="115.786">
                <text:p>115.786</text:p>
              </table:table-cell>
              <table:table-cell office:value-type="float" office:value="110.183">
                <text:p>110.183</text:p>
              </table:table-cell>
              <table:table-cell office:value-type="float" office:value="102.326">
                <text:p>102.326</text:p>
              </table:table-cell>
              <table:table-cell office:value-type="float" office:value="182.193">
                <text:p>182.193</text:p>
              </table:table-cell>
              <table:table-cell office:value-type="float" office:value="185.968">
                <text:p>185.968</text:p>
              </table:table-cell>
              <table:table-cell office:value-type="float" office:value="186.452">
                <text:p>186.452</text:p>
              </table:table-cell>
              <table:table-cell office:value-type="float" office:value="181.795">
                <text:p>181.7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scatter" chart:style-name="ch1">
        <chart:title svg:x="7.586cm" svg:y="0.315cm" chart:style-name="ch2">
          <text:p>CG</text:p>
        </chart:title>
        <chart:legend chart:legend-position="end" svg:x="13.519cm" svg:y="3.947cm" style:legend-expansion="high" chart:style-name="ch3"/>
        <chart:plot-area chart:style-name="ch4" table:cell-range-address="'first-K-plot-svc'.G3:'first-K-plot-svc'.O3 'first-K-plot-mlp'.A1:'first-K-plot-mlp'.A1 'first-K-plot-svc'.G9:'first-K-plot-svc'.O10" chart:data-source-has-labels="both" svg:x="1.331cm" svg:y="1.273cm" svg:width="11.868cm" svg:height="6.558cm">
          <chartooo:coordinate-region svg:x="1.952cm" svg:y="1.473cm" svg:width="11.06cm" svg:height="5.711cm"/>
          <chart:axis chart:dimension="x" chart:name="primary-x" chart:style-name="ch5" chartooo:axis-type="auto">
            <chart:title svg:x="6.414cm" svg:y="8.01cm" chart:style-name="ch6">
              <text:p>loops  num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482cm" chart:style-name="ch8">
              <text:p>runtime, sec</text:p>
            </chart:title>
            <chart:grid chart:style-name="ch9" chart:class="major"/>
          </chart:axis>
          <chart:series chart:style-name="ch10" chart:values-cell-range-address="'first-K-plot-svc'.G9:'first-K-plot-svc'.O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10:'first-K-plot-svc'.O1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7.377">
                <text:p>67.377</text:p>
                <draw:g>
                  <svg:desc>'first-K-plot-svc'.G9:'first-K-plot-svc'.O9</svg:desc>
                </draw:g>
              </table:table-cell>
              <table:table-cell office:value-type="float" office:value="70.014">
                <text:p>70.014</text:p>
              </table:table-cell>
              <table:table-cell office:value-type="float" office:value="69.691">
                <text:p>69.691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905">
                <text:p>24.905</text:p>
              </table:table-cell>
              <table:table-cell office:value-type="float" office:value="23.912">
                <text:p>23.912</text:p>
              </table:table-cell>
              <table:table-cell office:value-type="float" office:value="24.914">
                <text:p>24.914</text:p>
              </table:table-cell>
              <table:table-cell office:value-type="float" office:value="23.257">
                <text:p>23.257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9.842">
                <text:p>69.842</text:p>
                <draw:g>
                  <svg:desc>'first-K-plot-svc'.G10:'first-K-plot-svc'.O10</svg:desc>
                </draw:g>
              </table:table-cell>
              <table:table-cell office:value-type="float" office:value="69.842">
                <text:p>69.842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449">
                <text:p>24.449</text:p>
              </table:table-cell>
              <table:table-cell office:value-type="float" office:value="23.452">
                <text:p>23.452</text:p>
              </table:table-cell>
              <table:table-cell office:value-type="float" office:value="22.987">
                <text:p>22.987</text:p>
              </table:table-cell>
              <table:table-cell office:value-type="float" office:value="23.107">
                <text:p>23.107</text:p>
              </table:table-cell>
              <table:table-cell office:value-type="float" office:value="23.334">
                <text:p>23.3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'first-K-plot-svc'.G3:'first-K-plot-svc'.O3 'first-K-plot-mlp'.A1:'first-K-plot-mlp'.A1 'first-K-plot-svc'.G24:'first-K-plot-svc'.O25" chart:data-source-has-labels="both" svg:x="0.32cm" svg:y="0.18cm" svg:width="12.878cm" svg:height="8.64cm">
          <chartooo:coordinate-region svg:x="0.941cm" svg:y="0.379cm" svg:width="12.07cm" svg:height="7.794cm"/>
          <chart:axis chart:dimension="x" chart:name="primary-x" chart:style-name="ch4" chartooo:axis-type="auto">
            <chart:categories table:cell-range-address="'first-K-plot-svc'.G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G24:'first-K-plot-svc'.O24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8" chart:values-cell-range-address="'first-K-plot-svc'.G25:'first-K-plot-svc'.O25" chart:label-cell-address="'first-K-plot-mlp'.A1:'first-K-plot-mlp'.A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849">
                <text:p>36.849</text:p>
                <draw:g>
                  <svg:desc>'first-K-plot-svc'.G24:'first-K-plot-svc'.O24</svg:desc>
                </draw:g>
              </table:table-cell>
              <table:table-cell office:value-type="float" office:value="37.646">
                <text:p>37.646</text:p>
              </table:table-cell>
              <table:table-cell office:value-type="float" office:value="36.967">
                <text:p>36.967</text:p>
              </table:table-cell>
              <table:table-cell office:value-type="float" office:value="36.901266667">
                <text:p>36.901266667</text:p>
              </table:table-cell>
              <table:table-cell office:value-type="float" office:value="36.866">
                <text:p>36.866</text:p>
              </table:table-cell>
              <table:table-cell office:value-type="float" office:value="15.716">
                <text:p>15.716</text:p>
              </table:table-cell>
              <table:table-cell office:value-type="float" office:value="14.156">
                <text:p>14.156</text:p>
              </table:table-cell>
              <table:table-cell office:value-type="float" office:value="12.656">
                <text:p>12.656</text:p>
              </table:table-cell>
              <table:table-cell office:value-type="float" office:value="13.679">
                <text:p>13.679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904">
                <text:p>36.904</text:p>
                <draw:g>
                  <svg:desc>'first-K-plot-svc'.G25:'first-K-plot-svc'.O25</svg:desc>
                </draw:g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214">
                <text:p>28.214</text:p>
              </table:table-cell>
              <table:table-cell office:value-type="float" office:value="21.403">
                <text:p>21.403</text:p>
              </table:table-cell>
              <table:table-cell office:value-type="float" office:value="14.59">
                <text:p>14.59</text:p>
              </table:table-cell>
              <table:table-cell office:value-type="float" office:value="14.383">
                <text:p>14.383</text:p>
              </table:table-cell>
              <table:table-cell office:value-type="float" office:value="12.865">
                <text:p>12.865</text:p>
              </table:table-cell>
              <table:table-cell office:value-type="float" office:value="12.865">
                <text:p>12.865</text:p>
              </table:table-cell>
              <table:table-cell office:value-type="float" office:value="12.265">
                <text:p>12.2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26cm" svg:y="0.316cm" chart:style-name="ch2">
          <text:p>EP</text:p>
        </chart:title>
        <chart:legend chart:legend-position="end" svg:x="13.518cm" svg:y="3.952cm" style:legend-expansion="high" chart:style-name="ch3"/>
        <chart:plot-area chart:style-name="ch4" table:cell-range-address="'first-K-plot-svc'.G3:'first-K-plot-svc'.O3 'first-K-plot-mlp'.A1:'first-K-plot-mlp'.A1 'first-K-plot-svc'.G19:'first-K-plot-svc'.O20" chart:data-source-has-labels="both" svg:x="1.331cm" svg:y="1.275cm" svg:width="11.867cm" svg:height="6.564cm">
          <chartooo:coordinate-region svg:x="1.952cm" svg:y="1.474cm" svg:width="11.059cm" svg:height="5.718cm"/>
          <chart:axis chart:dimension="x" chart:name="primary-x" chart:style-name="ch5" chartooo:axis-type="auto">
            <chart:title svg:x="6.334cm" svg:y="8.019cm" chart:style-name="ch6">
              <text:p>runtime, sec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368cm" chart:style-name="ch8">
              <text:p>loops num</text:p>
            </chart:title>
            <chart:grid chart:style-name="ch9" chart:class="major"/>
          </chart:axis>
          <chart:series chart:style-name="ch10" chart:values-cell-range-address="'first-K-plot-svc'.G19:'first-K-plot-svc'.O1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20:'first-K-plot-svc'.O2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0.821">
                <text:p>60.821</text:p>
                <draw:g>
                  <svg:desc>'first-K-plot-svc'.G19:'first-K-plot-svc'.O19</svg:desc>
                </draw:g>
              </table:table-cell>
              <table:table-cell office:value-type="float" office:value="16.223">
                <text:p>16.223</text:p>
              </table:table-cell>
              <table:table-cell office:value-type="float" office:value="16.118">
                <text:p>16.118</text:p>
              </table:table-cell>
              <table:table-cell office:value-type="float" office:value="16.379">
                <text:p>16.379</text:p>
              </table:table-cell>
              <table:table-cell office:value-type="float" office:value="16.808">
                <text:p>16.808</text:p>
              </table:table-cell>
              <table:table-cell office:value-type="float" office:value="17.035">
                <text:p>17.035</text:p>
              </table:table-cell>
              <table:table-cell office:value-type="float" office:value="16.424">
                <text:p>16.424</text:p>
              </table:table-cell>
              <table:table-cell office:value-type="float" office:value="16.393">
                <text:p>16.393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1.294">
                <text:p>61.294</text:p>
                <draw:g>
                  <svg:desc>'first-K-plot-svc'.G20:'first-K-plot-svc'.O20</svg:desc>
                </draw:g>
              </table:table-cell>
              <table:table-cell office:value-type="float" office:value="16.118">
                <text:p>16.118</text:p>
              </table:table-cell>
              <table:table-cell office:value-type="float" office:value="16.323">
                <text:p>16.323</text:p>
              </table:table-cell>
              <table:table-cell office:value-type="float" office:value="16.401">
                <text:p>16.401</text:p>
              </table:table-cell>
              <table:table-cell office:value-type="float" office:value="16.326">
                <text:p>16.326</text:p>
              </table:table-cell>
              <table:table-cell office:value-type="float" office:value="16.277">
                <text:p>16.277</text:p>
              </table:table-cell>
              <table:table-cell office:value-type="float" office:value="16.508">
                <text:p>16.508</text:p>
              </table:table-cell>
              <table:table-cell office:value-type="float" office:value="16.349">
                <text:p>16.349</text:p>
              </table:table-cell>
              <table:table-cell office:value-type="float" office:value="16.391">
                <text:p>16.3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." xlink:type="simple" chart:class="chart:scatter" chart:style-name="ch1">
        <chart:title svg:x="11.389cm" svg:y="0.406cm" chart:style-name="ch2">
          <text:p>BT</text:p>
        </chart:title>
        <chart:legend chart:legend-position="end" svg:x="20.431cm" svg:y="4.708cm" style:legend-expansion="high" chart:style-name="ch3"/>
        <chart:plot-area chart:style-name="ch4" table:cell-range-address="'K-plot'.G3:'K-plot'.O11" chart:data-source-has-labels="both" svg:x="1.481cm" svg:y="1.455cm" svg:width="18.48cm" svg:height="10.795cm">
          <chartooo:coordinate-region svg:x="2.102cm" svg:y="1.654cm" svg:width="17.486cm" svg:height="9.949cm"/>
          <chart:axis chart:dimension="x" chart:name="primary-x" chart:style-name="ch5" chartooo:axis-type="auto">
            <chart:title svg:x="10.267cm" svg:y="12.5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782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4:'K-plot'.O4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5:'K-plot'.O5" loext:label-string="svc" chart:class="chart:scatter">
            <chart:data-point chart:repeated="9"/>
          </chart:series>
          <chart:series chart:style-name="ch12" chart:values-cell-range-address="'K-plot'.G6:'K-plot'.O6" loext:label-string="mlp" chart:class="chart:scatter">
            <chart:data-point chart:repeated="9"/>
          </chart:series>
          <chart:series chart:style-name="ch13" chart:values-cell-range-address="'K-plot'.G7:'K-plot'.O7" loext:label-string="rfc" chart:class="chart:scatter">
            <chart:data-point chart:repeated="9"/>
          </chart:series>
          <chart:series chart:style-name="ch14" chart:values-cell-range-address="'K-plot'.G8:'K-plot'.O8" loext:label-string="ada" chart:class="chart:scatter">
            <chart:data-point chart:repeated="9"/>
          </chart:series>
          <chart:series chart:style-name="ch15" chart:values-cell-range-address="'K-plot'.G9:'K-plot'.O9" loext:label-string="dt" chart:class="chart:scatter">
            <chart:data-point chart:repeated="9"/>
          </chart:series>
          <chart:series chart:style-name="ch16" chart:values-cell-range-address="'K-plot'.G10:'K-plot'.O10" loext:label-string="serial" chart:class="chart:scatter">
            <chart:data-point chart:repeated="9"/>
          </chart:series>
          <chart:series chart:style-name="ch17" chart:values-cell-range-address="'K-plot'.G11:'K-plot'.O11" loext:label-string="omp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56.437">
                <text:p>156.437</text:p>
                <draw:g>
                  <svg:desc>'K-plot'.G4:'K-plot'.O4</svg:desc>
                </draw:g>
              </table:table-cell>
              <table:table-cell office:value-type="float" office:value="156.714">
                <text:p>156.714</text:p>
                <draw:g>
                  <svg:desc>'K-plot'.G5:'K-plot'.O5</svg:desc>
                </draw:g>
              </table:table-cell>
              <table:table-cell office:value-type="float" office:value="157.438">
                <text:p>157.438</text:p>
                <draw:g>
                  <svg:desc>'K-plot'.G6:'K-plot'.O6</svg:desc>
                </draw:g>
              </table:table-cell>
              <table:table-cell office:value-type="float" office:value="165.992">
                <text:p>165.992</text:p>
                <draw:g>
                  <svg:desc>'K-plot'.G7:'K-plot'.O7</svg:desc>
                </draw:g>
              </table:table-cell>
              <table:table-cell office:value-type="float" office:value="157.156">
                <text:p>157.156</text:p>
                <draw:g>
                  <svg:desc>'K-plot'.G8:'K-plot'.O8</svg:desc>
                </draw:g>
              </table:table-cell>
              <table:table-cell office:value-type="float" office:value="158.825">
                <text:p>158.825</text:p>
                <draw:g>
                  <svg:desc>'K-plot'.G9:'K-plot'.O9</svg:desc>
                </draw:g>
              </table:table-cell>
              <table:table-cell office:value-type="float" office:value="184.471333333333">
                <text:p>184.471333333333</text:p>
                <draw:g>
                  <svg:desc>'K-plot'.G10:'K-plot'.O10</svg:desc>
                </draw:g>
              </table:table-cell>
              <table:table-cell office:value-type="float" office:value="57.362">
                <text:p>57.362</text:p>
                <draw:g>
                  <svg:desc>'K-plot'.G11:'K-plot'.O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